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Data 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.403" calcext:value-type="float">
            <text:p>296.403</text:p>
          </table:table-cell>
          <table:table-cell office:value-type="float" office:value="65.859" calcext:value-type="float">
            <text:p>65.859</text:p>
          </table:table-cell>
          <table:table-cell office:value-type="float" office:value="0.0003875" calcext:value-type="float">
            <text:p>3.88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5.859" calcext:value-type="float">
            <text:p>65.859</text:p>
          </table:table-cell>
          <table:table-cell office:value-type="float" office:value="0.0003873" calcext:value-type="float">
            <text:p>3.87E-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6.533" calcext:value-type="float">
            <text:p>296.533</text:p>
          </table:table-cell>
          <table:table-cell office:value-type="float" office:value="65.981" calcext:value-type="float">
            <text:p>65.981</text:p>
          </table:table-cell>
          <table:table-cell office:value-type="float" office:value="0.0003871" calcext:value-type="float">
            <text:p>3.87E-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6.554" calcext:value-type="float">
            <text:p>296.554</text:p>
          </table:table-cell>
          <table:table-cell office:value-type="float" office:value="65.92" calcext:value-type="float">
            <text:p>65.92</text:p>
          </table:table-cell>
          <table:table-cell office:value-type="float" office:value="0.0003868" calcext:value-type="float">
            <text:p>3.87E-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96.597" calcext:value-type="float">
            <text:p>296.597</text:p>
          </table:table-cell>
          <table:table-cell office:value-type="float" office:value="65.981" calcext:value-type="float">
            <text:p>65.981</text:p>
          </table:table-cell>
          <table:table-cell office:value-type="float" office:value="0.0003868" calcext:value-type="float">
            <text:p>3.87E-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6.64" calcext:value-type="float">
            <text:p>296.64</text:p>
          </table:table-cell>
          <table:table-cell office:value-type="float" office:value="66.042" calcext:value-type="float">
            <text:p>66.042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96.662" calcext:value-type="float">
            <text:p>296.662</text:p>
          </table:table-cell>
          <table:table-cell office:value-type="float" office:value="66.042" calcext:value-type="float">
            <text:p>66.042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6.683" calcext:value-type="float">
            <text:p>296.683</text:p>
          </table:table-cell>
          <table:table-cell office:value-type="float" office:value="66.042" calcext:value-type="float">
            <text:p>66.042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6.683" calcext:value-type="float">
            <text:p>296.683</text:p>
          </table:table-cell>
          <table:table-cell office:value-type="float" office:value="66.103" calcext:value-type="float">
            <text:p>66.103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96.683" calcext:value-type="float">
            <text:p>296.683</text:p>
          </table:table-cell>
          <table:table-cell office:value-type="float" office:value="66.042" calcext:value-type="float">
            <text:p>66.042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6.683" calcext:value-type="float">
            <text:p>296.683</text:p>
          </table:table-cell>
          <table:table-cell office:value-type="float" office:value="66.042" calcext:value-type="float">
            <text:p>66.042</text:p>
          </table:table-cell>
          <table:table-cell office:value-type="float" office:value="0.0003866" calcext:value-type="float">
            <text:p>3.87E-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96.748" calcext:value-type="float">
            <text:p>296.748</text:p>
          </table:table-cell>
          <table:table-cell office:value-type="float" office:value="65.92" calcext:value-type="float">
            <text:p>65.92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6.748" calcext:value-type="float">
            <text:p>296.748</text:p>
          </table:table-cell>
          <table:table-cell office:value-type="float" office:value="66.103" calcext:value-type="float">
            <text:p>66.103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6.748" calcext:value-type="float">
            <text:p>296.748</text:p>
          </table:table-cell>
          <table:table-cell office:value-type="float" office:value="66.164" calcext:value-type="float">
            <text:p>66.164</text:p>
          </table:table-cell>
          <table:table-cell office:value-type="float" office:value="0.0003864" calcext:value-type="float">
            <text:p>3.86E-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6.77" calcext:value-type="float">
            <text:p>296.77</text:p>
          </table:table-cell>
          <table:table-cell office:value-type="float" office:value="66.103" calcext:value-type="float">
            <text:p>66.103</text:p>
          </table:table-cell>
          <table:table-cell office:value-type="float" office:value="0.0003862" calcext:value-type="float">
            <text:p>3.86E-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6.77" calcext:value-type="float">
            <text:p>296.77</text:p>
          </table:table-cell>
          <table:table-cell office:value-type="float" office:value="66.225" calcext:value-type="float">
            <text:p>66.225</text:p>
          </table:table-cell>
          <table:table-cell office:value-type="float" office:value="0.0003862" calcext:value-type="float">
            <text:p>3.86E-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6.791" calcext:value-type="float">
            <text:p>296.791</text:p>
          </table:table-cell>
          <table:table-cell office:value-type="float" office:value="66.164" calcext:value-type="float">
            <text:p>66.164</text:p>
          </table:table-cell>
          <table:table-cell office:value-type="float" office:value="0.000386" calcext:value-type="float">
            <text:p>3.86E-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6.834" calcext:value-type="float">
            <text:p>296.834</text:p>
          </table:table-cell>
          <table:table-cell office:value-type="float" office:value="66.225" calcext:value-type="float">
            <text:p>66.225</text:p>
          </table:table-cell>
          <table:table-cell office:value-type="float" office:value="0.000386" calcext:value-type="float">
            <text:p>3.86E-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6.225" calcext:value-type="float">
            <text:p>66.225</text:p>
          </table:table-cell>
          <table:table-cell office:value-type="float" office:value="0.0003858" calcext:value-type="float">
            <text:p>3.86E-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6.899" calcext:value-type="float">
            <text:p>296.899</text:p>
          </table:table-cell>
          <table:table-cell office:value-type="float" office:value="66.286" calcext:value-type="float">
            <text:p>66.286</text:p>
          </table:table-cell>
          <table:table-cell office:value-type="float" office:value="0.0003858" calcext:value-type="float">
            <text:p>3.86E-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6.286" calcext:value-type="float">
            <text:p>66.286</text:p>
          </table:table-cell>
          <table:table-cell office:value-type="float" office:value="0.0003857" calcext:value-type="float">
            <text:p>3.86E-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6.347" calcext:value-type="float">
            <text:p>66.347</text:p>
          </table:table-cell>
          <table:table-cell office:value-type="float" office:value="0.0003855" calcext:value-type="float">
            <text:p>3.86E-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6.408" calcext:value-type="float">
            <text:p>66.408</text:p>
          </table:table-cell>
          <table:table-cell office:value-type="float" office:value="0.0003854" calcext:value-type="float">
            <text:p>3.85E-0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6.347" calcext:value-type="float">
            <text:p>66.347</text:p>
          </table:table-cell>
          <table:table-cell office:value-type="float" office:value="0.0003851" calcext:value-type="float">
            <text:p>3.85E-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7.028" calcext:value-type="float">
            <text:p>297.028</text:p>
          </table:table-cell>
          <table:table-cell office:value-type="float" office:value="66.347" calcext:value-type="float">
            <text:p>66.347</text:p>
          </table:table-cell>
          <table:table-cell office:value-type="float" office:value="0.000385" calcext:value-type="float">
            <text:p>3.85E-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7.115" calcext:value-type="float">
            <text:p>297.115</text:p>
          </table:table-cell>
          <table:table-cell office:value-type="float" office:value="66.408" calcext:value-type="float">
            <text:p>66.408</text:p>
          </table:table-cell>
          <table:table-cell office:value-type="float" office:value="0.0003848" calcext:value-type="float">
            <text:p>3.85E-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7.115" calcext:value-type="float">
            <text:p>297.115</text:p>
          </table:table-cell>
          <table:table-cell office:value-type="float" office:value="66.408" calcext:value-type="float">
            <text:p>66.408</text:p>
          </table:table-cell>
          <table:table-cell office:value-type="float" office:value="0.0003844" calcext:value-type="float">
            <text:p>3.84E-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7.201" calcext:value-type="float">
            <text:p>297.201</text:p>
          </table:table-cell>
          <table:table-cell office:value-type="float" office:value="66.469" calcext:value-type="float">
            <text:p>66.469</text:p>
          </table:table-cell>
          <table:table-cell office:value-type="float" office:value="0.0003841" calcext:value-type="float">
            <text:p>3.84E-0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7.266" calcext:value-type="float">
            <text:p>297.266</text:p>
          </table:table-cell>
          <table:table-cell office:value-type="float" office:value="66.591" calcext:value-type="float">
            <text:p>66.591</text:p>
          </table:table-cell>
          <table:table-cell office:value-type="float" office:value="0.0003837" calcext:value-type="float">
            <text:p>3.84E-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7.287" calcext:value-type="float">
            <text:p>297.287</text:p>
          </table:table-cell>
          <table:table-cell office:value-type="float" office:value="66.652" calcext:value-type="float">
            <text:p>66.652</text:p>
          </table:table-cell>
          <table:table-cell office:value-type="float" office:value="0.0003834" calcext:value-type="float">
            <text:p>3.83E-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66.713" calcext:value-type="float">
            <text:p>66.713</text:p>
          </table:table-cell>
          <table:table-cell office:value-type="float" office:value="0.0003831" calcext:value-type="float">
            <text:p>3.83E-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7.46" calcext:value-type="float">
            <text:p>297.46</text:p>
          </table:table-cell>
          <table:table-cell office:value-type="float" office:value="66.836" calcext:value-type="float">
            <text:p>66.836</text:p>
          </table:table-cell>
          <table:table-cell office:value-type="float" office:value="0.0003827" calcext:value-type="float">
            <text:p>3.83E-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7.503" calcext:value-type="float">
            <text:p>297.503</text:p>
          </table:table-cell>
          <table:table-cell office:value-type="float" office:value="66.836" calcext:value-type="float">
            <text:p>66.836</text:p>
          </table:table-cell>
          <table:table-cell office:value-type="float" office:value="0.0003822" calcext:value-type="float">
            <text:p>3.82E-0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7.589" calcext:value-type="float">
            <text:p>297.589</text:p>
          </table:table-cell>
          <table:table-cell office:value-type="float" office:value="66.897" calcext:value-type="float">
            <text:p>66.897</text:p>
          </table:table-cell>
          <table:table-cell office:value-type="float" office:value="0.000382" calcext:value-type="float">
            <text:p>3.82E-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66.958" calcext:value-type="float">
            <text:p>66.958</text:p>
          </table:table-cell>
          <table:table-cell office:value-type="float" office:value="0.0003817" calcext:value-type="float">
            <text:p>3.82E-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66.897" calcext:value-type="float">
            <text:p>66.897</text:p>
          </table:table-cell>
          <table:table-cell office:value-type="float" office:value="0.0003815" calcext:value-type="float">
            <text:p>3.82E-0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97.718" calcext:value-type="float">
            <text:p>297.718</text:p>
          </table:table-cell>
          <table:table-cell office:value-type="float" office:value="67.08" calcext:value-type="float">
            <text:p>67.08</text:p>
          </table:table-cell>
          <table:table-cell office:value-type="float" office:value="0.0003813" calcext:value-type="float">
            <text:p>3.81E-0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6.958" calcext:value-type="float">
            <text:p>66.958</text:p>
          </table:table-cell>
          <table:table-cell office:value-type="float" office:value="0.0003811" calcext:value-type="float">
            <text:p>3.81E-0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08" calcext:value-type="float">
            <text:p>67.08</text:p>
          </table:table-cell>
          <table:table-cell office:value-type="float" office:value="0.000381" calcext:value-type="float">
            <text:p>3.81E-0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08" calcext:value-type="float">
            <text:p>67.08</text:p>
          </table:table-cell>
          <table:table-cell office:value-type="float" office:value="0.0003808" calcext:value-type="float">
            <text:p>3.81E-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08" calcext:value-type="float">
            <text:p>67.08</text:p>
          </table:table-cell>
          <table:table-cell office:value-type="float" office:value="0.0003807" calcext:value-type="float">
            <text:p>3.81E-0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141" calcext:value-type="float">
            <text:p>67.141</text:p>
          </table:table-cell>
          <table:table-cell office:value-type="float" office:value="0.0003807" calcext:value-type="float">
            <text:p>3.81E-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08" calcext:value-type="float">
            <text:p>67.08</text:p>
          </table:table-cell>
          <table:table-cell office:value-type="float" office:value="0.0003806" calcext:value-type="float">
            <text:p>3.81E-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7.141" calcext:value-type="float">
            <text:p>67.141</text:p>
          </table:table-cell>
          <table:table-cell office:value-type="float" office:value="0.0003804" calcext:value-type="float">
            <text:p>3.80E-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97.891" calcext:value-type="float">
            <text:p>297.891</text:p>
          </table:table-cell>
          <table:table-cell office:value-type="float" office:value="67.202" calcext:value-type="float">
            <text:p>67.202</text:p>
          </table:table-cell>
          <table:table-cell office:value-type="float" office:value="0.0003803" calcext:value-type="float">
            <text:p>3.80E-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7.912" calcext:value-type="float">
            <text:p>297.912</text:p>
          </table:table-cell>
          <table:table-cell office:value-type="float" office:value="67.202" calcext:value-type="float">
            <text:p>67.202</text:p>
          </table:table-cell>
          <table:table-cell office:value-type="float" office:value="0.00038" calcext:value-type="float">
            <text:p>3.80E-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97.934" calcext:value-type="float">
            <text:p>297.934</text:p>
          </table:table-cell>
          <table:table-cell office:value-type="float" office:value="67.263" calcext:value-type="float">
            <text:p>67.263</text:p>
          </table:table-cell>
          <table:table-cell office:value-type="float" office:value="0.0003799" calcext:value-type="float">
            <text:p>3.80E-0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97.934" calcext:value-type="float">
            <text:p>297.934</text:p>
          </table:table-cell>
          <table:table-cell office:value-type="float" office:value="67.263" calcext:value-type="float">
            <text:p>67.263</text:p>
          </table:table-cell>
          <table:table-cell office:value-type="float" office:value="0.0003798" calcext:value-type="float">
            <text:p>3.80E-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97.934" calcext:value-type="float">
            <text:p>297.934</text:p>
          </table:table-cell>
          <table:table-cell office:value-type="float" office:value="67.324" calcext:value-type="float">
            <text:p>67.324</text:p>
          </table:table-cell>
          <table:table-cell office:value-type="float" office:value="0.0003796" calcext:value-type="float">
            <text:p>3.80E-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67.263" calcext:value-type="float">
            <text:p>67.263</text:p>
          </table:table-cell>
          <table:table-cell office:value-type="float" office:value="0.0003794" calcext:value-type="float">
            <text:p>3.79E-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.977" calcext:value-type="float">
            <text:p>297.977</text:p>
          </table:table-cell>
          <table:table-cell office:value-type="float" office:value="67.324" calcext:value-type="float">
            <text:p>67.324</text:p>
          </table:table-cell>
          <table:table-cell office:value-type="float" office:value="0.0003792" calcext:value-type="float">
            <text:p>3.79E-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98.042" calcext:value-type="float">
            <text:p>298.042</text:p>
          </table:table-cell>
          <table:table-cell office:value-type="float" office:value="67.385" calcext:value-type="float">
            <text:p>67.385</text:p>
          </table:table-cell>
          <table:table-cell office:value-type="float" office:value="0.000379" calcext:value-type="float">
            <text:p>3.79E-0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67.507" calcext:value-type="float">
            <text:p>67.507</text:p>
          </table:table-cell>
          <table:table-cell office:value-type="float" office:value="0.0003787" calcext:value-type="float">
            <text:p>3.79E-0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385" calcext:value-type="float">
            <text:p>67.385</text:p>
          </table:table-cell>
          <table:table-cell office:value-type="float" office:value="0.0003785" calcext:value-type="float">
            <text:p>3.79E-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07" calcext:value-type="float">
            <text:p>67.507</text:p>
          </table:table-cell>
          <table:table-cell office:value-type="float" office:value="0.0003781" calcext:value-type="float">
            <text:p>3.78E-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385" calcext:value-type="float">
            <text:p>67.385</text:p>
          </table:table-cell>
          <table:table-cell office:value-type="float" office:value="0.000378" calcext:value-type="float">
            <text:p>3.78E-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98.171" calcext:value-type="float">
            <text:p>298.171</text:p>
          </table:table-cell>
          <table:table-cell office:value-type="float" office:value="67.629" calcext:value-type="float">
            <text:p>67.629</text:p>
          </table:table-cell>
          <table:table-cell office:value-type="float" office:value="0.0003779" calcext:value-type="float">
            <text:p>3.78E-0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98.193" calcext:value-type="float">
            <text:p>298.193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67.629" calcext:value-type="float">
            <text:p>67.629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67.629" calcext:value-type="float">
            <text:p>67.629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8.193" calcext:value-type="float">
            <text:p>298.193</text:p>
          </table:table-cell>
          <table:table-cell office:value-type="float" office:value="67.629" calcext:value-type="float">
            <text:p>67.629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98.193" calcext:value-type="float">
            <text:p>298.193</text:p>
          </table:table-cell>
          <table:table-cell office:value-type="float" office:value="67.629" calcext:value-type="float">
            <text:p>67.629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98.214" calcext:value-type="float">
            <text:p>298.214</text:p>
          </table:table-cell>
          <table:table-cell office:value-type="float" office:value="67.69" calcext:value-type="float">
            <text:p>67.69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98.171" calcext:value-type="float">
            <text:p>298.171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6" calcext:value-type="float">
            <text:p>3.78E-0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5" calcext:value-type="float">
            <text:p>3.78E-0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568" calcext:value-type="float">
            <text:p>67.568</text:p>
          </table:table-cell>
          <table:table-cell office:value-type="float" office:value="0.0003773" calcext:value-type="float">
            <text:p>3.77E-0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98.15" calcext:value-type="float">
            <text:p>298.15</text:p>
          </table:table-cell>
          <table:table-cell office:value-type="float" office:value="67.751" calcext:value-type="float">
            <text:p>67.751</text:p>
          </table:table-cell>
          <table:table-cell office:value-type="float" office:value="0.000377" calcext:value-type="float">
            <text:p>3.77E-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67.812" calcext:value-type="float">
            <text:p>67.812</text:p>
          </table:table-cell>
          <table:table-cell office:value-type="float" office:value="0.0003765" calcext:value-type="float">
            <text:p>3.77E-0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67.751" calcext:value-type="float">
            <text:p>67.751</text:p>
          </table:table-cell>
          <table:table-cell office:value-type="float" office:value="0.0003762" calcext:value-type="float">
            <text:p>3.76E-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67.873" calcext:value-type="float">
            <text:p>67.873</text:p>
          </table:table-cell>
          <table:table-cell office:value-type="float" office:value="0.0003759" calcext:value-type="float">
            <text:p>3.76E-0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98.43" calcext:value-type="float">
            <text:p>298.43</text:p>
          </table:table-cell>
          <table:table-cell office:value-type="float" office:value="67.934" calcext:value-type="float">
            <text:p>67.934</text:p>
          </table:table-cell>
          <table:table-cell office:value-type="float" office:value="0.0003755" calcext:value-type="float">
            <text:p>3.76E-0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7.995" calcext:value-type="float">
            <text:p>67.995</text:p>
          </table:table-cell>
          <table:table-cell office:value-type="float" office:value="0.0003752" calcext:value-type="float">
            <text:p>3.75E-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7.934" calcext:value-type="float">
            <text:p>67.934</text:p>
          </table:table-cell>
          <table:table-cell office:value-type="float" office:value="0.0003749" calcext:value-type="float">
            <text:p>3.75E-0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056" calcext:value-type="float">
            <text:p>68.056</text:p>
          </table:table-cell>
          <table:table-cell office:value-type="float" office:value="0.0003748" calcext:value-type="float">
            <text:p>3.75E-0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7.995" calcext:value-type="float">
            <text:p>67.995</text:p>
          </table:table-cell>
          <table:table-cell office:value-type="float" office:value="0.0003748" calcext:value-type="float">
            <text:p>3.75E-0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8.056" calcext:value-type="float">
            <text:p>68.056</text:p>
          </table:table-cell>
          <table:table-cell office:value-type="float" office:value="0.0003747" calcext:value-type="float">
            <text:p>3.75E-0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117" calcext:value-type="float">
            <text:p>68.117</text:p>
          </table:table-cell>
          <table:table-cell office:value-type="float" office:value="0.0003744" calcext:value-type="float">
            <text:p>3.74E-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178" calcext:value-type="float">
            <text:p>68.178</text:p>
          </table:table-cell>
          <table:table-cell office:value-type="float" office:value="0.0003743" calcext:value-type="float">
            <text:p>3.74E-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8.178" calcext:value-type="float">
            <text:p>68.178</text:p>
          </table:table-cell>
          <table:table-cell office:value-type="float" office:value="0.0003742" calcext:value-type="float">
            <text:p>3.74E-0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8.178" calcext:value-type="float">
            <text:p>68.178</text:p>
          </table:table-cell>
          <table:table-cell office:value-type="float" office:value="0.0003739" calcext:value-type="float">
            <text:p>3.74E-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738" calcext:value-type="float">
            <text:p>3.74E-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735" calcext:value-type="float">
            <text:p>3.74E-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733" calcext:value-type="float">
            <text:p>3.73E-0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31" calcext:value-type="float">
            <text:p>3.73E-0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729" calcext:value-type="float">
            <text:p>3.73E-0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98.71" calcext:value-type="float">
            <text:p>298.71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8" calcext:value-type="float">
            <text:p>3.73E-0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98.71" calcext:value-type="float">
            <text:p>298.71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8" calcext:value-type="float">
            <text:p>3.73E-0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8" calcext:value-type="float">
            <text:p>3.73E-0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8" calcext:value-type="float">
            <text:p>3.73E-0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727" calcext:value-type="float">
            <text:p>3.73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6" calcext:value-type="float">
            <text:p>3.73E-0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484" calcext:value-type="float">
            <text:p>68.484</text:p>
          </table:table-cell>
          <table:table-cell office:value-type="float" office:value="0.0003724" calcext:value-type="float">
            <text:p>3.72E-0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721" calcext:value-type="float">
            <text:p>3.72E-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545" calcext:value-type="float">
            <text:p>68.545</text:p>
          </table:table-cell>
          <table:table-cell office:value-type="float" office:value="0.0003718" calcext:value-type="float">
            <text:p>3.72E-0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5" calcext:value-type="float">
            <text:p>3.72E-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3" calcext:value-type="float">
            <text:p>3.71E-0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98.71" calcext:value-type="float">
            <text:p>298.71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2" calcext:value-type="float">
            <text:p>3.71E-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09" calcext:value-type="float">
            <text:p>3.71E-0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8.545" calcext:value-type="float">
            <text:p>68.545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09" calcext:value-type="float">
            <text:p>3.71E-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1" calcext:value-type="float">
            <text:p>3.71E-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09" calcext:value-type="float">
            <text:p>3.71E-0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708" calcext:value-type="float">
            <text:p>3.71E-0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8" calcext:value-type="float">
            <text:p>3.71E-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07" calcext:value-type="float">
            <text:p>3.71E-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04" calcext:value-type="float">
            <text:p>3.70E-0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8.85" calcext:value-type="float">
            <text:p>68.85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98.43" calcext:value-type="float">
            <text:p>298.43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98.408" calcext:value-type="float">
            <text:p>298.408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7" calcext:value-type="float">
            <text:p>3.70E-0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8.667" calcext:value-type="float">
            <text:p>68.667</text:p>
          </table:table-cell>
          <table:table-cell office:value-type="float" office:value="0.00037" calcext:value-type="float">
            <text:p>3.70E-0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68.728" calcext:value-type="float">
            <text:p>68.728</text:p>
          </table:table-cell>
          <table:table-cell office:value-type="float" office:value="0.0003698" calcext:value-type="float">
            <text:p>3.70E-0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98.408" calcext:value-type="float">
            <text:p>298.408</text:p>
          </table:table-cell>
          <table:table-cell office:value-type="float" office:value="68.85" calcext:value-type="float">
            <text:p>68.85</text:p>
          </table:table-cell>
          <table:table-cell office:value-type="float" office:value="0.0003696" calcext:value-type="float">
            <text:p>3.70E-0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98.43" calcext:value-type="float">
            <text:p>298.43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693" calcext:value-type="float">
            <text:p>3.69E-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68.85" calcext:value-type="float">
            <text:p>68.85</text:p>
          </table:table-cell>
          <table:table-cell office:value-type="float" office:value="0.000369" calcext:value-type="float">
            <text:p>3.69E-0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7" calcext:value-type="float">
            <text:p>3.69E-0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9.033" calcext:value-type="float">
            <text:p>69.033</text:p>
          </table:table-cell>
          <table:table-cell office:value-type="float" office:value="0.0003684" calcext:value-type="float">
            <text:p>3.68E-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3" calcext:value-type="float">
            <text:p>3.68E-0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83" calcext:value-type="float">
            <text:p>3.68E-0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9.033" calcext:value-type="float">
            <text:p>69.033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83" calcext:value-type="float">
            <text:p>3.68E-0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83" calcext:value-type="float">
            <text:p>3.68E-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033" calcext:value-type="float">
            <text:p>69.033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69.033" calcext:value-type="float">
            <text:p>69.033</text:p>
          </table:table-cell>
          <table:table-cell office:value-type="float" office:value="0.0003683" calcext:value-type="float">
            <text:p>3.68E-0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98.43" calcext:value-type="float">
            <text:p>298.43</text:p>
          </table:table-cell>
          <table:table-cell office:value-type="float" office:value="69.155" calcext:value-type="float">
            <text:p>69.155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9.033" calcext:value-type="float">
            <text:p>69.033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2" calcext:value-type="float">
            <text:p>3.68E-0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68.972" calcext:value-type="float">
            <text:p>68.972</text:p>
          </table:table-cell>
          <table:table-cell office:value-type="float" office:value="0.0003681" calcext:value-type="float">
            <text:p>3.68E-0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8" calcext:value-type="float">
            <text:p>3.68E-0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678" calcext:value-type="float">
            <text:p>3.68E-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69.155" calcext:value-type="float">
            <text:p>69.155</text:p>
          </table:table-cell>
          <table:table-cell office:value-type="float" office:value="0.0003674" calcext:value-type="float">
            <text:p>3.67E-0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69.216" calcext:value-type="float">
            <text:p>69.216</text:p>
          </table:table-cell>
          <table:table-cell office:value-type="float" office:value="0.0003671" calcext:value-type="float">
            <text:p>3.67E-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277" calcext:value-type="float">
            <text:p>69.277</text:p>
          </table:table-cell>
          <table:table-cell office:value-type="float" office:value="0.0003668" calcext:value-type="float">
            <text:p>3.67E-0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66" calcext:value-type="float">
            <text:p>3.67E-0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64" calcext:value-type="float">
            <text:p>3.66E-0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61" calcext:value-type="float">
            <text:p>3.66E-0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61" calcext:value-type="float">
            <text:p>3.66E-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6" calcext:value-type="float">
            <text:p>3.66E-0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69.521" calcext:value-type="float">
            <text:p>69.521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277" calcext:value-type="float">
            <text:p>69.277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98.43" calcext:value-type="float">
            <text:p>298.43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98.408" calcext:value-type="float">
            <text:p>298.408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69.338" calcext:value-type="float">
            <text:p>69.338</text:p>
          </table:table-cell>
          <table:table-cell office:value-type="float" office:value="0.0003658" calcext:value-type="float">
            <text:p>3.66E-0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7" calcext:value-type="float">
            <text:p>3.66E-0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69.399" calcext:value-type="float">
            <text:p>69.399</text:p>
          </table:table-cell>
          <table:table-cell office:value-type="float" office:value="0.0003653" calcext:value-type="float">
            <text:p>3.65E-0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98.43" calcext:value-type="float">
            <text:p>298.43</text:p>
          </table:table-cell>
          <table:table-cell office:value-type="float" office:value="69.582" calcext:value-type="float">
            <text:p>69.582</text:p>
          </table:table-cell>
          <table:table-cell office:value-type="float" office:value="0.000365" calcext:value-type="float">
            <text:p>3.65E-0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47" calcext:value-type="float">
            <text:p>3.65E-0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69.704" calcext:value-type="float">
            <text:p>69.704</text:p>
          </table:table-cell>
          <table:table-cell office:value-type="float" office:value="0.0003644" calcext:value-type="float">
            <text:p>3.64E-0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4" calcext:value-type="float">
            <text:p>3.64E-0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38" calcext:value-type="float">
            <text:p>3.64E-0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69.704" calcext:value-type="float">
            <text:p>69.704</text:p>
          </table:table-cell>
          <table:table-cell office:value-type="float" office:value="0.0003637" calcext:value-type="float">
            <text:p>3.64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36" calcext:value-type="float">
            <text:p>3.64E-0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5" calcext:value-type="float">
            <text:p>3.64E-0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4" calcext:value-type="float">
            <text:p>3.63E-0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3" calcext:value-type="float">
            <text:p>3.63E-0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3" calcext:value-type="float">
            <text:p>3.63E-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2" calcext:value-type="float">
            <text:p>3.63E-0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3" calcext:value-type="float">
            <text:p>3.63E-0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29" calcext:value-type="float">
            <text:p>3.63E-0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69.948" calcext:value-type="float">
            <text:p>69.948</text:p>
          </table:table-cell>
          <table:table-cell office:value-type="float" office:value="0.0003627" calcext:value-type="float">
            <text:p>3.63E-0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5" calcext:value-type="float">
            <text:p>3.63E-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4" calcext:value-type="float">
            <text:p>3.62E-04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98.71" calcext:value-type="float">
            <text:p>298.71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3" calcext:value-type="float">
            <text:p>3.62E-0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98.71" calcext:value-type="float">
            <text:p>298.71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2" calcext:value-type="float">
            <text:p>3.62E-0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2" calcext:value-type="float">
            <text:p>3.62E-0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2" calcext:value-type="float">
            <text:p>3.62E-0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98.538" calcext:value-type="float">
            <text:p>298.538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" calcext:value-type="float">
            <text:p>3.62E-0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98.408" calcext:value-type="float">
            <text:p>298.408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" calcext:value-type="float">
            <text:p>3.62E-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" calcext:value-type="float">
            <text:p>3.62E-04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" calcext:value-type="float">
            <text:p>3.62E-0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0.07" calcext:value-type="float">
            <text:p>70.07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" calcext:value-type="float">
            <text:p>3.62E-0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98.279" calcext:value-type="float">
            <text:p>298.279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21" calcext:value-type="float">
            <text:p>3.62E-0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19" calcext:value-type="float">
            <text:p>3.62E-0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0.193" calcext:value-type="float">
            <text:p>70.193</text:p>
          </table:table-cell>
          <table:table-cell office:value-type="float" office:value="0.0003614" calcext:value-type="float">
            <text:p>3.61E-0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70.315" calcext:value-type="float">
            <text:p>70.315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0.315" calcext:value-type="float">
            <text:p>70.315</text:p>
          </table:table-cell>
          <table:table-cell office:value-type="float" office:value="0.0003603" calcext:value-type="float">
            <text:p>3.60E-0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0.437" calcext:value-type="float">
            <text:p>70.437</text:p>
          </table:table-cell>
          <table:table-cell office:value-type="float" office:value="0.0003598" calcext:value-type="float">
            <text:p>3.60E-0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0.62" calcext:value-type="float">
            <text:p>70.62</text:p>
          </table:table-cell>
          <table:table-cell office:value-type="float" office:value="0.0003595" calcext:value-type="float">
            <text:p>3.60E-0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0.62" calcext:value-type="float">
            <text:p>70.62</text:p>
          </table:table-cell>
          <table:table-cell office:value-type="float" office:value="0.0003591" calcext:value-type="float">
            <text:p>3.59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0.742" calcext:value-type="float">
            <text:p>70.742</text:p>
          </table:table-cell>
          <table:table-cell office:value-type="float" office:value="0.0003588" calcext:value-type="float">
            <text:p>3.59E-04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0.803" calcext:value-type="float">
            <text:p>70.803</text:p>
          </table:table-cell>
          <table:table-cell office:value-type="float" office:value="0.0003585" calcext:value-type="float">
            <text:p>3.59E-04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803" calcext:value-type="float">
            <text:p>70.803</text:p>
          </table:table-cell>
          <table:table-cell office:value-type="float" office:value="0.0003582" calcext:value-type="float">
            <text:p>3.58E-04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803" calcext:value-type="float">
            <text:p>70.80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4" calcext:value-type="float">
            <text:p>3.57E-0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803" calcext:value-type="float">
            <text:p>70.803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803" calcext:value-type="float">
            <text:p>70.803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925" calcext:value-type="float">
            <text:p>70.925</text:p>
          </table:table-cell>
          <table:table-cell office:value-type="float" office:value="0.0003573" calcext:value-type="float">
            <text:p>3.57E-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98.84" calcext:value-type="float">
            <text:p>298.84</text:p>
          </table:table-cell>
          <table:table-cell office:value-type="float" office:value="70.925" calcext:value-type="float">
            <text:p>70.925</text:p>
          </table:table-cell>
          <table:table-cell office:value-type="float" office:value="0.0003571" calcext:value-type="float">
            <text:p>3.57E-0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568" calcext:value-type="float">
            <text:p>3.57E-0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1.108" calcext:value-type="float">
            <text:p>71.108</text:p>
          </table:table-cell>
          <table:table-cell office:value-type="float" office:value="0.0003563" calcext:value-type="float">
            <text:p>3.56E-04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4" calcext:value-type="float">
            <text:p>3.55E-0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4" calcext:value-type="float">
            <text:p>3.55E-0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98.71" calcext:value-type="float">
            <text:p>298.71</text:p>
          </table:table-cell>
          <table:table-cell office:value-type="float" office:value="71.108" calcext:value-type="float">
            <text:p>71.108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4" calcext:value-type="float">
            <text:p>3.55E-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98.71" calcext:value-type="float">
            <text:p>298.71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54" calcext:value-type="float">
            <text:p>3.55E-0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51" calcext:value-type="float">
            <text:p>3.55E-0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98.71" calcext:value-type="float">
            <text:p>298.71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48" calcext:value-type="float">
            <text:p>3.55E-0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45" calcext:value-type="float">
            <text:p>3.55E-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41" calcext:value-type="float">
            <text:p>3.54E-04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38" calcext:value-type="float">
            <text:p>3.54E-0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1.535" calcext:value-type="float">
            <text:p>71.535</text:p>
          </table:table-cell>
          <table:table-cell office:value-type="float" office:value="0.0003535" calcext:value-type="float">
            <text:p>3.54E-04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1.535" calcext:value-type="float">
            <text:p>71.535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657" calcext:value-type="float">
            <text:p>71.657</text:p>
          </table:table-cell>
          <table:table-cell office:value-type="float" office:value="0.0003532" calcext:value-type="float">
            <text:p>3.5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1.657" calcext:value-type="float">
            <text:p>71.657</text:p>
          </table:table-cell>
          <table:table-cell office:value-type="float" office:value="0.0003529" calcext:value-type="float">
            <text:p>3.53E-0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527" calcext:value-type="float">
            <text:p>3.53E-0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23" calcext:value-type="float">
            <text:p>3.52E-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21" calcext:value-type="float">
            <text:p>3.52E-04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2" calcext:value-type="float">
            <text:p>3.52E-04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8" calcext:value-type="float">
            <text:p>3.52E-0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99.12" calcext:value-type="float">
            <text:p>299.12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7" calcext:value-type="float">
            <text:p>3.52E-0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6" calcext:value-type="float">
            <text:p>3.52E-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6" calcext:value-type="float">
            <text:p>3.52E-04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1.963" calcext:value-type="float">
            <text:p>71.963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963" calcext:value-type="float">
            <text:p>71.963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98.84" calcext:value-type="float">
            <text:p>298.84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12" calcext:value-type="float">
            <text:p>3.51E-0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1" calcext:value-type="float">
            <text:p>3.51E-04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1.963" calcext:value-type="float">
            <text:p>71.963</text:p>
          </table:table-cell>
          <table:table-cell office:value-type="float" office:value="0.0003507" calcext:value-type="float">
            <text:p>3.51E-0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04" calcext:value-type="float">
            <text:p>3.50E-0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03" calcext:value-type="float">
            <text:p>3.50E-0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2.085" calcext:value-type="float">
            <text:p>72.085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98.71" calcext:value-type="float">
            <text:p>298.71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497" calcext:value-type="float">
            <text:p>3.50E-0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494" calcext:value-type="float">
            <text:p>3.49E-0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491" calcext:value-type="float">
            <text:p>3.49E-04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2.39" calcext:value-type="float">
            <text:p>72.39</text:p>
          </table:table-cell>
          <table:table-cell office:value-type="float" office:value="0.0003488" calcext:value-type="float">
            <text:p>3.49E-0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39" calcext:value-type="float">
            <text:p>72.39</text:p>
          </table:table-cell>
          <table:table-cell office:value-type="float" office:value="0.0003486" calcext:value-type="float">
            <text:p>3.49E-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483" calcext:value-type="float">
            <text:p>3.48E-0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481" calcext:value-type="float">
            <text:p>3.48E-04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98.71" calcext:value-type="float">
            <text:p>298.71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477" calcext:value-type="float">
            <text:p>3.48E-0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474" calcext:value-type="float">
            <text:p>3.47E-04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472" calcext:value-type="float">
            <text:p>3.47E-0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5" calcext:value-type="float">
            <text:p>3.47E-04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98.71" calcext:value-type="float">
            <text:p>298.71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461" calcext:value-type="float">
            <text:p>3.46E-0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2.817" calcext:value-type="float">
            <text:p>72.817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2.817" calcext:value-type="float">
            <text:p>72.817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458" calcext:value-type="float">
            <text:p>3.46E-04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455" calcext:value-type="float">
            <text:p>3.46E-0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452" calcext:value-type="float">
            <text:p>3.45E-0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3" calcext:value-type="float">
            <text:p>73</text:p>
          </table:table-cell>
          <table:table-cell office:value-type="float" office:value="0.0003449" calcext:value-type="float">
            <text:p>3.45E-0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46" calcext:value-type="float">
            <text:p>3.45E-0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42" calcext:value-type="float">
            <text:p>3.44E-0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4" calcext:value-type="float">
            <text:p>3.44E-04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98.71" calcext:value-type="float">
            <text:p>298.71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8.71" calcext:value-type="float">
            <text:p>298.71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37" calcext:value-type="float">
            <text:p>3.44E-04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34" calcext:value-type="float">
            <text:p>3.43E-04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305" calcext:value-type="float">
            <text:p>73.305</text:p>
          </table:table-cell>
          <table:table-cell office:value-type="float" office:value="0.0003432" calcext:value-type="float">
            <text:p>3.43E-04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3.305" calcext:value-type="float">
            <text:p>73.305</text:p>
          </table:table-cell>
          <table:table-cell office:value-type="float" office:value="0.0003428" calcext:value-type="float">
            <text:p>3.43E-0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3.428" calcext:value-type="float">
            <text:p>73.428</text:p>
          </table:table-cell>
          <table:table-cell office:value-type="float" office:value="0.0003425" calcext:value-type="float">
            <text:p>3.43E-0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366" calcext:value-type="float">
            <text:p>73.366</text:p>
          </table:table-cell>
          <table:table-cell office:value-type="float" office:value="0.0003423" calcext:value-type="float">
            <text:p>3.42E-0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22" calcext:value-type="float">
            <text:p>3.42E-04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21" calcext:value-type="float">
            <text:p>3.42E-0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2" calcext:value-type="float">
            <text:p>3.42E-0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9" calcext:value-type="float">
            <text:p>3.42E-0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9" calcext:value-type="float">
            <text:p>3.42E-04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7" calcext:value-type="float">
            <text:p>3.42E-0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7" calcext:value-type="float">
            <text:p>3.42E-04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17" calcext:value-type="float">
            <text:p>3.42E-0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98.71" calcext:value-type="float">
            <text:p>298.71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7" calcext:value-type="float">
            <text:p>3.42E-04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11" calcext:value-type="float">
            <text:p>3.41E-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406" calcext:value-type="float">
            <text:p>3.41E-04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402" calcext:value-type="float">
            <text:p>3.40E-0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916" calcext:value-type="float">
            <text:p>73.916</text:p>
          </table:table-cell>
          <table:table-cell office:value-type="float" office:value="0.0003399" calcext:value-type="float">
            <text:p>3.40E-04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7" calcext:value-type="float">
            <text:p>3.40E-0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099" calcext:value-type="float">
            <text:p>74.099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4.099" calcext:value-type="float">
            <text:p>74.099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3.977" calcext:value-type="float">
            <text:p>73.977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977" calcext:value-type="float">
            <text:p>73.977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038" calcext:value-type="float">
            <text:p>74.038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977" calcext:value-type="float">
            <text:p>73.977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977" calcext:value-type="float">
            <text:p>73.977</text:p>
          </table:table-cell>
          <table:table-cell office:value-type="float" office:value="0.0003394" calcext:value-type="float">
            <text:p>3.39E-04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4.099" calcext:value-type="float">
            <text:p>74.099</text:p>
          </table:table-cell>
          <table:table-cell office:value-type="float" office:value="0.0003391" calcext:value-type="float">
            <text:p>3.39E-0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388" calcext:value-type="float">
            <text:p>3.39E-0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84" calcext:value-type="float">
            <text:p>3.38E-04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81" calcext:value-type="float">
            <text:p>3.38E-04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8" calcext:value-type="float">
            <text:p>3.38E-04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7" calcext:value-type="float">
            <text:p>3.38E-0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376" calcext:value-type="float">
            <text:p>3.38E-04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6" calcext:value-type="float">
            <text:p>3.38E-0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376" calcext:value-type="float">
            <text:p>3.38E-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6" calcext:value-type="float">
            <text:p>3.38E-04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4" calcext:value-type="float">
            <text:p>3.37E-0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74" calcext:value-type="float">
            <text:p>3.37E-0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98.71" calcext:value-type="float">
            <text:p>298.71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372" calcext:value-type="float">
            <text:p>3.37E-04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369" calcext:value-type="float">
            <text:p>3.37E-04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4.587" calcext:value-type="float">
            <text:p>74.587</text:p>
          </table:table-cell>
          <table:table-cell office:value-type="float" office:value="0.0003364" calcext:value-type="float">
            <text:p>3.36E-0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4.648" calcext:value-type="float">
            <text:p>74.648</text:p>
          </table:table-cell>
          <table:table-cell office:value-type="float" office:value="0.000336" calcext:value-type="float">
            <text:p>3.36E-04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4.709" calcext:value-type="float">
            <text:p>74.709</text:p>
          </table:table-cell>
          <table:table-cell office:value-type="float" office:value="0.0003355" calcext:value-type="float">
            <text:p>3.36E-0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4.77" calcext:value-type="float">
            <text:p>74.77</text:p>
          </table:table-cell>
          <table:table-cell office:value-type="float" office:value="0.000335" calcext:value-type="float">
            <text:p>3.35E-04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4.892" calcext:value-type="float">
            <text:p>74.892</text:p>
          </table:table-cell>
          <table:table-cell office:value-type="float" office:value="0.0003347" calcext:value-type="float">
            <text:p>3.35E-04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345" calcext:value-type="float">
            <text:p>3.35E-0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343" calcext:value-type="float">
            <text:p>3.34E-04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34" calcext:value-type="float">
            <text:p>3.34E-0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339" calcext:value-type="float">
            <text:p>3.34E-0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36" calcext:value-type="float">
            <text:p>3.34E-0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4" calcext:value-type="float">
            <text:p>3.33E-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33" calcext:value-type="float">
            <text:p>3.33E-0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31" calcext:value-type="float">
            <text:p>3.33E-04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9" calcext:value-type="float">
            <text:p>3.33E-04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9" calcext:value-type="float">
            <text:p>3.33E-0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6" calcext:value-type="float">
            <text:p>3.33E-04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3" calcext:value-type="float">
            <text:p>3.32E-0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2" calcext:value-type="float">
            <text:p>3.32E-04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1" calcext:value-type="float">
            <text:p>3.32E-04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19" calcext:value-type="float">
            <text:p>3.32E-04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1" calcext:value-type="float">
            <text:p>3.32E-0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298.71" calcext:value-type="float">
            <text:p>298.71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319" calcext:value-type="float">
            <text:p>3.32E-04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298.71" calcext:value-type="float">
            <text:p>298.71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16" calcext:value-type="float">
            <text:p>3.32E-0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313" calcext:value-type="float">
            <text:p>3.31E-0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503" calcext:value-type="float">
            <text:p>75.503</text:p>
          </table:table-cell>
          <table:table-cell office:value-type="float" office:value="0.000331" calcext:value-type="float">
            <text:p>3.31E-0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305" calcext:value-type="float">
            <text:p>3.31E-0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5.625" calcext:value-type="float">
            <text:p>75.625</text:p>
          </table:table-cell>
          <table:table-cell office:value-type="float" office:value="0.0003302" calcext:value-type="float">
            <text:p>3.30E-04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5.625" calcext:value-type="float">
            <text:p>75.625</text:p>
          </table:table-cell>
          <table:table-cell office:value-type="float" office:value="0.00033" calcext:value-type="float">
            <text:p>3.30E-0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299" calcext:value-type="float">
            <text:p>3.30E-0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747" calcext:value-type="float">
            <text:p>75.747</text:p>
          </table:table-cell>
          <table:table-cell office:value-type="float" office:value="0.0003299" calcext:value-type="float">
            <text:p>3.30E-04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296" calcext:value-type="float">
            <text:p>3.30E-04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5.869" calcext:value-type="float">
            <text:p>75.869</text:p>
          </table:table-cell>
          <table:table-cell office:value-type="float" office:value="0.0003296" calcext:value-type="float">
            <text:p>3.30E-0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5.808" calcext:value-type="float">
            <text:p>75.808</text:p>
          </table:table-cell>
          <table:table-cell office:value-type="float" office:value="0.0003295" calcext:value-type="float">
            <text:p>3.30E-0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5.93" calcext:value-type="float">
            <text:p>75.93</text:p>
          </table:table-cell>
          <table:table-cell office:value-type="float" office:value="0.0003293" calcext:value-type="float">
            <text:p>3.29E-04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5.869" calcext:value-type="float">
            <text:p>75.869</text:p>
          </table:table-cell>
          <table:table-cell office:value-type="float" office:value="0.0003291" calcext:value-type="float">
            <text:p>3.29E-04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289" calcext:value-type="float">
            <text:p>3.29E-04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286" calcext:value-type="float">
            <text:p>3.29E-04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284" calcext:value-type="float">
            <text:p>3.28E-0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282" calcext:value-type="float">
            <text:p>3.28E-04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28" calcext:value-type="float">
            <text:p>3.28E-0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278" calcext:value-type="float">
            <text:p>3.28E-04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6.235" calcext:value-type="float">
            <text:p>76.235</text:p>
          </table:table-cell>
          <table:table-cell office:value-type="float" office:value="0.0003276" calcext:value-type="float">
            <text:p>3.28E-0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73" calcext:value-type="float">
            <text:p>3.27E-0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2" calcext:value-type="float">
            <text:p>3.27E-04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271" calcext:value-type="float">
            <text:p>3.27E-04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269" calcext:value-type="float">
            <text:p>3.27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67" calcext:value-type="float">
            <text:p>3.27E-04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2" calcext:value-type="float">
            <text:p>3.26E-0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2" calcext:value-type="float">
            <text:p>3.26E-0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6" calcext:value-type="float">
            <text:p>3.26E-04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258" calcext:value-type="float">
            <text:p>3.26E-0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52" calcext:value-type="float">
            <text:p>3.25E-0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99.12" calcext:value-type="float">
            <text:p>299.12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51" calcext:value-type="float">
            <text:p>3.25E-04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48" calcext:value-type="float">
            <text:p>3.25E-04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8" calcext:value-type="float">
            <text:p>3.25E-04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846" calcext:value-type="float">
            <text:p>76.846</text:p>
          </table:table-cell>
          <table:table-cell office:value-type="float" office:value="0.0003246" calcext:value-type="float">
            <text:p>3.25E-0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5" calcext:value-type="float">
            <text:p>3.25E-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6.846" calcext:value-type="float">
            <text:p>76.846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98.84" calcext:value-type="float">
            <text:p>298.84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41" calcext:value-type="float">
            <text:p>3.24E-04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38" calcext:value-type="float">
            <text:p>3.24E-04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6.907" calcext:value-type="float">
            <text:p>76.907</text:p>
          </table:table-cell>
          <table:table-cell office:value-type="float" office:value="0.0003235" calcext:value-type="float">
            <text:p>3.24E-0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231" calcext:value-type="float">
            <text:p>3.23E-04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27" calcext:value-type="float">
            <text:p>3.23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24" calcext:value-type="float">
            <text:p>3.22E-04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212" calcext:value-type="float">
            <text:p>77.212</text:p>
          </table:table-cell>
          <table:table-cell office:value-type="float" office:value="0.0003222" calcext:value-type="float">
            <text:p>3.22E-0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19" calcext:value-type="float">
            <text:p>3.22E-04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7.395" calcext:value-type="float">
            <text:p>77.395</text:p>
          </table:table-cell>
          <table:table-cell office:value-type="float" office:value="0.0003218" calcext:value-type="float">
            <text:p>3.22E-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17" calcext:value-type="float">
            <text:p>3.22E-0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334" calcext:value-type="float">
            <text:p>77.334</text:p>
          </table:table-cell>
          <table:table-cell office:value-type="float" office:value="0.0003215" calcext:value-type="float">
            <text:p>3.22E-04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14" calcext:value-type="float">
            <text:p>3.21E-04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11" calcext:value-type="float">
            <text:p>3.21E-0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1" calcext:value-type="float">
            <text:p>3.21E-0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09" calcext:value-type="float">
            <text:p>3.21E-0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8" calcext:value-type="float">
            <text:p>3.21E-04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5" calcext:value-type="float">
            <text:p>3.21E-04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04" calcext:value-type="float">
            <text:p>3.20E-0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01" calcext:value-type="float">
            <text:p>3.20E-04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198" calcext:value-type="float">
            <text:p>3.20E-04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7.883" calcext:value-type="float">
            <text:p>77.883</text:p>
          </table:table-cell>
          <table:table-cell office:value-type="float" office:value="0.0003194" calcext:value-type="float">
            <text:p>3.19E-0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883" calcext:value-type="float">
            <text:p>77.883</text:p>
          </table:table-cell>
          <table:table-cell office:value-type="float" office:value="0.0003192" calcext:value-type="float">
            <text:p>3.19E-04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189" calcext:value-type="float">
            <text:p>3.19E-0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187" calcext:value-type="float">
            <text:p>3.19E-04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185" calcext:value-type="float">
            <text:p>3.19E-04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83" calcext:value-type="float">
            <text:p>3.18E-04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82" calcext:value-type="float">
            <text:p>3.18E-0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81" calcext:value-type="float">
            <text:p>3.18E-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81" calcext:value-type="float">
            <text:p>3.18E-04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8" calcext:value-type="float">
            <text:p>3.18E-04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78" calcext:value-type="float">
            <text:p>3.18E-0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177" calcext:value-type="float">
            <text:p>3.18E-04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249" calcext:value-type="float">
            <text:p>78.249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31" calcext:value-type="float">
            <text:p>78.31</text:p>
          </table:table-cell>
          <table:table-cell office:value-type="float" office:value="0.0003172" calcext:value-type="float">
            <text:p>3.17E-04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299.4" calcext:value-type="float">
            <text:p>299.4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7" calcext:value-type="float">
            <text:p>3.17E-0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31" calcext:value-type="float">
            <text:p>78.31</text:p>
          </table:table-cell>
          <table:table-cell office:value-type="float" office:value="0.0003168" calcext:value-type="float">
            <text:p>3.17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6" calcext:value-type="float">
            <text:p>3.17E-04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299.4" calcext:value-type="float">
            <text:p>299.4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1" calcext:value-type="float">
            <text:p>78.31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162" calcext:value-type="float">
            <text:p>3.16E-0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59" calcext:value-type="float">
            <text:p>3.16E-04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156" calcext:value-type="float">
            <text:p>3.16E-0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153" calcext:value-type="float">
            <text:p>3.15E-0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51" calcext:value-type="float">
            <text:p>3.15E-0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677" calcext:value-type="float">
            <text:p>78.677</text:p>
          </table:table-cell>
          <table:table-cell office:value-type="float" office:value="0.0003148" calcext:value-type="float">
            <text:p>3.15E-04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8.738" calcext:value-type="float">
            <text:p>78.738</text:p>
          </table:table-cell>
          <table:table-cell office:value-type="float" office:value="0.0003146" calcext:value-type="float">
            <text:p>3.15E-0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8.799" calcext:value-type="float">
            <text:p>78.799</text:p>
          </table:table-cell>
          <table:table-cell office:value-type="float" office:value="0.0003145" calcext:value-type="float">
            <text:p>3.15E-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143" calcext:value-type="float">
            <text:p>3.14E-04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4" calcext:value-type="float">
            <text:p>3.14E-04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139" calcext:value-type="float">
            <text:p>3.14E-0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38" calcext:value-type="float">
            <text:p>3.14E-04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36" calcext:value-type="float">
            <text:p>3.14E-0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9.104" calcext:value-type="float">
            <text:p>79.104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32" calcext:value-type="float">
            <text:p>3.13E-0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9.104" calcext:value-type="float">
            <text:p>79.104</text:p>
          </table:table-cell>
          <table:table-cell office:value-type="float" office:value="0.000313" calcext:value-type="float">
            <text:p>3.13E-04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165" calcext:value-type="float">
            <text:p>79.165</text:p>
          </table:table-cell>
          <table:table-cell office:value-type="float" office:value="0.0003128" calcext:value-type="float">
            <text:p>3.13E-04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25" calcext:value-type="float">
            <text:p>3.13E-0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226" calcext:value-type="float">
            <text:p>79.226</text:p>
          </table:table-cell>
          <table:table-cell office:value-type="float" office:value="0.0003123" calcext:value-type="float">
            <text:p>3.12E-04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21" calcext:value-type="float">
            <text:p>3.12E-0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2" calcext:value-type="float">
            <text:p>3.12E-04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8" calcext:value-type="float">
            <text:p>3.12E-04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299.4" calcext:value-type="float">
            <text:p>299.4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226" calcext:value-type="float">
            <text:p>79.226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8" calcext:value-type="float">
            <text:p>3.12E-0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9.226" calcext:value-type="float">
            <text:p>79.226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8" calcext:value-type="float">
            <text:p>3.12E-04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17" calcext:value-type="float">
            <text:p>3.12E-04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14" calcext:value-type="float">
            <text:p>3.11E-0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12" calcext:value-type="float">
            <text:p>3.11E-0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1" calcext:value-type="float">
            <text:p>3.11E-04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8" calcext:value-type="float">
            <text:p>3.11E-04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299.12" calcext:value-type="float">
            <text:p>299.12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6" calcext:value-type="float">
            <text:p>3.11E-0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01" calcext:value-type="float">
            <text:p>3.10E-0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097" calcext:value-type="float">
            <text:p>3.10E-04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92" calcext:value-type="float">
            <text:p>3.09E-04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0.02" calcext:value-type="float">
            <text:p>80.02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087" calcext:value-type="float">
            <text:p>3.09E-0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80.02" calcext:value-type="float">
            <text:p>80.02</text:p>
          </table:table-cell>
          <table:table-cell office:value-type="float" office:value="0.0003085" calcext:value-type="float">
            <text:p>3.09E-04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082" calcext:value-type="float">
            <text:p>3.08E-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98.84" calcext:value-type="float">
            <text:p>298.84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078" calcext:value-type="float">
            <text:p>3.08E-04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0.203" calcext:value-type="float">
            <text:p>80.203</text:p>
          </table:table-cell>
          <table:table-cell office:value-type="float" office:value="0.0003074" calcext:value-type="float">
            <text:p>3.07E-04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0.325" calcext:value-type="float">
            <text:p>80.325</text:p>
          </table:table-cell>
          <table:table-cell office:value-type="float" office:value="0.0003071" calcext:value-type="float">
            <text:p>3.07E-0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0.386" calcext:value-type="float">
            <text:p>80.386</text:p>
          </table:table-cell>
          <table:table-cell office:value-type="float" office:value="0.0003068" calcext:value-type="float">
            <text:p>3.07E-04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0.386" calcext:value-type="float">
            <text:p>80.386</text:p>
          </table:table-cell>
          <table:table-cell office:value-type="float" office:value="0.0003068" calcext:value-type="float">
            <text:p>3.07E-0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064" calcext:value-type="float">
            <text:p>3.06E-04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64" calcext:value-type="float">
            <text:p>3.06E-0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062" calcext:value-type="float">
            <text:p>3.06E-04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6" calcext:value-type="float">
            <text:p>3.06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58" calcext:value-type="float">
            <text:p>3.06E-04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57" calcext:value-type="float">
            <text:p>3.06E-0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54" calcext:value-type="float">
            <text:p>3.05E-04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691" calcext:value-type="float">
            <text:p>80.691</text:p>
          </table:table-cell>
          <table:table-cell office:value-type="float" office:value="0.0003053" calcext:value-type="float">
            <text:p>3.05E-04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051" calcext:value-type="float">
            <text:p>3.05E-0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05" calcext:value-type="float">
            <text:p>3.05E-04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048" calcext:value-type="float">
            <text:p>3.05E-04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046" calcext:value-type="float">
            <text:p>3.05E-04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99.4" calcext:value-type="float">
            <text:p>299.4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045" calcext:value-type="float">
            <text:p>3.05E-04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99.4" calcext:value-type="float">
            <text:p>299.4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042" calcext:value-type="float">
            <text:p>3.04E-0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2" calcext:value-type="float">
            <text:p>3.04E-04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3" calcext:value-type="float">
            <text:p>3.04E-04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04" calcext:value-type="float">
            <text:p>3.04E-04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038" calcext:value-type="float">
            <text:p>3.04E-0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36" calcext:value-type="float">
            <text:p>3.04E-0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3" calcext:value-type="float">
            <text:p>3.03E-04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99.4" calcext:value-type="float">
            <text:p>299.4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28" calcext:value-type="float">
            <text:p>3.03E-04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1.24" calcext:value-type="float">
            <text:p>81.24</text:p>
          </table:table-cell>
          <table:table-cell office:value-type="float" office:value="0.0003027" calcext:value-type="float">
            <text:p>3.03E-0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26" calcext:value-type="float">
            <text:p>3.03E-0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1.362" calcext:value-type="float">
            <text:p>81.362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99.4" calcext:value-type="float">
            <text:p>299.4</text:p>
          </table:table-cell>
          <table:table-cell office:value-type="float" office:value="81.362" calcext:value-type="float">
            <text:p>81.362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023" calcext:value-type="float">
            <text:p>3.02E-04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1.423" calcext:value-type="float">
            <text:p>81.423</text:p>
          </table:table-cell>
          <table:table-cell office:value-type="float" office:value="0.0003021" calcext:value-type="float">
            <text:p>3.02E-0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17" calcext:value-type="float">
            <text:p>3.02E-04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16" calcext:value-type="float">
            <text:p>3.02E-0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13" calcext:value-type="float">
            <text:p>3.01E-04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11" calcext:value-type="float">
            <text:p>3.01E-04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1" calcext:value-type="float">
            <text:p>3.01E-04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9" calcext:value-type="float">
            <text:p>3.01E-04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8" calcext:value-type="float">
            <text:p>3.01E-0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1.79" calcext:value-type="float">
            <text:p>81.79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1.79" calcext:value-type="float">
            <text:p>81.79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1.79" calcext:value-type="float">
            <text:p>81.79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1.729" calcext:value-type="float">
            <text:p>81.729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05" calcext:value-type="float">
            <text:p>3.01E-04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79" calcext:value-type="float">
            <text:p>81.79</text:p>
          </table:table-cell>
          <table:table-cell office:value-type="float" office:value="0.0003002" calcext:value-type="float">
            <text:p>3.00E-0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1.912" calcext:value-type="float">
            <text:p>81.912</text:p>
          </table:table-cell>
          <table:table-cell office:value-type="float" office:value="0.0002999" calcext:value-type="float">
            <text:p>3.00E-04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2994" calcext:value-type="float">
            <text:p>2.99E-04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2989" calcext:value-type="float">
            <text:p>2.99E-04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2982" calcext:value-type="float">
            <text:p>2.98E-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2981" calcext:value-type="float">
            <text:p>2.98E-0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2979" calcext:value-type="float">
            <text:p>2.98E-04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2978" calcext:value-type="float">
            <text:p>2.98E-04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2976" calcext:value-type="float">
            <text:p>2.98E-04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" calcext:value-type="float">
            <text:p>82.4</text:p>
          </table:table-cell>
          <table:table-cell office:value-type="float" office:value="0.0002976" calcext:value-type="float">
            <text:p>2.98E-0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2975" calcext:value-type="float">
            <text:p>2.98E-04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" calcext:value-type="float">
            <text:p>82.4</text:p>
          </table:table-cell>
          <table:table-cell office:value-type="float" office:value="0.0002974" calcext:value-type="float">
            <text:p>2.97E-0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" calcext:value-type="float">
            <text:p>82.4</text:p>
          </table:table-cell>
          <table:table-cell office:value-type="float" office:value="0.0002973" calcext:value-type="float">
            <text:p>2.97E-04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" calcext:value-type="float">
            <text:p>82.4</text:p>
          </table:table-cell>
          <table:table-cell office:value-type="float" office:value="0.0002973" calcext:value-type="float">
            <text:p>2.97E-04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2972" calcext:value-type="float">
            <text:p>2.97E-0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2971" calcext:value-type="float">
            <text:p>2.97E-04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2969" calcext:value-type="float">
            <text:p>2.97E-04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2968" calcext:value-type="float">
            <text:p>2.97E-04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2.644" calcext:value-type="float">
            <text:p>82.644</text:p>
          </table:table-cell>
          <table:table-cell office:value-type="float" office:value="0.0002964" calcext:value-type="float">
            <text:p>2.96E-04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2.644" calcext:value-type="float">
            <text:p>82.644</text:p>
          </table:table-cell>
          <table:table-cell office:value-type="float" office:value="0.0002962" calcext:value-type="float">
            <text:p>2.96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61" calcext:value-type="float">
            <text:p>2.96E-04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2.766" calcext:value-type="float">
            <text:p>82.766</text:p>
          </table:table-cell>
          <table:table-cell office:value-type="float" office:value="0.0002959" calcext:value-type="float">
            <text:p>2.96E-04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766" calcext:value-type="float">
            <text:p>82.766</text:p>
          </table:table-cell>
          <table:table-cell office:value-type="float" office:value="0.0002958" calcext:value-type="float">
            <text:p>2.96E-04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56" calcext:value-type="float">
            <text:p>2.96E-04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55" calcext:value-type="float">
            <text:p>2.96E-0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54" calcext:value-type="float">
            <text:p>2.95E-0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53" calcext:value-type="float">
            <text:p>2.95E-04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51" calcext:value-type="float">
            <text:p>2.95E-04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5" calcext:value-type="float">
            <text:p>2.95E-04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48" calcext:value-type="float">
            <text:p>2.95E-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47" calcext:value-type="float">
            <text:p>2.95E-04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299.81" calcext:value-type="float">
            <text:p>299.81</text:p>
          </table:table-cell>
          <table:table-cell office:value-type="float" office:value="83.071" calcext:value-type="float">
            <text:p>83.071</text:p>
          </table:table-cell>
          <table:table-cell office:value-type="float" office:value="0.0002945" calcext:value-type="float">
            <text:p>2.95E-04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299.81" calcext:value-type="float">
            <text:p>299.81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4" calcext:value-type="float">
            <text:p>2.94E-04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071" calcext:value-type="float">
            <text:p>83.071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4" calcext:value-type="float">
            <text:p>2.94E-0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38" calcext:value-type="float">
            <text:p>2.94E-04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316" calcext:value-type="float">
            <text:p>83.316</text:p>
          </table:table-cell>
          <table:table-cell office:value-type="float" office:value="0.0002937" calcext:value-type="float">
            <text:p>2.94E-0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35" calcext:value-type="float">
            <text:p>2.94E-04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254" calcext:value-type="float">
            <text:p>83.254</text:p>
          </table:table-cell>
          <table:table-cell office:value-type="float" office:value="0.0002934" calcext:value-type="float">
            <text:p>2.93E-0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316" calcext:value-type="float">
            <text:p>83.316</text:p>
          </table:table-cell>
          <table:table-cell office:value-type="float" office:value="0.0002932" calcext:value-type="float">
            <text:p>2.93E-04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1" calcext:value-type="float">
            <text:p>2.93E-0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316" calcext:value-type="float">
            <text:p>83.316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1" calcext:value-type="float">
            <text:p>2.93E-04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1" calcext:value-type="float">
            <text:p>2.93E-04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316" calcext:value-type="float">
            <text:p>83.316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2927" calcext:value-type="float">
            <text:p>2.93E-04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2925" calcext:value-type="float">
            <text:p>2.93E-04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2922" calcext:value-type="float">
            <text:p>2.92E-04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2" calcext:value-type="float">
            <text:p>2.92E-04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18" calcext:value-type="float">
            <text:p>2.92E-0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8" calcext:value-type="float">
            <text:p>2.92E-0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2918" calcext:value-type="float">
            <text:p>2.92E-04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16" calcext:value-type="float">
            <text:p>2.92E-04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99.4" calcext:value-type="float">
            <text:p>299.4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14" calcext:value-type="float">
            <text:p>2.91E-04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2911" calcext:value-type="float">
            <text:p>2.91E-0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1" calcext:value-type="float">
            <text:p>2.91E-0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8" calcext:value-type="float">
            <text:p>2.91E-04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299.4" calcext:value-type="float">
            <text:p>299.4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99.4" calcext:value-type="float">
            <text:p>299.4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2901" calcext:value-type="float">
            <text:p>2.90E-04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4.048" calcext:value-type="float">
            <text:p>84.048</text:p>
          </table:table-cell>
          <table:table-cell office:value-type="float" office:value="0.0002897" calcext:value-type="float">
            <text:p>2.90E-0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4.109" calcext:value-type="float">
            <text:p>84.109</text:p>
          </table:table-cell>
          <table:table-cell office:value-type="float" office:value="0.0002894" calcext:value-type="float">
            <text:p>2.89E-04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3" calcext:value-type="float">
            <text:p>2.89E-04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99.4" calcext:value-type="float">
            <text:p>299.4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4.109" calcext:value-type="float">
            <text:p>84.109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4.109" calcext:value-type="float">
            <text:p>84.109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299.12" calcext:value-type="float">
            <text:p>299.12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17" calcext:value-type="float">
            <text:p>84.17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886" calcext:value-type="float">
            <text:p>2.89E-04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88" calcext:value-type="float">
            <text:p>2.88E-0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876" calcext:value-type="float">
            <text:p>2.88E-04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87" calcext:value-type="float">
            <text:p>2.87E-04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67" calcext:value-type="float">
            <text:p>2.87E-0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4.902" calcext:value-type="float">
            <text:p>84.902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99.4" calcext:value-type="float">
            <text:p>299.4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865" calcext:value-type="float">
            <text:p>2.87E-04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65" calcext:value-type="float">
            <text:p>2.87E-0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859" calcext:value-type="float">
            <text:p>2.86E-0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5.025" calcext:value-type="float">
            <text:p>85.025</text:p>
          </table:table-cell>
          <table:table-cell office:value-type="float" office:value="0.0002855" calcext:value-type="float">
            <text:p>2.86E-04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5.025" calcext:value-type="float">
            <text:p>85.025</text:p>
          </table:table-cell>
          <table:table-cell office:value-type="float" office:value="0.0002852" calcext:value-type="float">
            <text:p>2.85E-0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849" calcext:value-type="float">
            <text:p>2.85E-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46" calcext:value-type="float">
            <text:p>2.85E-04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43" calcext:value-type="float">
            <text:p>2.84E-0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41" calcext:value-type="float">
            <text:p>2.84E-04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39" calcext:value-type="float">
            <text:p>2.84E-0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9.81" calcext:value-type="float">
            <text:p>299.81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37" calcext:value-type="float">
            <text:p>2.84E-0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513" calcext:value-type="float">
            <text:p>85.513</text:p>
          </table:table-cell>
          <table:table-cell office:value-type="float" office:value="0.0002835" calcext:value-type="float">
            <text:p>2.84E-0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32" calcext:value-type="float">
            <text:p>2.83E-04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9" calcext:value-type="float">
            <text:p>2.83E-0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299.81" calcext:value-type="float">
            <text:p>299.81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5.757" calcext:value-type="float">
            <text:p>85.757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5.757" calcext:value-type="float">
            <text:p>85.757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5.757" calcext:value-type="float">
            <text:p>85.757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5.757" calcext:value-type="float">
            <text:p>85.757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22" calcext:value-type="float">
            <text:p>2.82E-04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818" calcext:value-type="float">
            <text:p>2.82E-04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6.062" calcext:value-type="float">
            <text:p>86.062</text:p>
          </table:table-cell>
          <table:table-cell office:value-type="float" office:value="0.0002814" calcext:value-type="float">
            <text:p>2.81E-0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09" calcext:value-type="float">
            <text:p>2.81E-04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805" calcext:value-type="float">
            <text:p>2.81E-04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489" calcext:value-type="float">
            <text:p>86.489</text:p>
          </table:table-cell>
          <table:table-cell office:value-type="float" office:value="0.0002801" calcext:value-type="float">
            <text:p>2.80E-04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6.489" calcext:value-type="float">
            <text:p>86.489</text:p>
          </table:table-cell>
          <table:table-cell office:value-type="float" office:value="0.0002798" calcext:value-type="float">
            <text:p>2.80E-04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86.612" calcext:value-type="float">
            <text:p>86.612</text:p>
          </table:table-cell>
          <table:table-cell office:value-type="float" office:value="0.0002795" calcext:value-type="float">
            <text:p>2.80E-0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86.673" calcext:value-type="float">
            <text:p>86.673</text:p>
          </table:table-cell>
          <table:table-cell office:value-type="float" office:value="0.0002793" calcext:value-type="float">
            <text:p>2.79E-04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6.795" calcext:value-type="float">
            <text:p>86.795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300.09" calcext:value-type="float">
            <text:p>300.09</text:p>
          </table:table-cell>
          <table:table-cell office:value-type="float" office:value="86.856" calcext:value-type="float">
            <text:p>86.856</text:p>
          </table:table-cell>
          <table:table-cell office:value-type="float" office:value="0.0002789" calcext:value-type="float">
            <text:p>2.79E-04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786" calcext:value-type="float">
            <text:p>2.79E-04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0.22" calcext:value-type="float">
            <text:p>300.22</text:p>
          </table:table-cell>
          <table:table-cell office:value-type="float" office:value="86.856" calcext:value-type="float">
            <text:p>86.856</text:p>
          </table:table-cell>
          <table:table-cell office:value-type="float" office:value="0.0002783" calcext:value-type="float">
            <text:p>2.78E-0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00.22" calcext:value-type="float">
            <text:p>300.22</text:p>
          </table:table-cell>
          <table:table-cell office:value-type="float" office:value="86.978" calcext:value-type="float">
            <text:p>86.978</text:p>
          </table:table-cell>
          <table:table-cell office:value-type="float" office:value="0.0002781" calcext:value-type="float">
            <text:p>2.78E-0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300.22" calcext:value-type="float">
            <text:p>300.22</text:p>
          </table:table-cell>
          <table:table-cell office:value-type="float" office:value="86.978" calcext:value-type="float">
            <text:p>86.978</text:p>
          </table:table-cell>
          <table:table-cell office:value-type="float" office:value="0.0002779" calcext:value-type="float">
            <text:p>2.78E-0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87.039" calcext:value-type="float">
            <text:p>87.039</text:p>
          </table:table-cell>
          <table:table-cell office:value-type="float" office:value="0.0002778" calcext:value-type="float">
            <text:p>2.78E-0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039" calcext:value-type="float">
            <text:p>87.039</text:p>
          </table:table-cell>
          <table:table-cell office:value-type="float" office:value="0.0002778" calcext:value-type="float">
            <text:p>2.78E-04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775" calcext:value-type="float">
            <text:p>2.78E-0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00.284" calcext:value-type="float">
            <text:p>300.284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72" calcext:value-type="float">
            <text:p>2.77E-04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71" calcext:value-type="float">
            <text:p>2.77E-04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771" calcext:value-type="float">
            <text:p>2.77E-04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7" calcext:value-type="float">
            <text:p>2.77E-04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300.284" calcext:value-type="float">
            <text:p>300.284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71" calcext:value-type="float">
            <text:p>2.77E-0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77" calcext:value-type="float">
            <text:p>2.77E-0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7" calcext:value-type="float">
            <text:p>2.77E-04</text:p>
          </table:table-cell>
        </table:table-row>
      </table:table>
      <table:table table:name="Data 2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.08" calcext:value-type="float">
            <text:p>296.08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96.101" calcext:value-type="float">
            <text:p>296.101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6.144" calcext:value-type="float">
            <text:p>296.144</text:p>
          </table:table-cell>
          <table:table-cell office:value-type="float" office:value="69.582" calcext:value-type="float">
            <text:p>69.582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6.188" calcext:value-type="float">
            <text:p>296.188</text:p>
          </table:table-cell>
          <table:table-cell office:value-type="float" office:value="69.582" calcext:value-type="float">
            <text:p>69.582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96.166" calcext:value-type="float">
            <text:p>296.166</text:p>
          </table:table-cell>
          <table:table-cell office:value-type="float" office:value="69.582" calcext:value-type="float">
            <text:p>69.582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6.188" calcext:value-type="float">
            <text:p>296.188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71" calcext:value-type="float">
            <text:p>3.67E-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96.188" calcext:value-type="float">
            <text:p>296.188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7" calcext:value-type="float">
            <text:p>3.67E-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6.274" calcext:value-type="float">
            <text:p>296.274</text:p>
          </table:table-cell>
          <table:table-cell office:value-type="float" office:value="69.643" calcext:value-type="float">
            <text:p>69.643</text:p>
          </table:table-cell>
          <table:table-cell office:value-type="float" office:value="0.0003668" calcext:value-type="float">
            <text:p>3.67E-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96.252" calcext:value-type="float">
            <text:p>296.252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66" calcext:value-type="float">
            <text:p>3.67E-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64" calcext:value-type="float">
            <text:p>3.66E-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96.382" calcext:value-type="float">
            <text:p>296.382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9.704" calcext:value-type="float">
            <text:p>69.704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6.446" calcext:value-type="float">
            <text:p>296.446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6.446" calcext:value-type="float">
            <text:p>296.446</text:p>
          </table:table-cell>
          <table:table-cell office:value-type="float" office:value="69.704" calcext:value-type="float">
            <text:p>69.704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6.425" calcext:value-type="float">
            <text:p>296.425</text:p>
          </table:table-cell>
          <table:table-cell office:value-type="float" office:value="69.704" calcext:value-type="float">
            <text:p>69.704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6.489" calcext:value-type="float">
            <text:p>296.489</text:p>
          </table:table-cell>
          <table:table-cell office:value-type="float" office:value="69.765" calcext:value-type="float">
            <text:p>69.765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6.489" calcext:value-type="float">
            <text:p>296.489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61" calcext:value-type="float">
            <text:p>3.66E-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6.511" calcext:value-type="float">
            <text:p>296.511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6.576" calcext:value-type="float">
            <text:p>296.576</text:p>
          </table:table-cell>
          <table:table-cell office:value-type="float" office:value="70.009" calcext:value-type="float">
            <text:p>70.009</text:p>
          </table:table-cell>
          <table:table-cell office:value-type="float" office:value="0.0003655" calcext:value-type="float">
            <text:p>3.66E-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6.619" calcext:value-type="float">
            <text:p>296.619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52" calcext:value-type="float">
            <text:p>3.65E-0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6.727" calcext:value-type="float">
            <text:p>296.727</text:p>
          </table:table-cell>
          <table:table-cell office:value-type="float" office:value="70.132" calcext:value-type="float">
            <text:p>70.132</text:p>
          </table:table-cell>
          <table:table-cell office:value-type="float" office:value="0.0003648" calcext:value-type="float">
            <text:p>3.65E-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6.77" calcext:value-type="float">
            <text:p>296.77</text:p>
          </table:table-cell>
          <table:table-cell office:value-type="float" office:value="70.254" calcext:value-type="float">
            <text:p>70.254</text:p>
          </table:table-cell>
          <table:table-cell office:value-type="float" office:value="0.0003644" calcext:value-type="float">
            <text:p>3.64E-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70.315" calcext:value-type="float">
            <text:p>70.315</text:p>
          </table:table-cell>
          <table:table-cell office:value-type="float" office:value="0.000364" calcext:value-type="float">
            <text:p>3.64E-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70.437" calcext:value-type="float">
            <text:p>70.437</text:p>
          </table:table-cell>
          <table:table-cell office:value-type="float" office:value="0.0003635" calcext:value-type="float">
            <text:p>3.64E-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7.028" calcext:value-type="float">
            <text:p>297.028</text:p>
          </table:table-cell>
          <table:table-cell office:value-type="float" office:value="70.498" calcext:value-type="float">
            <text:p>70.498</text:p>
          </table:table-cell>
          <table:table-cell office:value-type="float" office:value="0.0003632" calcext:value-type="float">
            <text:p>3.63E-0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7.115" calcext:value-type="float">
            <text:p>297.115</text:p>
          </table:table-cell>
          <table:table-cell office:value-type="float" office:value="70.62" calcext:value-type="float">
            <text:p>70.62</text:p>
          </table:table-cell>
          <table:table-cell office:value-type="float" office:value="0.0003628" calcext:value-type="float">
            <text:p>3.63E-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7.179" calcext:value-type="float">
            <text:p>297.179</text:p>
          </table:table-cell>
          <table:table-cell office:value-type="float" office:value="70.62" calcext:value-type="float">
            <text:p>70.62</text:p>
          </table:table-cell>
          <table:table-cell office:value-type="float" office:value="0.0003623" calcext:value-type="float">
            <text:p>3.62E-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7.244" calcext:value-type="float">
            <text:p>297.244</text:p>
          </table:table-cell>
          <table:table-cell office:value-type="float" office:value="70.681" calcext:value-type="float">
            <text:p>70.681</text:p>
          </table:table-cell>
          <table:table-cell office:value-type="float" office:value="0.0003618" calcext:value-type="float">
            <text:p>3.62E-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7.33" calcext:value-type="float">
            <text:p>297.33</text:p>
          </table:table-cell>
          <table:table-cell office:value-type="float" office:value="70.742" calcext:value-type="float">
            <text:p>70.742</text:p>
          </table:table-cell>
          <table:table-cell office:value-type="float" office:value="0.0003613" calcext:value-type="float">
            <text:p>3.61E-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7.46" calcext:value-type="float">
            <text:p>297.46</text:p>
          </table:table-cell>
          <table:table-cell office:value-type="float" office:value="70.864" calcext:value-type="float">
            <text:p>70.864</text:p>
          </table:table-cell>
          <table:table-cell office:value-type="float" office:value="0.000361" calcext:value-type="float">
            <text:p>3.61E-0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7.503" calcext:value-type="float">
            <text:p>297.503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7" calcext:value-type="float">
            <text:p>3.61E-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97.567" calcext:value-type="float">
            <text:p>297.567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5" calcext:value-type="float">
            <text:p>3.61E-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3" calcext:value-type="float">
            <text:p>3.60E-0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108" calcext:value-type="float">
            <text:p>71.108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7.654" calcext:value-type="float">
            <text:p>297.654</text:p>
          </table:table-cell>
          <table:table-cell office:value-type="float" office:value="70.925" calcext:value-type="float">
            <text:p>70.925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0.986" calcext:value-type="float">
            <text:p>70.986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0.986" calcext:value-type="float">
            <text:p>70.986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97.611" calcext:value-type="float">
            <text:p>297.611</text:p>
          </table:table-cell>
          <table:table-cell office:value-type="float" office:value="71.047" calcext:value-type="float">
            <text:p>71.047</text:p>
          </table:table-cell>
          <table:table-cell office:value-type="float" office:value="0.00036" calcext:value-type="float">
            <text:p>3.60E-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71.169" calcext:value-type="float">
            <text:p>71.169</text:p>
          </table:table-cell>
          <table:table-cell office:value-type="float" office:value="0.0003597" calcext:value-type="float">
            <text:p>3.60E-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97.697" calcext:value-type="float">
            <text:p>297.697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92" calcext:value-type="float">
            <text:p>3.59E-0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89" calcext:value-type="float">
            <text:p>3.59E-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97.826" calcext:value-type="float">
            <text:p>297.826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85" calcext:value-type="float">
            <text:p>3.59E-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97.912" calcext:value-type="float">
            <text:p>297.912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582" calcext:value-type="float">
            <text:p>3.58E-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97.977" calcext:value-type="float">
            <text:p>297.977</text:p>
          </table:table-cell>
          <table:table-cell office:value-type="float" office:value="71.474" calcext:value-type="float">
            <text:p>71.474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1.474" calcext:value-type="float">
            <text:p>71.474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97.977" calcext:value-type="float">
            <text:p>297.977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97.934" calcext:value-type="float">
            <text:p>297.934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97.912" calcext:value-type="float">
            <text:p>297.912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97.934" calcext:value-type="float">
            <text:p>297.934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97.891" calcext:value-type="float">
            <text:p>297.891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7.891" calcext:value-type="float">
            <text:p>297.891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8" calcext:value-type="float">
            <text:p>3.58E-0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97.848" calcext:value-type="float">
            <text:p>297.848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97.848" calcext:value-type="float">
            <text:p>297.848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97.826" calcext:value-type="float">
            <text:p>297.826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97.826" calcext:value-type="float">
            <text:p>297.826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7.826" calcext:value-type="float">
            <text:p>297.826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71.413" calcext:value-type="float">
            <text:p>71.413</text:p>
          </table:table-cell>
          <table:table-cell office:value-type="float" office:value="0.0003577" calcext:value-type="float">
            <text:p>3.58E-0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97.869" calcext:value-type="float">
            <text:p>297.869</text:p>
          </table:table-cell>
          <table:table-cell office:value-type="float" office:value="71.535" calcext:value-type="float">
            <text:p>71.535</text:p>
          </table:table-cell>
          <table:table-cell office:value-type="float" office:value="0.0003575" calcext:value-type="float">
            <text:p>3.58E-0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97.912" calcext:value-type="float">
            <text:p>297.912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571" calcext:value-type="float">
            <text:p>3.57E-0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569" calcext:value-type="float">
            <text:p>3.57E-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97.977" calcext:value-type="float">
            <text:p>297.977</text:p>
          </table:table-cell>
          <table:table-cell office:value-type="float" office:value="71.657" calcext:value-type="float">
            <text:p>71.657</text:p>
          </table:table-cell>
          <table:table-cell office:value-type="float" office:value="0.0003565" calcext:value-type="float">
            <text:p>3.57E-0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98.042" calcext:value-type="float">
            <text:p>298.042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62" calcext:value-type="float">
            <text:p>3.56E-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9" calcext:value-type="float">
            <text:p>3.56E-0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558" calcext:value-type="float">
            <text:p>3.56E-0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8" calcext:value-type="float">
            <text:p>3.56E-0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8" calcext:value-type="float">
            <text:p>3.56E-0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98.128" calcext:value-type="float">
            <text:p>298.128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98.128" calcext:value-type="float">
            <text:p>298.128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8" calcext:value-type="float">
            <text:p>3.56E-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71.718" calcext:value-type="float">
            <text:p>71.718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98.085" calcext:value-type="float">
            <text:p>298.085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71.902" calcext:value-type="float">
            <text:p>71.902</text:p>
          </table:table-cell>
          <table:table-cell office:value-type="float" office:value="0.0003551" calcext:value-type="float">
            <text:p>3.55E-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98.15" calcext:value-type="float">
            <text:p>298.15</text:p>
          </table:table-cell>
          <table:table-cell office:value-type="float" office:value="71.963" calcext:value-type="float">
            <text:p>71.963</text:p>
          </table:table-cell>
          <table:table-cell office:value-type="float" office:value="0.0003548" calcext:value-type="float">
            <text:p>3.55E-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44" calcext:value-type="float">
            <text:p>3.54E-0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98.279" calcext:value-type="float">
            <text:p>298.279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41" calcext:value-type="float">
            <text:p>3.54E-0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38" calcext:value-type="float">
            <text:p>3.54E-0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6" calcext:value-type="float">
            <text:p>3.54E-0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.279" calcext:value-type="float">
            <text:p>298.279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98.214" calcext:value-type="float">
            <text:p>298.214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98.193" calcext:value-type="float">
            <text:p>298.193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32" calcext:value-type="float">
            <text:p>3.53E-0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98.236" calcext:value-type="float">
            <text:p>298.236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528" calcext:value-type="float">
            <text:p>3.53E-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523" calcext:value-type="float">
            <text:p>3.52E-0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519" calcext:value-type="float">
            <text:p>3.52E-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514" calcext:value-type="float">
            <text:p>3.51E-0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11" calcext:value-type="float">
            <text:p>3.51E-0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508" calcext:value-type="float">
            <text:p>3.51E-0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72.634" calcext:value-type="float">
            <text:p>72.634</text:p>
          </table:table-cell>
          <table:table-cell office:value-type="float" office:value="0.0003509" calcext:value-type="float">
            <text:p>3.51E-0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507" calcext:value-type="float">
            <text:p>3.51E-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04" calcext:value-type="float">
            <text:p>3.50E-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817" calcext:value-type="float">
            <text:p>72.817</text:p>
          </table:table-cell>
          <table:table-cell office:value-type="float" office:value="0.0003501" calcext:value-type="float">
            <text:p>3.50E-0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497" calcext:value-type="float">
            <text:p>3.50E-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494" calcext:value-type="float">
            <text:p>3.49E-0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491" calcext:value-type="float">
            <text:p>3.49E-0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061" calcext:value-type="float">
            <text:p>73.061</text:p>
          </table:table-cell>
          <table:table-cell office:value-type="float" office:value="0.000349" calcext:value-type="float">
            <text:p>3.49E-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8.71" calcext:value-type="float">
            <text:p>298.71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89" calcext:value-type="float">
            <text:p>3.49E-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061" calcext:value-type="float">
            <text:p>73.061</text:p>
          </table:table-cell>
          <table:table-cell office:value-type="float" office:value="0.0003487" calcext:value-type="float">
            <text:p>3.49E-0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5" calcext:value-type="float">
            <text:p>3.49E-0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2" calcext:value-type="float">
            <text:p>3.48E-0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79" calcext:value-type="float">
            <text:p>3.48E-0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305" calcext:value-type="float">
            <text:p>73.305</text:p>
          </table:table-cell>
          <table:table-cell office:value-type="float" office:value="0.0003472" calcext:value-type="float">
            <text:p>3.47E-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428" calcext:value-type="float">
            <text:p>73.428</text:p>
          </table:table-cell>
          <table:table-cell office:value-type="float" office:value="0.0003469" calcext:value-type="float">
            <text:p>3.47E-0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6" calcext:value-type="float">
            <text:p>3.47E-0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1" calcext:value-type="float">
            <text:p>3.46E-0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98.624" calcext:value-type="float">
            <text:p>298.624</text:p>
          </table:table-cell>
          <table:table-cell office:value-type="float" office:value="73.366" calcext:value-type="float">
            <text:p>73.366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8.581" calcext:value-type="float">
            <text:p>298.581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1" calcext:value-type="float">
            <text:p>3.46E-0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3.428" calcext:value-type="float">
            <text:p>73.428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3.428" calcext:value-type="float">
            <text:p>73.428</text:p>
          </table:table-cell>
          <table:table-cell office:value-type="float" office:value="0.0003461" calcext:value-type="float">
            <text:p>3.46E-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457" calcext:value-type="float">
            <text:p>3.46E-0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453" calcext:value-type="float">
            <text:p>3.45E-0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98.602" calcext:value-type="float">
            <text:p>298.602</text:p>
          </table:table-cell>
          <table:table-cell office:value-type="float" office:value="73.794" calcext:value-type="float">
            <text:p>73.794</text:p>
          </table:table-cell>
          <table:table-cell office:value-type="float" office:value="0.0003447" calcext:value-type="float">
            <text:p>3.45E-0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916" calcext:value-type="float">
            <text:p>73.916</text:p>
          </table:table-cell>
          <table:table-cell office:value-type="float" office:value="0.0003442" calcext:value-type="float">
            <text:p>3.44E-0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4.099" calcext:value-type="float">
            <text:p>74.099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435" calcext:value-type="float">
            <text:p>3.44E-0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432" calcext:value-type="float">
            <text:p>3.43E-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431" calcext:value-type="float">
            <text:p>3.43E-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428" calcext:value-type="float">
            <text:p>3.43E-0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425" calcext:value-type="float">
            <text:p>3.43E-0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424" calcext:value-type="float">
            <text:p>3.42E-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4.282" calcext:value-type="float">
            <text:p>74.282</text:p>
          </table:table-cell>
          <table:table-cell office:value-type="float" office:value="0.0003422" calcext:value-type="float">
            <text:p>3.42E-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419" calcext:value-type="float">
            <text:p>3.42E-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8" calcext:value-type="float">
            <text:p>3.42E-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4.526" calcext:value-type="float">
            <text:p>74.526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74.526" calcext:value-type="float">
            <text:p>74.526</text:p>
          </table:table-cell>
          <table:table-cell office:value-type="float" office:value="0.0003412" calcext:value-type="float">
            <text:p>3.41E-0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4.587" calcext:value-type="float">
            <text:p>74.587</text:p>
          </table:table-cell>
          <table:table-cell office:value-type="float" office:value="0.0003408" calcext:value-type="float">
            <text:p>3.41E-0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4.526" calcext:value-type="float">
            <text:p>74.526</text:p>
          </table:table-cell>
          <table:table-cell office:value-type="float" office:value="0.0003406" calcext:value-type="float">
            <text:p>3.41E-0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4.587" calcext:value-type="float">
            <text:p>74.587</text:p>
          </table:table-cell>
          <table:table-cell office:value-type="float" office:value="0.0003401" calcext:value-type="float">
            <text:p>3.4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4.648" calcext:value-type="float">
            <text:p>74.648</text:p>
          </table:table-cell>
          <table:table-cell office:value-type="float" office:value="0.0003398" calcext:value-type="float">
            <text:p>3.40E-0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709" calcext:value-type="float">
            <text:p>74.709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4.77" calcext:value-type="float">
            <text:p>74.77</text:p>
          </table:table-cell>
          <table:table-cell office:value-type="float" office:value="0.0003393" calcext:value-type="float">
            <text:p>3.39E-0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391" calcext:value-type="float">
            <text:p>3.39E-0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386" calcext:value-type="float">
            <text:p>3.39E-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384" calcext:value-type="float">
            <text:p>3.38E-0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8" calcext:value-type="float">
            <text:p>3.38E-0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77" calcext:value-type="float">
            <text:p>3.38E-0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373" calcext:value-type="float">
            <text:p>3.37E-0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32" calcext:value-type="float">
            <text:p>75.32</text:p>
          </table:table-cell>
          <table:table-cell office:value-type="float" office:value="0.0003371" calcext:value-type="float">
            <text:p>3.37E-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69" calcext:value-type="float">
            <text:p>3.37E-04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368" calcext:value-type="float">
            <text:p>3.37E-0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67" calcext:value-type="float">
            <text:p>3.37E-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365" calcext:value-type="float">
            <text:p>3.37E-0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5.381" calcext:value-type="float">
            <text:p>75.381</text:p>
          </table:table-cell>
          <table:table-cell office:value-type="float" office:value="0.0003364" calcext:value-type="float">
            <text:p>3.36E-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99.4" calcext:value-type="float">
            <text:p>299.4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362" calcext:value-type="float">
            <text:p>3.36E-0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99.4" calcext:value-type="float">
            <text:p>299.4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359" calcext:value-type="float">
            <text:p>3.36E-0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5.503" calcext:value-type="float">
            <text:p>75.503</text:p>
          </table:table-cell>
          <table:table-cell office:value-type="float" office:value="0.0003357" calcext:value-type="float">
            <text:p>3.36E-0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5.625" calcext:value-type="float">
            <text:p>75.625</text:p>
          </table:table-cell>
          <table:table-cell office:value-type="float" office:value="0.0003352" calcext:value-type="float">
            <text:p>3.35E-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35" calcext:value-type="float">
            <text:p>3.35E-0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625" calcext:value-type="float">
            <text:p>75.625</text:p>
          </table:table-cell>
          <table:table-cell office:value-type="float" office:value="0.0003348" calcext:value-type="float">
            <text:p>3.35E-0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747" calcext:value-type="float">
            <text:p>75.747</text:p>
          </table:table-cell>
          <table:table-cell office:value-type="float" office:value="0.0003346" calcext:value-type="float">
            <text:p>3.35E-0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808" calcext:value-type="float">
            <text:p>75.808</text:p>
          </table:table-cell>
          <table:table-cell office:value-type="float" office:value="0.0003343" calcext:value-type="float">
            <text:p>3.34E-0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5.869" calcext:value-type="float">
            <text:p>75.869</text:p>
          </table:table-cell>
          <table:table-cell office:value-type="float" office:value="0.0003342" calcext:value-type="float">
            <text:p>3.34E-0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5.869" calcext:value-type="float">
            <text:p>75.869</text:p>
          </table:table-cell>
          <table:table-cell office:value-type="float" office:value="0.000334" calcext:value-type="float">
            <text:p>3.34E-0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338" calcext:value-type="float">
            <text:p>3.34E-0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336" calcext:value-type="float">
            <text:p>3.34E-0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334" calcext:value-type="float">
            <text:p>3.33E-0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333" calcext:value-type="float">
            <text:p>3.33E-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331" calcext:value-type="float">
            <text:p>3.33E-0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331" calcext:value-type="float">
            <text:p>3.33E-0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329" calcext:value-type="float">
            <text:p>3.33E-0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328" calcext:value-type="float">
            <text:p>3.33E-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328" calcext:value-type="float">
            <text:p>3.33E-04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326" calcext:value-type="float">
            <text:p>3.33E-0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235" calcext:value-type="float">
            <text:p>76.235</text:p>
          </table:table-cell>
          <table:table-cell office:value-type="float" office:value="0.0003325" calcext:value-type="float">
            <text:p>3.33E-0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323" calcext:value-type="float">
            <text:p>3.32E-0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19" calcext:value-type="float">
            <text:p>3.32E-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316" calcext:value-type="float">
            <text:p>3.32E-0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15" calcext:value-type="float">
            <text:p>3.32E-0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13" calcext:value-type="float">
            <text:p>3.31E-0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12" calcext:value-type="float">
            <text:p>3.31E-0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11" calcext:value-type="float">
            <text:p>3.31E-0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1" calcext:value-type="float">
            <text:p>3.31E-0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1" calcext:value-type="float">
            <text:p>3.31E-0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9" calcext:value-type="float">
            <text:p>3.31E-0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9" calcext:value-type="float">
            <text:p>3.31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9" calcext:value-type="float">
            <text:p>3.31E-04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99.12" calcext:value-type="float">
            <text:p>299.12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8" calcext:value-type="float">
            <text:p>3.31E-0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07" calcext:value-type="float">
            <text:p>3.31E-0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06" calcext:value-type="float">
            <text:p>3.31E-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6.357" calcext:value-type="float">
            <text:p>76.357</text:p>
          </table:table-cell>
          <table:table-cell office:value-type="float" office:value="0.0003304" calcext:value-type="float">
            <text:p>3.30E-04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02" calcext:value-type="float">
            <text:p>3.30E-0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299" calcext:value-type="float">
            <text:p>3.30E-0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297" calcext:value-type="float">
            <text:p>3.30E-0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99.12" calcext:value-type="float">
            <text:p>299.1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296" calcext:value-type="float">
            <text:p>3.30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93" calcext:value-type="float">
            <text:p>3.29E-0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91" calcext:value-type="float">
            <text:p>3.29E-0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89" calcext:value-type="float">
            <text:p>3.29E-04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88" calcext:value-type="float">
            <text:p>3.29E-0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287" calcext:value-type="float">
            <text:p>3.29E-0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286" calcext:value-type="float">
            <text:p>3.29E-0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846" calcext:value-type="float">
            <text:p>76.846</text:p>
          </table:table-cell>
          <table:table-cell office:value-type="float" office:value="0.0003285" calcext:value-type="float">
            <text:p>3.29E-0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83" calcext:value-type="float">
            <text:p>3.28E-0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785" calcext:value-type="float">
            <text:p>76.785</text:p>
          </table:table-cell>
          <table:table-cell office:value-type="float" office:value="0.0003282" calcext:value-type="float">
            <text:p>3.28E-04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907" calcext:value-type="float">
            <text:p>76.907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907" calcext:value-type="float">
            <text:p>76.907</text:p>
          </table:table-cell>
          <table:table-cell office:value-type="float" office:value="0.000328" calcext:value-type="float">
            <text:p>3.28E-0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907" calcext:value-type="float">
            <text:p>76.907</text:p>
          </table:table-cell>
          <table:table-cell office:value-type="float" office:value="0.0003278" calcext:value-type="float">
            <text:p>3.28E-0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6.968" calcext:value-type="float">
            <text:p>76.968</text:p>
          </table:table-cell>
          <table:table-cell office:value-type="float" office:value="0.0003277" calcext:value-type="float">
            <text:p>3.28E-0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76" calcext:value-type="float">
            <text:p>3.28E-0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276" calcext:value-type="float">
            <text:p>3.28E-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274" calcext:value-type="float">
            <text:p>3.27E-0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272" calcext:value-type="float">
            <text:p>3.27E-0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72" calcext:value-type="float">
            <text:p>3.27E-0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7" calcext:value-type="float">
            <text:p>3.27E-0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68" calcext:value-type="float">
            <text:p>3.27E-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68" calcext:value-type="float">
            <text:p>3.27E-04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7" calcext:value-type="float">
            <text:p>3.27E-0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4" calcext:value-type="float">
            <text:p>3.26E-0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262" calcext:value-type="float">
            <text:p>3.26E-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7.212" calcext:value-type="float">
            <text:p>77.212</text:p>
          </table:table-cell>
          <table:table-cell office:value-type="float" office:value="0.0003259" calcext:value-type="float">
            <text:p>3.26E-04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77.212" calcext:value-type="float">
            <text:p>77.212</text:p>
          </table:table-cell>
          <table:table-cell office:value-type="float" office:value="0.0003257" calcext:value-type="float">
            <text:p>3.26E-0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7.395" calcext:value-type="float">
            <text:p>77.395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395" calcext:value-type="float">
            <text:p>77.395</text:p>
          </table:table-cell>
          <table:table-cell office:value-type="float" office:value="0.0003252" calcext:value-type="float">
            <text:p>3.25E-0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51" calcext:value-type="float">
            <text:p>3.25E-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249" calcext:value-type="float">
            <text:p>3.25E-04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48" calcext:value-type="float">
            <text:p>3.25E-0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46" calcext:value-type="float">
            <text:p>3.25E-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245" calcext:value-type="float">
            <text:p>3.25E-04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244" calcext:value-type="float">
            <text:p>3.24E-0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241" calcext:value-type="float">
            <text:p>3.24E-04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241" calcext:value-type="float">
            <text:p>3.24E-0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24" calcext:value-type="float">
            <text:p>3.24E-04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238" calcext:value-type="float">
            <text:p>3.24E-0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7.7" calcext:value-type="float">
            <text:p>77.7</text:p>
          </table:table-cell>
          <table:table-cell office:value-type="float" office:value="0.0003238" calcext:value-type="float">
            <text:p>3.24E-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7.761" calcext:value-type="float">
            <text:p>77.761</text:p>
          </table:table-cell>
          <table:table-cell office:value-type="float" office:value="0.0003235" calcext:value-type="float">
            <text:p>3.24E-0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7" calcext:value-type="float">
            <text:p>77.7</text:p>
          </table:table-cell>
          <table:table-cell office:value-type="float" office:value="0.0003235" calcext:value-type="float">
            <text:p>3.24E-04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761" calcext:value-type="float">
            <text:p>77.761</text:p>
          </table:table-cell>
          <table:table-cell office:value-type="float" office:value="0.0003233" calcext:value-type="float">
            <text:p>3.23E-04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822" calcext:value-type="float">
            <text:p>77.822</text:p>
          </table:table-cell>
          <table:table-cell office:value-type="float" office:value="0.0003232" calcext:value-type="float">
            <text:p>3.23E-04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822" calcext:value-type="float">
            <text:p>77.822</text:p>
          </table:table-cell>
          <table:table-cell office:value-type="float" office:value="0.0003231" calcext:value-type="float">
            <text:p>3.23E-0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822" calcext:value-type="float">
            <text:p>77.822</text:p>
          </table:table-cell>
          <table:table-cell office:value-type="float" office:value="0.0003231" calcext:value-type="float">
            <text:p>3.23E-0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7.944" calcext:value-type="float">
            <text:p>77.944</text:p>
          </table:table-cell>
          <table:table-cell office:value-type="float" office:value="0.000323" calcext:value-type="float">
            <text:p>3.23E-0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8.005" calcext:value-type="float">
            <text:p>78.005</text:p>
          </table:table-cell>
          <table:table-cell office:value-type="float" office:value="0.0003228" calcext:value-type="float">
            <text:p>3.23E-0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7.944" calcext:value-type="float">
            <text:p>77.944</text:p>
          </table:table-cell>
          <table:table-cell office:value-type="float" office:value="0.0003227" calcext:value-type="float">
            <text:p>3.23E-0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005" calcext:value-type="float">
            <text:p>78.005</text:p>
          </table:table-cell>
          <table:table-cell office:value-type="float" office:value="0.0003227" calcext:value-type="float">
            <text:p>3.23E-0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24" calcext:value-type="float">
            <text:p>3.22E-0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223" calcext:value-type="float">
            <text:p>3.22E-04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23" calcext:value-type="float">
            <text:p>3.22E-0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221" calcext:value-type="float">
            <text:p>3.22E-0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21" calcext:value-type="float">
            <text:p>3.22E-0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2" calcext:value-type="float">
            <text:p>3.22E-0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19" calcext:value-type="float">
            <text:p>3.22E-0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18" calcext:value-type="float">
            <text:p>3.22E-04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18" calcext:value-type="float">
            <text:p>3.22E-0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17" calcext:value-type="float">
            <text:p>3.22E-0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215" calcext:value-type="float">
            <text:p>3.22E-0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214" calcext:value-type="float">
            <text:p>3.21E-04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99.12" calcext:value-type="float">
            <text:p>299.12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213" calcext:value-type="float">
            <text:p>3.21E-0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249" calcext:value-type="float">
            <text:p>78.249</text:p>
          </table:table-cell>
          <table:table-cell office:value-type="float" office:value="0.0003211" calcext:value-type="float">
            <text:p>3.21E-04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209" calcext:value-type="float">
            <text:p>3.21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249" calcext:value-type="float">
            <text:p>78.249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1" calcext:value-type="float">
            <text:p>78.31</text:p>
          </table:table-cell>
          <table:table-cell office:value-type="float" office:value="0.0003205" calcext:value-type="float">
            <text:p>3.21E-04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04" calcext:value-type="float">
            <text:p>3.20E-0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202" calcext:value-type="float">
            <text:p>3.20E-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01" calcext:value-type="float">
            <text:p>3.20E-0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199" calcext:value-type="float">
            <text:p>3.20E-04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197" calcext:value-type="float">
            <text:p>3.20E-04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197" calcext:value-type="float">
            <text:p>3.20E-04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194" calcext:value-type="float">
            <text:p>3.19E-0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193" calcext:value-type="float">
            <text:p>3.19E-04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8.677" calcext:value-type="float">
            <text:p>78.677</text:p>
          </table:table-cell>
          <table:table-cell office:value-type="float" office:value="0.000319" calcext:value-type="float">
            <text:p>3.19E-0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738" calcext:value-type="float">
            <text:p>78.738</text:p>
          </table:table-cell>
          <table:table-cell office:value-type="float" office:value="0.0003189" calcext:value-type="float">
            <text:p>3.19E-04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677" calcext:value-type="float">
            <text:p>78.677</text:p>
          </table:table-cell>
          <table:table-cell office:value-type="float" office:value="0.0003186" calcext:value-type="float">
            <text:p>3.19E-04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86" calcext:value-type="float">
            <text:p>78.86</text:p>
          </table:table-cell>
          <table:table-cell office:value-type="float" office:value="0.0003184" calcext:value-type="float">
            <text:p>3.18E-0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182" calcext:value-type="float">
            <text:p>3.18E-0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9" calcext:value-type="float">
            <text:p>3.18E-04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7" calcext:value-type="float">
            <text:p>3.18E-0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99.4" calcext:value-type="float">
            <text:p>299.4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7" calcext:value-type="float">
            <text:p>3.18E-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9.104" calcext:value-type="float">
            <text:p>79.104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4" calcext:value-type="float">
            <text:p>3.17E-0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173" calcext:value-type="float">
            <text:p>3.17E-04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9.104" calcext:value-type="float">
            <text:p>79.104</text:p>
          </table:table-cell>
          <table:table-cell office:value-type="float" office:value="0.000317" calcext:value-type="float">
            <text:p>3.17E-04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167" calcext:value-type="float">
            <text:p>3.17E-0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104" calcext:value-type="float">
            <text:p>79.104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226" calcext:value-type="float">
            <text:p>79.226</text:p>
          </table:table-cell>
          <table:table-cell office:value-type="float" office:value="0.0003162" calcext:value-type="float">
            <text:p>3.16E-0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159" calcext:value-type="float">
            <text:p>3.16E-04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157" calcext:value-type="float">
            <text:p>3.16E-04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53" calcext:value-type="float">
            <text:p>3.15E-0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52" calcext:value-type="float">
            <text:p>3.15E-04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149" calcext:value-type="float">
            <text:p>3.15E-0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147" calcext:value-type="float">
            <text:p>3.15E-0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99.4" calcext:value-type="float">
            <text:p>299.4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45" calcext:value-type="float">
            <text:p>3.15E-04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143" calcext:value-type="float">
            <text:p>3.14E-0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653" calcext:value-type="float">
            <text:p>79.653</text:p>
          </table:table-cell>
          <table:table-cell office:value-type="float" office:value="0.000314" calcext:value-type="float">
            <text:p>3.14E-04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9" calcext:value-type="float">
            <text:p>3.14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8" calcext:value-type="float">
            <text:p>3.14E-04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6" calcext:value-type="float">
            <text:p>3.14E-0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9.12" calcext:value-type="float">
            <text:p>299.12</text:p>
          </table:table-cell>
          <table:table-cell office:value-type="float" office:value="79.653" calcext:value-type="float">
            <text:p>79.653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134" calcext:value-type="float">
            <text:p>3.13E-0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132" calcext:value-type="float">
            <text:p>3.13E-04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31" calcext:value-type="float">
            <text:p>3.13E-04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128" calcext:value-type="float">
            <text:p>3.13E-04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126" calcext:value-type="float">
            <text:p>3.13E-0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125" calcext:value-type="float">
            <text:p>3.13E-0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123" calcext:value-type="float">
            <text:p>3.12E-0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121" calcext:value-type="float">
            <text:p>3.12E-04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0.142" calcext:value-type="float">
            <text:p>80.142</text:p>
          </table:table-cell>
          <table:table-cell office:value-type="float" office:value="0.0003116" calcext:value-type="float">
            <text:p>3.12E-0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142" calcext:value-type="float">
            <text:p>80.142</text:p>
          </table:table-cell>
          <table:table-cell office:value-type="float" office:value="0.0003114" calcext:value-type="float">
            <text:p>3.11E-0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142" calcext:value-type="float">
            <text:p>80.142</text:p>
          </table:table-cell>
          <table:table-cell office:value-type="float" office:value="0.0003113" calcext:value-type="float">
            <text:p>3.11E-04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0.264" calcext:value-type="float">
            <text:p>80.264</text:p>
          </table:table-cell>
          <table:table-cell office:value-type="float" office:value="0.0003112" calcext:value-type="float">
            <text:p>3.11E-0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0.325" calcext:value-type="float">
            <text:p>80.325</text:p>
          </table:table-cell>
          <table:table-cell office:value-type="float" office:value="0.000311" calcext:value-type="float">
            <text:p>3.11E-04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0.203" calcext:value-type="float">
            <text:p>80.203</text:p>
          </table:table-cell>
          <table:table-cell office:value-type="float" office:value="0.0003109" calcext:value-type="float">
            <text:p>3.11E-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0.386" calcext:value-type="float">
            <text:p>80.386</text:p>
          </table:table-cell>
          <table:table-cell office:value-type="float" office:value="0.0003107" calcext:value-type="float">
            <text:p>3.11E-0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102" calcext:value-type="float">
            <text:p>3.10E-04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1" calcext:value-type="float">
            <text:p>3.10E-0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099" calcext:value-type="float">
            <text:p>3.10E-0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8" calcext:value-type="float">
            <text:p>3.10E-0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098" calcext:value-type="float">
            <text:p>3.10E-04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96" calcext:value-type="float">
            <text:p>3.10E-04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5" calcext:value-type="float">
            <text:p>3.10E-04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94" calcext:value-type="float">
            <text:p>3.09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093" calcext:value-type="float">
            <text:p>3.09E-04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3" calcext:value-type="float">
            <text:p>3.09E-04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2" calcext:value-type="float">
            <text:p>3.09E-04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0.691" calcext:value-type="float">
            <text:p>80.691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691" calcext:value-type="float">
            <text:p>80.691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087" calcext:value-type="float">
            <text:p>3.09E-0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99.12" calcext:value-type="float">
            <text:p>299.12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084" calcext:value-type="float">
            <text:p>3.08E-04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081" calcext:value-type="float">
            <text:p>3.08E-0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78" calcext:value-type="float">
            <text:p>3.08E-0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74" calcext:value-type="float">
            <text:p>3.07E-0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71" calcext:value-type="float">
            <text:p>3.07E-0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7" calcext:value-type="float">
            <text:p>3.07E-04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9" calcext:value-type="float">
            <text:p>3.07E-04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8" calcext:value-type="float">
            <text:p>3.07E-0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5" calcext:value-type="float">
            <text:p>3.07E-04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5" calcext:value-type="float">
            <text:p>3.07E-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5" calcext:value-type="float">
            <text:p>3.07E-0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7" calcext:value-type="float">
            <text:p>3.07E-04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98.84" calcext:value-type="float">
            <text:p>298.84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5" calcext:value-type="float">
            <text:p>3.07E-0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062" calcext:value-type="float">
            <text:p>3.06E-04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98.84" calcext:value-type="float">
            <text:p>298.84</text:p>
          </table:table-cell>
          <table:table-cell office:value-type="float" office:value="81.24" calcext:value-type="float">
            <text:p>81.24</text:p>
          </table:table-cell>
          <table:table-cell office:value-type="float" office:value="0.0003059" calcext:value-type="float">
            <text:p>3.06E-0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298.84" calcext:value-type="float">
            <text:p>298.84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057" calcext:value-type="float">
            <text:p>3.06E-04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1.362" calcext:value-type="float">
            <text:p>81.362</text:p>
          </table:table-cell>
          <table:table-cell office:value-type="float" office:value="0.0003054" calcext:value-type="float">
            <text:p>3.05E-04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1.423" calcext:value-type="float">
            <text:p>81.423</text:p>
          </table:table-cell>
          <table:table-cell office:value-type="float" office:value="0.0003051" calcext:value-type="float">
            <text:p>3.05E-0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5" calcext:value-type="float">
            <text:p>3.05E-04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048" calcext:value-type="float">
            <text:p>3.05E-0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45" calcext:value-type="float">
            <text:p>3.05E-0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044" calcext:value-type="float">
            <text:p>3.04E-0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99.12" calcext:value-type="float">
            <text:p>299.12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42" calcext:value-type="float">
            <text:p>3.04E-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041" calcext:value-type="float">
            <text:p>3.04E-0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729" calcext:value-type="float">
            <text:p>81.729</text:p>
          </table:table-cell>
          <table:table-cell office:value-type="float" office:value="0.0003039" calcext:value-type="float">
            <text:p>3.04E-04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851" calcext:value-type="float">
            <text:p>81.851</text:p>
          </table:table-cell>
          <table:table-cell office:value-type="float" office:value="0.0003037" calcext:value-type="float">
            <text:p>3.04E-04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851" calcext:value-type="float">
            <text:p>81.851</text:p>
          </table:table-cell>
          <table:table-cell office:value-type="float" office:value="0.0003036" calcext:value-type="float">
            <text:p>3.04E-0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1.912" calcext:value-type="float">
            <text:p>81.912</text:p>
          </table:table-cell>
          <table:table-cell office:value-type="float" office:value="0.0003034" calcext:value-type="float">
            <text:p>3.03E-0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912" calcext:value-type="float">
            <text:p>81.912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1.973" calcext:value-type="float">
            <text:p>81.973</text:p>
          </table:table-cell>
          <table:table-cell office:value-type="float" office:value="0.000303" calcext:value-type="float">
            <text:p>3.03E-04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1.973" calcext:value-type="float">
            <text:p>81.973</text:p>
          </table:table-cell>
          <table:table-cell office:value-type="float" office:value="0.0003029" calcext:value-type="float">
            <text:p>3.03E-04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9" calcext:value-type="float">
            <text:p>3.03E-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7" calcext:value-type="float">
            <text:p>3.03E-04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6" calcext:value-type="float">
            <text:p>3.03E-0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3" calcext:value-type="float">
            <text:p>3.02E-0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1.973" calcext:value-type="float">
            <text:p>81.973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3" calcext:value-type="float">
            <text:p>3.02E-0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5" calcext:value-type="float">
            <text:p>3.03E-0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1.973" calcext:value-type="float">
            <text:p>81.973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2.095" calcext:value-type="float">
            <text:p>82.095</text:p>
          </table:table-cell>
          <table:table-cell office:value-type="float" office:value="0.0003021" calcext:value-type="float">
            <text:p>3.02E-0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3017" calcext:value-type="float">
            <text:p>3.02E-0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13" calcext:value-type="float">
            <text:p>3.01E-04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1" calcext:value-type="float">
            <text:p>3.01E-0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7" calcext:value-type="float">
            <text:p>3.01E-0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5" calcext:value-type="float">
            <text:p>3.01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4" calcext:value-type="float">
            <text:p>3.00E-04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9.12" calcext:value-type="float">
            <text:p>299.12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02" calcext:value-type="float">
            <text:p>3.00E-04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" calcext:value-type="float">
            <text:p>3.00E-04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2997" calcext:value-type="float">
            <text:p>3.00E-0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644" calcext:value-type="float">
            <text:p>82.644</text:p>
          </table:table-cell>
          <table:table-cell office:value-type="float" office:value="0.0002996" calcext:value-type="float">
            <text:p>3.00E-0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705" calcext:value-type="float">
            <text:p>82.705</text:p>
          </table:table-cell>
          <table:table-cell office:value-type="float" office:value="0.0002993" calcext:value-type="float">
            <text:p>2.99E-0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91" calcext:value-type="float">
            <text:p>2.99E-04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766" calcext:value-type="float">
            <text:p>82.766</text:p>
          </table:table-cell>
          <table:table-cell office:value-type="float" office:value="0.000299" calcext:value-type="float">
            <text:p>2.99E-0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9" calcext:value-type="float">
            <text:p>2.99E-04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8" calcext:value-type="float">
            <text:p>2.99E-0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8" calcext:value-type="float">
            <text:p>2.99E-0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4" calcext:value-type="float">
            <text:p>2.98E-04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2982" calcext:value-type="float">
            <text:p>2.98E-04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2979" calcext:value-type="float">
            <text:p>2.98E-04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75" calcext:value-type="float">
            <text:p>2.98E-0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2974" calcext:value-type="float">
            <text:p>2.97E-0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2971" calcext:value-type="float">
            <text:p>2.97E-04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3.254" calcext:value-type="float">
            <text:p>83.254</text:p>
          </table:table-cell>
          <table:table-cell office:value-type="float" office:value="0.0002968" calcext:value-type="float">
            <text:p>2.97E-04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2965" calcext:value-type="float">
            <text:p>2.97E-04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63" calcext:value-type="float">
            <text:p>2.96E-04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2959" calcext:value-type="float">
            <text:p>2.96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2958" calcext:value-type="float">
            <text:p>2.96E-04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2955" calcext:value-type="float">
            <text:p>2.96E-04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299.4" calcext:value-type="float">
            <text:p>299.4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2953" calcext:value-type="float">
            <text:p>2.95E-0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51" calcext:value-type="float">
            <text:p>2.95E-04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5" calcext:value-type="float">
            <text:p>2.95E-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8" calcext:value-type="float">
            <text:p>2.95E-0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7" calcext:value-type="float">
            <text:p>2.95E-04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6" calcext:value-type="float">
            <text:p>2.95E-0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5" calcext:value-type="float">
            <text:p>2.95E-0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4" calcext:value-type="float">
            <text:p>2.94E-0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4" calcext:value-type="float">
            <text:p>2.94E-0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99.4" calcext:value-type="float">
            <text:p>299.4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3.926" calcext:value-type="float">
            <text:p>83.926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298.84" calcext:value-type="float">
            <text:p>298.84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298.84" calcext:value-type="float">
            <text:p>298.84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3.682" calcext:value-type="float">
            <text:p>83.682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298.84" calcext:value-type="float">
            <text:p>298.84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98.84" calcext:value-type="float">
            <text:p>298.84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3.804" calcext:value-type="float">
            <text:p>83.804</text:p>
          </table:table-cell>
          <table:table-cell office:value-type="float" office:value="0.0002938" calcext:value-type="float">
            <text:p>2.94E-0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2935" calcext:value-type="float">
            <text:p>2.94E-04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2931" calcext:value-type="float">
            <text:p>2.93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4.048" calcext:value-type="float">
            <text:p>84.048</text:p>
          </table:table-cell>
          <table:table-cell office:value-type="float" office:value="0.0002928" calcext:value-type="float">
            <text:p>2.93E-04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926" calcext:value-type="float">
            <text:p>2.93E-0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924" calcext:value-type="float">
            <text:p>2.92E-04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2922" calcext:value-type="float">
            <text:p>2.92E-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19" calcext:value-type="float">
            <text:p>2.92E-0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15" calcext:value-type="float">
            <text:p>2.92E-04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14" calcext:value-type="float">
            <text:p>2.91E-0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11" calcext:value-type="float">
            <text:p>2.91E-0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09" calcext:value-type="float">
            <text:p>2.91E-0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906" calcext:value-type="float">
            <text:p>2.91E-04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04" calcext:value-type="float">
            <text:p>2.90E-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02" calcext:value-type="float">
            <text:p>2.90E-04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719" calcext:value-type="float">
            <text:p>84.719</text:p>
          </table:table-cell>
          <table:table-cell office:value-type="float" office:value="0.00029" calcext:value-type="float">
            <text:p>2.90E-04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896" calcext:value-type="float">
            <text:p>2.90E-0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893" calcext:value-type="float">
            <text:p>2.89E-0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902" calcext:value-type="float">
            <text:p>84.902</text:p>
          </table:table-cell>
          <table:table-cell office:value-type="float" office:value="0.0002892" calcext:value-type="float">
            <text:p>2.89E-04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902" calcext:value-type="float">
            <text:p>84.902</text:p>
          </table:table-cell>
          <table:table-cell office:value-type="float" office:value="0.0002889" calcext:value-type="float">
            <text:p>2.89E-0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887" calcext:value-type="float">
            <text:p>2.89E-0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5.025" calcext:value-type="float">
            <text:p>85.025</text:p>
          </table:table-cell>
          <table:table-cell office:value-type="float" office:value="0.0002887" calcext:value-type="float">
            <text:p>2.89E-0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5.025" calcext:value-type="float">
            <text:p>85.025</text:p>
          </table:table-cell>
          <table:table-cell office:value-type="float" office:value="0.0002884" calcext:value-type="float">
            <text:p>2.88E-04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5.025" calcext:value-type="float">
            <text:p>85.025</text:p>
          </table:table-cell>
          <table:table-cell office:value-type="float" office:value="0.0002883" calcext:value-type="float">
            <text:p>2.88E-04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5.147" calcext:value-type="float">
            <text:p>85.147</text:p>
          </table:table-cell>
          <table:table-cell office:value-type="float" office:value="0.0002881" calcext:value-type="float">
            <text:p>2.88E-04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88" calcext:value-type="float">
            <text:p>2.88E-0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878" calcext:value-type="float">
            <text:p>2.88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7" calcext:value-type="float">
            <text:p>2.88E-04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6" calcext:value-type="float">
            <text:p>2.88E-04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4" calcext:value-type="float">
            <text:p>2.87E-04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4" calcext:value-type="float">
            <text:p>2.87E-0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71" calcext:value-type="float">
            <text:p>2.87E-04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869" calcext:value-type="float">
            <text:p>2.87E-0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867" calcext:value-type="float">
            <text:p>2.87E-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4" calcext:value-type="float">
            <text:p>2.86E-04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5.513" calcext:value-type="float">
            <text:p>85.513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3" calcext:value-type="float">
            <text:p>2.86E-0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513" calcext:value-type="float">
            <text:p>85.513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513" calcext:value-type="float">
            <text:p>85.513</text:p>
          </table:table-cell>
          <table:table-cell office:value-type="float" office:value="0.000286" calcext:value-type="float">
            <text:p>2.86E-04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298.84" calcext:value-type="float">
            <text:p>298.84</text:p>
          </table:table-cell>
          <table:table-cell office:value-type="float" office:value="85.635" calcext:value-type="float">
            <text:p>85.635</text:p>
          </table:table-cell>
          <table:table-cell office:value-type="float" office:value="0.0002857" calcext:value-type="float">
            <text:p>2.86E-04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2855" calcext:value-type="float">
            <text:p>2.86E-04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53" calcext:value-type="float">
            <text:p>2.85E-04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852" calcext:value-type="float">
            <text:p>2.85E-0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848" calcext:value-type="float">
            <text:p>2.85E-0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847" calcext:value-type="float">
            <text:p>2.85E-04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846" calcext:value-type="float">
            <text:p>2.85E-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844" calcext:value-type="float">
            <text:p>2.84E-0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842" calcext:value-type="float">
            <text:p>2.84E-0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6.123" calcext:value-type="float">
            <text:p>86.123</text:p>
          </table:table-cell>
          <table:table-cell office:value-type="float" office:value="0.0002841" calcext:value-type="float">
            <text:p>2.84E-04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123" calcext:value-type="float">
            <text:p>86.123</text:p>
          </table:table-cell>
          <table:table-cell office:value-type="float" office:value="0.0002839" calcext:value-type="float">
            <text:p>2.84E-04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8" calcext:value-type="float">
            <text:p>2.84E-0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6" calcext:value-type="float">
            <text:p>2.84E-04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6" calcext:value-type="float">
            <text:p>2.84E-04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5" calcext:value-type="float">
            <text:p>2.84E-0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5" calcext:value-type="float">
            <text:p>2.84E-0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99.12" calcext:value-type="float">
            <text:p>299.12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5" calcext:value-type="float">
            <text:p>2.84E-0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298.947" calcext:value-type="float">
            <text:p>298.947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5" calcext:value-type="float">
            <text:p>2.84E-04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298.84" calcext:value-type="float">
            <text:p>298.84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298.84" calcext:value-type="float">
            <text:p>298.84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298.84" calcext:value-type="float">
            <text:p>298.84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828" calcext:value-type="float">
            <text:p>2.83E-04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6.489" calcext:value-type="float">
            <text:p>86.489</text:p>
          </table:table-cell>
          <table:table-cell office:value-type="float" office:value="0.0002823" calcext:value-type="float">
            <text:p>2.82E-04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299.077" calcext:value-type="float">
            <text:p>299.077</text:p>
          </table:table-cell>
          <table:table-cell office:value-type="float" office:value="86.673" calcext:value-type="float">
            <text:p>86.673</text:p>
          </table:table-cell>
          <table:table-cell office:value-type="float" office:value="0.0002818" calcext:value-type="float">
            <text:p>2.82E-04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6.795" calcext:value-type="float">
            <text:p>86.795</text:p>
          </table:table-cell>
          <table:table-cell office:value-type="float" office:value="0.0002815" calcext:value-type="float">
            <text:p>2.82E-04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6.856" calcext:value-type="float">
            <text:p>86.856</text:p>
          </table:table-cell>
          <table:table-cell office:value-type="float" office:value="0.000281" calcext:value-type="float">
            <text:p>2.81E-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6.978" calcext:value-type="float">
            <text:p>86.978</text:p>
          </table:table-cell>
          <table:table-cell office:value-type="float" office:value="0.0002807" calcext:value-type="float">
            <text:p>2.81E-04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7.039" calcext:value-type="float">
            <text:p>87.039</text:p>
          </table:table-cell>
          <table:table-cell office:value-type="float" office:value="0.0002805" calcext:value-type="float">
            <text:p>2.81E-04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7.039" calcext:value-type="float">
            <text:p>87.039</text:p>
          </table:table-cell>
          <table:table-cell office:value-type="float" office:value="0.0002802" calcext:value-type="float">
            <text:p>2.80E-0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8" calcext:value-type="float">
            <text:p>2.80E-04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8" calcext:value-type="float">
            <text:p>2.8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7" calcext:value-type="float">
            <text:p>2.80E-04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7" calcext:value-type="float">
            <text:p>2.80E-04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5" calcext:value-type="float">
            <text:p>2.80E-04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5" calcext:value-type="float">
            <text:p>2.80E-04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4" calcext:value-type="float">
            <text:p>2.79E-0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2" calcext:value-type="float">
            <text:p>2.79E-0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789" calcext:value-type="float">
            <text:p>2.79E-04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787" calcext:value-type="float">
            <text:p>2.79E-04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7.466" calcext:value-type="float">
            <text:p>87.466</text:p>
          </table:table-cell>
          <table:table-cell office:value-type="float" office:value="0.0002783" calcext:value-type="float">
            <text:p>2.78E-04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781" calcext:value-type="float">
            <text:p>2.78E-04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7.649" calcext:value-type="float">
            <text:p>87.649</text:p>
          </table:table-cell>
          <table:table-cell office:value-type="float" office:value="0.0002778" calcext:value-type="float">
            <text:p>2.78E-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7.771" calcext:value-type="float">
            <text:p>87.771</text:p>
          </table:table-cell>
          <table:table-cell office:value-type="float" office:value="0.0002775" calcext:value-type="float">
            <text:p>2.78E-04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7.832" calcext:value-type="float">
            <text:p>87.832</text:p>
          </table:table-cell>
          <table:table-cell office:value-type="float" office:value="0.0002773" calcext:value-type="float">
            <text:p>2.77E-04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7.893" calcext:value-type="float">
            <text:p>87.893</text:p>
          </table:table-cell>
          <table:table-cell office:value-type="float" office:value="0.0002771" calcext:value-type="float">
            <text:p>2.77E-0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7.893" calcext:value-type="float">
            <text:p>87.893</text:p>
          </table:table-cell>
          <table:table-cell office:value-type="float" office:value="0.0002769" calcext:value-type="float">
            <text:p>2.77E-04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7.893" calcext:value-type="float">
            <text:p>87.893</text:p>
          </table:table-cell>
          <table:table-cell office:value-type="float" office:value="0.0002767" calcext:value-type="float">
            <text:p>2.77E-0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7.954" calcext:value-type="float">
            <text:p>87.954</text:p>
          </table:table-cell>
          <table:table-cell office:value-type="float" office:value="0.0002766" calcext:value-type="float">
            <text:p>2.77E-0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76" calcext:value-type="float">
            <text:p>88.076</text:p>
          </table:table-cell>
          <table:table-cell office:value-type="float" office:value="0.0002764" calcext:value-type="float">
            <text:p>2.76E-04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15" calcext:value-type="float">
            <text:p>88.015</text:p>
          </table:table-cell>
          <table:table-cell office:value-type="float" office:value="0.0002763" calcext:value-type="float">
            <text:p>2.76E-0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15" calcext:value-type="float">
            <text:p>88.015</text:p>
          </table:table-cell>
          <table:table-cell office:value-type="float" office:value="0.0002761" calcext:value-type="float">
            <text:p>2.76E-04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61" calcext:value-type="float">
            <text:p>2.76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15" calcext:value-type="float">
            <text:p>88.015</text:p>
          </table:table-cell>
          <table:table-cell office:value-type="float" office:value="0.000276" calcext:value-type="float">
            <text:p>2.76E-04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76" calcext:value-type="float">
            <text:p>88.076</text:p>
          </table:table-cell>
          <table:table-cell office:value-type="float" office:value="0.0002759" calcext:value-type="float">
            <text:p>2.76E-0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076" calcext:value-type="float">
            <text:p>88.076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9" calcext:value-type="float">
            <text:p>2.76E-0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9" calcext:value-type="float">
            <text:p>2.76E-04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99.4" calcext:value-type="float">
            <text:p>299.4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015" calcext:value-type="float">
            <text:p>88.015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198" calcext:value-type="float">
            <text:p>88.198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755" calcext:value-type="float">
            <text:p>2.76E-04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8.198" calcext:value-type="float">
            <text:p>88.198</text:p>
          </table:table-cell>
          <table:table-cell office:value-type="float" office:value="0.0002753" calcext:value-type="float">
            <text:p>2.75E-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751" calcext:value-type="float">
            <text:p>2.75E-04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8.382" calcext:value-type="float">
            <text:p>88.382</text:p>
          </table:table-cell>
          <table:table-cell office:value-type="float" office:value="0.0002748" calcext:value-type="float">
            <text:p>2.75E-04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382" calcext:value-type="float">
            <text:p>88.382</text:p>
          </table:table-cell>
          <table:table-cell office:value-type="float" office:value="0.0002747" calcext:value-type="float">
            <text:p>2.75E-04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8.443" calcext:value-type="float">
            <text:p>88.443</text:p>
          </table:table-cell>
          <table:table-cell office:value-type="float" office:value="0.0002745" calcext:value-type="float">
            <text:p>2.75E-04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443" calcext:value-type="float">
            <text:p>88.443</text:p>
          </table:table-cell>
          <table:table-cell office:value-type="float" office:value="0.0002744" calcext:value-type="float">
            <text:p>2.74E-0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443" calcext:value-type="float">
            <text:p>88.443</text:p>
          </table:table-cell>
          <table:table-cell office:value-type="float" office:value="0.0002743" calcext:value-type="float">
            <text:p>2.74E-04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04" calcext:value-type="float">
            <text:p>88.504</text:p>
          </table:table-cell>
          <table:table-cell office:value-type="float" office:value="0.0002743" calcext:value-type="float">
            <text:p>2.74E-04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443" calcext:value-type="float">
            <text:p>88.443</text:p>
          </table:table-cell>
          <table:table-cell office:value-type="float" office:value="0.0002741" calcext:value-type="float">
            <text:p>2.74E-04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65" calcext:value-type="float">
            <text:p>88.565</text:p>
          </table:table-cell>
          <table:table-cell office:value-type="float" office:value="0.000274" calcext:value-type="float">
            <text:p>2.74E-04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04" calcext:value-type="float">
            <text:p>88.504</text:p>
          </table:table-cell>
          <table:table-cell office:value-type="float" office:value="0.000274" calcext:value-type="float">
            <text:p>2.74E-0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04" calcext:value-type="float">
            <text:p>88.504</text:p>
          </table:table-cell>
          <table:table-cell office:value-type="float" office:value="0.000274" calcext:value-type="float">
            <text:p>2.74E-0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65" calcext:value-type="float">
            <text:p>88.565</text:p>
          </table:table-cell>
          <table:table-cell office:value-type="float" office:value="0.000274" calcext:value-type="float">
            <text:p>2.74E-04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565" calcext:value-type="float">
            <text:p>88.565</text:p>
          </table:table-cell>
          <table:table-cell office:value-type="float" office:value="0.0002739" calcext:value-type="float">
            <text:p>2.74E-04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738" calcext:value-type="float">
            <text:p>2.74E-04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737" calcext:value-type="float">
            <text:p>2.74E-0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737" calcext:value-type="float">
            <text:p>2.74E-0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35" calcext:value-type="float">
            <text:p>2.74E-0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34" calcext:value-type="float">
            <text:p>2.73E-0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33" calcext:value-type="float">
            <text:p>2.73E-0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32" calcext:value-type="float">
            <text:p>2.73E-0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32" calcext:value-type="float">
            <text:p>2.73E-04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3" calcext:value-type="float">
            <text:p>2.73E-04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3" calcext:value-type="float">
            <text:p>2.73E-0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3" calcext:value-type="float">
            <text:p>2.73E-04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87" calcext:value-type="float">
            <text:p>88.87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99.4" calcext:value-type="float">
            <text:p>299.4</text:p>
          </table:table-cell>
          <table:table-cell office:value-type="float" office:value="88.87" calcext:value-type="float">
            <text:p>88.87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99.4" calcext:value-type="float">
            <text:p>299.4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9" calcext:value-type="float">
            <text:p>2.73E-04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88.748" calcext:value-type="float">
            <text:p>88.748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98.84" calcext:value-type="float">
            <text:p>298.84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727" calcext:value-type="float">
            <text:p>2.73E-0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723" calcext:value-type="float">
            <text:p>2.72E-04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298.969" calcext:value-type="float">
            <text:p>298.969</text:p>
          </table:table-cell>
          <table:table-cell office:value-type="float" office:value="88.87" calcext:value-type="float">
            <text:p>88.87</text:p>
          </table:table-cell>
          <table:table-cell office:value-type="float" office:value="0.000272" calcext:value-type="float">
            <text:p>2.72E-04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89.114" calcext:value-type="float">
            <text:p>89.114</text:p>
          </table:table-cell>
          <table:table-cell office:value-type="float" office:value="0.0002717" calcext:value-type="float">
            <text:p>2.72E-04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9.053" calcext:value-type="float">
            <text:p>89.053</text:p>
          </table:table-cell>
          <table:table-cell office:value-type="float" office:value="0.0002714" calcext:value-type="float">
            <text:p>2.71E-0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236" calcext:value-type="float">
            <text:p>89.236</text:p>
          </table:table-cell>
          <table:table-cell office:value-type="float" office:value="0.0002712" calcext:value-type="float">
            <text:p>2.71E-04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297" calcext:value-type="float">
            <text:p>89.297</text:p>
          </table:table-cell>
          <table:table-cell office:value-type="float" office:value="0.0002709" calcext:value-type="float">
            <text:p>2.71E-04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89.297" calcext:value-type="float">
            <text:p>89.297</text:p>
          </table:table-cell>
          <table:table-cell office:value-type="float" office:value="0.0002706" calcext:value-type="float">
            <text:p>2.71E-04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9.419" calcext:value-type="float">
            <text:p>89.419</text:p>
          </table:table-cell>
          <table:table-cell office:value-type="float" office:value="0.0002705" calcext:value-type="float">
            <text:p>2.71E-04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9.419" calcext:value-type="float">
            <text:p>89.419</text:p>
          </table:table-cell>
          <table:table-cell office:value-type="float" office:value="0.0002703" calcext:value-type="float">
            <text:p>2.70E-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9.602" calcext:value-type="float">
            <text:p>89.602</text:p>
          </table:table-cell>
          <table:table-cell office:value-type="float" office:value="0.0002701" calcext:value-type="float">
            <text:p>2.70E-0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89.602" calcext:value-type="float">
            <text:p>89.602</text:p>
          </table:table-cell>
          <table:table-cell office:value-type="float" office:value="0.0002699" calcext:value-type="float">
            <text:p>2.70E-04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9.724" calcext:value-type="float">
            <text:p>89.724</text:p>
          </table:table-cell>
          <table:table-cell office:value-type="float" office:value="0.0002696" calcext:value-type="float">
            <text:p>2.70E-04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696" calcext:value-type="float">
            <text:p>2.70E-04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693" calcext:value-type="float">
            <text:p>2.69E-0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689" calcext:value-type="float">
            <text:p>2.69E-04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9" calcext:value-type="float">
            <text:p>2.69E-04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9" calcext:value-type="float">
            <text:p>2.69E-0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8" calcext:value-type="float">
            <text:p>2.69E-04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8" calcext:value-type="float">
            <text:p>2.69E-04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6" calcext:value-type="float">
            <text:p>2.69E-04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6" calcext:value-type="float">
            <text:p>2.69E-04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6" calcext:value-type="float">
            <text:p>2.69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686" calcext:value-type="float">
            <text:p>2.69E-04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99.4" calcext:value-type="float">
            <text:p>299.4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4" calcext:value-type="float">
            <text:p>2.68E-0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682" calcext:value-type="float">
            <text:p>2.68E-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0.091" calcext:value-type="float">
            <text:p>90.091</text:p>
          </table:table-cell>
          <table:table-cell office:value-type="float" office:value="0.0002679" calcext:value-type="float">
            <text:p>2.68E-0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90.091" calcext:value-type="float">
            <text:p>90.091</text:p>
          </table:table-cell>
          <table:table-cell office:value-type="float" office:value="0.0002675" calcext:value-type="float">
            <text:p>2.68E-04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90.213" calcext:value-type="float">
            <text:p>90.213</text:p>
          </table:table-cell>
          <table:table-cell office:value-type="float" office:value="0.0002672" calcext:value-type="float">
            <text:p>2.67E-0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335" calcext:value-type="float">
            <text:p>90.335</text:p>
          </table:table-cell>
          <table:table-cell office:value-type="float" office:value="0.000267" calcext:value-type="float">
            <text:p>2.67E-04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90.335" calcext:value-type="float">
            <text:p>90.335</text:p>
          </table:table-cell>
          <table:table-cell office:value-type="float" office:value="0.0002666" calcext:value-type="float">
            <text:p>2.67E-0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90.396" calcext:value-type="float">
            <text:p>90.396</text:p>
          </table:table-cell>
          <table:table-cell office:value-type="float" office:value="0.0002664" calcext:value-type="float">
            <text:p>2.66E-04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0.457" calcext:value-type="float">
            <text:p>90.457</text:p>
          </table:table-cell>
          <table:table-cell office:value-type="float" office:value="0.0002663" calcext:value-type="float">
            <text:p>2.66E-04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457" calcext:value-type="float">
            <text:p>90.457</text:p>
          </table:table-cell>
          <table:table-cell office:value-type="float" office:value="0.0002661" calcext:value-type="float">
            <text:p>2.66E-0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61" calcext:value-type="float">
            <text:p>2.66E-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701" calcext:value-type="float">
            <text:p>90.701</text:p>
          </table:table-cell>
          <table:table-cell office:value-type="float" office:value="0.0002659" calcext:value-type="float">
            <text:p>2.66E-04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7" calcext:value-type="float">
            <text:p>2.66E-04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518" calcext:value-type="float">
            <text:p>90.518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518" calcext:value-type="float">
            <text:p>90.518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90.457" calcext:value-type="float">
            <text:p>90.457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90.457" calcext:value-type="float">
            <text:p>90.457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0.518" calcext:value-type="float">
            <text:p>90.518</text:p>
          </table:table-cell>
          <table:table-cell office:value-type="float" office:value="0.0002657" calcext:value-type="float">
            <text:p>2.66E-04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0.518" calcext:value-type="float">
            <text:p>90.518</text:p>
          </table:table-cell>
          <table:table-cell office:value-type="float" office:value="0.0002657" calcext:value-type="float">
            <text:p>2.66E-04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654" calcext:value-type="float">
            <text:p>2.65E-04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90.762" calcext:value-type="float">
            <text:p>90.762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0.945" calcext:value-type="float">
            <text:p>90.945</text:p>
          </table:table-cell>
          <table:table-cell office:value-type="float" office:value="0.0002644" calcext:value-type="float">
            <text:p>2.64E-04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067" calcext:value-type="float">
            <text:p>91.067</text:p>
          </table:table-cell>
          <table:table-cell office:value-type="float" office:value="0.0002639" calcext:value-type="float">
            <text:p>2.64E-04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1.189" calcext:value-type="float">
            <text:p>91.189</text:p>
          </table:table-cell>
          <table:table-cell office:value-type="float" office:value="0.0002635" calcext:value-type="float">
            <text:p>2.64E-04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3" calcext:value-type="float">
            <text:p>2.63E-0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2" calcext:value-type="float">
            <text:p>2.63E-0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" calcext:value-type="float">
            <text:p>2.63E-0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1.372" calcext:value-type="float">
            <text:p>91.372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3" calcext:value-type="float">
            <text:p>2.63E-04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628" calcext:value-type="float">
            <text:p>2.63E-0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433" calcext:value-type="float">
            <text:p>91.433</text:p>
          </table:table-cell>
          <table:table-cell office:value-type="float" office:value="0.0002625" calcext:value-type="float">
            <text:p>2.63E-04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22" calcext:value-type="float">
            <text:p>2.62E-04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1.739" calcext:value-type="float">
            <text:p>91.739</text:p>
          </table:table-cell>
          <table:table-cell office:value-type="float" office:value="0.0002619" calcext:value-type="float">
            <text:p>2.62E-04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1.8" calcext:value-type="float">
            <text:p>91.8</text:p>
          </table:table-cell>
          <table:table-cell office:value-type="float" office:value="0.0002616" calcext:value-type="float">
            <text:p>2.62E-04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1.8" calcext:value-type="float">
            <text:p>91.8</text:p>
          </table:table-cell>
          <table:table-cell office:value-type="float" office:value="0.0002613" calcext:value-type="float">
            <text:p>2.61E-0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99.81" calcext:value-type="float">
            <text:p>299.81</text:p>
          </table:table-cell>
          <table:table-cell office:value-type="float" office:value="91.861" calcext:value-type="float">
            <text:p>91.861</text:p>
          </table:table-cell>
          <table:table-cell office:value-type="float" office:value="0.000261" calcext:value-type="float">
            <text:p>2.61E-04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1.983" calcext:value-type="float">
            <text:p>91.983</text:p>
          </table:table-cell>
          <table:table-cell office:value-type="float" office:value="0.0002608" calcext:value-type="float">
            <text:p>2.61E-04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608" calcext:value-type="float">
            <text:p>2.61E-0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2.044" calcext:value-type="float">
            <text:p>92.044</text:p>
          </table:table-cell>
          <table:table-cell office:value-type="float" office:value="0.0002606" calcext:value-type="float">
            <text:p>2.61E-04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603" calcext:value-type="float">
            <text:p>2.60E-0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602" calcext:value-type="float">
            <text:p>2.60E-04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601" calcext:value-type="float">
            <text:p>2.60E-04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6" calcext:value-type="float">
            <text:p>2.60E-04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7" calcext:value-type="float">
            <text:p>2.60E-04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7" calcext:value-type="float">
            <text:p>2.60E-0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5" calcext:value-type="float">
            <text:p>2.60E-04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2.349" calcext:value-type="float">
            <text:p>92.349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92.227" calcext:value-type="float">
            <text:p>92.22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593" calcext:value-type="float">
            <text:p>2.59E-0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59" calcext:value-type="float">
            <text:p>2.59E-04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92.349" calcext:value-type="float">
            <text:p>92.349</text:p>
          </table:table-cell>
          <table:table-cell office:value-type="float" office:value="0.0002587" calcext:value-type="float">
            <text:p>2.59E-04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92.41" calcext:value-type="float">
            <text:p>92.41</text:p>
          </table:table-cell>
          <table:table-cell office:value-type="float" office:value="0.0002584" calcext:value-type="float">
            <text:p>2.58E-0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471" calcext:value-type="float">
            <text:p>92.471</text:p>
          </table:table-cell>
          <table:table-cell office:value-type="float" office:value="0.0002581" calcext:value-type="float">
            <text:p>2.58E-04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8" calcext:value-type="float">
            <text:p>2.58E-04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577" calcext:value-type="float">
            <text:p>2.58E-04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9.4" calcext:value-type="float">
            <text:p>299.4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7" calcext:value-type="float">
            <text:p>2.58E-0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7" calcext:value-type="float">
            <text:p>2.58E-04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574" calcext:value-type="float">
            <text:p>2.57E-04</text:p>
          </table:table-cell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776" calcext:value-type="float">
            <text:p>92.776</text:p>
          </table:table-cell>
          <table:table-cell office:value-type="float" office:value="0.0002572" calcext:value-type="float">
            <text:p>2.57E-0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2.837" calcext:value-type="float">
            <text:p>92.837</text:p>
          </table:table-cell>
          <table:table-cell office:value-type="float" office:value="0.000257" calcext:value-type="float">
            <text:p>2.57E-0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92.837" calcext:value-type="float">
            <text:p>92.837</text:p>
          </table:table-cell>
          <table:table-cell office:value-type="float" office:value="0.0002567" calcext:value-type="float">
            <text:p>2.57E-04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93.142" calcext:value-type="float">
            <text:p>93.142</text:p>
          </table:table-cell>
          <table:table-cell office:value-type="float" office:value="0.0002565" calcext:value-type="float">
            <text:p>2.57E-04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3.081" calcext:value-type="float">
            <text:p>93.081</text:p>
          </table:table-cell>
          <table:table-cell office:value-type="float" office:value="0.0002561" calcext:value-type="float">
            <text:p>2.56E-04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3.142" calcext:value-type="float">
            <text:p>93.142</text:p>
          </table:table-cell>
          <table:table-cell office:value-type="float" office:value="0.0002559" calcext:value-type="float">
            <text:p>2.56E-0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93.265" calcext:value-type="float">
            <text:p>93.265</text:p>
          </table:table-cell>
          <table:table-cell office:value-type="float" office:value="0.0002556" calcext:value-type="float">
            <text:p>2.56E-0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3.326" calcext:value-type="float">
            <text:p>93.326</text:p>
          </table:table-cell>
          <table:table-cell office:value-type="float" office:value="0.0002555" calcext:value-type="float">
            <text:p>2.56E-04</text:p>
          </table:table-cell>
        </table:table-row>
      </table:table>
      <table:table table:name="Data 3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.373" calcext:value-type="float">
            <text:p>297.373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97.373" calcext:value-type="float">
            <text:p>297.373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663" calcext:value-type="float">
            <text:p>3.66E-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71.291" calcext:value-type="float">
            <text:p>71.291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97.373" calcext:value-type="float">
            <text:p>297.373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7.352" calcext:value-type="float">
            <text:p>297.352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7.373" calcext:value-type="float">
            <text:p>297.373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2" calcext:value-type="float">
            <text:p>3.66E-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7.395" calcext:value-type="float">
            <text:p>297.395</text:p>
          </table:table-cell>
          <table:table-cell office:value-type="float" office:value="71.23" calcext:value-type="float">
            <text:p>71.23</text:p>
          </table:table-cell>
          <table:table-cell office:value-type="float" office:value="0.0003661" calcext:value-type="float">
            <text:p>3.66E-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7.438" calcext:value-type="float">
            <text:p>297.438</text:p>
          </table:table-cell>
          <table:table-cell office:value-type="float" office:value="71.352" calcext:value-type="float">
            <text:p>71.352</text:p>
          </table:table-cell>
          <table:table-cell office:value-type="float" office:value="0.000366" calcext:value-type="float">
            <text:p>3.66E-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7.46" calcext:value-type="float">
            <text:p>297.46</text:p>
          </table:table-cell>
          <table:table-cell office:value-type="float" office:value="71.474" calcext:value-type="float">
            <text:p>71.474</text:p>
          </table:table-cell>
          <table:table-cell office:value-type="float" office:value="0.0003654" calcext:value-type="float">
            <text:p>3.65E-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7.567" calcext:value-type="float">
            <text:p>297.567</text:p>
          </table:table-cell>
          <table:table-cell office:value-type="float" office:value="71.596" calcext:value-type="float">
            <text:p>71.596</text:p>
          </table:table-cell>
          <table:table-cell office:value-type="float" office:value="0.0003645" calcext:value-type="float">
            <text:p>3.65E-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71.841" calcext:value-type="float">
            <text:p>71.841</text:p>
          </table:table-cell>
          <table:table-cell office:value-type="float" office:value="0.0003634" calcext:value-type="float">
            <text:p>3.63E-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0003625" calcext:value-type="float">
            <text:p>3.63E-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8.107" calcext:value-type="float">
            <text:p>298.107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17" calcext:value-type="float">
            <text:p>3.62E-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8.214" calcext:value-type="float">
            <text:p>298.214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12" calcext:value-type="float">
            <text:p>3.61E-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39" calcext:value-type="float">
            <text:p>72.3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8.387" calcext:value-type="float">
            <text:p>298.387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8.365" calcext:value-type="float">
            <text:p>298.365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451" calcext:value-type="float">
            <text:p>72.451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2.329" calcext:value-type="float">
            <text:p>72.329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98.279" calcext:value-type="float">
            <text:p>298.279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608" calcext:value-type="float">
            <text:p>3.61E-0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98.301" calcext:value-type="float">
            <text:p>298.301</text:p>
          </table:table-cell>
          <table:table-cell office:value-type="float" office:value="72.39" calcext:value-type="float">
            <text:p>72.39</text:p>
          </table:table-cell>
          <table:table-cell office:value-type="float" office:value="0.0003606" calcext:value-type="float">
            <text:p>3.61E-0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72.573" calcext:value-type="float">
            <text:p>72.573</text:p>
          </table:table-cell>
          <table:table-cell office:value-type="float" office:value="0.0003601" calcext:value-type="float">
            <text:p>3.60E-0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8.408" calcext:value-type="float">
            <text:p>298.408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96" calcext:value-type="float">
            <text:p>3.60E-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591" calcext:value-type="float">
            <text:p>3.59E-0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588" calcext:value-type="float">
            <text:p>3.59E-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72.756" calcext:value-type="float">
            <text:p>72.756</text:p>
          </table:table-cell>
          <table:table-cell office:value-type="float" office:value="0.0003584" calcext:value-type="float">
            <text:p>3.58E-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581" calcext:value-type="float">
            <text:p>3.58E-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98.71" calcext:value-type="float">
            <text:p>298.71</text:p>
          </table:table-cell>
          <table:table-cell office:value-type="float" office:value="72.817" calcext:value-type="float">
            <text:p>72.817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73" calcext:value-type="float">
            <text:p>73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98.71" calcext:value-type="float">
            <text:p>298.71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878" calcext:value-type="float">
            <text:p>72.878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.689" calcext:value-type="float">
            <text:p>298.689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2.817" calcext:value-type="float">
            <text:p>72.817</text:p>
          </table:table-cell>
          <table:table-cell office:value-type="float" office:value="0.0003578" calcext:value-type="float">
            <text:p>3.58E-0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061" calcext:value-type="float">
            <text:p>73.061</text:p>
          </table:table-cell>
          <table:table-cell office:value-type="float" office:value="0.0003576" calcext:value-type="float">
            <text:p>3.58E-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73.061" calcext:value-type="float">
            <text:p>73.061</text:p>
          </table:table-cell>
          <table:table-cell office:value-type="float" office:value="0.0003573" calcext:value-type="float">
            <text:p>3.57E-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73.122" calcext:value-type="float">
            <text:p>73.122</text:p>
          </table:table-cell>
          <table:table-cell office:value-type="float" office:value="0.0003569" calcext:value-type="float">
            <text:p>3.57E-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565" calcext:value-type="float">
            <text:p>3.57E-0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3" calcext:value-type="float">
            <text:p>3.56E-0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1" calcext:value-type="float">
            <text:p>3.56E-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8.926" calcext:value-type="float">
            <text:p>298.926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98.883" calcext:value-type="float">
            <text:p>298.883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59" calcext:value-type="float">
            <text:p>3.56E-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59" calcext:value-type="float">
            <text:p>3.56E-0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59" calcext:value-type="float">
            <text:p>3.56E-0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73.244" calcext:value-type="float">
            <text:p>73.244</text:p>
          </table:table-cell>
          <table:table-cell office:value-type="float" office:value="0.0003557" calcext:value-type="float">
            <text:p>3.56E-0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305" calcext:value-type="float">
            <text:p>73.305</text:p>
          </table:table-cell>
          <table:table-cell office:value-type="float" office:value="0.0003555" calcext:value-type="float">
            <text:p>3.56E-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98.84" calcext:value-type="float">
            <text:p>298.84</text:p>
          </table:table-cell>
          <table:table-cell office:value-type="float" office:value="73.366" calcext:value-type="float">
            <text:p>73.366</text:p>
          </table:table-cell>
          <table:table-cell office:value-type="float" office:value="0.0003552" calcext:value-type="float">
            <text:p>3.55E-0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98.904" calcext:value-type="float">
            <text:p>298.904</text:p>
          </table:table-cell>
          <table:table-cell office:value-type="float" office:value="73.55" calcext:value-type="float">
            <text:p>73.55</text:p>
          </table:table-cell>
          <table:table-cell office:value-type="float" office:value="0.0003549" calcext:value-type="float">
            <text:p>3.55E-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546" calcext:value-type="float">
            <text:p>3.55E-0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489" calcext:value-type="float">
            <text:p>73.489</text:p>
          </table:table-cell>
          <table:table-cell office:value-type="float" office:value="0.0003543" calcext:value-type="float">
            <text:p>3.54E-0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672" calcext:value-type="float">
            <text:p>73.672</text:p>
          </table:table-cell>
          <table:table-cell office:value-type="float" office:value="0.0003541" calcext:value-type="float">
            <text:p>3.54E-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9.12" calcext:value-type="float">
            <text:p>299.12</text:p>
          </table:table-cell>
          <table:table-cell office:value-type="float" office:value="73.611" calcext:value-type="float">
            <text:p>73.611</text:p>
          </table:table-cell>
          <table:table-cell office:value-type="float" office:value="0.0003537" calcext:value-type="float">
            <text:p>3.54E-0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4" calcext:value-type="float">
            <text:p>3.53E-0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94" calcext:value-type="float">
            <text:p>73.794</text:p>
          </table:table-cell>
          <table:table-cell office:value-type="float" office:value="0.0003532" calcext:value-type="float">
            <text:p>3.53E-0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73.855" calcext:value-type="float">
            <text:p>73.855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672" calcext:value-type="float">
            <text:p>73.672</text:p>
          </table:table-cell>
          <table:table-cell office:value-type="float" office:value="0.000353" calcext:value-type="float">
            <text:p>3.53E-0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9.12" calcext:value-type="float">
            <text:p>299.12</text:p>
          </table:table-cell>
          <table:table-cell office:value-type="float" office:value="73.672" calcext:value-type="float">
            <text:p>73.672</text:p>
          </table:table-cell>
          <table:table-cell office:value-type="float" office:value="0.000353" calcext:value-type="float">
            <text:p>3.53E-0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" calcext:value-type="float">
            <text:p>3.53E-0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" calcext:value-type="float">
            <text:p>3.53E-0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99.034" calcext:value-type="float">
            <text:p>299.034</text:p>
          </table:table-cell>
          <table:table-cell office:value-type="float" office:value="73.672" calcext:value-type="float">
            <text:p>73.672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1" calcext:value-type="float">
            <text:p>3.53E-0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53" calcext:value-type="float">
            <text:p>3.53E-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855" calcext:value-type="float">
            <text:p>73.855</text:p>
          </table:table-cell>
          <table:table-cell office:value-type="float" office:value="0.0003528" calcext:value-type="float">
            <text:p>3.53E-0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73.977" calcext:value-type="float">
            <text:p>73.977</text:p>
          </table:table-cell>
          <table:table-cell office:value-type="float" office:value="0.0003523" calcext:value-type="float">
            <text:p>3.52E-0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74.16" calcext:value-type="float">
            <text:p>74.16</text:p>
          </table:table-cell>
          <table:table-cell office:value-type="float" office:value="0.0003517" calcext:value-type="float">
            <text:p>3.52E-0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511" calcext:value-type="float">
            <text:p>3.51E-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4.221" calcext:value-type="float">
            <text:p>74.221</text:p>
          </table:table-cell>
          <table:table-cell office:value-type="float" office:value="0.0003506" calcext:value-type="float">
            <text:p>3.51E-0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503" calcext:value-type="float">
            <text:p>3.50E-0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4.526" calcext:value-type="float">
            <text:p>74.526</text:p>
          </table:table-cell>
          <table:table-cell office:value-type="float" office:value="0.0003502" calcext:value-type="float">
            <text:p>3.50E-0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01" calcext:value-type="float">
            <text:p>3.50E-0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99.4" calcext:value-type="float">
            <text:p>299.4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4.404" calcext:value-type="float">
            <text:p>74.404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4.465" calcext:value-type="float">
            <text:p>74.465</text:p>
          </table:table-cell>
          <table:table-cell office:value-type="float" office:value="0.0003498" calcext:value-type="float">
            <text:p>3.50E-0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4.526" calcext:value-type="float">
            <text:p>74.526</text:p>
          </table:table-cell>
          <table:table-cell office:value-type="float" office:value="0.0003494" calcext:value-type="float">
            <text:p>3.49E-0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4.648" calcext:value-type="float">
            <text:p>74.648</text:p>
          </table:table-cell>
          <table:table-cell office:value-type="float" office:value="0.0003488" calcext:value-type="float">
            <text:p>3.49E-0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4.77" calcext:value-type="float">
            <text:p>74.77</text:p>
          </table:table-cell>
          <table:table-cell office:value-type="float" office:value="0.0003483" calcext:value-type="float">
            <text:p>3.48E-0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4.77" calcext:value-type="float">
            <text:p>74.77</text:p>
          </table:table-cell>
          <table:table-cell office:value-type="float" office:value="0.000348" calcext:value-type="float">
            <text:p>3.48E-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4.709" calcext:value-type="float">
            <text:p>74.709</text:p>
          </table:table-cell>
          <table:table-cell office:value-type="float" office:value="0.0003478" calcext:value-type="float">
            <text:p>3.48E-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73" calcext:value-type="float">
            <text:p>3.47E-0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471" calcext:value-type="float">
            <text:p>3.47E-0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69" calcext:value-type="float">
            <text:p>3.47E-0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7" calcext:value-type="float">
            <text:p>3.47E-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6" calcext:value-type="float">
            <text:p>3.47E-0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7" calcext:value-type="float">
            <text:p>3.47E-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9.53" calcext:value-type="float">
            <text:p>299.53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68" calcext:value-type="float">
            <text:p>3.47E-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67" calcext:value-type="float">
            <text:p>3.47E-0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467" calcext:value-type="float">
            <text:p>3.47E-0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67" calcext:value-type="float">
            <text:p>3.47E-0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0003466" calcext:value-type="float">
            <text:p>3.47E-0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5.076" calcext:value-type="float">
            <text:p>75.076</text:p>
          </table:table-cell>
          <table:table-cell office:value-type="float" office:value="0.0003463" calcext:value-type="float">
            <text:p>3.46E-0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137" calcext:value-type="float">
            <text:p>75.137</text:p>
          </table:table-cell>
          <table:table-cell office:value-type="float" office:value="0.000346" calcext:value-type="float">
            <text:p>3.46E-0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5.198" calcext:value-type="float">
            <text:p>75.198</text:p>
          </table:table-cell>
          <table:table-cell office:value-type="float" office:value="0.0003455" calcext:value-type="float">
            <text:p>3.46E-0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5.259" calcext:value-type="float">
            <text:p>75.259</text:p>
          </table:table-cell>
          <table:table-cell office:value-type="float" office:value="0.0003449" calcext:value-type="float">
            <text:p>3.45E-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442" calcext:value-type="float">
            <text:p>75.442</text:p>
          </table:table-cell>
          <table:table-cell office:value-type="float" office:value="0.0003446" calcext:value-type="float">
            <text:p>3.45E-0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0003444" calcext:value-type="float">
            <text:p>3.44E-0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5.503" calcext:value-type="float">
            <text:p>75.503</text:p>
          </table:table-cell>
          <table:table-cell office:value-type="float" office:value="0.0003441" calcext:value-type="float">
            <text:p>3.44E-0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75.503" calcext:value-type="float">
            <text:p>75.503</text:p>
          </table:table-cell>
          <table:table-cell office:value-type="float" office:value="0.0003439" calcext:value-type="float">
            <text:p>3.44E-0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99.81" calcext:value-type="float">
            <text:p>299.81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0003437" calcext:value-type="float">
            <text:p>3.44E-0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434" calcext:value-type="float">
            <text:p>3.43E-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5.686" calcext:value-type="float">
            <text:p>75.686</text:p>
          </table:table-cell>
          <table:table-cell office:value-type="float" office:value="0.0003432" calcext:value-type="float">
            <text:p>3.43E-0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5.808" calcext:value-type="float">
            <text:p>75.808</text:p>
          </table:table-cell>
          <table:table-cell office:value-type="float" office:value="0.0003426" calcext:value-type="float">
            <text:p>3.43E-0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75.869" calcext:value-type="float">
            <text:p>75.869</text:p>
          </table:table-cell>
          <table:table-cell office:value-type="float" office:value="0.0003425" calcext:value-type="float">
            <text:p>3.43E-0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75.93" calcext:value-type="float">
            <text:p>75.93</text:p>
          </table:table-cell>
          <table:table-cell office:value-type="float" office:value="0.0003422" calcext:value-type="float">
            <text:p>3.42E-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9" calcext:value-type="float">
            <text:p>3.42E-0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417" calcext:value-type="float">
            <text:p>3.42E-0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5" calcext:value-type="float">
            <text:p>3.42E-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414" calcext:value-type="float">
            <text:p>3.41E-0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99.81" calcext:value-type="float">
            <text:p>299.81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413" calcext:value-type="float">
            <text:p>3.41E-0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75.991" calcext:value-type="float">
            <text:p>75.991</text:p>
          </table:table-cell>
          <table:table-cell office:value-type="float" office:value="0.0003412" calcext:value-type="float">
            <text:p>3.41E-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2" calcext:value-type="float">
            <text:p>3.41E-0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6.052" calcext:value-type="float">
            <text:p>76.052</text:p>
          </table:table-cell>
          <table:table-cell office:value-type="float" office:value="0.0003411" calcext:value-type="float">
            <text:p>3.41E-0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408" calcext:value-type="float">
            <text:p>3.41E-0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76.174" calcext:value-type="float">
            <text:p>76.174</text:p>
          </table:table-cell>
          <table:table-cell office:value-type="float" office:value="0.0003403" calcext:value-type="float">
            <text:p>3.40E-0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99.81" calcext:value-type="float">
            <text:p>299.81</text:p>
          </table:table-cell>
          <table:table-cell office:value-type="float" office:value="76.296" calcext:value-type="float">
            <text:p>76.296</text:p>
          </table:table-cell>
          <table:table-cell office:value-type="float" office:value="0.0003399" calcext:value-type="float">
            <text:p>3.40E-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395" calcext:value-type="float">
            <text:p>3.40E-0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93" calcext:value-type="float">
            <text:p>3.39E-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0003391" calcext:value-type="float">
            <text:p>3.39E-0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388" calcext:value-type="float">
            <text:p>3.39E-0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7" calcext:value-type="float">
            <text:p>3.39E-0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5" calcext:value-type="float">
            <text:p>3.39E-0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384" calcext:value-type="float">
            <text:p>3.38E-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2" calcext:value-type="float">
            <text:p>3.38E-0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1" calcext:value-type="float">
            <text:p>3.38E-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8" calcext:value-type="float">
            <text:p>3.38E-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81" calcext:value-type="float">
            <text:p>3.38E-0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8" calcext:value-type="float">
            <text:p>3.38E-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" calcext:value-type="float">
            <text:p>3.38E-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8" calcext:value-type="float">
            <text:p>3.38E-0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54" calcext:value-type="float">
            <text:p>76.54</text:p>
          </table:table-cell>
          <table:table-cell office:value-type="float" office:value="0.0003379" calcext:value-type="float">
            <text:p>3.38E-0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6.601" calcext:value-type="float">
            <text:p>76.601</text:p>
          </table:table-cell>
          <table:table-cell office:value-type="float" office:value="0.0003378" calcext:value-type="float">
            <text:p>3.38E-0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662" calcext:value-type="float">
            <text:p>76.662</text:p>
          </table:table-cell>
          <table:table-cell office:value-type="float" office:value="0.0003376" calcext:value-type="float">
            <text:p>3.38E-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372" calcext:value-type="float">
            <text:p>3.37E-0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369" calcext:value-type="float">
            <text:p>3.37E-0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6.724" calcext:value-type="float">
            <text:p>76.724</text:p>
          </table:table-cell>
          <table:table-cell office:value-type="float" office:value="0.0003366" calcext:value-type="float">
            <text:p>3.37E-0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6.968" calcext:value-type="float">
            <text:p>76.968</text:p>
          </table:table-cell>
          <table:table-cell office:value-type="float" office:value="0.0003364" calcext:value-type="float">
            <text:p>3.36E-0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6.968" calcext:value-type="float">
            <text:p>76.968</text:p>
          </table:table-cell>
          <table:table-cell office:value-type="float" office:value="0.0003361" calcext:value-type="float">
            <text:p>3.36E-0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359" calcext:value-type="float">
            <text:p>3.36E-0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7" calcext:value-type="float">
            <text:p>3.36E-0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6" calcext:value-type="float">
            <text:p>3.36E-0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9.81" calcext:value-type="float">
            <text:p>299.81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7.029" calcext:value-type="float">
            <text:p>77.02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6.968" calcext:value-type="float">
            <text:p>76.968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4" calcext:value-type="float">
            <text:p>3.35E-0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353" calcext:value-type="float">
            <text:p>3.35E-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09" calcext:value-type="float">
            <text:p>77.09</text:p>
          </table:table-cell>
          <table:table-cell office:value-type="float" office:value="0.000335" calcext:value-type="float">
            <text:p>3.35E-04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347" calcext:value-type="float">
            <text:p>3.35E-0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345" calcext:value-type="float">
            <text:p>3.35E-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7.334" calcext:value-type="float">
            <text:p>77.334</text:p>
          </table:table-cell>
          <table:table-cell office:value-type="float" office:value="0.0003342" calcext:value-type="float">
            <text:p>3.34E-0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337" calcext:value-type="float">
            <text:p>3.34E-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336" calcext:value-type="float">
            <text:p>3.34E-0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32" calcext:value-type="float">
            <text:p>3.33E-0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3" calcext:value-type="float">
            <text:p>3.33E-0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329" calcext:value-type="float">
            <text:p>3.33E-0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7.639" calcext:value-type="float">
            <text:p>77.639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6" calcext:value-type="float">
            <text:p>3.33E-0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7.578" calcext:value-type="float">
            <text:p>77.578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6" calcext:value-type="float">
            <text:p>3.33E-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7" calcext:value-type="float">
            <text:p>3.33E-0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6" calcext:value-type="float">
            <text:p>3.33E-0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4" calcext:value-type="float">
            <text:p>3.32E-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7.517" calcext:value-type="float">
            <text:p>77.517</text:p>
          </table:table-cell>
          <table:table-cell office:value-type="float" office:value="0.000332" calcext:value-type="float">
            <text:p>3.32E-04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7.7" calcext:value-type="float">
            <text:p>77.7</text:p>
          </table:table-cell>
          <table:table-cell office:value-type="float" office:value="0.0003319" calcext:value-type="float">
            <text:p>3.32E-0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7" calcext:value-type="float">
            <text:p>77.7</text:p>
          </table:table-cell>
          <table:table-cell office:value-type="float" office:value="0.0003317" calcext:value-type="float">
            <text:p>3.32E-0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761" calcext:value-type="float">
            <text:p>77.761</text:p>
          </table:table-cell>
          <table:table-cell office:value-type="float" office:value="0.0003315" calcext:value-type="float">
            <text:p>3.32E-0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7.883" calcext:value-type="float">
            <text:p>77.883</text:p>
          </table:table-cell>
          <table:table-cell office:value-type="float" office:value="0.0003313" calcext:value-type="float">
            <text:p>3.31E-0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31" calcext:value-type="float">
            <text:p>3.31E-0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309" calcext:value-type="float">
            <text:p>3.31E-0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306" calcext:value-type="float">
            <text:p>3.31E-0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304" calcext:value-type="float">
            <text:p>3.30E-0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303" calcext:value-type="float">
            <text:p>3.3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303" calcext:value-type="float">
            <text:p>3.30E-04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066" calcext:value-type="float">
            <text:p>78.066</text:p>
          </table:table-cell>
          <table:table-cell office:value-type="float" office:value="0.0003302" calcext:value-type="float">
            <text:p>3.30E-04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99" calcext:value-type="float">
            <text:p>3.30E-04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99" calcext:value-type="float">
            <text:p>3.30E-04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127" calcext:value-type="float">
            <text:p>78.127</text:p>
          </table:table-cell>
          <table:table-cell office:value-type="float" office:value="0.0003296" calcext:value-type="float">
            <text:p>3.30E-0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249" calcext:value-type="float">
            <text:p>78.249</text:p>
          </table:table-cell>
          <table:table-cell office:value-type="float" office:value="0.0003296" calcext:value-type="float">
            <text:p>3.30E-0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188" calcext:value-type="float">
            <text:p>78.188</text:p>
          </table:table-cell>
          <table:table-cell office:value-type="float" office:value="0.0003293" calcext:value-type="float">
            <text:p>3.29E-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31" calcext:value-type="float">
            <text:p>78.31</text:p>
          </table:table-cell>
          <table:table-cell office:value-type="float" office:value="0.000329" calcext:value-type="float">
            <text:p>3.29E-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288" calcext:value-type="float">
            <text:p>3.29E-0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8.372" calcext:value-type="float">
            <text:p>78.372</text:p>
          </table:table-cell>
          <table:table-cell office:value-type="float" office:value="0.0003286" calcext:value-type="float">
            <text:p>3.29E-0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85" calcext:value-type="float">
            <text:p>3.29E-0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83" calcext:value-type="float">
            <text:p>3.28E-0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282" calcext:value-type="float">
            <text:p>3.28E-0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282" calcext:value-type="float">
            <text:p>3.28E-0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494" calcext:value-type="float">
            <text:p>78.494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81" calcext:value-type="float">
            <text:p>3.28E-0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433" calcext:value-type="float">
            <text:p>78.433</text:p>
          </table:table-cell>
          <table:table-cell office:value-type="float" office:value="0.0003279" calcext:value-type="float">
            <text:p>3.28E-0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8.555" calcext:value-type="float">
            <text:p>78.555</text:p>
          </table:table-cell>
          <table:table-cell office:value-type="float" office:value="0.0003278" calcext:value-type="float">
            <text:p>3.28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275" calcext:value-type="float">
            <text:p>3.28E-0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271" calcext:value-type="float">
            <text:p>3.27E-0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616" calcext:value-type="float">
            <text:p>78.616</text:p>
          </table:table-cell>
          <table:table-cell office:value-type="float" office:value="0.0003268" calcext:value-type="float">
            <text:p>3.27E-04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738" calcext:value-type="float">
            <text:p>78.738</text:p>
          </table:table-cell>
          <table:table-cell office:value-type="float" office:value="0.0003265" calcext:value-type="float">
            <text:p>3.27E-0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86" calcext:value-type="float">
            <text:p>78.86</text:p>
          </table:table-cell>
          <table:table-cell office:value-type="float" office:value="0.0003263" calcext:value-type="float">
            <text:p>3.26E-0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8.799" calcext:value-type="float">
            <text:p>78.799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61" calcext:value-type="float">
            <text:p>3.26E-0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8" calcext:value-type="float">
            <text:p>3.26E-0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7" calcext:value-type="float">
            <text:p>3.26E-04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6" calcext:value-type="float">
            <text:p>3.26E-04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78.86" calcext:value-type="float">
            <text:p>78.86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8.86" calcext:value-type="float">
            <text:p>78.86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78.982" calcext:value-type="float">
            <text:p>78.982</text:p>
          </table:table-cell>
          <table:table-cell office:value-type="float" office:value="0.0003255" calcext:value-type="float">
            <text:p>3.26E-04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78.921" calcext:value-type="float">
            <text:p>78.921</text:p>
          </table:table-cell>
          <table:table-cell office:value-type="float" office:value="0.0003254" calcext:value-type="float">
            <text:p>3.25E-0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79.043" calcext:value-type="float">
            <text:p>79.043</text:p>
          </table:table-cell>
          <table:table-cell office:value-type="float" office:value="0.000325" calcext:value-type="float">
            <text:p>3.25E-0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79.165" calcext:value-type="float">
            <text:p>79.165</text:p>
          </table:table-cell>
          <table:table-cell office:value-type="float" office:value="0.0003247" calcext:value-type="float">
            <text:p>3.25E-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165" calcext:value-type="float">
            <text:p>79.165</text:p>
          </table:table-cell>
          <table:table-cell office:value-type="float" office:value="0.0003242" calcext:value-type="float">
            <text:p>3.24E-04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238" calcext:value-type="float">
            <text:p>3.24E-04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235" calcext:value-type="float">
            <text:p>3.24E-0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234" calcext:value-type="float">
            <text:p>3.23E-0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233" calcext:value-type="float">
            <text:p>3.23E-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409" calcext:value-type="float">
            <text:p>79.409</text:p>
          </table:table-cell>
          <table:table-cell office:value-type="float" office:value="0.0003232" calcext:value-type="float">
            <text:p>3.23E-04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231" calcext:value-type="float">
            <text:p>3.23E-0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47" calcext:value-type="float">
            <text:p>79.47</text:p>
          </table:table-cell>
          <table:table-cell office:value-type="float" office:value="0.000323" calcext:value-type="float">
            <text:p>3.23E-0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348" calcext:value-type="float">
            <text:p>79.348</text:p>
          </table:table-cell>
          <table:table-cell office:value-type="float" office:value="0.0003228" calcext:value-type="float">
            <text:p>3.23E-0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227" calcext:value-type="float">
            <text:p>3.23E-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531" calcext:value-type="float">
            <text:p>79.531</text:p>
          </table:table-cell>
          <table:table-cell office:value-type="float" office:value="0.0003225" calcext:value-type="float">
            <text:p>3.23E-04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592" calcext:value-type="float">
            <text:p>79.592</text:p>
          </table:table-cell>
          <table:table-cell office:value-type="float" office:value="0.0003224" calcext:value-type="float">
            <text:p>3.22E-0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222" calcext:value-type="float">
            <text:p>3.22E-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221" calcext:value-type="float">
            <text:p>3.22E-04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9.714" calcext:value-type="float">
            <text:p>79.714</text:p>
          </table:table-cell>
          <table:table-cell office:value-type="float" office:value="0.000322" calcext:value-type="float">
            <text:p>3.22E-0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79.775" calcext:value-type="float">
            <text:p>79.775</text:p>
          </table:table-cell>
          <table:table-cell office:value-type="float" office:value="0.0003217" calcext:value-type="float">
            <text:p>3.22E-04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215" calcext:value-type="float">
            <text:p>3.22E-0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14" calcext:value-type="float">
            <text:p>3.21E-04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12" calcext:value-type="float">
            <text:p>3.21E-0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21" calcext:value-type="float">
            <text:p>3.21E-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9" calcext:value-type="float">
            <text:p>3.21E-0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8" calcext:value-type="float">
            <text:p>3.21E-04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0.02" calcext:value-type="float">
            <text:p>80.02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9.958" calcext:value-type="float">
            <text:p>79.958</text:p>
          </table:table-cell>
          <table:table-cell office:value-type="float" office:value="0.0003208" calcext:value-type="float">
            <text:p>3.21E-04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9.836" calcext:value-type="float">
            <text:p>79.836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99.4" calcext:value-type="float">
            <text:p>299.4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7" calcext:value-type="float">
            <text:p>3.21E-0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79.897" calcext:value-type="float">
            <text:p>79.897</text:p>
          </table:table-cell>
          <table:table-cell office:value-type="float" office:value="0.0003206" calcext:value-type="float">
            <text:p>3.21E-0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99.4" calcext:value-type="float">
            <text:p>299.4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202" calcext:value-type="float">
            <text:p>3.20E-0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198" calcext:value-type="float">
            <text:p>3.20E-04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0.142" calcext:value-type="float">
            <text:p>80.142</text:p>
          </table:table-cell>
          <table:table-cell office:value-type="float" office:value="0.0003194" calcext:value-type="float">
            <text:p>3.19E-0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264" calcext:value-type="float">
            <text:p>80.264</text:p>
          </table:table-cell>
          <table:table-cell office:value-type="float" office:value="0.0003191" calcext:value-type="float">
            <text:p>3.19E-0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0.386" calcext:value-type="float">
            <text:p>80.386</text:p>
          </table:table-cell>
          <table:table-cell office:value-type="float" office:value="0.0003188" calcext:value-type="float">
            <text:p>3.19E-0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0.447" calcext:value-type="float">
            <text:p>80.447</text:p>
          </table:table-cell>
          <table:table-cell office:value-type="float" office:value="0.0003184" calcext:value-type="float">
            <text:p>3.18E-04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182" calcext:value-type="float">
            <text:p>3.18E-0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0.508" calcext:value-type="float">
            <text:p>80.508</text:p>
          </table:table-cell>
          <table:table-cell office:value-type="float" office:value="0.000318" calcext:value-type="float">
            <text:p>3.18E-04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99.81" calcext:value-type="float">
            <text:p>299.81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176" calcext:value-type="float">
            <text:p>3.18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175" calcext:value-type="float">
            <text:p>3.18E-0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569" calcext:value-type="float">
            <text:p>80.569</text:p>
          </table:table-cell>
          <table:table-cell office:value-type="float" office:value="0.0003173" calcext:value-type="float">
            <text:p>3.17E-04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171" calcext:value-type="float">
            <text:p>3.17E-04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9" calcext:value-type="float">
            <text:p>3.17E-0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166" calcext:value-type="float">
            <text:p>3.17E-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166" calcext:value-type="float">
            <text:p>3.17E-0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99.81" calcext:value-type="float">
            <text:p>299.81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0.813" calcext:value-type="float">
            <text:p>80.813</text:p>
          </table:table-cell>
          <table:table-cell office:value-type="float" office:value="0.0003164" calcext:value-type="float">
            <text:p>3.16E-04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691" calcext:value-type="float">
            <text:p>80.691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752" calcext:value-type="float">
            <text:p>80.752</text:p>
          </table:table-cell>
          <table:table-cell office:value-type="float" office:value="0.0003165" calcext:value-type="float">
            <text:p>3.17E-04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691" calcext:value-type="float">
            <text:p>80.691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874" calcext:value-type="float">
            <text:p>80.874</text:p>
          </table:table-cell>
          <table:table-cell office:value-type="float" office:value="0.0003163" calcext:value-type="float">
            <text:p>3.16E-0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99.53" calcext:value-type="float">
            <text:p>299.53</text:p>
          </table:table-cell>
          <table:table-cell office:value-type="float" office:value="80.935" calcext:value-type="float">
            <text:p>80.935</text:p>
          </table:table-cell>
          <table:table-cell office:value-type="float" office:value="0.0003159" calcext:value-type="float">
            <text:p>3.16E-0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0.996" calcext:value-type="float">
            <text:p>80.996</text:p>
          </table:table-cell>
          <table:table-cell office:value-type="float" office:value="0.0003156" calcext:value-type="float">
            <text:p>3.16E-0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153" calcext:value-type="float">
            <text:p>3.15E-0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149" calcext:value-type="float">
            <text:p>3.15E-0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1.057" calcext:value-type="float">
            <text:p>81.057</text:p>
          </table:table-cell>
          <table:table-cell office:value-type="float" office:value="0.0003149" calcext:value-type="float">
            <text:p>3.15E-0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146" calcext:value-type="float">
            <text:p>3.15E-04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24" calcext:value-type="float">
            <text:p>81.24</text:p>
          </table:table-cell>
          <table:table-cell office:value-type="float" office:value="0.0003145" calcext:value-type="float">
            <text:p>3.15E-0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118" calcext:value-type="float">
            <text:p>81.118</text:p>
          </table:table-cell>
          <table:table-cell office:value-type="float" office:value="0.0003143" calcext:value-type="float">
            <text:p>3.14E-04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142" calcext:value-type="float">
            <text:p>3.14E-0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24" calcext:value-type="float">
            <text:p>81.24</text:p>
          </table:table-cell>
          <table:table-cell office:value-type="float" office:value="0.0003141" calcext:value-type="float">
            <text:p>3.14E-0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24" calcext:value-type="float">
            <text:p>81.24</text:p>
          </table:table-cell>
          <table:table-cell office:value-type="float" office:value="0.000314" calcext:value-type="float">
            <text:p>3.14E-04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139" calcext:value-type="float">
            <text:p>3.14E-04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362" calcext:value-type="float">
            <text:p>81.362</text:p>
          </table:table-cell>
          <table:table-cell office:value-type="float" office:value="0.0003137" calcext:value-type="float">
            <text:p>3.14E-0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1.301" calcext:value-type="float">
            <text:p>81.301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423" calcext:value-type="float">
            <text:p>81.423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135" calcext:value-type="float">
            <text:p>3.14E-04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423" calcext:value-type="float">
            <text:p>81.423</text:p>
          </table:table-cell>
          <table:table-cell office:value-type="float" office:value="0.0003133" calcext:value-type="float">
            <text:p>3.13E-04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423" calcext:value-type="float">
            <text:p>81.423</text:p>
          </table:table-cell>
          <table:table-cell office:value-type="float" office:value="0.0003132" calcext:value-type="float">
            <text:p>3.13E-0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362" calcext:value-type="float">
            <text:p>81.362</text:p>
          </table:table-cell>
          <table:table-cell office:value-type="float" office:value="0.0003132" calcext:value-type="float">
            <text:p>3.13E-04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13" calcext:value-type="float">
            <text:p>3.13E-0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129" calcext:value-type="float">
            <text:p>3.13E-0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128" calcext:value-type="float">
            <text:p>3.13E-04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03127" calcext:value-type="float">
            <text:p>3.13E-0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126" calcext:value-type="float">
            <text:p>3.13E-04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668" calcext:value-type="float">
            <text:p>81.668</text:p>
          </table:table-cell>
          <table:table-cell office:value-type="float" office:value="0.0003126" calcext:value-type="float">
            <text:p>3.13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124" calcext:value-type="float">
            <text:p>3.12E-04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606" calcext:value-type="float">
            <text:p>81.606</text:p>
          </table:table-cell>
          <table:table-cell office:value-type="float" office:value="0.0003122" calcext:value-type="float">
            <text:p>3.12E-0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729" calcext:value-type="float">
            <text:p>81.729</text:p>
          </table:table-cell>
          <table:table-cell office:value-type="float" office:value="0.0003121" calcext:value-type="float">
            <text:p>3.12E-0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1.79" calcext:value-type="float">
            <text:p>81.79</text:p>
          </table:table-cell>
          <table:table-cell office:value-type="float" office:value="0.0003119" calcext:value-type="float">
            <text:p>3.12E-0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1.851" calcext:value-type="float">
            <text:p>81.851</text:p>
          </table:table-cell>
          <table:table-cell office:value-type="float" office:value="0.0003117" calcext:value-type="float">
            <text:p>3.12E-0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1.851" calcext:value-type="float">
            <text:p>81.851</text:p>
          </table:table-cell>
          <table:table-cell office:value-type="float" office:value="0.0003114" calcext:value-type="float">
            <text:p>3.11E-0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1.851" calcext:value-type="float">
            <text:p>81.851</text:p>
          </table:table-cell>
          <table:table-cell office:value-type="float" office:value="0.0003113" calcext:value-type="float">
            <text:p>3.11E-04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1.973" calcext:value-type="float">
            <text:p>81.973</text:p>
          </table:table-cell>
          <table:table-cell office:value-type="float" office:value="0.0003111" calcext:value-type="float">
            <text:p>3.11E-0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2.095" calcext:value-type="float">
            <text:p>82.095</text:p>
          </table:table-cell>
          <table:table-cell office:value-type="float" office:value="0.0003109" calcext:value-type="float">
            <text:p>3.11E-04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107" calcext:value-type="float">
            <text:p>3.11E-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104" calcext:value-type="float">
            <text:p>3.10E-04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3102" calcext:value-type="float">
            <text:p>3.10E-04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3101" calcext:value-type="float">
            <text:p>3.10E-0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095" calcext:value-type="float">
            <text:p>82.095</text:p>
          </table:table-cell>
          <table:table-cell office:value-type="float" office:value="0.00031" calcext:value-type="float">
            <text:p>3.10E-0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9" calcext:value-type="float">
            <text:p>3.10E-0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8" calcext:value-type="float">
            <text:p>3.10E-04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5" calcext:value-type="float">
            <text:p>3.10E-0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5" calcext:value-type="float">
            <text:p>3.10E-04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4" calcext:value-type="float">
            <text:p>3.09E-0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4" calcext:value-type="float">
            <text:p>3.09E-0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3" calcext:value-type="float">
            <text:p>3.09E-04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9.81" calcext:value-type="float">
            <text:p>299.81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99.81" calcext:value-type="float">
            <text:p>299.81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89" calcext:value-type="float">
            <text:p>3.09E-04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99.4" calcext:value-type="float">
            <text:p>299.4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99.4" calcext:value-type="float">
            <text:p>299.4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9.228" calcext:value-type="float">
            <text:p>299.228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82.156" calcext:value-type="float">
            <text:p>82.156</text:p>
          </table:table-cell>
          <table:table-cell office:value-type="float" office:value="0.0003091" calcext:value-type="float">
            <text:p>3.09E-04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17" calcext:value-type="float">
            <text:p>82.217</text:p>
          </table:table-cell>
          <table:table-cell office:value-type="float" office:value="0.000309" calcext:value-type="float">
            <text:p>3.09E-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339" calcext:value-type="float">
            <text:p>82.339</text:p>
          </table:table-cell>
          <table:table-cell office:value-type="float" office:value="0.0003088" calcext:value-type="float">
            <text:p>3.09E-04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278" calcext:value-type="float">
            <text:p>82.278</text:p>
          </table:table-cell>
          <table:table-cell office:value-type="float" office:value="0.0003085" calcext:value-type="float">
            <text:p>3.09E-04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082" calcext:value-type="float">
            <text:p>3.08E-04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299.206" calcext:value-type="float">
            <text:p>299.206</text:p>
          </table:table-cell>
          <table:table-cell office:value-type="float" office:value="82.461" calcext:value-type="float">
            <text:p>82.461</text:p>
          </table:table-cell>
          <table:table-cell office:value-type="float" office:value="0.0003079" calcext:value-type="float">
            <text:p>3.08E-0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9.249" calcext:value-type="float">
            <text:p>299.249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77" calcext:value-type="float">
            <text:p>3.08E-0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82.522" calcext:value-type="float">
            <text:p>82.522</text:p>
          </table:table-cell>
          <table:table-cell office:value-type="float" office:value="0.0003074" calcext:value-type="float">
            <text:p>3.07E-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82.705" calcext:value-type="float">
            <text:p>82.705</text:p>
          </table:table-cell>
          <table:table-cell office:value-type="float" office:value="0.0003071" calcext:value-type="float">
            <text:p>3.07E-0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299.4" calcext:value-type="float">
            <text:p>299.4</text:p>
          </table:table-cell>
          <table:table-cell office:value-type="float" office:value="82.766" calcext:value-type="float">
            <text:p>82.766</text:p>
          </table:table-cell>
          <table:table-cell office:value-type="float" office:value="0.0003068" calcext:value-type="float">
            <text:p>3.07E-0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82.827" calcext:value-type="float">
            <text:p>82.827</text:p>
          </table:table-cell>
          <table:table-cell office:value-type="float" office:value="0.0003066" calcext:value-type="float">
            <text:p>3.07E-0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3064" calcext:value-type="float">
            <text:p>3.06E-0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3063" calcext:value-type="float">
            <text:p>3.06E-04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3061" calcext:value-type="float">
            <text:p>3.06E-0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888" calcext:value-type="float">
            <text:p>82.888</text:p>
          </table:table-cell>
          <table:table-cell office:value-type="float" office:value="0.000306" calcext:value-type="float">
            <text:p>3.06E-0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2.949" calcext:value-type="float">
            <text:p>82.949</text:p>
          </table:table-cell>
          <table:table-cell office:value-type="float" office:value="0.0003058" calcext:value-type="float">
            <text:p>3.06E-0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3057" calcext:value-type="float">
            <text:p>3.06E-0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071" calcext:value-type="float">
            <text:p>83.071</text:p>
          </table:table-cell>
          <table:table-cell office:value-type="float" office:value="0.0003056" calcext:value-type="float">
            <text:p>3.06E-04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3.01" calcext:value-type="float">
            <text:p>83.01</text:p>
          </table:table-cell>
          <table:table-cell office:value-type="float" office:value="0.0003054" calcext:value-type="float">
            <text:p>3.05E-04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3.132" calcext:value-type="float">
            <text:p>83.132</text:p>
          </table:table-cell>
          <table:table-cell office:value-type="float" office:value="0.0003051" calcext:value-type="float">
            <text:p>3.05E-0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3.071" calcext:value-type="float">
            <text:p>83.071</text:p>
          </table:table-cell>
          <table:table-cell office:value-type="float" office:value="0.000305" calcext:value-type="float">
            <text:p>3.05E-0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254" calcext:value-type="float">
            <text:p>83.254</text:p>
          </table:table-cell>
          <table:table-cell office:value-type="float" office:value="0.0003047" calcext:value-type="float">
            <text:p>3.05E-04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3.193" calcext:value-type="float">
            <text:p>83.193</text:p>
          </table:table-cell>
          <table:table-cell office:value-type="float" office:value="0.0003046" calcext:value-type="float">
            <text:p>3.05E-04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254" calcext:value-type="float">
            <text:p>83.254</text:p>
          </table:table-cell>
          <table:table-cell office:value-type="float" office:value="0.0003044" calcext:value-type="float">
            <text:p>3.04E-04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254" calcext:value-type="float">
            <text:p>83.254</text:p>
          </table:table-cell>
          <table:table-cell office:value-type="float" office:value="0.0003042" calcext:value-type="float">
            <text:p>3.04E-04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00304" calcext:value-type="float">
            <text:p>3.04E-0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3038" calcext:value-type="float">
            <text:p>3.04E-04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6" calcext:value-type="float">
            <text:p>3.04E-0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5" calcext:value-type="float">
            <text:p>3.04E-0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99.81" calcext:value-type="float">
            <text:p>299.81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33" calcext:value-type="float">
            <text:p>3.03E-04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99.81" calcext:value-type="float">
            <text:p>299.81</text:p>
          </table:table-cell>
          <table:table-cell office:value-type="float" office:value="83.621" calcext:value-type="float">
            <text:p>83.621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2" calcext:value-type="float">
            <text:p>3.03E-0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1" calcext:value-type="float">
            <text:p>3.03E-0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3.499" calcext:value-type="float">
            <text:p>83.499</text:p>
          </table:table-cell>
          <table:table-cell office:value-type="float" office:value="0.000303" calcext:value-type="float">
            <text:p>3.03E-0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3.56" calcext:value-type="float">
            <text:p>83.56</text:p>
          </table:table-cell>
          <table:table-cell office:value-type="float" office:value="0.0003027" calcext:value-type="float">
            <text:p>3.03E-04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83.743" calcext:value-type="float">
            <text:p>83.743</text:p>
          </table:table-cell>
          <table:table-cell office:value-type="float" office:value="0.0003024" calcext:value-type="float">
            <text:p>3.02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3.865" calcext:value-type="float">
            <text:p>83.865</text:p>
          </table:table-cell>
          <table:table-cell office:value-type="float" office:value="0.000302" calcext:value-type="float">
            <text:p>3.02E-04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3016" calcext:value-type="float">
            <text:p>3.02E-04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3013" calcext:value-type="float">
            <text:p>3.01E-04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4.048" calcext:value-type="float">
            <text:p>84.048</text:p>
          </table:table-cell>
          <table:table-cell office:value-type="float" office:value="0.0003011" calcext:value-type="float">
            <text:p>3.01E-04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4.048" calcext:value-type="float">
            <text:p>84.048</text:p>
          </table:table-cell>
          <table:table-cell office:value-type="float" office:value="0.0003009" calcext:value-type="float">
            <text:p>3.01E-0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4.109" calcext:value-type="float">
            <text:p>84.109</text:p>
          </table:table-cell>
          <table:table-cell office:value-type="float" office:value="0.0003006" calcext:value-type="float">
            <text:p>3.01E-04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3005" calcext:value-type="float">
            <text:p>3.01E-0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4.231" calcext:value-type="float">
            <text:p>84.231</text:p>
          </table:table-cell>
          <table:table-cell office:value-type="float" office:value="0.0003003" calcext:value-type="float">
            <text:p>3.00E-04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3002" calcext:value-type="float">
            <text:p>3.00E-04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3002" calcext:value-type="float">
            <text:p>3.00E-0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002999" calcext:value-type="float">
            <text:p>3.00E-04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99" calcext:value-type="float">
            <text:p>3.00E-0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4.414" calcext:value-type="float">
            <text:p>84.414</text:p>
          </table:table-cell>
          <table:table-cell office:value-type="float" office:value="0.0002998" calcext:value-type="float">
            <text:p>3.00E-0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4.414" calcext:value-type="float">
            <text:p>84.414</text:p>
          </table:table-cell>
          <table:table-cell office:value-type="float" office:value="0.0002997" calcext:value-type="float">
            <text:p>3.00E-0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95" calcext:value-type="float">
            <text:p>3.00E-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4.353" calcext:value-type="float">
            <text:p>84.353</text:p>
          </table:table-cell>
          <table:table-cell office:value-type="float" office:value="0.0002993" calcext:value-type="float">
            <text:p>2.99E-0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92" calcext:value-type="float">
            <text:p>2.99E-04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91" calcext:value-type="float">
            <text:p>2.99E-04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9" calcext:value-type="float">
            <text:p>2.99E-0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8" calcext:value-type="float">
            <text:p>2.99E-0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84.658" calcext:value-type="float">
            <text:p>84.658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6" calcext:value-type="float">
            <text:p>2.99E-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99.81" calcext:value-type="float">
            <text:p>299.81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4.536" calcext:value-type="float">
            <text:p>84.536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84.414" calcext:value-type="float">
            <text:p>84.414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5" calcext:value-type="float">
            <text:p>2.99E-04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2982" calcext:value-type="float">
            <text:p>2.98E-0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9.53" calcext:value-type="float">
            <text:p>299.53</text:p>
          </table:table-cell>
          <table:table-cell office:value-type="float" office:value="84.597" calcext:value-type="float">
            <text:p>84.597</text:p>
          </table:table-cell>
          <table:table-cell office:value-type="float" office:value="0.000298" calcext:value-type="float">
            <text:p>2.98E-0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84.78" calcext:value-type="float">
            <text:p>84.78</text:p>
          </table:table-cell>
          <table:table-cell office:value-type="float" office:value="0.0002976" calcext:value-type="float">
            <text:p>2.98E-04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84.841" calcext:value-type="float">
            <text:p>84.841</text:p>
          </table:table-cell>
          <table:table-cell office:value-type="float" office:value="0.0002972" calcext:value-type="float">
            <text:p>2.97E-0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969" calcext:value-type="float">
            <text:p>2.97E-0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002965" calcext:value-type="float">
            <text:p>2.97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85.147" calcext:value-type="float">
            <text:p>85.147</text:p>
          </table:table-cell>
          <table:table-cell office:value-type="float" office:value="0.0002962" calcext:value-type="float">
            <text:p>2.96E-04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5.147" calcext:value-type="float">
            <text:p>85.147</text:p>
          </table:table-cell>
          <table:table-cell office:value-type="float" office:value="0.0002959" calcext:value-type="float">
            <text:p>2.96E-0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5.208" calcext:value-type="float">
            <text:p>85.208</text:p>
          </table:table-cell>
          <table:table-cell office:value-type="float" office:value="0.0002957" calcext:value-type="float">
            <text:p>2.96E-04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956" calcext:value-type="float">
            <text:p>2.96E-0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0002954" calcext:value-type="float">
            <text:p>2.95E-0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953" calcext:value-type="float">
            <text:p>2.95E-04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5.33" calcext:value-type="float">
            <text:p>85.33</text:p>
          </table:table-cell>
          <table:table-cell office:value-type="float" office:value="0.0002952" calcext:value-type="float">
            <text:p>2.95E-0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952" calcext:value-type="float">
            <text:p>2.95E-0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85.391" calcext:value-type="float">
            <text:p>85.391</text:p>
          </table:table-cell>
          <table:table-cell office:value-type="float" office:value="0.000295" calcext:value-type="float">
            <text:p>2.95E-0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948" calcext:value-type="float">
            <text:p>2.95E-0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947" calcext:value-type="float">
            <text:p>2.95E-0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945" calcext:value-type="float">
            <text:p>2.95E-04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5.452" calcext:value-type="float">
            <text:p>85.452</text:p>
          </table:table-cell>
          <table:table-cell office:value-type="float" office:value="0.0002944" calcext:value-type="float">
            <text:p>2.94E-04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942" calcext:value-type="float">
            <text:p>2.94E-0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0002941" calcext:value-type="float">
            <text:p>2.94E-0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757" calcext:value-type="float">
            <text:p>85.757</text:p>
          </table:table-cell>
          <table:table-cell office:value-type="float" office:value="0.0002938" calcext:value-type="float">
            <text:p>2.94E-0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936" calcext:value-type="float">
            <text:p>2.94E-04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935" calcext:value-type="float">
            <text:p>2.94E-0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934" calcext:value-type="float">
            <text:p>2.93E-04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879" calcext:value-type="float">
            <text:p>85.879</text:p>
          </table:table-cell>
          <table:table-cell office:value-type="float" office:value="0.0002932" calcext:value-type="float">
            <text:p>2.93E-0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931" calcext:value-type="float">
            <text:p>2.93E-0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93" calcext:value-type="float">
            <text:p>2.93E-04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5.94" calcext:value-type="float">
            <text:p>85.94</text:p>
          </table:table-cell>
          <table:table-cell office:value-type="float" office:value="0.0002928" calcext:value-type="float">
            <text:p>2.93E-04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927" calcext:value-type="float">
            <text:p>2.93E-0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300.09" calcext:value-type="float">
            <text:p>300.09</text:p>
          </table:table-cell>
          <table:table-cell office:value-type="float" office:value="86.001" calcext:value-type="float">
            <text:p>86.001</text:p>
          </table:table-cell>
          <table:table-cell office:value-type="float" office:value="0.0002924" calcext:value-type="float">
            <text:p>2.92E-0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062" calcext:value-type="float">
            <text:p>86.062</text:p>
          </table:table-cell>
          <table:table-cell office:value-type="float" office:value="0.0002923" calcext:value-type="float">
            <text:p>2.92E-04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123" calcext:value-type="float">
            <text:p>86.123</text:p>
          </table:table-cell>
          <table:table-cell office:value-type="float" office:value="0.0002922" calcext:value-type="float">
            <text:p>2.92E-04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184" calcext:value-type="float">
            <text:p>86.184</text:p>
          </table:table-cell>
          <table:table-cell office:value-type="float" office:value="0.0002921" calcext:value-type="float">
            <text:p>2.92E-04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918" calcext:value-type="float">
            <text:p>2.92E-04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184" calcext:value-type="float">
            <text:p>86.184</text:p>
          </table:table-cell>
          <table:table-cell office:value-type="float" office:value="0.0002917" calcext:value-type="float">
            <text:p>2.92E-0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916" calcext:value-type="float">
            <text:p>2.92E-04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914" calcext:value-type="float">
            <text:p>2.91E-0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6.245" calcext:value-type="float">
            <text:p>86.245</text:p>
          </table:table-cell>
          <table:table-cell office:value-type="float" office:value="0.0002914" calcext:value-type="float">
            <text:p>2.91E-04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13" calcext:value-type="float">
            <text:p>2.91E-0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11" calcext:value-type="float">
            <text:p>2.91E-0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1" calcext:value-type="float">
            <text:p>2.91E-04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6.428" calcext:value-type="float">
            <text:p>86.428</text:p>
          </table:table-cell>
          <table:table-cell office:value-type="float" office:value="0.0002909" calcext:value-type="float">
            <text:p>2.91E-04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428" calcext:value-type="float">
            <text:p>86.428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8" calcext:value-type="float">
            <text:p>2.91E-0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428" calcext:value-type="float">
            <text:p>86.428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6.306" calcext:value-type="float">
            <text:p>86.306</text:p>
          </table:table-cell>
          <table:table-cell office:value-type="float" office:value="0.0002908" calcext:value-type="float">
            <text:p>2.91E-0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8" calcext:value-type="float">
            <text:p>2.91E-04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2907" calcext:value-type="float">
            <text:p>2.91E-04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428" calcext:value-type="float">
            <text:p>86.428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6.55" calcext:value-type="float">
            <text:p>86.55</text:p>
          </table:table-cell>
          <table:table-cell office:value-type="float" office:value="0.00029" calcext:value-type="float">
            <text:p>2.90E-04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6.55" calcext:value-type="float">
            <text:p>86.55</text:p>
          </table:table-cell>
          <table:table-cell office:value-type="float" office:value="0.0002896" calcext:value-type="float">
            <text:p>2.90E-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86.795" calcext:value-type="float">
            <text:p>86.795</text:p>
          </table:table-cell>
          <table:table-cell office:value-type="float" office:value="0.0002893" calcext:value-type="float">
            <text:p>2.89E-0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6.856" calcext:value-type="float">
            <text:p>86.856</text:p>
          </table:table-cell>
          <table:table-cell office:value-type="float" office:value="0.000289" calcext:value-type="float">
            <text:p>2.89E-04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887" calcext:value-type="float">
            <text:p>2.89E-0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885" calcext:value-type="float">
            <text:p>2.89E-0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883" calcext:value-type="float">
            <text:p>2.88E-0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883" calcext:value-type="float">
            <text:p>2.88E-0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978" calcext:value-type="float">
            <text:p>86.978</text:p>
          </table:table-cell>
          <table:table-cell office:value-type="float" office:value="0.0002881" calcext:value-type="float">
            <text:p>2.88E-0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917" calcext:value-type="float">
            <text:p>86.917</text:p>
          </table:table-cell>
          <table:table-cell office:value-type="float" office:value="0.000288" calcext:value-type="float">
            <text:p>2.88E-04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6.978" calcext:value-type="float">
            <text:p>86.978</text:p>
          </table:table-cell>
          <table:table-cell office:value-type="float" office:value="0.000288" calcext:value-type="float">
            <text:p>2.88E-04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7.1" calcext:value-type="float">
            <text:p>87.1</text:p>
          </table:table-cell>
          <table:table-cell office:value-type="float" office:value="0.0002879" calcext:value-type="float">
            <text:p>2.88E-0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00.09" calcext:value-type="float">
            <text:p>300.09</text:p>
          </table:table-cell>
          <table:table-cell office:value-type="float" office:value="87.039" calcext:value-type="float">
            <text:p>87.039</text:p>
          </table:table-cell>
          <table:table-cell office:value-type="float" office:value="0.0002877" calcext:value-type="float">
            <text:p>2.88E-0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876" calcext:value-type="float">
            <text:p>2.88E-04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7.161" calcext:value-type="float">
            <text:p>87.161</text:p>
          </table:table-cell>
          <table:table-cell office:value-type="float" office:value="0.0002874" calcext:value-type="float">
            <text:p>2.87E-0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873" calcext:value-type="float">
            <text:p>2.87E-0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872" calcext:value-type="float">
            <text:p>2.87E-0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7.222" calcext:value-type="float">
            <text:p>87.222</text:p>
          </table:table-cell>
          <table:table-cell office:value-type="float" office:value="0.000287" calcext:value-type="float">
            <text:p>2.87E-04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283" calcext:value-type="float">
            <text:p>87.283</text:p>
          </table:table-cell>
          <table:table-cell office:value-type="float" office:value="0.0002868" calcext:value-type="float">
            <text:p>2.87E-04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867" calcext:value-type="float">
            <text:p>2.87E-04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866" calcext:value-type="float">
            <text:p>2.87E-0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7.344" calcext:value-type="float">
            <text:p>87.344</text:p>
          </table:table-cell>
          <table:table-cell office:value-type="float" office:value="0.0002864" calcext:value-type="float">
            <text:p>2.86E-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864" calcext:value-type="float">
            <text:p>2.86E-04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862" calcext:value-type="float">
            <text:p>2.86E-04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7.527" calcext:value-type="float">
            <text:p>87.527</text:p>
          </table:table-cell>
          <table:table-cell office:value-type="float" office:value="0.0002861" calcext:value-type="float">
            <text:p>2.86E-0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527" calcext:value-type="float">
            <text:p>87.527</text:p>
          </table:table-cell>
          <table:table-cell office:value-type="float" office:value="0.0002859" calcext:value-type="float">
            <text:p>2.86E-0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527" calcext:value-type="float">
            <text:p>87.527</text:p>
          </table:table-cell>
          <table:table-cell office:value-type="float" office:value="0.0002859" calcext:value-type="float">
            <text:p>2.86E-04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2856" calcext:value-type="float">
            <text:p>2.86E-04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649" calcext:value-type="float">
            <text:p>87.649</text:p>
          </table:table-cell>
          <table:table-cell office:value-type="float" office:value="0.0002855" calcext:value-type="float">
            <text:p>2.86E-04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7.649" calcext:value-type="float">
            <text:p>87.649</text:p>
          </table:table-cell>
          <table:table-cell office:value-type="float" office:value="0.0002854" calcext:value-type="float">
            <text:p>2.85E-0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7.771" calcext:value-type="float">
            <text:p>87.771</text:p>
          </table:table-cell>
          <table:table-cell office:value-type="float" office:value="0.0002852" calcext:value-type="float">
            <text:p>2.85E-0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771" calcext:value-type="float">
            <text:p>87.771</text:p>
          </table:table-cell>
          <table:table-cell office:value-type="float" office:value="0.0002851" calcext:value-type="float">
            <text:p>2.85E-04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7.832" calcext:value-type="float">
            <text:p>87.832</text:p>
          </table:table-cell>
          <table:table-cell office:value-type="float" office:value="0.0002849" calcext:value-type="float">
            <text:p>2.85E-04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893" calcext:value-type="float">
            <text:p>87.893</text:p>
          </table:table-cell>
          <table:table-cell office:value-type="float" office:value="0.0002848" calcext:value-type="float">
            <text:p>2.85E-04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832" calcext:value-type="float">
            <text:p>87.832</text:p>
          </table:table-cell>
          <table:table-cell office:value-type="float" office:value="0.0002846" calcext:value-type="float">
            <text:p>2.85E-0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893" calcext:value-type="float">
            <text:p>87.893</text:p>
          </table:table-cell>
          <table:table-cell office:value-type="float" office:value="0.0002845" calcext:value-type="float">
            <text:p>2.85E-0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832" calcext:value-type="float">
            <text:p>87.832</text:p>
          </table:table-cell>
          <table:table-cell office:value-type="float" office:value="0.0002843" calcext:value-type="float">
            <text:p>2.84E-04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300.22" calcext:value-type="float">
            <text:p>300.22</text:p>
          </table:table-cell>
          <table:table-cell office:value-type="float" office:value="87.954" calcext:value-type="float">
            <text:p>87.954</text:p>
          </table:table-cell>
          <table:table-cell office:value-type="float" office:value="0.0002842" calcext:value-type="float">
            <text:p>2.84E-0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88.015" calcext:value-type="float">
            <text:p>88.015</text:p>
          </table:table-cell>
          <table:table-cell office:value-type="float" office:value="0.0002839" calcext:value-type="float">
            <text:p>2.84E-04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87.954" calcext:value-type="float">
            <text:p>87.954</text:p>
          </table:table-cell>
          <table:table-cell office:value-type="float" office:value="0.0002839" calcext:value-type="float">
            <text:p>2.84E-04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836" calcext:value-type="float">
            <text:p>2.84E-0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198" calcext:value-type="float">
            <text:p>88.198</text:p>
          </table:table-cell>
          <table:table-cell office:value-type="float" office:value="0.0002834" calcext:value-type="float">
            <text:p>2.83E-04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137" calcext:value-type="float">
            <text:p>88.137</text:p>
          </table:table-cell>
          <table:table-cell office:value-type="float" office:value="0.0002833" calcext:value-type="float">
            <text:p>2.83E-04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32" calcext:value-type="float">
            <text:p>2.83E-0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00.37" calcext:value-type="float">
            <text:p>300.37</text:p>
          </table:table-cell>
          <table:table-cell office:value-type="float" office:value="88.198" calcext:value-type="float">
            <text:p>88.198</text:p>
          </table:table-cell>
          <table:table-cell office:value-type="float" office:value="0.0002829" calcext:value-type="float">
            <text:p>2.83E-04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28" calcext:value-type="float">
            <text:p>2.83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88.198" calcext:value-type="float">
            <text:p>88.198</text:p>
          </table:table-cell>
          <table:table-cell office:value-type="float" office:value="0.0002827" calcext:value-type="float">
            <text:p>2.83E-04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00.22" calcext:value-type="float">
            <text:p>300.22</text:p>
          </table:table-cell>
          <table:table-cell office:value-type="float" office:value="88.382" calcext:value-type="float">
            <text:p>88.382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300.22" calcext:value-type="float">
            <text:p>300.22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300.22" calcext:value-type="float">
            <text:p>300.22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26" calcext:value-type="float">
            <text:p>2.83E-04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8.26" calcext:value-type="float">
            <text:p>88.26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5" calcext:value-type="float">
            <text:p>2.83E-0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3" calcext:value-type="float">
            <text:p>2.82E-0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88.321" calcext:value-type="float">
            <text:p>88.321</text:p>
          </table:table-cell>
          <table:table-cell office:value-type="float" office:value="0.0002821" calcext:value-type="float">
            <text:p>2.82E-04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8.382" calcext:value-type="float">
            <text:p>88.382</text:p>
          </table:table-cell>
          <table:table-cell office:value-type="float" office:value="0.0002818" calcext:value-type="float">
            <text:p>2.82E-04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8.565" calcext:value-type="float">
            <text:p>88.565</text:p>
          </table:table-cell>
          <table:table-cell office:value-type="float" office:value="0.0002815" calcext:value-type="float">
            <text:p>2.82E-04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88.626" calcext:value-type="float">
            <text:p>88.626</text:p>
          </table:table-cell>
          <table:table-cell office:value-type="float" office:value="0.0002812" calcext:value-type="float">
            <text:p>2.81E-04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8.687" calcext:value-type="float">
            <text:p>88.687</text:p>
          </table:table-cell>
          <table:table-cell office:value-type="float" office:value="0.0002809" calcext:value-type="float">
            <text:p>2.81E-0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00.22" calcext:value-type="float">
            <text:p>300.22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807" calcext:value-type="float">
            <text:p>2.81E-04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300.22" calcext:value-type="float">
            <text:p>300.22</text:p>
          </table:table-cell>
          <table:table-cell office:value-type="float" office:value="88.809" calcext:value-type="float">
            <text:p>88.809</text:p>
          </table:table-cell>
          <table:table-cell office:value-type="float" office:value="0.0002805" calcext:value-type="float">
            <text:p>2.81E-0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88.87" calcext:value-type="float">
            <text:p>88.87</text:p>
          </table:table-cell>
          <table:table-cell office:value-type="float" office:value="0.0002802" calcext:value-type="float">
            <text:p>2.80E-04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87" calcext:value-type="float">
            <text:p>88.87</text:p>
          </table:table-cell>
          <table:table-cell office:value-type="float" office:value="0.0002801" calcext:value-type="float">
            <text:p>2.80E-04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88.931" calcext:value-type="float">
            <text:p>88.931</text:p>
          </table:table-cell>
          <table:table-cell office:value-type="float" office:value="0.0002798" calcext:value-type="float">
            <text:p>2.80E-0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00.37" calcext:value-type="float">
            <text:p>300.37</text:p>
          </table:table-cell>
          <table:table-cell office:value-type="float" office:value="88.992" calcext:value-type="float">
            <text:p>88.992</text:p>
          </table:table-cell>
          <table:table-cell office:value-type="float" office:value="0.0002797" calcext:value-type="float">
            <text:p>2.80E-04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89.053" calcext:value-type="float">
            <text:p>89.053</text:p>
          </table:table-cell>
          <table:table-cell office:value-type="float" office:value="0.0002795" calcext:value-type="float">
            <text:p>2.80E-04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053" calcext:value-type="float">
            <text:p>89.053</text:p>
          </table:table-cell>
          <table:table-cell office:value-type="float" office:value="0.0002794" calcext:value-type="float">
            <text:p>2.79E-04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8.992" calcext:value-type="float">
            <text:p>88.992</text:p>
          </table:table-cell>
          <table:table-cell office:value-type="float" office:value="0.0002793" calcext:value-type="float">
            <text:p>2.79E-04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89.175" calcext:value-type="float">
            <text:p>89.175</text:p>
          </table:table-cell>
          <table:table-cell office:value-type="float" office:value="0.0002792" calcext:value-type="float">
            <text:p>2.79E-0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00.37" calcext:value-type="float">
            <text:p>300.37</text:p>
          </table:table-cell>
          <table:table-cell office:value-type="float" office:value="89.297" calcext:value-type="float">
            <text:p>89.297</text:p>
          </table:table-cell>
          <table:table-cell office:value-type="float" office:value="0.0002791" calcext:value-type="float">
            <text:p>2.79E-04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175" calcext:value-type="float">
            <text:p>89.175</text:p>
          </table:table-cell>
          <table:table-cell office:value-type="float" office:value="0.0002789" calcext:value-type="float">
            <text:p>2.79E-04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300.37" calcext:value-type="float">
            <text:p>300.37</text:p>
          </table:table-cell>
          <table:table-cell office:value-type="float" office:value="89.236" calcext:value-type="float">
            <text:p>89.236</text:p>
          </table:table-cell>
          <table:table-cell office:value-type="float" office:value="0.0002787" calcext:value-type="float">
            <text:p>2.79E-04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297" calcext:value-type="float">
            <text:p>89.297</text:p>
          </table:table-cell>
          <table:table-cell office:value-type="float" office:value="0.0002785" calcext:value-type="float">
            <text:p>2.79E-0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297" calcext:value-type="float">
            <text:p>89.297</text:p>
          </table:table-cell>
          <table:table-cell office:value-type="float" office:value="0.0002784" calcext:value-type="float">
            <text:p>2.78E-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358" calcext:value-type="float">
            <text:p>89.358</text:p>
          </table:table-cell>
          <table:table-cell office:value-type="float" office:value="0.0002783" calcext:value-type="float">
            <text:p>2.78E-04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419" calcext:value-type="float">
            <text:p>89.419</text:p>
          </table:table-cell>
          <table:table-cell office:value-type="float" office:value="0.0002781" calcext:value-type="float">
            <text:p>2.78E-04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89.48" calcext:value-type="float">
            <text:p>89.48</text:p>
          </table:table-cell>
          <table:table-cell office:value-type="float" office:value="0.0002779" calcext:value-type="float">
            <text:p>2.78E-04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300.435" calcext:value-type="float">
            <text:p>300.435</text:p>
          </table:table-cell>
          <table:table-cell office:value-type="float" office:value="89.48" calcext:value-type="float">
            <text:p>89.48</text:p>
          </table:table-cell>
          <table:table-cell office:value-type="float" office:value="0.0002778" calcext:value-type="float">
            <text:p>2.78E-0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300.414" calcext:value-type="float">
            <text:p>300.414</text:p>
          </table:table-cell>
          <table:table-cell office:value-type="float" office:value="89.663" calcext:value-type="float">
            <text:p>89.663</text:p>
          </table:table-cell>
          <table:table-cell office:value-type="float" office:value="0.0002776" calcext:value-type="float">
            <text:p>2.78E-0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00.435" calcext:value-type="float">
            <text:p>300.435</text:p>
          </table:table-cell>
          <table:table-cell office:value-type="float" office:value="89.541" calcext:value-type="float">
            <text:p>89.541</text:p>
          </table:table-cell>
          <table:table-cell office:value-type="float" office:value="0.0002774" calcext:value-type="float">
            <text:p>2.77E-04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300.457" calcext:value-type="float">
            <text:p>300.457</text:p>
          </table:table-cell>
          <table:table-cell office:value-type="float" office:value="89.663" calcext:value-type="float">
            <text:p>89.663</text:p>
          </table:table-cell>
          <table:table-cell office:value-type="float" office:value="0.0002773" calcext:value-type="float">
            <text:p>2.77E-0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300.435" calcext:value-type="float">
            <text:p>300.435</text:p>
          </table:table-cell>
          <table:table-cell office:value-type="float" office:value="89.724" calcext:value-type="float">
            <text:p>89.724</text:p>
          </table:table-cell>
          <table:table-cell office:value-type="float" office:value="0.0002771" calcext:value-type="float">
            <text:p>2.77E-0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89.724" calcext:value-type="float">
            <text:p>89.724</text:p>
          </table:table-cell>
          <table:table-cell office:value-type="float" office:value="0.000277" calcext:value-type="float">
            <text:p>2.77E-0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300.457" calcext:value-type="float">
            <text:p>300.457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769" calcext:value-type="float">
            <text:p>2.77E-0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300.457" calcext:value-type="float">
            <text:p>300.45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67" calcext:value-type="float">
            <text:p>2.77E-04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89.785" calcext:value-type="float">
            <text:p>89.785</text:p>
          </table:table-cell>
          <table:table-cell office:value-type="float" office:value="0.0002766" calcext:value-type="float">
            <text:p>2.77E-04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300.457" calcext:value-type="float">
            <text:p>300.45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64" calcext:value-type="float">
            <text:p>2.76E-04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300.5" calcext:value-type="float">
            <text:p>300.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64" calcext:value-type="float">
            <text:p>2.76E-0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300.5" calcext:value-type="float">
            <text:p>300.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62" calcext:value-type="float">
            <text:p>2.76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61" calcext:value-type="float">
            <text:p>2.76E-04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6" calcext:value-type="float">
            <text:p>2.76E-04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300.457" calcext:value-type="float">
            <text:p>300.457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8" calcext:value-type="float">
            <text:p>2.76E-0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00.435" calcext:value-type="float">
            <text:p>300.435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0.091" calcext:value-type="float">
            <text:p>90.091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5" calcext:value-type="float">
            <text:p>2.76E-0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300.284" calcext:value-type="float">
            <text:p>300.284</text:p>
          </table:table-cell>
          <table:table-cell office:value-type="float" office:value="90.03" calcext:value-type="float">
            <text:p>90.03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300.22" calcext:value-type="float">
            <text:p>300.22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300.22" calcext:value-type="float">
            <text:p>300.22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89.908" calcext:value-type="float">
            <text:p>89.908</text:p>
          </table:table-cell>
          <table:table-cell office:value-type="float" office:value="0.0002755" calcext:value-type="float">
            <text:p>2.76E-0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7" calcext:value-type="float">
            <text:p>2.76E-0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5" calcext:value-type="float">
            <text:p>2.76E-0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299.81" calcext:value-type="float">
            <text:p>299.81</text:p>
          </table:table-cell>
          <table:table-cell office:value-type="float" office:value="89.846" calcext:value-type="float">
            <text:p>89.846</text:p>
          </table:table-cell>
          <table:table-cell office:value-type="float" office:value="0.0002756" calcext:value-type="float">
            <text:p>2.76E-04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3" calcext:value-type="float">
            <text:p>2.75E-0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75" calcext:value-type="float">
            <text:p>2.75E-0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0.152" calcext:value-type="float">
            <text:p>90.152</text:p>
          </table:table-cell>
          <table:table-cell office:value-type="float" office:value="0.0002746" calcext:value-type="float">
            <text:p>2.75E-0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0.335" calcext:value-type="float">
            <text:p>90.335</text:p>
          </table:table-cell>
          <table:table-cell office:value-type="float" office:value="0.0002742" calcext:value-type="float">
            <text:p>2.74E-04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0.335" calcext:value-type="float">
            <text:p>90.335</text:p>
          </table:table-cell>
          <table:table-cell office:value-type="float" office:value="0.0002739" calcext:value-type="float">
            <text:p>2.74E-0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0.396" calcext:value-type="float">
            <text:p>90.396</text:p>
          </table:table-cell>
          <table:table-cell office:value-type="float" office:value="0.0002737" calcext:value-type="float">
            <text:p>2.74E-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00.09" calcext:value-type="float">
            <text:p>300.09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735" calcext:value-type="float">
            <text:p>2.74E-04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0.518" calcext:value-type="float">
            <text:p>90.518</text:p>
          </table:table-cell>
          <table:table-cell office:value-type="float" office:value="0.0002733" calcext:value-type="float">
            <text:p>2.73E-04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0.579" calcext:value-type="float">
            <text:p>90.579</text:p>
          </table:table-cell>
          <table:table-cell office:value-type="float" office:value="0.0002731" calcext:value-type="float">
            <text:p>2.73E-0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90.64" calcext:value-type="float">
            <text:p>90.64</text:p>
          </table:table-cell>
          <table:table-cell office:value-type="float" office:value="0.000273" calcext:value-type="float">
            <text:p>2.73E-04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90.762" calcext:value-type="float">
            <text:p>90.762</text:p>
          </table:table-cell>
          <table:table-cell office:value-type="float" office:value="0.0002728" calcext:value-type="float">
            <text:p>2.73E-0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90.701" calcext:value-type="float">
            <text:p>90.701</text:p>
          </table:table-cell>
          <table:table-cell office:value-type="float" office:value="0.0002727" calcext:value-type="float">
            <text:p>2.73E-04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762" calcext:value-type="float">
            <text:p>90.762</text:p>
          </table:table-cell>
          <table:table-cell office:value-type="float" office:value="0.0002726" calcext:value-type="float">
            <text:p>2.73E-0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90.701" calcext:value-type="float">
            <text:p>90.701</text:p>
          </table:table-cell>
          <table:table-cell office:value-type="float" office:value="0.0002725" calcext:value-type="float">
            <text:p>2.73E-04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90.823" calcext:value-type="float">
            <text:p>90.823</text:p>
          </table:table-cell>
          <table:table-cell office:value-type="float" office:value="0.0002723" calcext:value-type="float">
            <text:p>2.72E-04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823" calcext:value-type="float">
            <text:p>90.823</text:p>
          </table:table-cell>
          <table:table-cell office:value-type="float" office:value="0.0002722" calcext:value-type="float">
            <text:p>2.72E-0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884" calcext:value-type="float">
            <text:p>90.884</text:p>
          </table:table-cell>
          <table:table-cell office:value-type="float" office:value="0.000272" calcext:value-type="float">
            <text:p>2.72E-04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884" calcext:value-type="float">
            <text:p>90.884</text:p>
          </table:table-cell>
          <table:table-cell office:value-type="float" office:value="0.0002719" calcext:value-type="float">
            <text:p>2.72E-0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90.945" calcext:value-type="float">
            <text:p>90.945</text:p>
          </table:table-cell>
          <table:table-cell office:value-type="float" office:value="0.0002717" calcext:value-type="float">
            <text:p>2.72E-04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884" calcext:value-type="float">
            <text:p>90.884</text:p>
          </table:table-cell>
          <table:table-cell office:value-type="float" office:value="0.0002716" calcext:value-type="float">
            <text:p>2.72E-04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945" calcext:value-type="float">
            <text:p>90.945</text:p>
          </table:table-cell>
          <table:table-cell office:value-type="float" office:value="0.0002715" calcext:value-type="float">
            <text:p>2.72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.22" calcext:value-type="float">
            <text:p>300.22</text:p>
          </table:table-cell>
          <table:table-cell office:value-type="float" office:value="90.945" calcext:value-type="float">
            <text:p>90.945</text:p>
          </table:table-cell>
          <table:table-cell office:value-type="float" office:value="0.0002714" calcext:value-type="float">
            <text:p>2.71E-04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067" calcext:value-type="float">
            <text:p>91.067</text:p>
          </table:table-cell>
          <table:table-cell office:value-type="float" office:value="0.0002713" calcext:value-type="float">
            <text:p>2.71E-04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067" calcext:value-type="float">
            <text:p>91.067</text:p>
          </table:table-cell>
          <table:table-cell office:value-type="float" office:value="0.0002711" calcext:value-type="float">
            <text:p>2.71E-04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128" calcext:value-type="float">
            <text:p>91.128</text:p>
          </table:table-cell>
          <table:table-cell office:value-type="float" office:value="0.0002709" calcext:value-type="float">
            <text:p>2.71E-04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128" calcext:value-type="float">
            <text:p>91.128</text:p>
          </table:table-cell>
          <table:table-cell office:value-type="float" office:value="0.0002709" calcext:value-type="float">
            <text:p>2.71E-0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189" calcext:value-type="float">
            <text:p>91.189</text:p>
          </table:table-cell>
          <table:table-cell office:value-type="float" office:value="0.0002706" calcext:value-type="float">
            <text:p>2.71E-0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706" calcext:value-type="float">
            <text:p>2.71E-04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91.189" calcext:value-type="float">
            <text:p>91.189</text:p>
          </table:table-cell>
          <table:table-cell office:value-type="float" office:value="0.0002703" calcext:value-type="float">
            <text:p>2.70E-0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91.25" calcext:value-type="float">
            <text:p>91.25</text:p>
          </table:table-cell>
          <table:table-cell office:value-type="float" office:value="0.0002702" calcext:value-type="float">
            <text:p>2.70E-04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300.284" calcext:value-type="float">
            <text:p>300.284</text:p>
          </table:table-cell>
          <table:table-cell office:value-type="float" office:value="91.311" calcext:value-type="float">
            <text:p>91.311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91.494" calcext:value-type="float">
            <text:p>91.494</text:p>
          </table:table-cell>
          <table:table-cell office:value-type="float" office:value="0.0002699" calcext:value-type="float">
            <text:p>2.70E-04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1.494" calcext:value-type="float">
            <text:p>91.494</text:p>
          </table:table-cell>
          <table:table-cell office:value-type="float" office:value="0.0002697" calcext:value-type="float">
            <text:p>2.70E-0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1.433" calcext:value-type="float">
            <text:p>91.433</text:p>
          </table:table-cell>
          <table:table-cell office:value-type="float" office:value="0.0002696" calcext:value-type="float">
            <text:p>2.70E-04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5" calcext:value-type="float">
            <text:p>2.70E-04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3" calcext:value-type="float">
            <text:p>2.69E-0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678" calcext:value-type="float">
            <text:p>91.678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300.22" calcext:value-type="float">
            <text:p>300.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2" calcext:value-type="float">
            <text:p>2.69E-0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1.556" calcext:value-type="float">
            <text:p>91.556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1.433" calcext:value-type="float">
            <text:p>91.433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1.617" calcext:value-type="float">
            <text:p>91.617</text:p>
          </table:table-cell>
          <table:table-cell office:value-type="float" office:value="0.0002691" calcext:value-type="float">
            <text:p>2.69E-04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1.494" calcext:value-type="float">
            <text:p>91.494</text:p>
          </table:table-cell>
          <table:table-cell office:value-type="float" office:value="0.000269" calcext:value-type="float">
            <text:p>2.69E-0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1.739" calcext:value-type="float">
            <text:p>91.739</text:p>
          </table:table-cell>
          <table:table-cell office:value-type="float" office:value="0.0002687" calcext:value-type="float">
            <text:p>2.69E-0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1.678" calcext:value-type="float">
            <text:p>91.678</text:p>
          </table:table-cell>
          <table:table-cell office:value-type="float" office:value="0.0002685" calcext:value-type="float">
            <text:p>2.69E-04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1.739" calcext:value-type="float">
            <text:p>91.739</text:p>
          </table:table-cell>
          <table:table-cell office:value-type="float" office:value="0.0002683" calcext:value-type="float">
            <text:p>2.68E-04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91.8" calcext:value-type="float">
            <text:p>91.8</text:p>
          </table:table-cell>
          <table:table-cell office:value-type="float" office:value="0.0002679" calcext:value-type="float">
            <text:p>2.68E-04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922" calcext:value-type="float">
            <text:p>91.922</text:p>
          </table:table-cell>
          <table:table-cell office:value-type="float" office:value="0.0002677" calcext:value-type="float">
            <text:p>2.68E-0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1.922" calcext:value-type="float">
            <text:p>91.922</text:p>
          </table:table-cell>
          <table:table-cell office:value-type="float" office:value="0.0002676" calcext:value-type="float">
            <text:p>2.68E-04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2.044" calcext:value-type="float">
            <text:p>92.044</text:p>
          </table:table-cell>
          <table:table-cell office:value-type="float" office:value="0.0002674" calcext:value-type="float">
            <text:p>2.67E-04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671" calcext:value-type="float">
            <text:p>2.67E-04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92.166" calcext:value-type="float">
            <text:p>92.166</text:p>
          </table:table-cell>
          <table:table-cell office:value-type="float" office:value="0.000267" calcext:value-type="float">
            <text:p>2.67E-04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92.105" calcext:value-type="float">
            <text:p>92.105</text:p>
          </table:table-cell>
          <table:table-cell office:value-type="float" office:value="0.0002669" calcext:value-type="float">
            <text:p>2.67E-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666" calcext:value-type="float">
            <text:p>2.67E-04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663" calcext:value-type="float">
            <text:p>2.66E-04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288" calcext:value-type="float">
            <text:p>92.288</text:p>
          </table:table-cell>
          <table:table-cell office:value-type="float" office:value="0.0002663" calcext:value-type="float">
            <text:p>2.66E-0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41" calcext:value-type="float">
            <text:p>92.41</text:p>
          </table:table-cell>
          <table:table-cell office:value-type="float" office:value="0.000266" calcext:value-type="float">
            <text:p>2.66E-04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532" calcext:value-type="float">
            <text:p>92.532</text:p>
          </table:table-cell>
          <table:table-cell office:value-type="float" office:value="0.0002658" calcext:value-type="float">
            <text:p>2.66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92.532" calcext:value-type="float">
            <text:p>92.532</text:p>
          </table:table-cell>
          <table:table-cell office:value-type="float" office:value="0.0002655" calcext:value-type="float">
            <text:p>2.66E-04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92.532" calcext:value-type="float">
            <text:p>92.532</text:p>
          </table:table-cell>
          <table:table-cell office:value-type="float" office:value="0.0002654" calcext:value-type="float">
            <text:p>2.65E-04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53" calcext:value-type="float">
            <text:p>2.65E-04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2.593" calcext:value-type="float">
            <text:p>92.593</text:p>
          </table:table-cell>
          <table:table-cell office:value-type="float" office:value="0.0002651" calcext:value-type="float">
            <text:p>2.65E-04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51" calcext:value-type="float">
            <text:p>2.65E-0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5" calcext:value-type="float">
            <text:p>2.65E-0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776" calcext:value-type="float">
            <text:p>92.776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300.22" calcext:value-type="float">
            <text:p>300.22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00.176" calcext:value-type="float">
            <text:p>300.176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8" calcext:value-type="float">
            <text:p>2.65E-04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2.715" calcext:value-type="float">
            <text:p>92.715</text:p>
          </table:table-cell>
          <table:table-cell office:value-type="float" office:value="0.0002645" calcext:value-type="float">
            <text:p>2.65E-0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2.776" calcext:value-type="float">
            <text:p>92.776</text:p>
          </table:table-cell>
          <table:table-cell office:value-type="float" office:value="0.0002643" calcext:value-type="float">
            <text:p>2.64E-04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92.837" calcext:value-type="float">
            <text:p>92.837</text:p>
          </table:table-cell>
          <table:table-cell office:value-type="float" office:value="0.0002639" calcext:value-type="float">
            <text:p>2.64E-0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92.898" calcext:value-type="float">
            <text:p>92.898</text:p>
          </table:table-cell>
          <table:table-cell office:value-type="float" office:value="0.0002636" calcext:value-type="float">
            <text:p>2.64E-04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300.22" calcext:value-type="float">
            <text:p>300.22</text:p>
          </table:table-cell>
          <table:table-cell office:value-type="float" office:value="93.081" calcext:value-type="float">
            <text:p>93.081</text:p>
          </table:table-cell>
          <table:table-cell office:value-type="float" office:value="0.0002633" calcext:value-type="float">
            <text:p>2.63E-04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3.204" calcext:value-type="float">
            <text:p>93.204</text:p>
          </table:table-cell>
          <table:table-cell office:value-type="float" office:value="0.0002631" calcext:value-type="float">
            <text:p>2.63E-0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00.263" calcext:value-type="float">
            <text:p>300.263</text:p>
          </table:table-cell>
          <table:table-cell office:value-type="float" office:value="93.204" calcext:value-type="float">
            <text:p>93.204</text:p>
          </table:table-cell>
          <table:table-cell office:value-type="float" office:value="0.0002628" calcext:value-type="float">
            <text:p>2.63E-04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3.204" calcext:value-type="float">
            <text:p>93.204</text:p>
          </table:table-cell>
          <table:table-cell office:value-type="float" office:value="0.0002627" calcext:value-type="float">
            <text:p>2.63E-04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300.37" calcext:value-type="float">
            <text:p>300.37</text:p>
          </table:table-cell>
          <table:table-cell office:value-type="float" office:value="93.265" calcext:value-type="float">
            <text:p>93.265</text:p>
          </table:table-cell>
          <table:table-cell office:value-type="float" office:value="0.0002624" calcext:value-type="float">
            <text:p>2.62E-0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326" calcext:value-type="float">
            <text:p>93.326</text:p>
          </table:table-cell>
          <table:table-cell office:value-type="float" office:value="0.0002623" calcext:value-type="float">
            <text:p>2.62E-04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448" calcext:value-type="float">
            <text:p>93.448</text:p>
          </table:table-cell>
          <table:table-cell office:value-type="float" office:value="0.0002621" calcext:value-type="float">
            <text:p>2.62E-0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2" calcext:value-type="float">
            <text:p>2.62E-0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9" calcext:value-type="float">
            <text:p>2.62E-0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93.631" calcext:value-type="float">
            <text:p>93.631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300.284" calcext:value-type="float">
            <text:p>300.284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00.22" calcext:value-type="float">
            <text:p>300.22</text:p>
          </table:table-cell>
          <table:table-cell office:value-type="float" office:value="93.387" calcext:value-type="float">
            <text:p>93.387</text:p>
          </table:table-cell>
          <table:table-cell office:value-type="float" office:value="0.0002619" calcext:value-type="float">
            <text:p>2.62E-04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93.448" calcext:value-type="float">
            <text:p>93.448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93.509" calcext:value-type="float">
            <text:p>93.509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93.509" calcext:value-type="float">
            <text:p>93.509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300.09" calcext:value-type="float">
            <text:p>300.09</text:p>
          </table:table-cell>
          <table:table-cell office:value-type="float" office:value="93.509" calcext:value-type="float">
            <text:p>93.509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3.448" calcext:value-type="float">
            <text:p>93.448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3.448" calcext:value-type="float">
            <text:p>93.448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326" calcext:value-type="float">
            <text:p>93.326</text:p>
          </table:table-cell>
          <table:table-cell office:value-type="float" office:value="0.0002618" calcext:value-type="float">
            <text:p>2.62E-04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448" calcext:value-type="float">
            <text:p>93.448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631" calcext:value-type="float">
            <text:p>93.631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6" calcext:value-type="float">
            <text:p>2.62E-0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4" calcext:value-type="float">
            <text:p>2.61E-04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57" calcext:value-type="float">
            <text:p>93.57</text:p>
          </table:table-cell>
          <table:table-cell office:value-type="float" office:value="0.0002613" calcext:value-type="float">
            <text:p>2.61E-04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11" calcext:value-type="float">
            <text:p>2.61E-0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1" calcext:value-type="float">
            <text:p>2.61E-04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9" calcext:value-type="float">
            <text:p>2.61E-04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8" calcext:value-type="float">
            <text:p>2.61E-04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7" calcext:value-type="float">
            <text:p>2.61E-04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7" calcext:value-type="float">
            <text:p>2.61E-0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6" calcext:value-type="float">
            <text:p>2.61E-04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6" calcext:value-type="float">
            <text:p>2.61E-04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3.814" calcext:value-type="float">
            <text:p>93.814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99.422" calcext:value-type="float">
            <text:p>299.422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5" calcext:value-type="float">
            <text:p>2.61E-0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93.692" calcext:value-type="float">
            <text:p>93.692</text:p>
          </table:table-cell>
          <table:table-cell office:value-type="float" office:value="0.0002604" calcext:value-type="float">
            <text:p>2.60E-04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93.753" calcext:value-type="float">
            <text:p>93.753</text:p>
          </table:table-cell>
          <table:table-cell office:value-type="float" office:value="0.0002602" calcext:value-type="float">
            <text:p>2.60E-04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3.875" calcext:value-type="float">
            <text:p>93.875</text:p>
          </table:table-cell>
          <table:table-cell office:value-type="float" office:value="0.0002598" calcext:value-type="float">
            <text:p>2.6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.4" calcext:value-type="float">
            <text:p>299.4</text:p>
          </table:table-cell>
          <table:table-cell office:value-type="float" office:value="93.997" calcext:value-type="float">
            <text:p>93.997</text:p>
          </table:table-cell>
          <table:table-cell office:value-type="float" office:value="0.0002594" calcext:value-type="float">
            <text:p>2.59E-04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4.119" calcext:value-type="float">
            <text:p>94.119</text:p>
          </table:table-cell>
          <table:table-cell office:value-type="float" office:value="0.0002592" calcext:value-type="float">
            <text:p>2.59E-04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4.241" calcext:value-type="float">
            <text:p>94.241</text:p>
          </table:table-cell>
          <table:table-cell office:value-type="float" office:value="0.000259" calcext:value-type="float">
            <text:p>2.59E-04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4.18" calcext:value-type="float">
            <text:p>94.18</text:p>
          </table:table-cell>
          <table:table-cell office:value-type="float" office:value="0.0002587" calcext:value-type="float">
            <text:p>2.59E-04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4.241" calcext:value-type="float">
            <text:p>94.241</text:p>
          </table:table-cell>
          <table:table-cell office:value-type="float" office:value="0.0002587" calcext:value-type="float">
            <text:p>2.59E-0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4.424" calcext:value-type="float">
            <text:p>94.424</text:p>
          </table:table-cell>
          <table:table-cell office:value-type="float" office:value="0.0002585" calcext:value-type="float">
            <text:p>2.59E-04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363" calcext:value-type="float">
            <text:p>94.363</text:p>
          </table:table-cell>
          <table:table-cell office:value-type="float" office:value="0.0002583" calcext:value-type="float">
            <text:p>2.58E-04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363" calcext:value-type="float">
            <text:p>94.363</text:p>
          </table:table-cell>
          <table:table-cell office:value-type="float" office:value="0.0002582" calcext:value-type="float">
            <text:p>2.58E-0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424" calcext:value-type="float">
            <text:p>94.424</text:p>
          </table:table-cell>
          <table:table-cell office:value-type="float" office:value="0.0002581" calcext:value-type="float">
            <text:p>2.58E-04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485" calcext:value-type="float">
            <text:p>94.485</text:p>
          </table:table-cell>
          <table:table-cell office:value-type="float" office:value="0.000258" calcext:value-type="float">
            <text:p>2.58E-0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4.485" calcext:value-type="float">
            <text:p>94.485</text:p>
          </table:table-cell>
          <table:table-cell office:value-type="float" office:value="0.000258" calcext:value-type="float">
            <text:p>2.58E-04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4.485" calcext:value-type="float">
            <text:p>94.485</text:p>
          </table:table-cell>
          <table:table-cell office:value-type="float" office:value="0.000258" calcext:value-type="float">
            <text:p>2.58E-0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485" calcext:value-type="float">
            <text:p>94.485</text:p>
          </table:table-cell>
          <table:table-cell office:value-type="float" office:value="0.0002579" calcext:value-type="float">
            <text:p>2.58E-04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546" calcext:value-type="float">
            <text:p>94.546</text:p>
          </table:table-cell>
          <table:table-cell office:value-type="float" office:value="0.0002579" calcext:value-type="float">
            <text:p>2.58E-0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4.607" calcext:value-type="float">
            <text:p>94.607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4.546" calcext:value-type="float">
            <text:p>94.546</text:p>
          </table:table-cell>
          <table:table-cell office:value-type="float" office:value="0.0002576" calcext:value-type="float">
            <text:p>2.58E-0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668" calcext:value-type="float">
            <text:p>94.668</text:p>
          </table:table-cell>
          <table:table-cell office:value-type="float" office:value="0.0002573" calcext:value-type="float">
            <text:p>2.57E-04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73" calcext:value-type="float">
            <text:p>2.57E-0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72" calcext:value-type="float">
            <text:p>2.57E-0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71" calcext:value-type="float">
            <text:p>2.57E-0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71" calcext:value-type="float">
            <text:p>2.57E-04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668" calcext:value-type="float">
            <text:p>94.668</text:p>
          </table:table-cell>
          <table:table-cell office:value-type="float" office:value="0.000257" calcext:value-type="float">
            <text:p>2.57E-04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68" calcext:value-type="float">
            <text:p>2.57E-04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4.668" calcext:value-type="float">
            <text:p>94.668</text:p>
          </table:table-cell>
          <table:table-cell office:value-type="float" office:value="0.0002568" calcext:value-type="float">
            <text:p>2.57E-04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67" calcext:value-type="float">
            <text:p>2.57E-0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4.79" calcext:value-type="float">
            <text:p>94.79</text:p>
          </table:table-cell>
          <table:table-cell office:value-type="float" office:value="0.0002567" calcext:value-type="float">
            <text:p>2.57E-0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67" calcext:value-type="float">
            <text:p>2.57E-04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29" calcext:value-type="float">
            <text:p>94.729</text:p>
          </table:table-cell>
          <table:table-cell office:value-type="float" office:value="0.0002566" calcext:value-type="float">
            <text:p>2.57E-04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9" calcext:value-type="float">
            <text:p>94.79</text:p>
          </table:table-cell>
          <table:table-cell office:value-type="float" office:value="0.0002566" calcext:value-type="float">
            <text:p>2.57E-04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79" calcext:value-type="float">
            <text:p>94.79</text:p>
          </table:table-cell>
          <table:table-cell office:value-type="float" office:value="0.0002564" calcext:value-type="float">
            <text:p>2.56E-0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4.913" calcext:value-type="float">
            <text:p>94.913</text:p>
          </table:table-cell>
          <table:table-cell office:value-type="float" office:value="0.0002562" calcext:value-type="float">
            <text:p>2.56E-04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035" calcext:value-type="float">
            <text:p>95.035</text:p>
          </table:table-cell>
          <table:table-cell office:value-type="float" office:value="0.000256" calcext:value-type="float">
            <text:p>2.56E-04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5.035" calcext:value-type="float">
            <text:p>95.035</text:p>
          </table:table-cell>
          <table:table-cell office:value-type="float" office:value="0.000256" calcext:value-type="float">
            <text:p>2.56E-04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299.81" calcext:value-type="float">
            <text:p>299.81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8" calcext:value-type="float">
            <text:p>2.56E-04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7" calcext:value-type="float">
            <text:p>2.56E-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6" calcext:value-type="float">
            <text:p>2.56E-0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5" calcext:value-type="float">
            <text:p>2.56E-04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4" calcext:value-type="float">
            <text:p>2.55E-04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3" calcext:value-type="float">
            <text:p>2.55E-04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3" calcext:value-type="float">
            <text:p>2.55E-0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299.81" calcext:value-type="float">
            <text:p>299.8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3" calcext:value-type="float">
            <text:p>2.55E-04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5.218" calcext:value-type="float">
            <text:p>95.218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299.573" calcext:value-type="float">
            <text:p>299.573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9.465" calcext:value-type="float">
            <text:p>299.465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299.443" calcext:value-type="float">
            <text:p>299.443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299.4" calcext:value-type="float">
            <text:p>299.4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2" calcext:value-type="float">
            <text:p>2.55E-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035" calcext:value-type="float">
            <text:p>95.035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4.974" calcext:value-type="float">
            <text:p>94.974</text:p>
          </table:table-cell>
          <table:table-cell office:value-type="float" office:value="0.0002551" calcext:value-type="float">
            <text:p>2.55E-04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096" calcext:value-type="float">
            <text:p>95.096</text:p>
          </table:table-cell>
          <table:table-cell office:value-type="float" office:value="0.000255" calcext:value-type="float">
            <text:p>2.55E-0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218" calcext:value-type="float">
            <text:p>95.218</text:p>
          </table:table-cell>
          <table:table-cell office:value-type="float" office:value="0.0002548" calcext:value-type="float">
            <text:p>2.55E-04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95.279" calcext:value-type="float">
            <text:p>95.279</text:p>
          </table:table-cell>
          <table:table-cell office:value-type="float" office:value="0.0002544" calcext:value-type="float">
            <text:p>2.54E-0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95.401" calcext:value-type="float">
            <text:p>95.401</text:p>
          </table:table-cell>
          <table:table-cell office:value-type="float" office:value="0.0002541" calcext:value-type="float">
            <text:p>2.54E-04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5.584" calcext:value-type="float">
            <text:p>95.584</text:p>
          </table:table-cell>
          <table:table-cell office:value-type="float" office:value="0.0002538" calcext:value-type="float">
            <text:p>2.54E-0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5.706" calcext:value-type="float">
            <text:p>95.706</text:p>
          </table:table-cell>
          <table:table-cell office:value-type="float" office:value="0.0002536" calcext:value-type="float">
            <text:p>2.54E-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5.706" calcext:value-type="float">
            <text:p>95.706</text:p>
          </table:table-cell>
          <table:table-cell office:value-type="float" office:value="0.0002533" calcext:value-type="float">
            <text:p>2.53E-0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5.706" calcext:value-type="float">
            <text:p>95.706</text:p>
          </table:table-cell>
          <table:table-cell office:value-type="float" office:value="0.0002532" calcext:value-type="float">
            <text:p>2.53E-04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706" calcext:value-type="float">
            <text:p>95.706</text:p>
          </table:table-cell>
          <table:table-cell office:value-type="float" office:value="0.000253" calcext:value-type="float">
            <text:p>2.53E-0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767" calcext:value-type="float">
            <text:p>95.767</text:p>
          </table:table-cell>
          <table:table-cell office:value-type="float" office:value="0.0002529" calcext:value-type="float">
            <text:p>2.53E-04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5.767" calcext:value-type="float">
            <text:p>95.767</text:p>
          </table:table-cell>
          <table:table-cell office:value-type="float" office:value="0.0002528" calcext:value-type="float">
            <text:p>2.53E-0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6.011" calcext:value-type="float">
            <text:p>96.011</text:p>
          </table:table-cell>
          <table:table-cell office:value-type="float" office:value="0.0002527" calcext:value-type="float">
            <text:p>2.53E-04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5.889" calcext:value-type="float">
            <text:p>95.889</text:p>
          </table:table-cell>
          <table:table-cell office:value-type="float" office:value="0.0002526" calcext:value-type="float">
            <text:p>2.53E-04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5.889" calcext:value-type="float">
            <text:p>95.889</text:p>
          </table:table-cell>
          <table:table-cell office:value-type="float" office:value="0.0002525" calcext:value-type="float">
            <text:p>2.53E-0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6.011" calcext:value-type="float">
            <text:p>96.011</text:p>
          </table:table-cell>
          <table:table-cell office:value-type="float" office:value="0.0002524" calcext:value-type="float">
            <text:p>2.52E-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5.95" calcext:value-type="float">
            <text:p>95.95</text:p>
          </table:table-cell>
          <table:table-cell office:value-type="float" office:value="0.0002523" calcext:value-type="float">
            <text:p>2.52E-0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6.011" calcext:value-type="float">
            <text:p>96.011</text:p>
          </table:table-cell>
          <table:table-cell office:value-type="float" office:value="0.0002522" calcext:value-type="float">
            <text:p>2.52E-04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6.072" calcext:value-type="float">
            <text:p>96.072</text:p>
          </table:table-cell>
          <table:table-cell office:value-type="float" office:value="0.0002522" calcext:value-type="float">
            <text:p>2.52E-04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6.133" calcext:value-type="float">
            <text:p>96.133</text:p>
          </table:table-cell>
          <table:table-cell office:value-type="float" office:value="0.0002521" calcext:value-type="float">
            <text:p>2.52E-04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6.011" calcext:value-type="float">
            <text:p>96.011</text:p>
          </table:table-cell>
          <table:table-cell office:value-type="float" office:value="0.0002519" calcext:value-type="float">
            <text:p>2.52E-0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6.133" calcext:value-type="float">
            <text:p>96.133</text:p>
          </table:table-cell>
          <table:table-cell office:value-type="float" office:value="0.0002519" calcext:value-type="float">
            <text:p>2.52E-0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6.194" calcext:value-type="float">
            <text:p>96.194</text:p>
          </table:table-cell>
          <table:table-cell office:value-type="float" office:value="0.0002517" calcext:value-type="float">
            <text:p>2.52E-04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194" calcext:value-type="float">
            <text:p>96.194</text:p>
          </table:table-cell>
          <table:table-cell office:value-type="float" office:value="0.0002515" calcext:value-type="float">
            <text:p>2.52E-04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194" calcext:value-type="float">
            <text:p>96.194</text:p>
          </table:table-cell>
          <table:table-cell office:value-type="float" office:value="0.0002513" calcext:value-type="float">
            <text:p>2.51E-04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255" calcext:value-type="float">
            <text:p>96.255</text:p>
          </table:table-cell>
          <table:table-cell office:value-type="float" office:value="0.0002512" calcext:value-type="float">
            <text:p>2.51E-04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11" calcext:value-type="float">
            <text:p>2.51E-0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1" calcext:value-type="float">
            <text:p>2.51E-04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9" calcext:value-type="float">
            <text:p>2.51E-0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8" calcext:value-type="float">
            <text:p>2.51E-0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6.5" calcext:value-type="float">
            <text:p>96.5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6.561" calcext:value-type="float">
            <text:p>96.561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5" calcext:value-type="float">
            <text:p>96.5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5" calcext:value-type="float">
            <text:p>96.5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5" calcext:value-type="float">
            <text:p>96.5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316" calcext:value-type="float">
            <text:p>96.316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6.5" calcext:value-type="float">
            <text:p>96.5</text:p>
          </table:table-cell>
          <table:table-cell office:value-type="float" office:value="0.0002507" calcext:value-type="float">
            <text:p>2.51E-04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6.316" calcext:value-type="float">
            <text:p>96.316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6.316" calcext:value-type="float">
            <text:p>96.316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99.724" calcext:value-type="float">
            <text:p>299.724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6.316" calcext:value-type="float">
            <text:p>96.316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06" calcext:value-type="float">
            <text:p>2.51E-0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6.438" calcext:value-type="float">
            <text:p>96.438</text:p>
          </table:table-cell>
          <table:table-cell office:value-type="float" office:value="0.0002505" calcext:value-type="float">
            <text:p>2.51E-04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502" calcext:value-type="float">
            <text:p>2.50E-04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6.622" calcext:value-type="float">
            <text:p>96.622</text:p>
          </table:table-cell>
          <table:table-cell office:value-type="float" office:value="0.00025" calcext:value-type="float">
            <text:p>2.50E-0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6.683" calcext:value-type="float">
            <text:p>96.683</text:p>
          </table:table-cell>
          <table:table-cell office:value-type="float" office:value="0.0002497" calcext:value-type="float">
            <text:p>2.50E-04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6.744" calcext:value-type="float">
            <text:p>96.744</text:p>
          </table:table-cell>
          <table:table-cell office:value-type="float" office:value="0.0002495" calcext:value-type="float">
            <text:p>2.50E-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866" calcext:value-type="float">
            <text:p>96.866</text:p>
          </table:table-cell>
          <table:table-cell office:value-type="float" office:value="0.0002492" calcext:value-type="float">
            <text:p>2.49E-04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6.988" calcext:value-type="float">
            <text:p>96.988</text:p>
          </table:table-cell>
          <table:table-cell office:value-type="float" office:value="0.0002491" calcext:value-type="float">
            <text:p>2.49E-04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6.988" calcext:value-type="float">
            <text:p>96.988</text:p>
          </table:table-cell>
          <table:table-cell office:value-type="float" office:value="0.0002487" calcext:value-type="float">
            <text:p>2.49E-04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7.049" calcext:value-type="float">
            <text:p>97.049</text:p>
          </table:table-cell>
          <table:table-cell office:value-type="float" office:value="0.0002487" calcext:value-type="float">
            <text:p>2.49E-0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049" calcext:value-type="float">
            <text:p>97.049</text:p>
          </table:table-cell>
          <table:table-cell office:value-type="float" office:value="0.0002485" calcext:value-type="float">
            <text:p>2.49E-0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7.11" calcext:value-type="float">
            <text:p>97.11</text:p>
          </table:table-cell>
          <table:table-cell office:value-type="float" office:value="0.0002484" calcext:value-type="float">
            <text:p>2.48E-04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7.11" calcext:value-type="float">
            <text:p>97.11</text:p>
          </table:table-cell>
          <table:table-cell office:value-type="float" office:value="0.0002484" calcext:value-type="float">
            <text:p>2.48E-04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11" calcext:value-type="float">
            <text:p>97.11</text:p>
          </table:table-cell>
          <table:table-cell office:value-type="float" office:value="0.0002482" calcext:value-type="float">
            <text:p>2.48E-04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82" calcext:value-type="float">
            <text:p>2.48E-04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81" calcext:value-type="float">
            <text:p>2.48E-0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81" calcext:value-type="float">
            <text:p>2.48E-04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8" calcext:value-type="float">
            <text:p>2.48E-04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9" calcext:value-type="float">
            <text:p>2.48E-04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8" calcext:value-type="float">
            <text:p>2.48E-04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8" calcext:value-type="float">
            <text:p>2.48E-0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00.004" calcext:value-type="float">
            <text:p>300.004</text:p>
          </table:table-cell>
          <table:table-cell office:value-type="float" office:value="97.354" calcext:value-type="float">
            <text:p>97.354</text:p>
          </table:table-cell>
          <table:table-cell office:value-type="float" office:value="0.0002477" calcext:value-type="float">
            <text:p>2.48E-04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6" calcext:value-type="float">
            <text:p>2.48E-04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354" calcext:value-type="float">
            <text:p>97.354</text:p>
          </table:table-cell>
          <table:table-cell office:value-type="float" office:value="0.0002476" calcext:value-type="float">
            <text:p>2.48E-0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354" calcext:value-type="float">
            <text:p>97.354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6" calcext:value-type="float">
            <text:p>2.48E-0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7.232" calcext:value-type="float">
            <text:p>97.232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75" calcext:value-type="float">
            <text:p>2.48E-0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7.171" calcext:value-type="float">
            <text:p>97.171</text:p>
          </table:table-cell>
          <table:table-cell office:value-type="float" office:value="0.0002474" calcext:value-type="float">
            <text:p>2.47E-04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7.293" calcext:value-type="float">
            <text:p>97.293</text:p>
          </table:table-cell>
          <table:table-cell office:value-type="float" office:value="0.0002473" calcext:value-type="float">
            <text:p>2.47E-04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7.415" calcext:value-type="float">
            <text:p>97.415</text:p>
          </table:table-cell>
          <table:table-cell office:value-type="float" office:value="0.0002471" calcext:value-type="float">
            <text:p>2.47E-0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99.681" calcext:value-type="float">
            <text:p>299.681</text:p>
          </table:table-cell>
          <table:table-cell office:value-type="float" office:value="97.476" calcext:value-type="float">
            <text:p>97.476</text:p>
          </table:table-cell>
          <table:table-cell office:value-type="float" office:value="0.000247" calcext:value-type="float">
            <text:p>2.47E-04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7.537" calcext:value-type="float">
            <text:p>97.537</text:p>
          </table:table-cell>
          <table:table-cell office:value-type="float" office:value="0.0002468" calcext:value-type="float">
            <text:p>2.47E-04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7.659" calcext:value-type="float">
            <text:p>97.659</text:p>
          </table:table-cell>
          <table:table-cell office:value-type="float" office:value="0.0002467" calcext:value-type="float">
            <text:p>2.47E-04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7.598" calcext:value-type="float">
            <text:p>97.598</text:p>
          </table:table-cell>
          <table:table-cell office:value-type="float" office:value="0.0002464" calcext:value-type="float">
            <text:p>2.46E-04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7.659" calcext:value-type="float">
            <text:p>97.659</text:p>
          </table:table-cell>
          <table:table-cell office:value-type="float" office:value="0.0002464" calcext:value-type="float">
            <text:p>2.46E-0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99.81" calcext:value-type="float">
            <text:p>299.81</text:p>
          </table:table-cell>
          <table:table-cell office:value-type="float" office:value="97.659" calcext:value-type="float">
            <text:p>97.659</text:p>
          </table:table-cell>
          <table:table-cell office:value-type="float" office:value="0.0002462" calcext:value-type="float">
            <text:p>2.46E-0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72" calcext:value-type="float">
            <text:p>97.72</text:p>
          </table:table-cell>
          <table:table-cell office:value-type="float" office:value="0.0002461" calcext:value-type="float">
            <text:p>2.46E-04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7.781" calcext:value-type="float">
            <text:p>97.781</text:p>
          </table:table-cell>
          <table:table-cell office:value-type="float" office:value="0.000246" calcext:value-type="float">
            <text:p>2.46E-0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72" calcext:value-type="float">
            <text:p>97.72</text:p>
          </table:table-cell>
          <table:table-cell office:value-type="float" office:value="0.0002459" calcext:value-type="float">
            <text:p>2.46E-04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903" calcext:value-type="float">
            <text:p>97.903</text:p>
          </table:table-cell>
          <table:table-cell office:value-type="float" office:value="0.0002458" calcext:value-type="float">
            <text:p>2.46E-0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842" calcext:value-type="float">
            <text:p>97.842</text:p>
          </table:table-cell>
          <table:table-cell office:value-type="float" office:value="0.0002456" calcext:value-type="float">
            <text:p>2.46E-04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903" calcext:value-type="float">
            <text:p>97.903</text:p>
          </table:table-cell>
          <table:table-cell office:value-type="float" office:value="0.0002456" calcext:value-type="float">
            <text:p>2.46E-04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964" calcext:value-type="float">
            <text:p>97.964</text:p>
          </table:table-cell>
          <table:table-cell office:value-type="float" office:value="0.0002454" calcext:value-type="float">
            <text:p>2.45E-0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7.964" calcext:value-type="float">
            <text:p>97.964</text:p>
          </table:table-cell>
          <table:table-cell office:value-type="float" office:value="0.0002454" calcext:value-type="float">
            <text:p>2.45E-04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025" calcext:value-type="float">
            <text:p>98.025</text:p>
          </table:table-cell>
          <table:table-cell office:value-type="float" office:value="0.0002453" calcext:value-type="float">
            <text:p>2.45E-0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7.964" calcext:value-type="float">
            <text:p>97.964</text:p>
          </table:table-cell>
          <table:table-cell office:value-type="float" office:value="0.0002451" calcext:value-type="float">
            <text:p>2.45E-04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8.025" calcext:value-type="float">
            <text:p>98.025</text:p>
          </table:table-cell>
          <table:table-cell office:value-type="float" office:value="0.0002451" calcext:value-type="float">
            <text:p>2.45E-04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5" calcext:value-type="float">
            <text:p>2.45E-04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7" calcext:value-type="float">
            <text:p>2.45E-04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7" calcext:value-type="float">
            <text:p>2.45E-0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6" calcext:value-type="float">
            <text:p>2.45E-04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086" calcext:value-type="float">
            <text:p>98.086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5" calcext:value-type="float">
            <text:p>2.45E-0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086" calcext:value-type="float">
            <text:p>98.086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209" calcext:value-type="float">
            <text:p>98.209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4" calcext:value-type="float">
            <text:p>2.44E-0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3" calcext:value-type="float">
            <text:p>2.44E-04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148" calcext:value-type="float">
            <text:p>98.148</text:p>
          </table:table-cell>
          <table:table-cell office:value-type="float" office:value="0.0002442" calcext:value-type="float">
            <text:p>2.44E-0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8.27" calcext:value-type="float">
            <text:p>98.27</text:p>
          </table:table-cell>
          <table:table-cell office:value-type="float" office:value="0.0002441" calcext:value-type="float">
            <text:p>2.44E-0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98.209" calcext:value-type="float">
            <text:p>98.209</text:p>
          </table:table-cell>
          <table:table-cell office:value-type="float" office:value="0.0002441" calcext:value-type="float">
            <text:p>2.44E-0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27" calcext:value-type="float">
            <text:p>98.27</text:p>
          </table:table-cell>
          <table:table-cell office:value-type="float" office:value="0.000244" calcext:value-type="float">
            <text:p>2.44E-04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209" calcext:value-type="float">
            <text:p>98.209</text:p>
          </table:table-cell>
          <table:table-cell office:value-type="float" office:value="0.0002438" calcext:value-type="float">
            <text:p>2.44E-04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331" calcext:value-type="float">
            <text:p>98.331</text:p>
          </table:table-cell>
          <table:table-cell office:value-type="float" office:value="0.0002437" calcext:value-type="float">
            <text:p>2.44E-0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453" calcext:value-type="float">
            <text:p>98.453</text:p>
          </table:table-cell>
          <table:table-cell office:value-type="float" office:value="0.0002435" calcext:value-type="float">
            <text:p>2.44E-04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514" calcext:value-type="float">
            <text:p>98.514</text:p>
          </table:table-cell>
          <table:table-cell office:value-type="float" office:value="0.0002434" calcext:value-type="float">
            <text:p>2.43E-04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575" calcext:value-type="float">
            <text:p>98.575</text:p>
          </table:table-cell>
          <table:table-cell office:value-type="float" office:value="0.0002433" calcext:value-type="float">
            <text:p>2.43E-04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33" calcext:value-type="float">
            <text:p>2.43E-04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575" calcext:value-type="float">
            <text:p>98.575</text:p>
          </table:table-cell>
          <table:table-cell office:value-type="float" office:value="0.0002431" calcext:value-type="float">
            <text:p>2.43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8.453" calcext:value-type="float">
            <text:p>98.453</text:p>
          </table:table-cell>
          <table:table-cell office:value-type="float" office:value="0.000243" calcext:value-type="float">
            <text:p>2.43E-04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3" calcext:value-type="float">
            <text:p>2.43E-04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3" calcext:value-type="float">
            <text:p>2.43E-0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575" calcext:value-type="float">
            <text:p>98.575</text:p>
          </table:table-cell>
          <table:table-cell office:value-type="float" office:value="0.0002428" calcext:value-type="float">
            <text:p>2.43E-0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27" calcext:value-type="float">
            <text:p>2.43E-0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8.575" calcext:value-type="float">
            <text:p>98.575</text:p>
          </table:table-cell>
          <table:table-cell office:value-type="float" office:value="0.0002427" calcext:value-type="float">
            <text:p>2.43E-04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26" calcext:value-type="float">
            <text:p>2.43E-04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24" calcext:value-type="float">
            <text:p>2.42E-04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23" calcext:value-type="float">
            <text:p>2.42E-04</text:p>
          </table:table-cell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23" calcext:value-type="float">
            <text:p>2.42E-0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22" calcext:value-type="float">
            <text:p>2.42E-0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21" calcext:value-type="float">
            <text:p>2.42E-04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98.941" calcext:value-type="float">
            <text:p>98.941</text:p>
          </table:table-cell>
          <table:table-cell office:value-type="float" office:value="0.0002421" calcext:value-type="float">
            <text:p>2.42E-04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299.961" calcext:value-type="float">
            <text:p>299.96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2" calcext:value-type="float">
            <text:p>2.42E-04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2" calcext:value-type="float">
            <text:p>2.42E-0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99.918" calcext:value-type="float">
            <text:p>299.918</text:p>
          </table:table-cell>
          <table:table-cell office:value-type="float" office:value="98.941" calcext:value-type="float">
            <text:p>98.941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299.939" calcext:value-type="float">
            <text:p>299.939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299.896" calcext:value-type="float">
            <text:p>299.896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299.81" calcext:value-type="float">
            <text:p>299.8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299.81" calcext:value-type="float">
            <text:p>299.8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8" calcext:value-type="float">
            <text:p>2.42E-04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99.767" calcext:value-type="float">
            <text:p>299.767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8.758" calcext:value-type="float">
            <text:p>98.75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8.758" calcext:value-type="float">
            <text:p>98.75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98.758" calcext:value-type="float">
            <text:p>98.758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299.53" calcext:value-type="float">
            <text:p>299.53</text:p>
          </table:table-cell>
          <table:table-cell office:value-type="float" office:value="98.697" calcext:value-type="float">
            <text:p>98.697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99.53" calcext:value-type="float">
            <text:p>299.53</text:p>
          </table:table-cell>
          <table:table-cell office:value-type="float" office:value="98.636" calcext:value-type="float">
            <text:p>98.636</text:p>
          </table:table-cell>
          <table:table-cell office:value-type="float" office:value="0.0002419" calcext:value-type="float">
            <text:p>2.42E-0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299.53" calcext:value-type="float">
            <text:p>299.53</text:p>
          </table:table-cell>
          <table:table-cell office:value-type="float" office:value="98.819" calcext:value-type="float">
            <text:p>98.819</text:p>
          </table:table-cell>
          <table:table-cell office:value-type="float" office:value="0.0002418" calcext:value-type="float">
            <text:p>2.42E-04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8.88" calcext:value-type="float">
            <text:p>98.88</text:p>
          </table:table-cell>
          <table:table-cell office:value-type="float" office:value="0.0002417" calcext:value-type="float">
            <text:p>2.42E-0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99.53" calcext:value-type="float">
            <text:p>299.53</text:p>
          </table:table-cell>
          <table:table-cell office:value-type="float" office:value="98.941" calcext:value-type="float">
            <text:p>98.941</text:p>
          </table:table-cell>
          <table:table-cell office:value-type="float" office:value="0.0002414" calcext:value-type="float">
            <text:p>2.41E-04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99.002" calcext:value-type="float">
            <text:p>99.002</text:p>
          </table:table-cell>
          <table:table-cell office:value-type="float" office:value="0.0002412" calcext:value-type="float">
            <text:p>2.41E-04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299.637" calcext:value-type="float">
            <text:p>299.637</text:p>
          </table:table-cell>
          <table:table-cell office:value-type="float" office:value="99.063" calcext:value-type="float">
            <text:p>99.063</text:p>
          </table:table-cell>
          <table:table-cell office:value-type="float" office:value="0.0002409" calcext:value-type="float">
            <text:p>2.41E-04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9.185" calcext:value-type="float">
            <text:p>99.185</text:p>
          </table:table-cell>
          <table:table-cell office:value-type="float" office:value="0.0002407" calcext:value-type="float">
            <text:p>2.41E-04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99.307" calcext:value-type="float">
            <text:p>99.307</text:p>
          </table:table-cell>
          <table:table-cell office:value-type="float" office:value="0.0002405" calcext:value-type="float">
            <text:p>2.41E-0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99.368" calcext:value-type="float">
            <text:p>99.368</text:p>
          </table:table-cell>
          <table:table-cell office:value-type="float" office:value="0.0002403" calcext:value-type="float">
            <text:p>2.40E-0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299.831" calcext:value-type="float">
            <text:p>299.831</text:p>
          </table:table-cell>
          <table:table-cell office:value-type="float" office:value="99.429" calcext:value-type="float">
            <text:p>99.429</text:p>
          </table:table-cell>
          <table:table-cell office:value-type="float" office:value="0.0002401" calcext:value-type="float">
            <text:p>2.40E-04</text:p>
          </table:table-cell>
        </table:table-row>
      </table:table>
      <table:table table:name="Data 4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96.813" calcext:value-type="float">
            <text:p>296.813</text:p>
          </table:table-cell>
          <table:table-cell office:value-type="float" office:value="68.239" calcext:value-type="float">
            <text:p>68.239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6.834" calcext:value-type="float">
            <text:p>296.834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96.834" calcext:value-type="float">
            <text:p>296.834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239" calcext:value-type="float">
            <text:p>68.239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96.834" calcext:value-type="float">
            <text:p>296.834</text:p>
          </table:table-cell>
          <table:table-cell office:value-type="float" office:value="68.239" calcext:value-type="float">
            <text:p>68.239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96.813" calcext:value-type="float">
            <text:p>296.813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6.813" calcext:value-type="float">
            <text:p>296.813</text:p>
          </table:table-cell>
          <table:table-cell office:value-type="float" office:value="68.239" calcext:value-type="float">
            <text:p>68.239</text:p>
          </table:table-cell>
          <table:table-cell office:value-type="float" office:value="0.0003917" calcext:value-type="float">
            <text:p>3.92E-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6.899" calcext:value-type="float">
            <text:p>296.899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6.856" calcext:value-type="float">
            <text:p>296.856</text:p>
          </table:table-cell>
          <table:table-cell office:value-type="float" office:value="68.3" calcext:value-type="float">
            <text:p>68.3</text:p>
          </table:table-cell>
          <table:table-cell office:value-type="float" office:value="0.0003916" calcext:value-type="float">
            <text:p>3.92E-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5" calcext:value-type="float">
            <text:p>3.92E-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6.921" calcext:value-type="float">
            <text:p>296.921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3" calcext:value-type="float">
            <text:p>3.91E-0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8.361" calcext:value-type="float">
            <text:p>68.361</text:p>
          </table:table-cell>
          <table:table-cell office:value-type="float" office:value="0.0003911" calcext:value-type="float">
            <text:p>3.91E-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6.942" calcext:value-type="float">
            <text:p>296.942</text:p>
          </table:table-cell>
          <table:table-cell office:value-type="float" office:value="68.422" calcext:value-type="float">
            <text:p>68.422</text:p>
          </table:table-cell>
          <table:table-cell office:value-type="float" office:value="0.0003908" calcext:value-type="float">
            <text:p>3.91E-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7.072" calcext:value-type="float">
            <text:p>297.072</text:p>
          </table:table-cell>
          <table:table-cell office:value-type="float" office:value="68.606" calcext:value-type="float">
            <text:p>68.606</text:p>
          </table:table-cell>
          <table:table-cell office:value-type="float" office:value="0.0003902" calcext:value-type="float">
            <text:p>3.90E-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7.115" calcext:value-type="float">
            <text:p>297.115</text:p>
          </table:table-cell>
          <table:table-cell office:value-type="float" office:value="68.789" calcext:value-type="float">
            <text:p>68.789</text:p>
          </table:table-cell>
          <table:table-cell office:value-type="float" office:value="0.0003895" calcext:value-type="float">
            <text:p>3.90E-0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7.287" calcext:value-type="float">
            <text:p>297.287</text:p>
          </table:table-cell>
          <table:table-cell office:value-type="float" office:value="68.85" calcext:value-type="float">
            <text:p>68.85</text:p>
          </table:table-cell>
          <table:table-cell office:value-type="float" office:value="0.0003885" calcext:value-type="float">
            <text:p>3.89E-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7.46" calcext:value-type="float">
            <text:p>297.46</text:p>
          </table:table-cell>
          <table:table-cell office:value-type="float" office:value="69.094" calcext:value-type="float">
            <text:p>69.094</text:p>
          </table:table-cell>
          <table:table-cell office:value-type="float" office:value="0.0003877" calcext:value-type="float">
            <text:p>3.88E-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69.277" calcext:value-type="float">
            <text:p>69.277</text:p>
          </table:table-cell>
          <table:table-cell office:value-type="float" office:value="0.0003865" calcext:value-type="float">
            <text:p>3.87E-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7.805" calcext:value-type="float">
            <text:p>297.805</text:p>
          </table:table-cell>
          <table:table-cell office:value-type="float" office:value="69.582" calcext:value-type="float">
            <text:p>69.582</text:p>
          </table:table-cell>
          <table:table-cell office:value-type="float" office:value="0.0003852" calcext:value-type="float">
            <text:p>3.85E-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8.085" calcext:value-type="float">
            <text:p>298.085</text:p>
          </table:table-cell>
          <table:table-cell office:value-type="float" office:value="69.826" calcext:value-type="float">
            <text:p>69.826</text:p>
          </table:table-cell>
          <table:table-cell office:value-type="float" office:value="0.0003835" calcext:value-type="float">
            <text:p>3.84E-0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8.344" calcext:value-type="float">
            <text:p>298.344</text:p>
          </table:table-cell>
          <table:table-cell office:value-type="float" office:value="70.315" calcext:value-type="float">
            <text:p>70.315</text:p>
          </table:table-cell>
          <table:table-cell office:value-type="float" office:value="0.0003816" calcext:value-type="float">
            <text:p>3.82E-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8.71" calcext:value-type="float">
            <text:p>298.71</text:p>
          </table:table-cell>
          <table:table-cell office:value-type="float" office:value="70.681" calcext:value-type="float">
            <text:p>70.681</text:p>
          </table:table-cell>
          <table:table-cell office:value-type="float" office:value="0.0003794" calcext:value-type="float">
            <text:p>3.79E-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9.098" calcext:value-type="float">
            <text:p>299.098</text:p>
          </table:table-cell>
          <table:table-cell office:value-type="float" office:value="71.108" calcext:value-type="float">
            <text:p>71.108</text:p>
          </table:table-cell>
          <table:table-cell office:value-type="float" office:value="0.0003774" calcext:value-type="float">
            <text:p>3.77E-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71.474" calcext:value-type="float">
            <text:p>71.474</text:p>
          </table:table-cell>
          <table:table-cell office:value-type="float" office:value="0.0003755" calcext:value-type="float">
            <text:p>3.76E-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71.78" calcext:value-type="float">
            <text:p>71.78</text:p>
          </table:table-cell>
          <table:table-cell office:value-type="float" office:value="0.0003738" calcext:value-type="float">
            <text:p>3.74E-0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72.207" calcext:value-type="float">
            <text:p>72.207</text:p>
          </table:table-cell>
          <table:table-cell office:value-type="float" office:value="0.0003722" calcext:value-type="float">
            <text:p>3.72E-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72.268" calcext:value-type="float">
            <text:p>72.268</text:p>
          </table:table-cell>
          <table:table-cell office:value-type="float" office:value="0.0003711" calcext:value-type="float">
            <text:p>3.71E-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0.565" calcext:value-type="float">
            <text:p>300.565</text:p>
          </table:table-cell>
          <table:table-cell office:value-type="float" office:value="72.512" calcext:value-type="float">
            <text:p>72.512</text:p>
          </table:table-cell>
          <table:table-cell office:value-type="float" office:value="0.0003701" calcext:value-type="float">
            <text:p>3.70E-0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00.737" calcext:value-type="float">
            <text:p>300.737</text:p>
          </table:table-cell>
          <table:table-cell office:value-type="float" office:value="72.695" calcext:value-type="float">
            <text:p>72.695</text:p>
          </table:table-cell>
          <table:table-cell office:value-type="float" office:value="0.0003692" calcext:value-type="float">
            <text:p>3.69E-0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00.91" calcext:value-type="float">
            <text:p>300.91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0003678" calcext:value-type="float">
            <text:p>3.68E-0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01.233" calcext:value-type="float">
            <text:p>301.233</text:p>
          </table:table-cell>
          <table:table-cell office:value-type="float" office:value="73.183" calcext:value-type="float">
            <text:p>73.183</text:p>
          </table:table-cell>
          <table:table-cell office:value-type="float" office:value="0.0003659" calcext:value-type="float">
            <text:p>3.66E-0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01.492" calcext:value-type="float">
            <text:p>301.492</text:p>
          </table:table-cell>
          <table:table-cell office:value-type="float" office:value="73.733" calcext:value-type="float">
            <text:p>73.733</text:p>
          </table:table-cell>
          <table:table-cell office:value-type="float" office:value="0.0003635" calcext:value-type="float">
            <text:p>3.64E-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944" calcext:value-type="float">
            <text:p>301.944</text:p>
          </table:table-cell>
          <table:table-cell office:value-type="float" office:value="74.343" calcext:value-type="float">
            <text:p>74.343</text:p>
          </table:table-cell>
          <table:table-cell office:value-type="float" office:value="0.0003609" calcext:value-type="float">
            <text:p>3.61E-0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397" calcext:value-type="float">
            <text:p>302.397</text:p>
          </table:table-cell>
          <table:table-cell office:value-type="float" office:value="75.014" calcext:value-type="float">
            <text:p>75.014</text:p>
          </table:table-cell>
          <table:table-cell office:value-type="float" office:value="0.0003579" calcext:value-type="float">
            <text:p>3.58E-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2.958" calcext:value-type="float">
            <text:p>302.958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000355" calcext:value-type="float">
            <text:p>3.55E-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03.454" calcext:value-type="float">
            <text:p>303.454</text:p>
          </table:table-cell>
          <table:table-cell office:value-type="float" office:value="76.113" calcext:value-type="float">
            <text:p>76.113</text:p>
          </table:table-cell>
          <table:table-cell office:value-type="float" office:value="0.0003524" calcext:value-type="float">
            <text:p>3.52E-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03.842" calcext:value-type="float">
            <text:p>303.842</text:p>
          </table:table-cell>
          <table:table-cell office:value-type="float" office:value="76.479" calcext:value-type="float">
            <text:p>76.479</text:p>
          </table:table-cell>
          <table:table-cell office:value-type="float" office:value="0.0003506" calcext:value-type="float">
            <text:p>3.51E-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4.187" calcext:value-type="float">
            <text:p>304.187</text:p>
          </table:table-cell>
          <table:table-cell office:value-type="float" office:value="76.846" calcext:value-type="float">
            <text:p>76.846</text:p>
          </table:table-cell>
          <table:table-cell office:value-type="float" office:value="0.000349" calcext:value-type="float">
            <text:p>3.49E-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4.446" calcext:value-type="float">
            <text:p>304.446</text:p>
          </table:table-cell>
          <table:table-cell office:value-type="float" office:value="77.151" calcext:value-type="float">
            <text:p>77.151</text:p>
          </table:table-cell>
          <table:table-cell office:value-type="float" office:value="0.0003476" calcext:value-type="float">
            <text:p>3.48E-0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04.748" calcext:value-type="float">
            <text:p>304.748</text:p>
          </table:table-cell>
          <table:table-cell office:value-type="float" office:value="77.456" calcext:value-type="float">
            <text:p>77.456</text:p>
          </table:table-cell>
          <table:table-cell office:value-type="float" office:value="0.0003462" calcext:value-type="float">
            <text:p>3.46E-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04.985" calcext:value-type="float">
            <text:p>304.985</text:p>
          </table:table-cell>
          <table:table-cell office:value-type="float" office:value="77.883" calcext:value-type="float">
            <text:p>77.883</text:p>
          </table:table-cell>
          <table:table-cell office:value-type="float" office:value="0.0003445" calcext:value-type="float">
            <text:p>3.45E-0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05.243" calcext:value-type="float">
            <text:p>305.243</text:p>
          </table:table-cell>
          <table:table-cell office:value-type="float" office:value="78.249" calcext:value-type="float">
            <text:p>78.249</text:p>
          </table:table-cell>
          <table:table-cell office:value-type="float" office:value="0.0003425" calcext:value-type="float">
            <text:p>3.43E-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.588" calcext:value-type="float">
            <text:p>305.588</text:p>
          </table:table-cell>
          <table:table-cell office:value-type="float" office:value="78.738" calcext:value-type="float">
            <text:p>78.738</text:p>
          </table:table-cell>
          <table:table-cell office:value-type="float" office:value="0.0003401" calcext:value-type="float">
            <text:p>3.40E-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06.02" calcext:value-type="float">
            <text:p>306.02</text:p>
          </table:table-cell>
          <table:table-cell office:value-type="float" office:value="79.287" calcext:value-type="float">
            <text:p>79.287</text:p>
          </table:table-cell>
          <table:table-cell office:value-type="float" office:value="0.0003375" calcext:value-type="float">
            <text:p>3.38E-0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06.494" calcext:value-type="float">
            <text:p>306.494</text:p>
          </table:table-cell>
          <table:table-cell office:value-type="float" office:value="80.081" calcext:value-type="float">
            <text:p>80.081</text:p>
          </table:table-cell>
          <table:table-cell office:value-type="float" office:value="0.0003347" calcext:value-type="float">
            <text:p>3.35E-0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07.011" calcext:value-type="float">
            <text:p>307.011</text:p>
          </table:table-cell>
          <table:table-cell office:value-type="float" office:value="80.63" calcext:value-type="float">
            <text:p>80.63</text:p>
          </table:table-cell>
          <table:table-cell office:value-type="float" office:value="0.0003318" calcext:value-type="float">
            <text:p>3.32E-0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07.464" calcext:value-type="float">
            <text:p>307.464</text:p>
          </table:table-cell>
          <table:table-cell office:value-type="float" office:value="81.179" calcext:value-type="float">
            <text:p>81.179</text:p>
          </table:table-cell>
          <table:table-cell office:value-type="float" office:value="0.0003295" calcext:value-type="float">
            <text:p>3.30E-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7.939" calcext:value-type="float">
            <text:p>307.939</text:p>
          </table:table-cell>
          <table:table-cell office:value-type="float" office:value="81.545" calcext:value-type="float">
            <text:p>81.545</text:p>
          </table:table-cell>
          <table:table-cell office:value-type="float" office:value="0.0003275" calcext:value-type="float">
            <text:p>3.28E-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8.284" calcext:value-type="float">
            <text:p>308.284</text:p>
          </table:table-cell>
          <table:table-cell office:value-type="float" office:value="82.034" calcext:value-type="float">
            <text:p>82.034</text:p>
          </table:table-cell>
          <table:table-cell office:value-type="float" office:value="0.0003258" calcext:value-type="float">
            <text:p>3.26E-0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08.499" calcext:value-type="float">
            <text:p>308.499</text:p>
          </table:table-cell>
          <table:table-cell office:value-type="float" office:value="82.4" calcext:value-type="float">
            <text:p>82.4</text:p>
          </table:table-cell>
          <table:table-cell office:value-type="float" office:value="0.0003243" calcext:value-type="float">
            <text:p>3.24E-0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08.823" calcext:value-type="float">
            <text:p>308.823</text:p>
          </table:table-cell>
          <table:table-cell office:value-type="float" office:value="82.705" calcext:value-type="float">
            <text:p>82.705</text:p>
          </table:table-cell>
          <table:table-cell office:value-type="float" office:value="0.0003228" calcext:value-type="float">
            <text:p>3.23E-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09.017" calcext:value-type="float">
            <text:p>309.017</text:p>
          </table:table-cell>
          <table:table-cell office:value-type="float" office:value="83.071" calcext:value-type="float">
            <text:p>83.071</text:p>
          </table:table-cell>
          <table:table-cell office:value-type="float" office:value="0.0003211" calcext:value-type="float">
            <text:p>3.21E-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9.319" calcext:value-type="float">
            <text:p>309.319</text:p>
          </table:table-cell>
          <table:table-cell office:value-type="float" office:value="83.438" calcext:value-type="float">
            <text:p>83.438</text:p>
          </table:table-cell>
          <table:table-cell office:value-type="float" office:value="0.0003193" calcext:value-type="float">
            <text:p>3.19E-0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09.599" calcext:value-type="float">
            <text:p>309.599</text:p>
          </table:table-cell>
          <table:table-cell office:value-type="float" office:value="83.987" calcext:value-type="float">
            <text:p>83.987</text:p>
          </table:table-cell>
          <table:table-cell office:value-type="float" office:value="0.0003174" calcext:value-type="float">
            <text:p>3.17E-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09.901" calcext:value-type="float">
            <text:p>309.901</text:p>
          </table:table-cell>
          <table:table-cell office:value-type="float" office:value="84.475" calcext:value-type="float">
            <text:p>84.475</text:p>
          </table:table-cell>
          <table:table-cell office:value-type="float" office:value="0.0003152" calcext:value-type="float">
            <text:p>3.15E-0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10.375" calcext:value-type="float">
            <text:p>310.375</text:p>
          </table:table-cell>
          <table:table-cell office:value-type="float" office:value="85.147" calcext:value-type="float">
            <text:p>85.147</text:p>
          </table:table-cell>
          <table:table-cell office:value-type="float" office:value="0.0003127" calcext:value-type="float">
            <text:p>3.13E-0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10.742" calcext:value-type="float">
            <text:p>310.742</text:p>
          </table:table-cell>
          <table:table-cell office:value-type="float" office:value="85.818" calcext:value-type="float">
            <text:p>85.818</text:p>
          </table:table-cell>
          <table:table-cell office:value-type="float" office:value="0.0003105" calcext:value-type="float">
            <text:p>3.11E-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11.13" calcext:value-type="float">
            <text:p>311.13</text:p>
          </table:table-cell>
          <table:table-cell office:value-type="float" office:value="86.367" calcext:value-type="float">
            <text:p>86.367</text:p>
          </table:table-cell>
          <table:table-cell office:value-type="float" office:value="0.0003081" calcext:value-type="float">
            <text:p>3.08E-0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11.583" calcext:value-type="float">
            <text:p>311.583</text:p>
          </table:table-cell>
          <table:table-cell office:value-type="float" office:value="86.856" calcext:value-type="float">
            <text:p>86.856</text:p>
          </table:table-cell>
          <table:table-cell office:value-type="float" office:value="0.000306" calcext:value-type="float">
            <text:p>3.06E-0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11.949" calcext:value-type="float">
            <text:p>311.949</text:p>
          </table:table-cell>
          <table:table-cell office:value-type="float" office:value="87.405" calcext:value-type="float">
            <text:p>87.405</text:p>
          </table:table-cell>
          <table:table-cell office:value-type="float" office:value="0.0003038" calcext:value-type="float">
            <text:p>3.04E-0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12.337" calcext:value-type="float">
            <text:p>312.337</text:p>
          </table:table-cell>
          <table:table-cell office:value-type="float" office:value="87.954" calcext:value-type="float">
            <text:p>87.954</text:p>
          </table:table-cell>
          <table:table-cell office:value-type="float" office:value="0.0003017" calcext:value-type="float">
            <text:p>3.02E-0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12.704" calcext:value-type="float">
            <text:p>312.704</text:p>
          </table:table-cell>
          <table:table-cell office:value-type="float" office:value="88.443" calcext:value-type="float">
            <text:p>88.443</text:p>
          </table:table-cell>
          <table:table-cell office:value-type="float" office:value="0.0002998" calcext:value-type="float">
            <text:p>3.00E-0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3.113" calcext:value-type="float">
            <text:p>313.113</text:p>
          </table:table-cell>
          <table:table-cell office:value-type="float" office:value="88.992" calcext:value-type="float">
            <text:p>88.992</text:p>
          </table:table-cell>
          <table:table-cell office:value-type="float" office:value="0.0002978" calcext:value-type="float">
            <text:p>2.98E-0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13.394" calcext:value-type="float">
            <text:p>313.394</text:p>
          </table:table-cell>
          <table:table-cell office:value-type="float" office:value="89.419" calcext:value-type="float">
            <text:p>89.419</text:p>
          </table:table-cell>
          <table:table-cell office:value-type="float" office:value="0.000296" calcext:value-type="float">
            <text:p>2.96E-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13.717" calcext:value-type="float">
            <text:p>313.717</text:p>
          </table:table-cell>
          <table:table-cell office:value-type="float" office:value="89.969" calcext:value-type="float">
            <text:p>89.969</text:p>
          </table:table-cell>
          <table:table-cell office:value-type="float" office:value="0.0002943" calcext:value-type="float">
            <text:p>2.94E-0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14.019" calcext:value-type="float">
            <text:p>314.019</text:p>
          </table:table-cell>
          <table:table-cell office:value-type="float" office:value="90.396" calcext:value-type="float">
            <text:p>90.396</text:p>
          </table:table-cell>
          <table:table-cell office:value-type="float" office:value="0.0002924" calcext:value-type="float">
            <text:p>2.92E-0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14.364" calcext:value-type="float">
            <text:p>314.364</text:p>
          </table:table-cell>
          <table:table-cell office:value-type="float" office:value="90.884" calcext:value-type="float">
            <text:p>90.884</text:p>
          </table:table-cell>
          <table:table-cell office:value-type="float" office:value="0.0002903" calcext:value-type="float">
            <text:p>2.90E-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14.709" calcext:value-type="float">
            <text:p>314.709</text:p>
          </table:table-cell>
          <table:table-cell office:value-type="float" office:value="91.433" calcext:value-type="float">
            <text:p>91.433</text:p>
          </table:table-cell>
          <table:table-cell office:value-type="float" office:value="0.0002885" calcext:value-type="float">
            <text:p>2.89E-0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91.861" calcext:value-type="float">
            <text:p>91.861</text:p>
          </table:table-cell>
          <table:table-cell office:value-type="float" office:value="0.0002867" calcext:value-type="float">
            <text:p>2.87E-0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15.377" calcext:value-type="float">
            <text:p>315.377</text:p>
          </table:table-cell>
          <table:table-cell office:value-type="float" office:value="92.654" calcext:value-type="float">
            <text:p>92.654</text:p>
          </table:table-cell>
          <table:table-cell office:value-type="float" office:value="0.0002842" calcext:value-type="float">
            <text:p>2.84E-0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15.809" calcext:value-type="float">
            <text:p>315.809</text:p>
          </table:table-cell>
          <table:table-cell office:value-type="float" office:value="93.387" calcext:value-type="float">
            <text:p>93.387</text:p>
          </table:table-cell>
          <table:table-cell office:value-type="float" office:value="0.0002815" calcext:value-type="float">
            <text:p>2.82E-0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16.261" calcext:value-type="float">
            <text:p>316.261</text:p>
          </table:table-cell>
          <table:table-cell office:value-type="float" office:value="94.119" calcext:value-type="float">
            <text:p>94.119</text:p>
          </table:table-cell>
          <table:table-cell office:value-type="float" office:value="0.0002793" calcext:value-type="float">
            <text:p>2.79E-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6.671" calcext:value-type="float">
            <text:p>316.671</text:p>
          </table:table-cell>
          <table:table-cell office:value-type="float" office:value="94.668" calcext:value-type="float">
            <text:p>94.668</text:p>
          </table:table-cell>
          <table:table-cell office:value-type="float" office:value="0.0002775" calcext:value-type="float">
            <text:p>2.78E-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16.951" calcext:value-type="float">
            <text:p>316.951</text:p>
          </table:table-cell>
          <table:table-cell office:value-type="float" office:value="94.974" calcext:value-type="float">
            <text:p>94.974</text:p>
          </table:table-cell>
          <table:table-cell office:value-type="float" office:value="0.0002763" calcext:value-type="float">
            <text:p>2.76E-0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17.124" calcext:value-type="float">
            <text:p>317.124</text:p>
          </table:table-cell>
          <table:table-cell office:value-type="float" office:value="95.157" calcext:value-type="float">
            <text:p>95.157</text:p>
          </table:table-cell>
          <table:table-cell office:value-type="float" office:value="0.0002754" calcext:value-type="float">
            <text:p>2.75E-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17.253" calcext:value-type="float">
            <text:p>317.253</text:p>
          </table:table-cell>
          <table:table-cell office:value-type="float" office:value="95.401" calcext:value-type="float">
            <text:p>95.401</text:p>
          </table:table-cell>
          <table:table-cell office:value-type="float" office:value="0.0002744" calcext:value-type="float">
            <text:p>2.74E-0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17.296" calcext:value-type="float">
            <text:p>317.296</text:p>
          </table:table-cell>
          <table:table-cell office:value-type="float" office:value="95.645" calcext:value-type="float">
            <text:p>95.645</text:p>
          </table:table-cell>
          <table:table-cell office:value-type="float" office:value="0.0002734" calcext:value-type="float">
            <text:p>2.73E-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17.383" calcext:value-type="float">
            <text:p>317.383</text:p>
          </table:table-cell>
          <table:table-cell office:value-type="float" office:value="96.072" calcext:value-type="float">
            <text:p>96.072</text:p>
          </table:table-cell>
          <table:table-cell office:value-type="float" office:value="0.0002721" calcext:value-type="float">
            <text:p>2.72E-0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17.49" calcext:value-type="float">
            <text:p>317.49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0002706" calcext:value-type="float">
            <text:p>2.71E-0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7.663" calcext:value-type="float">
            <text:p>317.663</text:p>
          </table:table-cell>
          <table:table-cell office:value-type="float" office:value="96.927" calcext:value-type="float">
            <text:p>96.927</text:p>
          </table:table-cell>
          <table:table-cell office:value-type="float" office:value="0.0002686" calcext:value-type="float">
            <text:p>2.69E-0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17.986" calcext:value-type="float">
            <text:p>317.986</text:p>
          </table:table-cell>
          <table:table-cell office:value-type="float" office:value="97.659" calcext:value-type="float">
            <text:p>97.659</text:p>
          </table:table-cell>
          <table:table-cell office:value-type="float" office:value="0.0002664" calcext:value-type="float">
            <text:p>2.66E-0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318.245" calcext:value-type="float">
            <text:p>318.245</text:p>
          </table:table-cell>
          <table:table-cell office:value-type="float" office:value="98.392" calcext:value-type="float">
            <text:p>98.392</text:p>
          </table:table-cell>
          <table:table-cell office:value-type="float" office:value="0.0002642" calcext:value-type="float">
            <text:p>2.64E-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18.633" calcext:value-type="float">
            <text:p>318.633</text:p>
          </table:table-cell>
          <table:table-cell office:value-type="float" office:value="99.185" calcext:value-type="float">
            <text:p>99.185</text:p>
          </table:table-cell>
          <table:table-cell office:value-type="float" office:value="0.0002617" calcext:value-type="float">
            <text:p>2.62E-0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18.957" calcext:value-type="float">
            <text:p>318.957</text:p>
          </table:table-cell>
          <table:table-cell office:value-type="float" office:value="99.918" calcext:value-type="float">
            <text:p>99.918</text:p>
          </table:table-cell>
          <table:table-cell office:value-type="float" office:value="0.0002593" calcext:value-type="float">
            <text:p>2.59E-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19.323" calcext:value-type="float">
            <text:p>319.323</text:p>
          </table:table-cell>
          <table:table-cell office:value-type="float" office:value="100.65" calcext:value-type="float">
            <text:p>100.65</text:p>
          </table:table-cell>
          <table:table-cell office:value-type="float" office:value="0.0002572" calcext:value-type="float">
            <text:p>2.57E-0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19.582" calcext:value-type="float">
            <text:p>319.582</text:p>
          </table:table-cell>
          <table:table-cell office:value-type="float" office:value="101.382" calcext:value-type="float">
            <text:p>101.382</text:p>
          </table:table-cell>
          <table:table-cell office:value-type="float" office:value="0.0002553" calcext:value-type="float">
            <text:p>2.55E-0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19.776" calcext:value-type="float">
            <text:p>319.776</text:p>
          </table:table-cell>
          <table:table-cell office:value-type="float" office:value="101.932" calcext:value-type="float">
            <text:p>101.932</text:p>
          </table:table-cell>
          <table:table-cell office:value-type="float" office:value="0.0002536" calcext:value-type="float">
            <text:p>2.54E-0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19.884" calcext:value-type="float">
            <text:p>319.884</text:p>
          </table:table-cell>
          <table:table-cell office:value-type="float" office:value="102.42" calcext:value-type="float">
            <text:p>102.42</text:p>
          </table:table-cell>
          <table:table-cell office:value-type="float" office:value="0.0002519" calcext:value-type="float">
            <text:p>2.52E-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19.992" calcext:value-type="float">
            <text:p>319.992</text:p>
          </table:table-cell>
          <table:table-cell office:value-type="float" office:value="102.786" calcext:value-type="float">
            <text:p>102.786</text:p>
          </table:table-cell>
          <table:table-cell office:value-type="float" office:value="0.0002504" calcext:value-type="float">
            <text:p>2.50E-0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20.056" calcext:value-type="float">
            <text:p>320.056</text:p>
          </table:table-cell>
          <table:table-cell office:value-type="float" office:value="103.336" calcext:value-type="float">
            <text:p>103.336</text:p>
          </table:table-cell>
          <table:table-cell office:value-type="float" office:value="0.0002487" calcext:value-type="float">
            <text:p>2.49E-0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20.056" calcext:value-type="float">
            <text:p>320.056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0.0002471" calcext:value-type="float">
            <text:p>2.47E-0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20.121" calcext:value-type="float">
            <text:p>320.121</text:p>
          </table:table-cell>
          <table:table-cell office:value-type="float" office:value="104.434" calcext:value-type="float">
            <text:p>104.434</text:p>
          </table:table-cell>
          <table:table-cell office:value-type="float" office:value="0.0002454" calcext:value-type="float">
            <text:p>2.45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.143" calcext:value-type="float">
            <text:p>320.143</text:p>
          </table:table-cell>
          <table:table-cell office:value-type="float" office:value="104.923" calcext:value-type="float">
            <text:p>104.923</text:p>
          </table:table-cell>
          <table:table-cell office:value-type="float" office:value="0.0002435" calcext:value-type="float">
            <text:p>2.44E-0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20.229" calcext:value-type="float">
            <text:p>320.229</text:p>
          </table:table-cell>
          <table:table-cell office:value-type="float" office:value="105.655" calcext:value-type="float">
            <text:p>105.655</text:p>
          </table:table-cell>
          <table:table-cell office:value-type="float" office:value="0.0002417" calcext:value-type="float">
            <text:p>2.42E-0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20.207" calcext:value-type="float">
            <text:p>320.207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0.00024" calcext:value-type="float">
            <text:p>2.40E-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20.229" calcext:value-type="float">
            <text:p>320.229</text:p>
          </table:table-cell>
          <table:table-cell office:value-type="float" office:value="106.693" calcext:value-type="float">
            <text:p>106.693</text:p>
          </table:table-cell>
          <table:table-cell office:value-type="float" office:value="0.0002382" calcext:value-type="float">
            <text:p>2.38E-0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20.207" calcext:value-type="float">
            <text:p>320.207</text:p>
          </table:table-cell>
          <table:table-cell office:value-type="float" office:value="107.303" calcext:value-type="float">
            <text:p>107.303</text:p>
          </table:table-cell>
          <table:table-cell office:value-type="float" office:value="0.0002368" calcext:value-type="float">
            <text:p>2.37E-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0.121" calcext:value-type="float">
            <text:p>320.121</text:p>
          </table:table-cell>
          <table:table-cell office:value-type="float" office:value="107.669" calcext:value-type="float">
            <text:p>107.669</text:p>
          </table:table-cell>
          <table:table-cell office:value-type="float" office:value="0.0002355" calcext:value-type="float">
            <text:p>2.36E-0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19.992" calcext:value-type="float">
            <text:p>319.992</text:p>
          </table:table-cell>
          <table:table-cell office:value-type="float" office:value="108.036" calcext:value-type="float">
            <text:p>108.036</text:p>
          </table:table-cell>
          <table:table-cell office:value-type="float" office:value="0.0002343" calcext:value-type="float">
            <text:p>2.34E-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19.798" calcext:value-type="float">
            <text:p>319.798</text:p>
          </table:table-cell>
          <table:table-cell office:value-type="float" office:value="108.402" calcext:value-type="float">
            <text:p>108.402</text:p>
          </table:table-cell>
          <table:table-cell office:value-type="float" office:value="0.0002331" calcext:value-type="float">
            <text:p>2.33E-0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19.539" calcext:value-type="float">
            <text:p>319.539</text:p>
          </table:table-cell>
          <table:table-cell office:value-type="float" office:value="108.646" calcext:value-type="float">
            <text:p>108.646</text:p>
          </table:table-cell>
          <table:table-cell office:value-type="float" office:value="0.0002321" calcext:value-type="float">
            <text:p>2.32E-0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19.345" calcext:value-type="float">
            <text:p>319.345</text:p>
          </table:table-cell>
          <table:table-cell office:value-type="float" office:value="108.951" calcext:value-type="float">
            <text:p>108.951</text:p>
          </table:table-cell>
          <table:table-cell office:value-type="float" office:value="0.0002309" calcext:value-type="float">
            <text:p>2.31E-0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9.194" calcext:value-type="float">
            <text:p>319.194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0.0002294" calcext:value-type="float">
            <text:p>2.29E-0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19.064" calcext:value-type="float">
            <text:p>319.064</text:p>
          </table:table-cell>
          <table:table-cell office:value-type="float" office:value="110.233" calcext:value-type="float">
            <text:p>110.233</text:p>
          </table:table-cell>
          <table:table-cell office:value-type="float" office:value="0.0002275" calcext:value-type="float">
            <text:p>2.28E-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19.194" calcext:value-type="float">
            <text:p>319.194</text:p>
          </table:table-cell>
          <table:table-cell office:value-type="float" office:value="111.209" calcext:value-type="float">
            <text:p>111.209</text:p>
          </table:table-cell>
          <table:table-cell office:value-type="float" office:value="0.0002253" calcext:value-type="float">
            <text:p>2.25E-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19.28" calcext:value-type="float">
            <text:p>319.28</text:p>
          </table:table-cell>
          <table:table-cell office:value-type="float" office:value="111.82" calcext:value-type="float">
            <text:p>111.82</text:p>
          </table:table-cell>
          <table:table-cell office:value-type="float" office:value="0.0002233" calcext:value-type="float">
            <text:p>2.23E-0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19.366" calcext:value-type="float">
            <text:p>319.366</text:p>
          </table:table-cell>
          <table:table-cell office:value-type="float" office:value="112.674" calcext:value-type="float">
            <text:p>112.674</text:p>
          </table:table-cell>
          <table:table-cell office:value-type="float" office:value="0.0002212" calcext:value-type="float">
            <text:p>2.21E-0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19.474" calcext:value-type="float">
            <text:p>319.474</text:p>
          </table:table-cell>
          <table:table-cell office:value-type="float" office:value="113.346" calcext:value-type="float">
            <text:p>113.346</text:p>
          </table:table-cell>
          <table:table-cell office:value-type="float" office:value="0.0002195" calcext:value-type="float">
            <text:p>2.20E-0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19.517" calcext:value-type="float">
            <text:p>319.517</text:p>
          </table:table-cell>
          <table:table-cell office:value-type="float" office:value="113.895" calcext:value-type="float">
            <text:p>113.895</text:p>
          </table:table-cell>
          <table:table-cell office:value-type="float" office:value="0.0002179" calcext:value-type="float">
            <text:p>2.18E-0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19.474" calcext:value-type="float">
            <text:p>319.474</text:p>
          </table:table-cell>
          <table:table-cell office:value-type="float" office:value="114.261" calcext:value-type="float">
            <text:p>114.261</text:p>
          </table:table-cell>
          <table:table-cell office:value-type="float" office:value="0.0002167" calcext:value-type="float">
            <text:p>2.17E-0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19.366" calcext:value-type="float">
            <text:p>319.366</text:p>
          </table:table-cell>
          <table:table-cell office:value-type="float" office:value="114.75" calcext:value-type="float">
            <text:p>114.75</text:p>
          </table:table-cell>
          <table:table-cell office:value-type="float" office:value="0.0002155" calcext:value-type="float">
            <text:p>2.16E-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19.194" calcext:value-type="float">
            <text:p>319.194</text:p>
          </table:table-cell>
          <table:table-cell office:value-type="float" office:value="115.177" calcext:value-type="float">
            <text:p>115.177</text:p>
          </table:table-cell>
          <table:table-cell office:value-type="float" office:value="0.0002143" calcext:value-type="float">
            <text:p>2.14E-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19.064" calcext:value-type="float">
            <text:p>319.064</text:p>
          </table:table-cell>
          <table:table-cell office:value-type="float" office:value="115.482" calcext:value-type="float">
            <text:p>115.482</text:p>
          </table:table-cell>
          <table:table-cell office:value-type="float" office:value="0.0002132" calcext:value-type="float">
            <text:p>2.13E-0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18.935" calcext:value-type="float">
            <text:p>318.935</text:p>
          </table:table-cell>
          <table:table-cell office:value-type="float" office:value="116.031" calcext:value-type="float">
            <text:p>116.031</text:p>
          </table:table-cell>
          <table:table-cell office:value-type="float" office:value="0.0002118" calcext:value-type="float">
            <text:p>2.12E-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18.849" calcext:value-type="float">
            <text:p>318.849</text:p>
          </table:table-cell>
          <table:table-cell office:value-type="float" office:value="116.642" calcext:value-type="float">
            <text:p>116.642</text:p>
          </table:table-cell>
          <table:table-cell office:value-type="float" office:value="0.0002103" calcext:value-type="float">
            <text:p>2.10E-0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18.849" calcext:value-type="float">
            <text:p>318.84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0.0002085" calcext:value-type="float">
            <text:p>2.09E-0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18.914" calcext:value-type="float">
            <text:p>318.914</text:p>
          </table:table-cell>
          <table:table-cell office:value-type="float" office:value="118.168" calcext:value-type="float">
            <text:p>118.168</text:p>
          </table:table-cell>
          <table:table-cell office:value-type="float" office:value="0.0002065" calcext:value-type="float">
            <text:p>2.07E-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19.151" calcext:value-type="float">
            <text:p>319.151</text:p>
          </table:table-cell>
          <table:table-cell office:value-type="float" office:value="119.083" calcext:value-type="float">
            <text:p>119.083</text:p>
          </table:table-cell>
          <table:table-cell office:value-type="float" office:value="0.0002042" calcext:value-type="float">
            <text:p>2.04E-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19.388" calcext:value-type="float">
            <text:p>319.388</text:p>
          </table:table-cell>
          <table:table-cell office:value-type="float" office:value="120.304" calcext:value-type="float">
            <text:p>120.304</text:p>
          </table:table-cell>
          <table:table-cell office:value-type="float" office:value="0.0002018" calcext:value-type="float">
            <text:p>2.02E-0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19.711" calcext:value-type="float">
            <text:p>319.711</text:p>
          </table:table-cell>
          <table:table-cell office:value-type="float" office:value="121.464" calcext:value-type="float">
            <text:p>121.464</text:p>
          </table:table-cell>
          <table:table-cell office:value-type="float" office:value="0.0001991" calcext:value-type="float">
            <text:p>1.99E-0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20.121" calcext:value-type="float">
            <text:p>320.121</text:p>
          </table:table-cell>
          <table:table-cell office:value-type="float" office:value="122.562" calcext:value-type="float">
            <text:p>122.562</text:p>
          </table:table-cell>
          <table:table-cell office:value-type="float" office:value="0.0001967" calcext:value-type="float">
            <text:p>1.97E-0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20.509" calcext:value-type="float">
            <text:p>320.509</text:p>
          </table:table-cell>
          <table:table-cell office:value-type="float" office:value="123.661" calcext:value-type="float">
            <text:p>123.661</text:p>
          </table:table-cell>
          <table:table-cell office:value-type="float" office:value="0.0001943" calcext:value-type="float">
            <text:p>1.94E-0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0.811" calcext:value-type="float">
            <text:p>320.811</text:p>
          </table:table-cell>
          <table:table-cell office:value-type="float" office:value="124.638" calcext:value-type="float">
            <text:p>124.638</text:p>
          </table:table-cell>
          <table:table-cell office:value-type="float" office:value="0.0001922" calcext:value-type="float">
            <text:p>1.92E-0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21.113" calcext:value-type="float">
            <text:p>321.113</text:p>
          </table:table-cell>
          <table:table-cell office:value-type="float" office:value="125.553" calcext:value-type="float">
            <text:p>125.553</text:p>
          </table:table-cell>
          <table:table-cell office:value-type="float" office:value="0.0001902" calcext:value-type="float">
            <text:p>1.90E-0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21.35" calcext:value-type="float">
            <text:p>321.35</text:p>
          </table:table-cell>
          <table:table-cell office:value-type="float" office:value="126.286" calcext:value-type="float">
            <text:p>126.286</text:p>
          </table:table-cell>
          <table:table-cell office:value-type="float" office:value="0.0001886" calcext:value-type="float">
            <text:p>1.89E-0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21.436" calcext:value-type="float">
            <text:p>321.436</text:p>
          </table:table-cell>
          <table:table-cell office:value-type="float" office:value="127.018" calcext:value-type="float">
            <text:p>127.018</text:p>
          </table:table-cell>
          <table:table-cell office:value-type="float" office:value="0.0001871" calcext:value-type="float">
            <text:p>1.87E-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21.544" calcext:value-type="float">
            <text:p>321.544</text:p>
          </table:table-cell>
          <table:table-cell office:value-type="float" office:value="127.812" calcext:value-type="float">
            <text:p>127.812</text:p>
          </table:table-cell>
          <table:table-cell office:value-type="float" office:value="0.0001854" calcext:value-type="float">
            <text:p>1.85E-0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21.695" calcext:value-type="float">
            <text:p>321.695</text:p>
          </table:table-cell>
          <table:table-cell office:value-type="float" office:value="128.91" calcext:value-type="float">
            <text:p>128.91</text:p>
          </table:table-cell>
          <table:table-cell office:value-type="float" office:value="0.0001831" calcext:value-type="float">
            <text:p>1.83E-0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21.954" calcext:value-type="float">
            <text:p>321.954</text:p>
          </table:table-cell>
          <table:table-cell office:value-type="float" office:value="130.131" calcext:value-type="float">
            <text:p>130.131</text:p>
          </table:table-cell>
          <table:table-cell office:value-type="float" office:value="0.0001807" calcext:value-type="float">
            <text:p>1.81E-0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22.407" calcext:value-type="float">
            <text:p>322.407</text:p>
          </table:table-cell>
          <table:table-cell office:value-type="float" office:value="131.535" calcext:value-type="float">
            <text:p>131.535</text:p>
          </table:table-cell>
          <table:table-cell office:value-type="float" office:value="0.000178" calcext:value-type="float">
            <text:p>1.78E-0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22.924" calcext:value-type="float">
            <text:p>322.924</text:p>
          </table:table-cell>
          <table:table-cell office:value-type="float" office:value="133.061" calcext:value-type="float">
            <text:p>133.061</text:p>
          </table:table-cell>
          <table:table-cell office:value-type="float" office:value="0.0001752" calcext:value-type="float">
            <text:p>1.75E-0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23.485" calcext:value-type="float">
            <text:p>323.485</text:p>
          </table:table-cell>
          <table:table-cell office:value-type="float" office:value="134.709" calcext:value-type="float">
            <text:p>134.709</text:p>
          </table:table-cell>
          <table:table-cell office:value-type="float" office:value="0.0001724" calcext:value-type="float">
            <text:p>1.72E-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24.045" calcext:value-type="float">
            <text:p>324.045</text:p>
          </table:table-cell>
          <table:table-cell office:value-type="float" office:value="136.113" calcext:value-type="float">
            <text:p>136.113</text:p>
          </table:table-cell>
          <table:table-cell office:value-type="float" office:value="0.0001697" calcext:value-type="float">
            <text:p>1.70E-0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24.584" calcext:value-type="float">
            <text:p>324.584</text:p>
          </table:table-cell>
          <table:table-cell office:value-type="float" office:value="137.577" calcext:value-type="float">
            <text:p>137.577</text:p>
          </table:table-cell>
          <table:table-cell office:value-type="float" office:value="0.0001672" calcext:value-type="float">
            <text:p>1.67E-0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25.059" calcext:value-type="float">
            <text:p>325.059</text:p>
          </table:table-cell>
          <table:table-cell office:value-type="float" office:value="138.676" calcext:value-type="float">
            <text:p>138.676</text:p>
          </table:table-cell>
          <table:table-cell office:value-type="float" office:value="0.0001651" calcext:value-type="float">
            <text:p>1.65E-0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25.382" calcext:value-type="float">
            <text:p>325.382</text:p>
          </table:table-cell>
          <table:table-cell office:value-type="float" office:value="139.592" calcext:value-type="float">
            <text:p>139.592</text:p>
          </table:table-cell>
          <table:table-cell office:value-type="float" office:value="0.0001636" calcext:value-type="float">
            <text:p>1.64E-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25.49" calcext:value-type="float">
            <text:p>325.49</text:p>
          </table:table-cell>
          <table:table-cell office:value-type="float" office:value="140.141" calcext:value-type="float">
            <text:p>140.141</text:p>
          </table:table-cell>
          <table:table-cell office:value-type="float" office:value="0.0001622" calcext:value-type="float">
            <text:p>1.62E-0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25.533" calcext:value-type="float">
            <text:p>325.533</text:p>
          </table:table-cell>
          <table:table-cell office:value-type="float" office:value="140.751" calcext:value-type="float">
            <text:p>140.751</text:p>
          </table:table-cell>
          <table:table-cell office:value-type="float" office:value="0.000161" calcext:value-type="float">
            <text:p>1.61E-0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25.425" calcext:value-type="float">
            <text:p>325.425</text:p>
          </table:table-cell>
          <table:table-cell office:value-type="float" office:value="141.301" calcext:value-type="float">
            <text:p>141.301</text:p>
          </table:table-cell>
          <table:table-cell office:value-type="float" office:value="0.0001599" calcext:value-type="float">
            <text:p>1.60E-0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25.339" calcext:value-type="float">
            <text:p>325.339</text:p>
          </table:table-cell>
          <table:table-cell office:value-type="float" office:value="141.728" calcext:value-type="float">
            <text:p>141.728</text:p>
          </table:table-cell>
          <table:table-cell office:value-type="float" office:value="0.000159" calcext:value-type="float">
            <text:p>1.59E-0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25.166" calcext:value-type="float">
            <text:p>325.166</text:p>
          </table:table-cell>
          <table:table-cell office:value-type="float" office:value="142.277" calcext:value-type="float">
            <text:p>142.277</text:p>
          </table:table-cell>
          <table:table-cell office:value-type="float" office:value="0.0001578" calcext:value-type="float">
            <text:p>1.58E-0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25.059" calcext:value-type="float">
            <text:p>325.059</text:p>
          </table:table-cell>
          <table:table-cell office:value-type="float" office:value="142.827" calcext:value-type="float">
            <text:p>142.827</text:p>
          </table:table-cell>
          <table:table-cell office:value-type="float" office:value="0.0001567" calcext:value-type="float">
            <text:p>1.57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4.994" calcext:value-type="float">
            <text:p>324.994</text:p>
          </table:table-cell>
          <table:table-cell office:value-type="float" office:value="143.498" calcext:value-type="float">
            <text:p>143.498</text:p>
          </table:table-cell>
          <table:table-cell office:value-type="float" office:value="0.0001554" calcext:value-type="float">
            <text:p>1.55E-0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24.908" calcext:value-type="float">
            <text:p>324.908</text:p>
          </table:table-cell>
          <table:table-cell office:value-type="float" office:value="144.23" calcext:value-type="float">
            <text:p>144.23</text:p>
          </table:table-cell>
          <table:table-cell office:value-type="float" office:value="0.000154" calcext:value-type="float">
            <text:p>1.54E-0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24.886" calcext:value-type="float">
            <text:p>324.886</text:p>
          </table:table-cell>
          <table:table-cell office:value-type="float" office:value="145.024" calcext:value-type="float">
            <text:p>145.024</text:p>
          </table:table-cell>
          <table:table-cell office:value-type="float" office:value="0.0001525" calcext:value-type="float">
            <text:p>1.53E-0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25.059" calcext:value-type="float">
            <text:p>325.059</text:p>
          </table:table-cell>
          <table:table-cell office:value-type="float" office:value="146.123" calcext:value-type="float">
            <text:p>146.123</text:p>
          </table:table-cell>
          <table:table-cell office:value-type="float" office:value="0.0001508" calcext:value-type="float">
            <text:p>1.51E-0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25.231" calcext:value-type="float">
            <text:p>325.231</text:p>
          </table:table-cell>
          <table:table-cell office:value-type="float" office:value="147.404" calcext:value-type="float">
            <text:p>147.404</text:p>
          </table:table-cell>
          <table:table-cell office:value-type="float" office:value="0.0001489" calcext:value-type="float">
            <text:p>1.49E-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25.447" calcext:value-type="float">
            <text:p>325.447</text:p>
          </table:table-cell>
          <table:table-cell office:value-type="float" office:value="148.503" calcext:value-type="float">
            <text:p>148.503</text:p>
          </table:table-cell>
          <table:table-cell office:value-type="float" office:value="0.000147" calcext:value-type="float">
            <text:p>1.47E-0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25.684" calcext:value-type="float">
            <text:p>325.684</text:p>
          </table:table-cell>
          <table:table-cell office:value-type="float" office:value="149.541" calcext:value-type="float">
            <text:p>149.541</text:p>
          </table:table-cell>
          <table:table-cell office:value-type="float" office:value="0.0001453" calcext:value-type="float">
            <text:p>1.45E-0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25.856" calcext:value-type="float">
            <text:p>325.856</text:p>
          </table:table-cell>
          <table:table-cell office:value-type="float" office:value="150.456" calcext:value-type="float">
            <text:p>150.456</text:p>
          </table:table-cell>
          <table:table-cell office:value-type="float" office:value="0.0001438" calcext:value-type="float">
            <text:p>1.44E-0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25.921" calcext:value-type="float">
            <text:p>325.921</text:p>
          </table:table-cell>
          <table:table-cell office:value-type="float" office:value="151.311" calcext:value-type="float">
            <text:p>151.311</text:p>
          </table:table-cell>
          <table:table-cell office:value-type="float" office:value="0.0001424" calcext:value-type="float">
            <text:p>1.42E-0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25.986" calcext:value-type="float">
            <text:p>325.986</text:p>
          </table:table-cell>
          <table:table-cell office:value-type="float" office:value="152.165" calcext:value-type="float">
            <text:p>152.165</text:p>
          </table:table-cell>
          <table:table-cell office:value-type="float" office:value="0.000141" calcext:value-type="float">
            <text:p>1.41E-0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26.05" calcext:value-type="float">
            <text:p>326.05</text:p>
          </table:table-cell>
          <table:table-cell office:value-type="float" office:value="153.02" calcext:value-type="float">
            <text:p>153.02</text:p>
          </table:table-cell>
          <table:table-cell office:value-type="float" office:value="0.0001397" calcext:value-type="float">
            <text:p>1.40E-04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26.072" calcext:value-type="float">
            <text:p>326.072</text:p>
          </table:table-cell>
          <table:table-cell office:value-type="float" office:value="153.874" calcext:value-type="float">
            <text:p>153.874</text:p>
          </table:table-cell>
          <table:table-cell office:value-type="float" office:value="0.0001382" calcext:value-type="float">
            <text:p>1.38E-0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26.094" calcext:value-type="float">
            <text:p>326.094</text:p>
          </table:table-cell>
          <table:table-cell office:value-type="float" office:value="154.668" calcext:value-type="float">
            <text:p>154.668</text:p>
          </table:table-cell>
          <table:table-cell office:value-type="float" office:value="0.0001368" calcext:value-type="float">
            <text:p>1.37E-0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155.766" calcext:value-type="float">
            <text:p>155.766</text:p>
          </table:table-cell>
          <table:table-cell office:value-type="float" office:value="0.0001352" calcext:value-type="float">
            <text:p>1.35E-0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26.266" calcext:value-type="float">
            <text:p>326.266</text:p>
          </table:table-cell>
          <table:table-cell office:value-type="float" office:value="157.109" calcext:value-type="float">
            <text:p>157.109</text:p>
          </table:table-cell>
          <table:table-cell office:value-type="float" office:value="0.0001333" calcext:value-type="float">
            <text:p>1.33E-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26.46" calcext:value-type="float">
            <text:p>326.46</text:p>
          </table:table-cell>
          <table:table-cell office:value-type="float" office:value="158.574" calcext:value-type="float">
            <text:p>158.574</text:p>
          </table:table-cell>
          <table:table-cell office:value-type="float" office:value="0.0001315" calcext:value-type="float">
            <text:p>1.32E-0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26.676" calcext:value-type="float">
            <text:p>326.676</text:p>
          </table:table-cell>
          <table:table-cell office:value-type="float" office:value="159.856" calcext:value-type="float">
            <text:p>159.856</text:p>
          </table:table-cell>
          <table:table-cell office:value-type="float" office:value="0.0001296" calcext:value-type="float">
            <text:p>1.30E-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26.913" calcext:value-type="float">
            <text:p>326.913</text:p>
          </table:table-cell>
          <table:table-cell office:value-type="float" office:value="161.077" calcext:value-type="float">
            <text:p>161.077</text:p>
          </table:table-cell>
          <table:table-cell office:value-type="float" office:value="0.0001279" calcext:value-type="float">
            <text:p>1.28E-0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27.042" calcext:value-type="float">
            <text:p>327.042</text:p>
          </table:table-cell>
          <table:table-cell office:value-type="float" office:value="162.175" calcext:value-type="float">
            <text:p>162.175</text:p>
          </table:table-cell>
          <table:table-cell office:value-type="float" office:value="0.0001264" calcext:value-type="float">
            <text:p>1.26E-0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27.129" calcext:value-type="float">
            <text:p>327.129</text:p>
          </table:table-cell>
          <table:table-cell office:value-type="float" office:value="163.091" calcext:value-type="float">
            <text:p>163.091</text:p>
          </table:table-cell>
          <table:table-cell office:value-type="float" office:value="0.0001248" calcext:value-type="float">
            <text:p>1.25E-0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7.215" calcext:value-type="float">
            <text:p>327.215</text:p>
          </table:table-cell>
          <table:table-cell office:value-type="float" office:value="164.19" calcext:value-type="float">
            <text:p>164.19</text:p>
          </table:table-cell>
          <table:table-cell office:value-type="float" office:value="0.0001236" calcext:value-type="float">
            <text:p>1.24E-0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27.258" calcext:value-type="float">
            <text:p>327.258</text:p>
          </table:table-cell>
          <table:table-cell office:value-type="float" office:value="165.044" calcext:value-type="float">
            <text:p>165.044</text:p>
          </table:table-cell>
          <table:table-cell office:value-type="float" office:value="0.0001223" calcext:value-type="float">
            <text:p>1.22E-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27.236" calcext:value-type="float">
            <text:p>327.236</text:p>
          </table:table-cell>
          <table:table-cell office:value-type="float" office:value="166.021" calcext:value-type="float">
            <text:p>166.021</text:p>
          </table:table-cell>
          <table:table-cell office:value-type="float" office:value="0.000121" calcext:value-type="float">
            <text:p>1.21E-0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27.279" calcext:value-type="float">
            <text:p>327.279</text:p>
          </table:table-cell>
          <table:table-cell office:value-type="float" office:value="166.997" calcext:value-type="float">
            <text:p>166.997</text:p>
          </table:table-cell>
          <table:table-cell office:value-type="float" office:value="0.0001197" calcext:value-type="float">
            <text:p>1.20E-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27.323" calcext:value-type="float">
            <text:p>327.323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1183" calcext:value-type="float">
            <text:p>1.18E-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27.452" calcext:value-type="float">
            <text:p>327.452</text:p>
          </table:table-cell>
          <table:table-cell office:value-type="float" office:value="169.073" calcext:value-type="float">
            <text:p>169.073</text:p>
          </table:table-cell>
          <table:table-cell office:value-type="float" office:value="0.0001169" calcext:value-type="float">
            <text:p>1.17E-0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27.668" calcext:value-type="float">
            <text:p>327.668</text:p>
          </table:table-cell>
          <table:table-cell office:value-type="float" office:value="170.232" calcext:value-type="float">
            <text:p>170.232</text:p>
          </table:table-cell>
          <table:table-cell office:value-type="float" office:value="0.0001152" calcext:value-type="float">
            <text:p>1.15E-0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27.969" calcext:value-type="float">
            <text:p>327.969</text:p>
          </table:table-cell>
          <table:table-cell office:value-type="float" office:value="171.636" calcext:value-type="float">
            <text:p>171.636</text:p>
          </table:table-cell>
          <table:table-cell office:value-type="float" office:value="0.0001135" calcext:value-type="float">
            <text:p>1.14E-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28.336" calcext:value-type="float">
            <text:p>328.336</text:p>
          </table:table-cell>
          <table:table-cell office:value-type="float" office:value="173.04" calcext:value-type="float">
            <text:p>173.04</text:p>
          </table:table-cell>
          <table:table-cell office:value-type="float" office:value="0.0001119" calcext:value-type="float">
            <text:p>1.12E-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28.81" calcext:value-type="float">
            <text:p>328.81</text:p>
          </table:table-cell>
          <table:table-cell office:value-type="float" office:value="174.627" calcext:value-type="float">
            <text:p>174.627</text:p>
          </table:table-cell>
          <table:table-cell office:value-type="float" office:value="0.0001101" calcext:value-type="float">
            <text:p>1.10E-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29.285" calcext:value-type="float">
            <text:p>329.285</text:p>
          </table:table-cell>
          <table:table-cell office:value-type="float" office:value="176.153" calcext:value-type="float">
            <text:p>176.153</text:p>
          </table:table-cell>
          <table:table-cell office:value-type="float" office:value="0.0001083" calcext:value-type="float">
            <text:p>1.08E-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29.845" calcext:value-type="float">
            <text:p>329.845</text:p>
          </table:table-cell>
          <table:table-cell office:value-type="float" office:value="177.435" calcext:value-type="float">
            <text:p>177.435</text:p>
          </table:table-cell>
          <table:table-cell office:value-type="float" office:value="0.0001068" calcext:value-type="float">
            <text:p>1.07E-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30.384" calcext:value-type="float">
            <text:p>330.384</text:p>
          </table:table-cell>
          <table:table-cell office:value-type="float" office:value="178.716" calcext:value-type="float">
            <text:p>178.716</text:p>
          </table:table-cell>
          <table:table-cell office:value-type="float" office:value="0.0001054" calcext:value-type="float">
            <text:p>1.05E-0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30.859" calcext:value-type="float">
            <text:p>330.859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0.0001042" calcext:value-type="float">
            <text:p>1.04E-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31.268" calcext:value-type="float">
            <text:p>331.268</text:p>
          </table:table-cell>
          <table:table-cell office:value-type="float" office:value="180.609" calcext:value-type="float">
            <text:p>180.609</text:p>
          </table:table-cell>
          <table:table-cell office:value-type="float" office:value="0.000103" calcext:value-type="float">
            <text:p>1.03E-0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31.7" calcext:value-type="float">
            <text:p>331.7</text:p>
          </table:table-cell>
          <table:table-cell office:value-type="float" office:value="181.585" calcext:value-type="float">
            <text:p>181.585</text:p>
          </table:table-cell>
          <table:table-cell office:value-type="float" office:value="0.0001019" calcext:value-type="float">
            <text:p>1.02E-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32.131" calcext:value-type="float">
            <text:p>332.131</text:p>
          </table:table-cell>
          <table:table-cell office:value-type="float" office:value="182.501" calcext:value-type="float">
            <text:p>182.501</text:p>
          </table:table-cell>
          <table:table-cell office:value-type="float" office:value="0.0001006" calcext:value-type="float">
            <text:p>1.01E-0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32.627" calcext:value-type="float">
            <text:p>332.627</text:p>
          </table:table-cell>
          <table:table-cell office:value-type="float" office:value="183.599" calcext:value-type="float">
            <text:p>183.599</text:p>
          </table:table-cell>
          <table:table-cell office:value-type="float" office:value="0.00009949" calcext:value-type="float">
            <text:p>9.95E-05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33.144" calcext:value-type="float">
            <text:p>333.144</text:p>
          </table:table-cell>
          <table:table-cell office:value-type="float" office:value="184.576" calcext:value-type="float">
            <text:p>184.576</text:p>
          </table:table-cell>
          <table:table-cell office:value-type="float" office:value="0.00009825" calcext:value-type="float">
            <text:p>9.83E-0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33.683" calcext:value-type="float">
            <text:p>333.683</text:p>
          </table:table-cell>
          <table:table-cell office:value-type="float" office:value="185.98" calcext:value-type="float">
            <text:p>185.98</text:p>
          </table:table-cell>
          <table:table-cell office:value-type="float" office:value="0.0000968" calcext:value-type="float">
            <text:p>9.68E-0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34.287" calcext:value-type="float">
            <text:p>334.287</text:p>
          </table:table-cell>
          <table:table-cell office:value-type="float" office:value="187.628" calcext:value-type="float">
            <text:p>187.628</text:p>
          </table:table-cell>
          <table:table-cell office:value-type="float" office:value="0.00009514" calcext:value-type="float">
            <text:p>9.51E-0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35.063" calcext:value-type="float">
            <text:p>335.063</text:p>
          </table:table-cell>
          <table:table-cell office:value-type="float" office:value="189.398" calcext:value-type="float">
            <text:p>189.398</text:p>
          </table:table-cell>
          <table:table-cell office:value-type="float" office:value="0.00009344" calcext:value-type="float">
            <text:p>9.34E-0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35.753" calcext:value-type="float">
            <text:p>335.753</text:p>
          </table:table-cell>
          <table:table-cell office:value-type="float" office:value="190.497" calcext:value-type="float">
            <text:p>190.497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35.904" calcext:value-type="float">
            <text:p>335.904</text:p>
          </table:table-cell>
          <table:table-cell office:value-type="float" office:value="190.13" calcext:value-type="float">
            <text:p>190.13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35.753" calcext:value-type="float">
            <text:p>335.753</text:p>
          </table:table-cell>
          <table:table-cell office:value-type="float" office:value="189.642" calcext:value-type="float">
            <text:p>189.642</text:p>
          </table:table-cell>
          <table:table-cell office:value-type="float" office:value="0.00009224" calcext:value-type="float">
            <text:p>9.22E-0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35.387" calcext:value-type="float">
            <text:p>335.387</text:p>
          </table:table-cell>
          <table:table-cell office:value-type="float" office:value="189.337" calcext:value-type="float">
            <text:p>189.337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35.02" calcext:value-type="float">
            <text:p>335.02</text:p>
          </table:table-cell>
          <table:table-cell office:value-type="float" office:value="188.849" calcext:value-type="float">
            <text:p>188.849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34.481" calcext:value-type="float">
            <text:p>334.481</text:p>
          </table:table-cell>
          <table:table-cell office:value-type="float" office:value="188.482" calcext:value-type="float">
            <text:p>188.482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34.007" calcext:value-type="float">
            <text:p>334.007</text:p>
          </table:table-cell>
          <table:table-cell office:value-type="float" office:value="188.238" calcext:value-type="float">
            <text:p>188.238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33.446" calcext:value-type="float">
            <text:p>333.446</text:p>
          </table:table-cell>
          <table:table-cell office:value-type="float" office:value="187.872" calcext:value-type="float">
            <text:p>187.872</text:p>
          </table:table-cell>
          <table:table-cell office:value-type="float" office:value="0.00009212" calcext:value-type="float">
            <text:p>9.21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2.95" calcext:value-type="float">
            <text:p>332.95</text:p>
          </table:table-cell>
          <table:table-cell office:value-type="float" office:value="187.506" calcext:value-type="float">
            <text:p>187.506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32.346" calcext:value-type="float">
            <text:p>332.346</text:p>
          </table:table-cell>
          <table:table-cell office:value-type="float" office:value="187.078" calcext:value-type="float">
            <text:p>187.078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31.786" calcext:value-type="float">
            <text:p>331.786</text:p>
          </table:table-cell>
          <table:table-cell office:value-type="float" office:value="186.773" calcext:value-type="float">
            <text:p>186.773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31.268" calcext:value-type="float">
            <text:p>331.268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30.708" calcext:value-type="float">
            <text:p>330.708</text:p>
          </table:table-cell>
          <table:table-cell office:value-type="float" office:value="186.102" calcext:value-type="float">
            <text:p>186.102</text:p>
          </table:table-cell>
          <table:table-cell office:value-type="float" office:value="0.00009212" calcext:value-type="float">
            <text:p>9.21E-0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30.233" calcext:value-type="float">
            <text:p>330.233</text:p>
          </table:table-cell>
          <table:table-cell office:value-type="float" office:value="185.98" calcext:value-type="float">
            <text:p>185.98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29.651" calcext:value-type="float">
            <text:p>329.651</text:p>
          </table:table-cell>
          <table:table-cell office:value-type="float" office:value="185.614" calcext:value-type="float">
            <text:p>185.614</text:p>
          </table:table-cell>
          <table:table-cell office:value-type="float" office:value="0.00009212" calcext:value-type="float">
            <text:p>9.21E-0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29.091" calcext:value-type="float">
            <text:p>329.091</text:p>
          </table:table-cell>
          <table:table-cell office:value-type="float" office:value="185.186" calcext:value-type="float">
            <text:p>185.186</text:p>
          </table:table-cell>
          <table:table-cell office:value-type="float" office:value="0.00009207" calcext:value-type="float">
            <text:p>9.21E-0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28.508" calcext:value-type="float">
            <text:p>328.508</text:p>
          </table:table-cell>
          <table:table-cell office:value-type="float" office:value="185.003" calcext:value-type="float">
            <text:p>185.003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27.991" calcext:value-type="float">
            <text:p>327.991</text:p>
          </table:table-cell>
          <table:table-cell office:value-type="float" office:value="184.698" calcext:value-type="float">
            <text:p>184.698</text:p>
          </table:table-cell>
          <table:table-cell office:value-type="float" office:value="0.0000922" calcext:value-type="float">
            <text:p>9.22E-0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27.474" calcext:value-type="float">
            <text:p>327.474</text:p>
          </table:table-cell>
          <table:table-cell office:value-type="float" office:value="184.454" calcext:value-type="float">
            <text:p>184.454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26.956" calcext:value-type="float">
            <text:p>326.956</text:p>
          </table:table-cell>
          <table:table-cell office:value-type="float" office:value="184.149" calcext:value-type="float">
            <text:p>184.149</text:p>
          </table:table-cell>
          <table:table-cell office:value-type="float" office:value="0.00009207" calcext:value-type="float">
            <text:p>9.21E-0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26.352" calcext:value-type="float">
            <text:p>326.352</text:p>
          </table:table-cell>
          <table:table-cell office:value-type="float" office:value="183.966" calcext:value-type="float">
            <text:p>183.966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25.792" calcext:value-type="float">
            <text:p>325.792</text:p>
          </table:table-cell>
          <table:table-cell office:value-type="float" office:value="183.721" calcext:value-type="float">
            <text:p>183.721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25.231" calcext:value-type="float">
            <text:p>325.231</text:p>
          </table:table-cell>
          <table:table-cell office:value-type="float" office:value="183.599" calcext:value-type="float">
            <text:p>183.599</text:p>
          </table:table-cell>
          <table:table-cell office:value-type="float" office:value="0.00009224" calcext:value-type="float">
            <text:p>9.22E-0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24.714" calcext:value-type="float">
            <text:p>324.714</text:p>
          </table:table-cell>
          <table:table-cell office:value-type="float" office:value="183.233" calcext:value-type="float">
            <text:p>183.233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24.175" calcext:value-type="float">
            <text:p>324.175</text:p>
          </table:table-cell>
          <table:table-cell office:value-type="float" office:value="183.05" calcext:value-type="float">
            <text:p>183.05</text:p>
          </table:table-cell>
          <table:table-cell office:value-type="float" office:value="0.00009224" calcext:value-type="float">
            <text:p>9.22E-0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23.657" calcext:value-type="float">
            <text:p>323.657</text:p>
          </table:table-cell>
          <table:table-cell office:value-type="float" office:value="182.745" calcext:value-type="float">
            <text:p>182.745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23.097" calcext:value-type="float">
            <text:p>323.097</text:p>
          </table:table-cell>
          <table:table-cell office:value-type="float" office:value="182.562" calcext:value-type="float">
            <text:p>182.562</text:p>
          </table:table-cell>
          <table:table-cell office:value-type="float" office:value="0.00009212" calcext:value-type="float">
            <text:p>9.21E-0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22.622" calcext:value-type="float">
            <text:p>322.622</text:p>
          </table:table-cell>
          <table:table-cell office:value-type="float" office:value="182.318" calcext:value-type="float">
            <text:p>182.318</text:p>
          </table:table-cell>
          <table:table-cell office:value-type="float" office:value="0.00009224" calcext:value-type="float">
            <text:p>9.22E-0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2.083" calcext:value-type="float">
            <text:p>322.083</text:p>
          </table:table-cell>
          <table:table-cell office:value-type="float" office:value="182.134" calcext:value-type="float">
            <text:p>182.134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21.587" calcext:value-type="float">
            <text:p>321.587</text:p>
          </table:table-cell>
          <table:table-cell office:value-type="float" office:value="181.951" calcext:value-type="float">
            <text:p>181.951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21.027" calcext:value-type="float">
            <text:p>321.027</text:p>
          </table:table-cell>
          <table:table-cell office:value-type="float" office:value="181.646" calcext:value-type="float">
            <text:p>181.646</text:p>
          </table:table-cell>
          <table:table-cell office:value-type="float" office:value="0.00009207" calcext:value-type="float">
            <text:p>9.21E-0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20.574" calcext:value-type="float">
            <text:p>320.574</text:p>
          </table:table-cell>
          <table:table-cell office:value-type="float" office:value="181.585" calcext:value-type="float">
            <text:p>181.585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20.056" calcext:value-type="float">
            <text:p>320.056</text:p>
          </table:table-cell>
          <table:table-cell office:value-type="float" office:value="181.28" calcext:value-type="float">
            <text:p>181.28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19.539" calcext:value-type="float">
            <text:p>319.539</text:p>
          </table:table-cell>
          <table:table-cell office:value-type="float" office:value="181.036" calcext:value-type="float">
            <text:p>181.036</text:p>
          </table:table-cell>
          <table:table-cell office:value-type="float" office:value="0.00009229" calcext:value-type="float">
            <text:p>9.23E-0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19.064" calcext:value-type="float">
            <text:p>319.064</text:p>
          </table:table-cell>
          <table:table-cell office:value-type="float" office:value="180.914" calcext:value-type="float">
            <text:p>180.914</text:p>
          </table:table-cell>
          <table:table-cell office:value-type="float" office:value="0.00009229" calcext:value-type="float">
            <text:p>9.23E-05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18.655" calcext:value-type="float">
            <text:p>318.655</text:p>
          </table:table-cell>
          <table:table-cell office:value-type="float" office:value="180.609" calcext:value-type="float">
            <text:p>180.609</text:p>
          </table:table-cell>
          <table:table-cell office:value-type="float" office:value="0.00009216" calcext:value-type="float">
            <text:p>9.22E-0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18.159" calcext:value-type="float">
            <text:p>318.159</text:p>
          </table:table-cell>
          <table:table-cell office:value-type="float" office:value="180.609" calcext:value-type="float">
            <text:p>180.609</text:p>
          </table:table-cell>
          <table:table-cell office:value-type="float" office:value="0.00009229" calcext:value-type="float">
            <text:p>9.23E-0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317.771" calcext:value-type="float">
            <text:p>317.771</text:p>
          </table:table-cell>
          <table:table-cell office:value-type="float" office:value="180.364" calcext:value-type="float">
            <text:p>180.364</text:p>
          </table:table-cell>
          <table:table-cell office:value-type="float" office:value="0.00009224" calcext:value-type="float">
            <text:p>9.22E-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17.296" calcext:value-type="float">
            <text:p>317.296</text:p>
          </table:table-cell>
          <table:table-cell office:value-type="float" office:value="180.181" calcext:value-type="float">
            <text:p>180.181</text:p>
          </table:table-cell>
          <table:table-cell office:value-type="float" office:value="0.00009229" calcext:value-type="float">
            <text:p>9.23E-0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16.908" calcext:value-type="float">
            <text:p>316.908</text:p>
          </table:table-cell>
          <table:table-cell office:value-type="float" office:value="180.059" calcext:value-type="float">
            <text:p>180.059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16.456" calcext:value-type="float">
            <text:p>316.456</text:p>
          </table:table-cell>
          <table:table-cell office:value-type="float" office:value="179.815" calcext:value-type="float">
            <text:p>179.815</text:p>
          </table:table-cell>
          <table:table-cell office:value-type="float" office:value="0.00009233" calcext:value-type="float">
            <text:p>9.23E-05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316.089" calcext:value-type="float">
            <text:p>316.089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15.744" calcext:value-type="float">
            <text:p>315.744</text:p>
          </table:table-cell>
          <table:table-cell office:value-type="float" office:value="179.632" calcext:value-type="float">
            <text:p>179.632</text:p>
          </table:table-cell>
          <table:table-cell office:value-type="float" office:value="0.00009233" calcext:value-type="float">
            <text:p>9.23E-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15.291" calcext:value-type="float">
            <text:p>315.291</text:p>
          </table:table-cell>
          <table:table-cell office:value-type="float" office:value="179.388" calcext:value-type="float">
            <text:p>179.388</text:p>
          </table:table-cell>
          <table:table-cell office:value-type="float" office:value="0.00009233" calcext:value-type="float">
            <text:p>9.23E-0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14.968" calcext:value-type="float">
            <text:p>314.968</text:p>
          </table:table-cell>
          <table:table-cell office:value-type="float" office:value="179.205" calcext:value-type="float">
            <text:p>179.205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314.601" calcext:value-type="float">
            <text:p>314.601</text:p>
          </table:table-cell>
          <table:table-cell office:value-type="float" office:value="179.022" calcext:value-type="float">
            <text:p>179.022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14.256" calcext:value-type="float">
            <text:p>314.256</text:p>
          </table:table-cell>
          <table:table-cell office:value-type="float" office:value="178.777" calcext:value-type="float">
            <text:p>178.777</text:p>
          </table:table-cell>
          <table:table-cell office:value-type="float" office:value="0.00009233" calcext:value-type="float">
            <text:p>9.23E-05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313.933" calcext:value-type="float">
            <text:p>313.933</text:p>
          </table:table-cell>
          <table:table-cell office:value-type="float" office:value="178.655" calcext:value-type="float">
            <text:p>178.655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13.631" calcext:value-type="float">
            <text:p>313.631</text:p>
          </table:table-cell>
          <table:table-cell office:value-type="float" office:value="178.594" calcext:value-type="float">
            <text:p>178.59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313.329" calcext:value-type="float">
            <text:p>313.329</text:p>
          </table:table-cell>
          <table:table-cell office:value-type="float" office:value="178.411" calcext:value-type="float">
            <text:p>178.411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12.984" calcext:value-type="float">
            <text:p>312.984</text:p>
          </table:table-cell>
          <table:table-cell office:value-type="float" office:value="178.228" calcext:value-type="float">
            <text:p>178.228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312.725" calcext:value-type="float">
            <text:p>312.725</text:p>
          </table:table-cell>
          <table:table-cell office:value-type="float" office:value="178.106" calcext:value-type="float">
            <text:p>178.106</text:p>
          </table:table-cell>
          <table:table-cell office:value-type="float" office:value="0.00009246" calcext:value-type="float">
            <text:p>9.25E-0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12.467" calcext:value-type="float">
            <text:p>312.467</text:p>
          </table:table-cell>
          <table:table-cell office:value-type="float" office:value="178.045" calcext:value-type="float">
            <text:p>178.045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12.165" calcext:value-type="float">
            <text:p>312.165</text:p>
          </table:table-cell>
          <table:table-cell office:value-type="float" office:value="177.862" calcext:value-type="float">
            <text:p>177.862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311.949" calcext:value-type="float">
            <text:p>311.949</text:p>
          </table:table-cell>
          <table:table-cell office:value-type="float" office:value="177.74" calcext:value-type="float">
            <text:p>177.7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11.669" calcext:value-type="float">
            <text:p>311.669</text:p>
          </table:table-cell>
          <table:table-cell office:value-type="float" office:value="177.74" calcext:value-type="float">
            <text:p>177.7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311.41" calcext:value-type="float">
            <text:p>311.41</text:p>
          </table:table-cell>
          <table:table-cell office:value-type="float" office:value="177.618" calcext:value-type="float">
            <text:p>177.618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311.216" calcext:value-type="float">
            <text:p>311.216</text:p>
          </table:table-cell>
          <table:table-cell office:value-type="float" office:value="177.496" calcext:value-type="float">
            <text:p>177.496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0.957" calcext:value-type="float">
            <text:p>310.957</text:p>
          </table:table-cell>
          <table:table-cell office:value-type="float" office:value="177.252" calcext:value-type="float">
            <text:p>177.252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310.742" calcext:value-type="float">
            <text:p>310.742</text:p>
          </table:table-cell>
          <table:table-cell office:value-type="float" office:value="177.252" calcext:value-type="float">
            <text:p>177.252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10.526" calcext:value-type="float">
            <text:p>310.526</text:p>
          </table:table-cell>
          <table:table-cell office:value-type="float" office:value="177.129" calcext:value-type="float">
            <text:p>177.129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310.332" calcext:value-type="float">
            <text:p>310.332</text:p>
          </table:table-cell>
          <table:table-cell office:value-type="float" office:value="177.129" calcext:value-type="float">
            <text:p>177.129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310.052" calcext:value-type="float">
            <text:p>310.052</text:p>
          </table:table-cell>
          <table:table-cell office:value-type="float" office:value="177.007" calcext:value-type="float">
            <text:p>177.007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09.879" calcext:value-type="float">
            <text:p>309.879</text:p>
          </table:table-cell>
          <table:table-cell office:value-type="float" office:value="176.824" calcext:value-type="float">
            <text:p>176.82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309.685" calcext:value-type="float">
            <text:p>309.685</text:p>
          </table:table-cell>
          <table:table-cell office:value-type="float" office:value="176.763" calcext:value-type="float">
            <text:p>176.763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309.47" calcext:value-type="float">
            <text:p>309.47</text:p>
          </table:table-cell>
          <table:table-cell office:value-type="float" office:value="176.702" calcext:value-type="float">
            <text:p>176.702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176.641" calcext:value-type="float">
            <text:p>176.641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309.017" calcext:value-type="float">
            <text:p>309.017</text:p>
          </table:table-cell>
          <table:table-cell office:value-type="float" office:value="176.458" calcext:value-type="float">
            <text:p>176.458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08.844" calcext:value-type="float">
            <text:p>308.844</text:p>
          </table:table-cell>
          <table:table-cell office:value-type="float" office:value="176.397" calcext:value-type="float">
            <text:p>176.397</text:p>
          </table:table-cell>
          <table:table-cell office:value-type="float" office:value="0.00009237" calcext:value-type="float">
            <text:p>9.24E-05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08.65" calcext:value-type="float">
            <text:p>308.65</text:p>
          </table:table-cell>
          <table:table-cell office:value-type="float" office:value="176.336" calcext:value-type="float">
            <text:p>176.336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08.499" calcext:value-type="float">
            <text:p>308.499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308.305" calcext:value-type="float">
            <text:p>308.305</text:p>
          </table:table-cell>
          <table:table-cell office:value-type="float" office:value="176.153" calcext:value-type="float">
            <text:p>176.153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8.154" calcext:value-type="float">
            <text:p>308.154</text:p>
          </table:table-cell>
          <table:table-cell office:value-type="float" office:value="176.092" calcext:value-type="float">
            <text:p>176.092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07.982" calcext:value-type="float">
            <text:p>307.982</text:p>
          </table:table-cell>
          <table:table-cell office:value-type="float" office:value="175.97" calcext:value-type="float">
            <text:p>175.97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307.766" calcext:value-type="float">
            <text:p>307.766</text:p>
          </table:table-cell>
          <table:table-cell office:value-type="float" office:value="175.97" calcext:value-type="float">
            <text:p>175.97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307.637" calcext:value-type="float">
            <text:p>307.637</text:p>
          </table:table-cell>
          <table:table-cell office:value-type="float" office:value="175.787" calcext:value-type="float">
            <text:p>175.787</text:p>
          </table:table-cell>
          <table:table-cell office:value-type="float" office:value="0.00009246" calcext:value-type="float">
            <text:p>9.25E-0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307.464" calcext:value-type="float">
            <text:p>307.464</text:p>
          </table:table-cell>
          <table:table-cell office:value-type="float" office:value="175.787" calcext:value-type="float">
            <text:p>175.787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307.249" calcext:value-type="float">
            <text:p>307.249</text:p>
          </table:table-cell>
          <table:table-cell office:value-type="float" office:value="175.726" calcext:value-type="float">
            <text:p>175.726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7.119" calcext:value-type="float">
            <text:p>307.119</text:p>
          </table:table-cell>
          <table:table-cell office:value-type="float" office:value="175.726" calcext:value-type="float">
            <text:p>175.726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306.947" calcext:value-type="float">
            <text:p>306.947</text:p>
          </table:table-cell>
          <table:table-cell office:value-type="float" office:value="175.604" calcext:value-type="float">
            <text:p>175.60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306.774" calcext:value-type="float">
            <text:p>306.774</text:p>
          </table:table-cell>
          <table:table-cell office:value-type="float" office:value="175.42" calcext:value-type="float">
            <text:p>175.42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306.602" calcext:value-type="float">
            <text:p>306.602</text:p>
          </table:table-cell>
          <table:table-cell office:value-type="float" office:value="175.359" calcext:value-type="float">
            <text:p>175.359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306.429" calcext:value-type="float">
            <text:p>306.429</text:p>
          </table:table-cell>
          <table:table-cell office:value-type="float" office:value="175.298" calcext:value-type="float">
            <text:p>175.298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06.278" calcext:value-type="float">
            <text:p>306.278</text:p>
          </table:table-cell>
          <table:table-cell office:value-type="float" office:value="175.237" calcext:value-type="float">
            <text:p>175.237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6.214" calcext:value-type="float">
            <text:p>306.214</text:p>
          </table:table-cell>
          <table:table-cell office:value-type="float" office:value="175.176" calcext:value-type="float">
            <text:p>175.176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306.084" calcext:value-type="float">
            <text:p>306.084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305.912" calcext:value-type="float">
            <text:p>305.912</text:p>
          </table:table-cell>
          <table:table-cell office:value-type="float" office:value="175.054" calcext:value-type="float">
            <text:p>175.054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305.739" calcext:value-type="float">
            <text:p>305.739</text:p>
          </table:table-cell>
          <table:table-cell office:value-type="float" office:value="174.993" calcext:value-type="float">
            <text:p>174.993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05.588" calcext:value-type="float">
            <text:p>305.588</text:p>
          </table:table-cell>
          <table:table-cell office:value-type="float" office:value="174.81" calcext:value-type="float">
            <text:p>174.81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305.502" calcext:value-type="float">
            <text:p>305.502</text:p>
          </table:table-cell>
          <table:table-cell office:value-type="float" office:value="174.749" calcext:value-type="float">
            <text:p>174.749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05.394" calcext:value-type="float">
            <text:p>305.394</text:p>
          </table:table-cell>
          <table:table-cell office:value-type="float" office:value="174.81" calcext:value-type="float">
            <text:p>174.81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305.222" calcext:value-type="float">
            <text:p>305.222</text:p>
          </table:table-cell>
          <table:table-cell office:value-type="float" office:value="174.688" calcext:value-type="float">
            <text:p>174.688</text:p>
          </table:table-cell>
          <table:table-cell office:value-type="float" office:value="0.00009241" calcext:value-type="float">
            <text:p>9.24E-05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05.092" calcext:value-type="float">
            <text:p>305.092</text:p>
          </table:table-cell>
          <table:table-cell office:value-type="float" office:value="174.749" calcext:value-type="float">
            <text:p>174.749</text:p>
          </table:table-cell>
          <table:table-cell office:value-type="float" office:value="0.00009246" calcext:value-type="float">
            <text:p>9.25E-0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04.985" calcext:value-type="float">
            <text:p>304.985</text:p>
          </table:table-cell>
          <table:table-cell office:value-type="float" office:value="174.566" calcext:value-type="float">
            <text:p>174.566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304.877" calcext:value-type="float">
            <text:p>304.877</text:p>
          </table:table-cell>
          <table:table-cell office:value-type="float" office:value="174.505" calcext:value-type="float">
            <text:p>174.505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304.704" calcext:value-type="float">
            <text:p>304.704</text:p>
          </table:table-cell>
          <table:table-cell office:value-type="float" office:value="174.322" calcext:value-type="float">
            <text:p>174.322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04.64" calcext:value-type="float">
            <text:p>304.64</text:p>
          </table:table-cell>
          <table:table-cell office:value-type="float" office:value="174.261" calcext:value-type="float">
            <text:p>174.261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304.489" calcext:value-type="float">
            <text:p>304.489</text:p>
          </table:table-cell>
          <table:table-cell office:value-type="float" office:value="174.261" calcext:value-type="float">
            <text:p>174.261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04.359" calcext:value-type="float">
            <text:p>304.359</text:p>
          </table:table-cell>
          <table:table-cell office:value-type="float" office:value="174.322" calcext:value-type="float">
            <text:p>174.322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304.273" calcext:value-type="float">
            <text:p>304.273</text:p>
          </table:table-cell>
          <table:table-cell office:value-type="float" office:value="174.139" calcext:value-type="float">
            <text:p>174.139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304.187" calcext:value-type="float">
            <text:p>304.187</text:p>
          </table:table-cell>
          <table:table-cell office:value-type="float" office:value="174.139" calcext:value-type="float">
            <text:p>174.139</text:p>
          </table:table-cell>
          <table:table-cell office:value-type="float" office:value="0.00009254" calcext:value-type="float">
            <text:p>9.25E-05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304.122" calcext:value-type="float">
            <text:p>304.122</text:p>
          </table:table-cell>
          <table:table-cell office:value-type="float" office:value="174.139" calcext:value-type="float">
            <text:p>174.139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4.014" calcext:value-type="float">
            <text:p>304.014</text:p>
          </table:table-cell>
          <table:table-cell office:value-type="float" office:value="174.078" calcext:value-type="float">
            <text:p>174.078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03.928" calcext:value-type="float">
            <text:p>303.928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03.842" calcext:value-type="float">
            <text:p>303.842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303.713" calcext:value-type="float">
            <text:p>303.713</text:p>
          </table:table-cell>
          <table:table-cell office:value-type="float" office:value="173.833" calcext:value-type="float">
            <text:p>173.833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303.669" calcext:value-type="float">
            <text:p>303.669</text:p>
          </table:table-cell>
          <table:table-cell office:value-type="float" office:value="173.833" calcext:value-type="float">
            <text:p>173.833</text:p>
          </table:table-cell>
          <table:table-cell office:value-type="float" office:value="0.00009254" calcext:value-type="float">
            <text:p>9.25E-05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303.562" calcext:value-type="float">
            <text:p>303.562</text:p>
          </table:table-cell>
          <table:table-cell office:value-type="float" office:value="173.833" calcext:value-type="float">
            <text:p>173.833</text:p>
          </table:table-cell>
          <table:table-cell office:value-type="float" office:value="0.00009258" calcext:value-type="float">
            <text:p>9.2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497" calcext:value-type="float">
            <text:p>303.497</text:p>
          </table:table-cell>
          <table:table-cell office:value-type="float" office:value="173.833" calcext:value-type="float">
            <text:p>173.833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03.432" calcext:value-type="float">
            <text:p>303.432</text:p>
          </table:table-cell>
          <table:table-cell office:value-type="float" office:value="173.772" calcext:value-type="float">
            <text:p>173.772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03.324" calcext:value-type="float">
            <text:p>303.324</text:p>
          </table:table-cell>
          <table:table-cell office:value-type="float" office:value="173.711" calcext:value-type="float">
            <text:p>173.711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303.303" calcext:value-type="float">
            <text:p>303.303</text:p>
          </table:table-cell>
          <table:table-cell office:value-type="float" office:value="173.65" calcext:value-type="float">
            <text:p>173.65</text:p>
          </table:table-cell>
          <table:table-cell office:value-type="float" office:value="0.00009263" calcext:value-type="float">
            <text:p>9.26E-0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03.152" calcext:value-type="float">
            <text:p>303.152</text:p>
          </table:table-cell>
          <table:table-cell office:value-type="float" office:value="173.467" calcext:value-type="float">
            <text:p>173.467</text:p>
          </table:table-cell>
          <table:table-cell office:value-type="float" office:value="0.00009271" calcext:value-type="float">
            <text:p>9.27E-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173.345" calcext:value-type="float">
            <text:p>173.345</text:p>
          </table:table-cell>
          <table:table-cell office:value-type="float" office:value="0.00009275" calcext:value-type="float">
            <text:p>9.28E-0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02.979" calcext:value-type="float">
            <text:p>302.979</text:p>
          </table:table-cell>
          <table:table-cell office:value-type="float" office:value="173.162" calcext:value-type="float">
            <text:p>173.162</text:p>
          </table:table-cell>
          <table:table-cell office:value-type="float" office:value="0.00009288" calcext:value-type="float">
            <text:p>9.29E-05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302.807" calcext:value-type="float">
            <text:p>302.807</text:p>
          </table:table-cell>
          <table:table-cell office:value-type="float" office:value="173.101" calcext:value-type="float">
            <text:p>173.101</text:p>
          </table:table-cell>
          <table:table-cell office:value-type="float" office:value="0.00009297" calcext:value-type="float">
            <text:p>9.30E-05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302.721" calcext:value-type="float">
            <text:p>302.721</text:p>
          </table:table-cell>
          <table:table-cell office:value-type="float" office:value="172.857" calcext:value-type="float">
            <text:p>172.857</text:p>
          </table:table-cell>
          <table:table-cell office:value-type="float" office:value="0.0000931" calcext:value-type="float">
            <text:p>9.31E-05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302.613" calcext:value-type="float">
            <text:p>302.613</text:p>
          </table:table-cell>
          <table:table-cell office:value-type="float" office:value="172.796" calcext:value-type="float">
            <text:p>172.796</text:p>
          </table:table-cell>
          <table:table-cell office:value-type="float" office:value="0.00009322" calcext:value-type="float">
            <text:p>9.32E-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02.462" calcext:value-type="float">
            <text:p>302.462</text:p>
          </table:table-cell>
          <table:table-cell office:value-type="float" office:value="172.491" calcext:value-type="float">
            <text:p>172.491</text:p>
          </table:table-cell>
          <table:table-cell office:value-type="float" office:value="0.00009335" calcext:value-type="float">
            <text:p>9.34E-0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302.333" calcext:value-type="float">
            <text:p>302.333</text:p>
          </table:table-cell>
          <table:table-cell office:value-type="float" office:value="172.369" calcext:value-type="float">
            <text:p>172.369</text:p>
          </table:table-cell>
          <table:table-cell office:value-type="float" office:value="0.00009344" calcext:value-type="float">
            <text:p>9.34E-0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02.225" calcext:value-type="float">
            <text:p>302.225</text:p>
          </table:table-cell>
          <table:table-cell office:value-type="float" office:value="172.063" calcext:value-type="float">
            <text:p>172.063</text:p>
          </table:table-cell>
          <table:table-cell office:value-type="float" office:value="0.00009373" calcext:value-type="float">
            <text:p>9.37E-05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302.074" calcext:value-type="float">
            <text:p>302.074</text:p>
          </table:table-cell>
          <table:table-cell office:value-type="float" office:value="171.88" calcext:value-type="float">
            <text:p>171.88</text:p>
          </table:table-cell>
          <table:table-cell office:value-type="float" office:value="0.00009382" calcext:value-type="float">
            <text:p>9.38E-0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01.944" calcext:value-type="float">
            <text:p>301.944</text:p>
          </table:table-cell>
          <table:table-cell office:value-type="float" office:value="171.697" calcext:value-type="float">
            <text:p>171.697</text:p>
          </table:table-cell>
          <table:table-cell office:value-type="float" office:value="0.00009399" calcext:value-type="float">
            <text:p>9.40E-0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01.794" calcext:value-type="float">
            <text:p>301.794</text:p>
          </table:table-cell>
          <table:table-cell office:value-type="float" office:value="171.392" calcext:value-type="float">
            <text:p>171.392</text:p>
          </table:table-cell>
          <table:table-cell office:value-type="float" office:value="0.00009412" calcext:value-type="float">
            <text:p>9.41E-0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01.643" calcext:value-type="float">
            <text:p>301.643</text:p>
          </table:table-cell>
          <table:table-cell office:value-type="float" office:value="171.209" calcext:value-type="float">
            <text:p>171.209</text:p>
          </table:table-cell>
          <table:table-cell office:value-type="float" office:value="0.00009433" calcext:value-type="float">
            <text:p>9.43E-05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301.556" calcext:value-type="float">
            <text:p>301.556</text:p>
          </table:table-cell>
          <table:table-cell office:value-type="float" office:value="171.026" calcext:value-type="float">
            <text:p>171.026</text:p>
          </table:table-cell>
          <table:table-cell office:value-type="float" office:value="0.00009442" calcext:value-type="float">
            <text:p>9.44E-05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1.427" calcext:value-type="float">
            <text:p>301.427</text:p>
          </table:table-cell>
          <table:table-cell office:value-type="float" office:value="170.965" calcext:value-type="float">
            <text:p>170.965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301.405" calcext:value-type="float">
            <text:p>301.405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01.341" calcext:value-type="float">
            <text:p>301.341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301.276" calcext:value-type="float">
            <text:p>301.276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01.255" calcext:value-type="float">
            <text:p>301.255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01.255" calcext:value-type="float">
            <text:p>301.255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01.168" calcext:value-type="float">
            <text:p>301.168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01.125" calcext:value-type="float">
            <text:p>301.125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01.082" calcext:value-type="float">
            <text:p>301.082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301.082" calcext:value-type="float">
            <text:p>301.082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01.082" calcext:value-type="float">
            <text:p>301.082</text:p>
          </table:table-cell>
          <table:table-cell office:value-type="float" office:value="170.782" calcext:value-type="float">
            <text:p>170.782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301.017" calcext:value-type="float">
            <text:p>301.017</text:p>
          </table:table-cell>
          <table:table-cell office:value-type="float" office:value="170.782" calcext:value-type="float">
            <text:p>170.782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00.996" calcext:value-type="float">
            <text:p>300.996</text:p>
          </table:table-cell>
          <table:table-cell office:value-type="float" office:value="170.721" calcext:value-type="float">
            <text:p>170.721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300.931" calcext:value-type="float">
            <text:p>300.931</text:p>
          </table:table-cell>
          <table:table-cell office:value-type="float" office:value="170.843" calcext:value-type="float">
            <text:p>170.843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300.931" calcext:value-type="float">
            <text:p>300.931</text:p>
          </table:table-cell>
          <table:table-cell office:value-type="float" office:value="170.66" calcext:value-type="float">
            <text:p>170.66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300.91" calcext:value-type="float">
            <text:p>300.91</text:p>
          </table:table-cell>
          <table:table-cell office:value-type="float" office:value="170.537" calcext:value-type="float">
            <text:p>170.537</text:p>
          </table:table-cell>
          <table:table-cell office:value-type="float" office:value="0.00009446" calcext:value-type="float">
            <text:p>9.45E-05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300.845" calcext:value-type="float">
            <text:p>300.845</text:p>
          </table:table-cell>
          <table:table-cell office:value-type="float" office:value="170.415" calcext:value-type="float">
            <text:p>170.415</text:p>
          </table:table-cell>
          <table:table-cell office:value-type="float" office:value="0.00009467" calcext:value-type="float">
            <text:p>9.47E-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00.737" calcext:value-type="float">
            <text:p>300.737</text:p>
          </table:table-cell>
          <table:table-cell office:value-type="float" office:value="170.232" calcext:value-type="float">
            <text:p>170.232</text:p>
          </table:table-cell>
          <table:table-cell office:value-type="float" office:value="0.0000948" calcext:value-type="float">
            <text:p>9.48E-0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00.672" calcext:value-type="float">
            <text:p>300.672</text:p>
          </table:table-cell>
          <table:table-cell office:value-type="float" office:value="170.171" calcext:value-type="float">
            <text:p>170.171</text:p>
          </table:table-cell>
          <table:table-cell office:value-type="float" office:value="0.00009501" calcext:value-type="float">
            <text:p>9.50E-05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00.565" calcext:value-type="float">
            <text:p>300.565</text:p>
          </table:table-cell>
          <table:table-cell office:value-type="float" office:value="170.049" calcext:value-type="float">
            <text:p>170.049</text:p>
          </table:table-cell>
          <table:table-cell office:value-type="float" office:value="0.00009501" calcext:value-type="float">
            <text:p>9.50E-05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00.565" calcext:value-type="float">
            <text:p>300.565</text:p>
          </table:table-cell>
          <table:table-cell office:value-type="float" office:value="169.927" calcext:value-type="float">
            <text:p>169.927</text:p>
          </table:table-cell>
          <table:table-cell office:value-type="float" office:value="0.00009514" calcext:value-type="float">
            <text:p>9.51E-05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300.478" calcext:value-type="float">
            <text:p>300.478</text:p>
          </table:table-cell>
          <table:table-cell office:value-type="float" office:value="169.866" calcext:value-type="float">
            <text:p>169.866</text:p>
          </table:table-cell>
          <table:table-cell office:value-type="float" office:value="0.00009514" calcext:value-type="float">
            <text:p>9.51E-0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00.392" calcext:value-type="float">
            <text:p>300.392</text:p>
          </table:table-cell>
          <table:table-cell office:value-type="float" office:value="169.805" calcext:value-type="float">
            <text:p>169.805</text:p>
          </table:table-cell>
          <table:table-cell office:value-type="float" office:value="0.00009523" calcext:value-type="float">
            <text:p>9.52E-0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300.349" calcext:value-type="float">
            <text:p>300.349</text:p>
          </table:table-cell>
          <table:table-cell office:value-type="float" office:value="169.744" calcext:value-type="float">
            <text:p>169.744</text:p>
          </table:table-cell>
          <table:table-cell office:value-type="float" office:value="0.00009527" calcext:value-type="float">
            <text:p>9.53E-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00.306" calcext:value-type="float">
            <text:p>300.306</text:p>
          </table:table-cell>
          <table:table-cell office:value-type="float" office:value="169.622" calcext:value-type="float">
            <text:p>169.622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300.22" calcext:value-type="float">
            <text:p>300.22</text:p>
          </table:table-cell>
          <table:table-cell office:value-type="float" office:value="169.561" calcext:value-type="float">
            <text:p>169.561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00.22" calcext:value-type="float">
            <text:p>300.22</text:p>
          </table:table-cell>
          <table:table-cell office:value-type="float" office:value="169.561" calcext:value-type="float">
            <text:p>169.561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00.22" calcext:value-type="float">
            <text:p>300.22</text:p>
          </table:table-cell>
          <table:table-cell office:value-type="float" office:value="169.5" calcext:value-type="float">
            <text:p>169.5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300.22" calcext:value-type="float">
            <text:p>300.22</text:p>
          </table:table-cell>
          <table:table-cell office:value-type="float" office:value="169.561" calcext:value-type="float">
            <text:p>169.561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300.198" calcext:value-type="float">
            <text:p>300.198</text:p>
          </table:table-cell>
          <table:table-cell office:value-type="float" office:value="169.622" calcext:value-type="float">
            <text:p>169.622</text:p>
          </table:table-cell>
          <table:table-cell office:value-type="float" office:value="0.00009531" calcext:value-type="float">
            <text:p>9.53E-0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300.22" calcext:value-type="float">
            <text:p>300.22</text:p>
          </table:table-cell>
          <table:table-cell office:value-type="float" office:value="169.5" calcext:value-type="float">
            <text:p>169.5</text:p>
          </table:table-cell>
          <table:table-cell office:value-type="float" office:value="0.0000954" calcext:value-type="float">
            <text:p>9.54E-05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300.155" calcext:value-type="float">
            <text:p>300.155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31" calcext:value-type="float">
            <text:p>9.5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31" calcext:value-type="float">
            <text:p>9.53E-0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31" calcext:value-type="float">
            <text:p>9.53E-05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00.069" calcext:value-type="float">
            <text:p>300.069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4" calcext:value-type="float">
            <text:p>9.54E-05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4" calcext:value-type="float">
            <text:p>9.54E-0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0.0000954" calcext:value-type="float">
            <text:p>9.54E-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169.439" calcext:value-type="float">
            <text:p>169.439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0.0000954" calcext:value-type="float">
            <text:p>9.54E-05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300.047" calcext:value-type="float">
            <text:p>300.047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0.00009535" calcext:value-type="float">
            <text:p>9.54E-05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169.317" calcext:value-type="float">
            <text:p>169.317</text:p>
          </table:table-cell>
          <table:table-cell office:value-type="float" office:value="0.00009544" calcext:value-type="float">
            <text:p>9.54E-05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99.982" calcext:value-type="float">
            <text:p>299.982</text:p>
          </table:table-cell>
          <table:table-cell office:value-type="float" office:value="169.012" calcext:value-type="float">
            <text:p>169.012</text:p>
          </table:table-cell>
          <table:table-cell office:value-type="float" office:value="0.00009548" calcext:value-type="float">
            <text:p>9.55E-0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168.889" calcext:value-type="float">
            <text:p>168.889</text:p>
          </table:table-cell>
          <table:table-cell office:value-type="float" office:value="0.00009574" calcext:value-type="float">
            <text:p>9.57E-0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99.853" calcext:value-type="float">
            <text:p>299.853</text:p>
          </table:table-cell>
          <table:table-cell office:value-type="float" office:value="168.767" calcext:value-type="float">
            <text:p>168.767</text:p>
          </table:table-cell>
          <table:table-cell office:value-type="float" office:value="0.00009586" calcext:value-type="float">
            <text:p>9.59E-05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99.702" calcext:value-type="float">
            <text:p>299.702</text:p>
          </table:table-cell>
          <table:table-cell office:value-type="float" office:value="168.645" calcext:value-type="float">
            <text:p>168.645</text:p>
          </table:table-cell>
          <table:table-cell office:value-type="float" office:value="0.00009595" calcext:value-type="float">
            <text:p>9.60E-0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99.659" calcext:value-type="float">
            <text:p>299.659</text:p>
          </table:table-cell>
          <table:table-cell office:value-type="float" office:value="168.401" calcext:value-type="float">
            <text:p>168.401</text:p>
          </table:table-cell>
          <table:table-cell office:value-type="float" office:value="0.00009616" calcext:value-type="float">
            <text:p>9.62E-0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99.551" calcext:value-type="float">
            <text:p>299.551</text:p>
          </table:table-cell>
          <table:table-cell office:value-type="float" office:value="168.34" calcext:value-type="float">
            <text:p>168.34</text:p>
          </table:table-cell>
          <table:table-cell office:value-type="float" office:value="0.00009625" calcext:value-type="float">
            <text:p>9.63E-0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99.53" calcext:value-type="float">
            <text:p>299.53</text:p>
          </table:table-cell>
          <table:table-cell office:value-type="float" office:value="168.218" calcext:value-type="float">
            <text:p>168.218</text:p>
          </table:table-cell>
          <table:table-cell office:value-type="float" office:value="0.00009629" calcext:value-type="float">
            <text:p>9.63E-0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99.486" calcext:value-type="float">
            <text:p>299.486</text:p>
          </table:table-cell>
          <table:table-cell office:value-type="float" office:value="168.096" calcext:value-type="float">
            <text:p>168.096</text:p>
          </table:table-cell>
          <table:table-cell office:value-type="float" office:value="0.00009642" calcext:value-type="float">
            <text:p>9.64E-05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99.4" calcext:value-type="float">
            <text:p>299.4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168.096" calcext:value-type="float">
            <text:p>168.096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8.035" calcext:value-type="float">
            <text:p>168.03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5" calcext:value-type="float">
            <text:p>9.66E-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55" calcext:value-type="float">
            <text:p>9.66E-0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167.73" calcext:value-type="float">
            <text:p>167.7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791" calcext:value-type="float">
            <text:p>167.791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791" calcext:value-type="float">
            <text:p>167.791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852" calcext:value-type="float">
            <text:p>167.852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913" calcext:value-type="float">
            <text:p>167.91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791" calcext:value-type="float">
            <text:p>167.791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791" calcext:value-type="float">
            <text:p>167.791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791" calcext:value-type="float">
            <text:p>167.791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669" calcext:value-type="float">
            <text:p>167.669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73" calcext:value-type="float">
            <text:p>167.73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73" calcext:value-type="float">
            <text:p>167.7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73" calcext:value-type="float">
            <text:p>167.73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669" calcext:value-type="float">
            <text:p>167.669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547" calcext:value-type="float">
            <text:p>167.547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608" calcext:value-type="float">
            <text:p>167.608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99.357" calcext:value-type="float">
            <text:p>299.357</text:p>
          </table:table-cell>
          <table:table-cell office:value-type="float" office:value="167.547" calcext:value-type="float">
            <text:p>167.547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547" calcext:value-type="float">
            <text:p>167.547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669" calcext:value-type="float">
            <text:p>167.669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547" calcext:value-type="float">
            <text:p>167.547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99.336" calcext:value-type="float">
            <text:p>299.336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364" calcext:value-type="float">
            <text:p>167.364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46" calcext:value-type="float">
            <text:p>9.65E-05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99.292" calcext:value-type="float">
            <text:p>299.292</text:p>
          </table:table-cell>
          <table:table-cell office:value-type="float" office:value="167.364" calcext:value-type="float">
            <text:p>167.364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99.314" calcext:value-type="float">
            <text:p>299.314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167.425" calcext:value-type="float">
            <text:p>167.425</text:p>
          </table:table-cell>
          <table:table-cell office:value-type="float" office:value="0.0000965" calcext:value-type="float">
            <text:p>9.65E-05</text:p>
          </table:table-cell>
        </table:table-row>
      </table:table>
      <table:table table:name="Data 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  <table:table-cell/>
          <table:table-cell office:value-type="string" calcext:value-type="string">
            <text:p>Voltaje ( V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.555" calcext:value-type="float">
            <text:p>288.555</text:p>
          </table:table-cell>
          <table:table-cell table:formula="of:=100*[.F2]" office:value-type="float" office:value="65.9" calcext:value-type="float">
            <text:p>65.9</text:p>
          </table:table-cell>
          <table:table-cell office:value-type="float" office:value="0.000392" calcext:value-type="float">
            <text:p>3.92E-04</text:p>
          </table:table-cell>
          <table:table-cell/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88.662" calcext:value-type="float">
            <text:p>288.662</text:p>
          </table:table-cell>
          <table:table-cell table:formula="of:=100*[.F3]" office:value-type="float" office:value="65.9" calcext:value-type="float">
            <text:p>65.9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8.749" calcext:value-type="float">
            <text:p>288.749</text:p>
          </table:table-cell>
          <table:table-cell table:formula="of:=100*[.F4]" office:value-type="float" office:value="65.9" calcext:value-type="float">
            <text:p>65.9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8.835" calcext:value-type="float">
            <text:p>288.835</text:p>
          </table:table-cell>
          <table:table-cell table:formula="of:=100*[.F5]" office:value-type="float" office:value="66" calcext:value-type="float">
            <text:p>66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8.943" calcext:value-type="float">
            <text:p>288.943</text:p>
          </table:table-cell>
          <table:table-cell table:formula="of:=100*[.F6]" office:value-type="float" office:value="66" calcext:value-type="float">
            <text:p>66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9.007" calcext:value-type="float">
            <text:p>289.007</text:p>
          </table:table-cell>
          <table:table-cell table:formula="of:=100*[.F7]" office:value-type="float" office:value="65.9" calcext:value-type="float">
            <text:p>65.9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89.137" calcext:value-type="float">
            <text:p>289.137</text:p>
          </table:table-cell>
          <table:table-cell table:formula="of:=100*[.F8]" office:value-type="float" office:value="66" calcext:value-type="float">
            <text:p>66</text:p>
          </table:table-cell>
          <table:table-cell office:value-type="float" office:value="0.0003919" calcext:value-type="float">
            <text:p>3.92E-04</text:p>
          </table:table-cell>
          <table:table-cell/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9.18" calcext:value-type="float">
            <text:p>289.18</text:p>
          </table:table-cell>
          <table:table-cell table:formula="of:=100*[.F9]" office:value-type="float" office:value="66" calcext:value-type="float">
            <text:p>66</text:p>
          </table:table-cell>
          <table:table-cell office:value-type="float" office:value="0.0003917" calcext:value-type="float">
            <text:p>3.92E-04</text:p>
          </table:table-cell>
          <table:table-cell/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9.309" calcext:value-type="float">
            <text:p>289.309</text:p>
          </table:table-cell>
          <table:table-cell table:formula="of:=100*[.F10]" office:value-type="float" office:value="66.2" calcext:value-type="float">
            <text:p>66.2</text:p>
          </table:table-cell>
          <table:table-cell office:value-type="float" office:value="0.0003916" calcext:value-type="float">
            <text:p>3.92E-04</text:p>
          </table:table-cell>
          <table:table-cell/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89.46" calcext:value-type="float">
            <text:p>289.46</text:p>
          </table:table-cell>
          <table:table-cell table:formula="of:=100*[.F11]" office:value-type="float" office:value="66.3" calcext:value-type="float">
            <text:p>66.3</text:p>
          </table:table-cell>
          <table:table-cell office:value-type="float" office:value="0.0003911" calcext:value-type="float">
            <text:p>3.91E-04</text:p>
          </table:table-cell>
          <table:table-cell/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9.633" calcext:value-type="float">
            <text:p>289.633</text:p>
          </table:table-cell>
          <table:table-cell table:formula="of:=100*[.F12]" office:value-type="float" office:value="66.3" calcext:value-type="float">
            <text:p>66.3</text:p>
          </table:table-cell>
          <table:table-cell office:value-type="float" office:value="0.0003906" calcext:value-type="float">
            <text:p>3.91E-04</text:p>
          </table:table-cell>
          <table:table-cell/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89.848" calcext:value-type="float">
            <text:p>289.848</text:p>
          </table:table-cell>
          <table:table-cell table:formula="of:=100*[.F13]" office:value-type="float" office:value="66.4" calcext:value-type="float">
            <text:p>66.4</text:p>
          </table:table-cell>
          <table:table-cell office:value-type="float" office:value="0.0003901" calcext:value-type="float">
            <text:p>3.90E-04</text:p>
          </table:table-cell>
          <table:table-cell/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0.021" calcext:value-type="float">
            <text:p>290.021</text:p>
          </table:table-cell>
          <table:table-cell table:formula="of:=100*[.F14]" office:value-type="float" office:value="66.6" calcext:value-type="float">
            <text:p>66.6</text:p>
          </table:table-cell>
          <table:table-cell office:value-type="float" office:value="0.0003891" calcext:value-type="float">
            <text:p>3.89E-04</text:p>
          </table:table-cell>
          <table:table-cell/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0.28" calcext:value-type="float">
            <text:p>290.28</text:p>
          </table:table-cell>
          <table:table-cell table:formula="of:=100*[.F15]" office:value-type="float" office:value="66.9" calcext:value-type="float">
            <text:p>66.9</text:p>
          </table:table-cell>
          <table:table-cell office:value-type="float" office:value="0.0003876" calcext:value-type="float">
            <text:p>3.88E-04</text:p>
          </table:table-cell>
          <table:table-cell/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0.625" calcext:value-type="float">
            <text:p>290.625</text:p>
          </table:table-cell>
          <table:table-cell table:formula="of:=100*[.F16]" office:value-type="float" office:value="67.4" calcext:value-type="float">
            <text:p>67.4</text:p>
          </table:table-cell>
          <table:table-cell office:value-type="float" office:value="0.0003855" calcext:value-type="float">
            <text:p>3.86E-04</text:p>
          </table:table-cell>
          <table:table-cell/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1.142" calcext:value-type="float">
            <text:p>291.142</text:p>
          </table:table-cell>
          <table:table-cell table:formula="of:=100*[.F17]" office:value-type="float" office:value="67.9" calcext:value-type="float">
            <text:p>67.9</text:p>
          </table:table-cell>
          <table:table-cell office:value-type="float" office:value="0.0003825" calcext:value-type="float">
            <text:p>3.83E-04</text:p>
          </table:table-cell>
          <table:table-cell/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1.767" calcext:value-type="float">
            <text:p>291.767</text:p>
          </table:table-cell>
          <table:table-cell table:formula="of:=100*[.F18]" office:value-type="float" office:value="68.6" calcext:value-type="float">
            <text:p>68.6</text:p>
          </table:table-cell>
          <table:table-cell office:value-type="float" office:value="0.0003788" calcext:value-type="float">
            <text:p>3.79E-04</text:p>
          </table:table-cell>
          <table:table-cell/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2.457" calcext:value-type="float">
            <text:p>292.457</text:p>
          </table:table-cell>
          <table:table-cell table:formula="of:=100*[.F19]" office:value-type="float" office:value="69.3" calcext:value-type="float">
            <text:p>69.3</text:p>
          </table:table-cell>
          <table:table-cell office:value-type="float" office:value="0.0003752" calcext:value-type="float">
            <text:p>3.75E-04</text:p>
          </table:table-cell>
          <table:table-cell/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3.147" calcext:value-type="float">
            <text:p>293.147</text:p>
          </table:table-cell>
          <table:table-cell table:formula="of:=100*[.F20]" office:value-type="float" office:value="69.9" calcext:value-type="float">
            <text:p>69.9</text:p>
          </table:table-cell>
          <table:table-cell office:value-type="float" office:value="0.0003723" calcext:value-type="float">
            <text:p>3.72E-04</text:p>
          </table:table-cell>
          <table:table-cell/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3.751" calcext:value-type="float">
            <text:p>293.751</text:p>
          </table:table-cell>
          <table:table-cell table:formula="of:=100*[.F21]" office:value-type="float" office:value="70.3" calcext:value-type="float">
            <text:p>70.3</text:p>
          </table:table-cell>
          <table:table-cell office:value-type="float" office:value="0.0003703" calcext:value-type="float">
            <text:p>3.70E-04</text:p>
          </table:table-cell>
          <table:table-cell/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4.204" calcext:value-type="float">
            <text:p>294.204</text:p>
          </table:table-cell>
          <table:table-cell table:formula="of:=100*[.F22]" office:value-type="float" office:value="70.7" calcext:value-type="float">
            <text:p>70.7</text:p>
          </table:table-cell>
          <table:table-cell office:value-type="float" office:value="0.0003688" calcext:value-type="float">
            <text:p>3.69E-04</text:p>
          </table:table-cell>
          <table:table-cell/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4.592" calcext:value-type="float">
            <text:p>294.592</text:p>
          </table:table-cell>
          <table:table-cell table:formula="of:=100*[.F23]" office:value-type="float" office:value="70.8" calcext:value-type="float">
            <text:p>70.8</text:p>
          </table:table-cell>
          <table:table-cell office:value-type="float" office:value="0.0003677" calcext:value-type="float">
            <text:p>3.68E-04</text:p>
          </table:table-cell>
          <table:table-cell/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4.937" calcext:value-type="float">
            <text:p>294.937</text:p>
          </table:table-cell>
          <table:table-cell table:formula="of:=100*[.F24]" office:value-type="float" office:value="71.1" calcext:value-type="float">
            <text:p>71.1</text:p>
          </table:table-cell>
          <table:table-cell office:value-type="float" office:value="0.0003666" calcext:value-type="float">
            <text:p>3.67E-04</text:p>
          </table:table-cell>
          <table:table-cell/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5.26" calcext:value-type="float">
            <text:p>295.26</text:p>
          </table:table-cell>
          <table:table-cell table:formula="of:=100*[.F25]" office:value-type="float" office:value="71.2" calcext:value-type="float">
            <text:p>71.2</text:p>
          </table:table-cell>
          <table:table-cell office:value-type="float" office:value="0.0003653" calcext:value-type="float">
            <text:p>3.65E-04</text:p>
          </table:table-cell>
          <table:table-cell/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5.562" calcext:value-type="float">
            <text:p>295.562</text:p>
          </table:table-cell>
          <table:table-cell table:formula="of:=100*[.F26]" office:value-type="float" office:value="71.5" calcext:value-type="float">
            <text:p>71.5</text:p>
          </table:table-cell>
          <table:table-cell office:value-type="float" office:value="0.0003637" calcext:value-type="float">
            <text:p>3.64E-04</text:p>
          </table:table-cell>
          <table:table-cell/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5.993" calcext:value-type="float">
            <text:p>295.993</text:p>
          </table:table-cell>
          <table:table-cell table:formula="of:=100*[.F27]" office:value-type="float" office:value="72" calcext:value-type="float">
            <text:p>72</text:p>
          </table:table-cell>
          <table:table-cell office:value-type="float" office:value="0.0003618" calcext:value-type="float">
            <text:p>3.62E-04</text:p>
          </table:table-cell>
          <table:table-cell/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6.425" calcext:value-type="float">
            <text:p>296.425</text:p>
          </table:table-cell>
          <table:table-cell table:formula="of:=100*[.F28]" office:value-type="float" office:value="72.5" calcext:value-type="float">
            <text:p>72.5</text:p>
          </table:table-cell>
          <table:table-cell office:value-type="float" office:value="0.0003597" calcext:value-type="float">
            <text:p>3.60E-04</text:p>
          </table:table-cell>
          <table:table-cell/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6.942" calcext:value-type="float">
            <text:p>296.942</text:p>
          </table:table-cell>
          <table:table-cell table:formula="of:=100*[.F29]" office:value-type="float" office:value="72.9" calcext:value-type="float">
            <text:p>72.9</text:p>
          </table:table-cell>
          <table:table-cell office:value-type="float" office:value="0.0003575" calcext:value-type="float">
            <text:p>3.58E-04</text:p>
          </table:table-cell>
          <table:table-cell/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7.46" calcext:value-type="float">
            <text:p>297.46</text:p>
          </table:table-cell>
          <table:table-cell table:formula="of:=100*[.F30]" office:value-type="float" office:value="73.3" calcext:value-type="float">
            <text:p>73.3</text:p>
          </table:table-cell>
          <table:table-cell office:value-type="float" office:value="0.0003555" calcext:value-type="float">
            <text:p>3.56E-04</text:p>
          </table:table-cell>
          <table:table-cell/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97.912" calcext:value-type="float">
            <text:p>297.912</text:p>
          </table:table-cell>
          <table:table-cell table:formula="of:=100*[.F31]" office:value-type="float" office:value="73.7" calcext:value-type="float">
            <text:p>73.7</text:p>
          </table:table-cell>
          <table:table-cell office:value-type="float" office:value="0.0003534" calcext:value-type="float">
            <text:p>3.53E-04</text:p>
          </table:table-cell>
          <table:table-cell/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8.322" calcext:value-type="float">
            <text:p>298.322</text:p>
          </table:table-cell>
          <table:table-cell table:formula="of:=100*[.F32]" office:value-type="float" office:value="74.2" calcext:value-type="float">
            <text:p>74.2</text:p>
          </table:table-cell>
          <table:table-cell office:value-type="float" office:value="0.0003517" calcext:value-type="float">
            <text:p>3.52E-04</text:p>
          </table:table-cell>
          <table:table-cell/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98.753" calcext:value-type="float">
            <text:p>298.753</text:p>
          </table:table-cell>
          <table:table-cell table:formula="of:=100*[.F33]" office:value-type="float" office:value="74.5" calcext:value-type="float">
            <text:p>74.5</text:p>
          </table:table-cell>
          <table:table-cell office:value-type="float" office:value="0.0003501" calcext:value-type="float">
            <text:p>3.50E-04</text:p>
          </table:table-cell>
          <table:table-cell/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99.185" calcext:value-type="float">
            <text:p>299.185</text:p>
          </table:table-cell>
          <table:table-cell table:formula="of:=100*[.F34]" office:value-type="float" office:value="74.6" calcext:value-type="float">
            <text:p>74.6</text:p>
          </table:table-cell>
          <table:table-cell office:value-type="float" office:value="0.0003488" calcext:value-type="float">
            <text:p>3.49E-04</text:p>
          </table:table-cell>
          <table:table-cell/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9.465" calcext:value-type="float">
            <text:p>299.465</text:p>
          </table:table-cell>
          <table:table-cell table:formula="of:=100*[.F35]" office:value-type="float" office:value="75" calcext:value-type="float">
            <text:p>75</text:p>
          </table:table-cell>
          <table:table-cell office:value-type="float" office:value="0.0003474" calcext:value-type="float">
            <text:p>3.47E-04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99.767" calcext:value-type="float">
            <text:p>299.767</text:p>
          </table:table-cell>
          <table:table-cell table:formula="of:=100*[.F36]" office:value-type="float" office:value="75.3" calcext:value-type="float">
            <text:p>75.3</text:p>
          </table:table-cell>
          <table:table-cell office:value-type="float" office:value="0.0003461" calcext:value-type="float">
            <text:p>3.46E-04</text:p>
          </table:table-cell>
          <table:table-cell/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0.069" calcext:value-type="float">
            <text:p>300.069</text:p>
          </table:table-cell>
          <table:table-cell table:formula="of:=100*[.F37]" office:value-type="float" office:value="75.6" calcext:value-type="float">
            <text:p>75.6</text:p>
          </table:table-cell>
          <table:table-cell office:value-type="float" office:value="0.0003445" calcext:value-type="float">
            <text:p>3.45E-04</text:p>
          </table:table-cell>
          <table:table-cell/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00.457" calcext:value-type="float">
            <text:p>300.457</text:p>
          </table:table-cell>
          <table:table-cell table:formula="of:=100*[.F38]" office:value-type="float" office:value="76" calcext:value-type="float">
            <text:p>76</text:p>
          </table:table-cell>
          <table:table-cell office:value-type="float" office:value="0.0003429" calcext:value-type="float">
            <text:p>3.43E-04</text:p>
          </table:table-cell>
          <table:table-cell/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00.823" calcext:value-type="float">
            <text:p>300.823</text:p>
          </table:table-cell>
          <table:table-cell table:formula="of:=100*[.F39]" office:value-type="float" office:value="76.3" calcext:value-type="float">
            <text:p>76.3</text:p>
          </table:table-cell>
          <table:table-cell office:value-type="float" office:value="0.0003412" calcext:value-type="float">
            <text:p>3.41E-04</text:p>
          </table:table-cell>
          <table:table-cell/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01.233" calcext:value-type="float">
            <text:p>301.233</text:p>
          </table:table-cell>
          <table:table-cell table:formula="of:=100*[.F40]" office:value-type="float" office:value="76.7" calcext:value-type="float">
            <text:p>76.7</text:p>
          </table:table-cell>
          <table:table-cell office:value-type="float" office:value="0.0003394" calcext:value-type="float">
            <text:p>3.39E-04</text:p>
          </table:table-cell>
          <table:table-cell/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01.6" calcext:value-type="float">
            <text:p>301.6</text:p>
          </table:table-cell>
          <table:table-cell table:formula="of:=100*[.F41]" office:value-type="float" office:value="77.1" calcext:value-type="float">
            <text:p>77.1</text:p>
          </table:table-cell>
          <table:table-cell office:value-type="float" office:value="0.0003373" calcext:value-type="float">
            <text:p>3.37E-04</text:p>
          </table:table-cell>
          <table:table-cell/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.074" calcext:value-type="float">
            <text:p>302.074</text:p>
          </table:table-cell>
          <table:table-cell table:formula="of:=100*[.F42]" office:value-type="float" office:value="77.6" calcext:value-type="float">
            <text:p>77.6</text:p>
          </table:table-cell>
          <table:table-cell office:value-type="float" office:value="0.000335" calcext:value-type="float">
            <text:p>3.35E-04</text:p>
          </table:table-cell>
          <table:table-cell/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527" calcext:value-type="float">
            <text:p>302.527</text:p>
          </table:table-cell>
          <table:table-cell table:formula="of:=100*[.F43]" office:value-type="float" office:value="78.2" calcext:value-type="float">
            <text:p>78.2</text:p>
          </table:table-cell>
          <table:table-cell office:value-type="float" office:value="0.0003327" calcext:value-type="float">
            <text:p>3.33E-04</text:p>
          </table:table-cell>
          <table:table-cell/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2.979" calcext:value-type="float">
            <text:p>302.979</text:p>
          </table:table-cell>
          <table:table-cell table:formula="of:=100*[.F44]" office:value-type="float" office:value="78.8" calcext:value-type="float">
            <text:p>78.8</text:p>
          </table:table-cell>
          <table:table-cell office:value-type="float" office:value="0.0003302" calcext:value-type="float">
            <text:p>3.30E-04</text:p>
          </table:table-cell>
          <table:table-cell/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03.497" calcext:value-type="float">
            <text:p>303.497</text:p>
          </table:table-cell>
          <table:table-cell table:formula="of:=100*[.F45]" office:value-type="float" office:value="79.3" calcext:value-type="float">
            <text:p>79.3</text:p>
          </table:table-cell>
          <table:table-cell office:value-type="float" office:value="0.0003279" calcext:value-type="float">
            <text:p>3.28E-04</text:p>
          </table:table-cell>
          <table:table-cell/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04.014" calcext:value-type="float">
            <text:p>304.014</text:p>
          </table:table-cell>
          <table:table-cell table:formula="of:=100*[.F46]" office:value-type="float" office:value="80" calcext:value-type="float">
            <text:p>80</text:p>
          </table:table-cell>
          <table:table-cell office:value-type="float" office:value="0.0003255" calcext:value-type="float">
            <text:p>3.26E-04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4.51" calcext:value-type="float">
            <text:p>304.51</text:p>
          </table:table-cell>
          <table:table-cell table:formula="of:=100*[.F47]" office:value-type="float" office:value="80.5" calcext:value-type="float">
            <text:p>80.5</text:p>
          </table:table-cell>
          <table:table-cell office:value-type="float" office:value="0.0003229" calcext:value-type="float">
            <text:p>3.23E-04</text:p>
          </table:table-cell>
          <table:table-cell/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5.049" calcext:value-type="float">
            <text:p>305.049</text:p>
          </table:table-cell>
          <table:table-cell table:formula="of:=100*[.F48]" office:value-type="float" office:value="81" calcext:value-type="float">
            <text:p>81</text:p>
          </table:table-cell>
          <table:table-cell office:value-type="float" office:value="0.0003202" calcext:value-type="float">
            <text:p>3.20E-04</text:p>
          </table:table-cell>
          <table:table-cell/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05.61" calcext:value-type="float">
            <text:p>305.61</text:p>
          </table:table-cell>
          <table:table-cell table:formula="of:=100*[.F49]" office:value-type="float" office:value="81.9" calcext:value-type="float">
            <text:p>81.9</text:p>
          </table:table-cell>
          <table:table-cell office:value-type="float" office:value="0.0003173" calcext:value-type="float">
            <text:p>3.17E-04</text:p>
          </table:table-cell>
          <table:table-cell/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06.235" calcext:value-type="float">
            <text:p>306.235</text:p>
          </table:table-cell>
          <table:table-cell table:formula="of:=100*[.F50]" office:value-type="float" office:value="82.5" calcext:value-type="float">
            <text:p>82.5</text:p>
          </table:table-cell>
          <table:table-cell office:value-type="float" office:value="0.0003144" calcext:value-type="float">
            <text:p>3.14E-04</text:p>
          </table:table-cell>
          <table:table-cell/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06.774" calcext:value-type="float">
            <text:p>306.774</text:p>
          </table:table-cell>
          <table:table-cell table:formula="of:=100*[.F51]" office:value-type="float" office:value="83.2" calcext:value-type="float">
            <text:p>83.2</text:p>
          </table:table-cell>
          <table:table-cell office:value-type="float" office:value="0.0003117" calcext:value-type="float">
            <text:p>3.12E-04</text:p>
          </table:table-cell>
          <table:table-cell/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356" calcext:value-type="float">
            <text:p>307.356</text:p>
          </table:table-cell>
          <table:table-cell table:formula="of:=100*[.F52]" office:value-type="float" office:value="83.9" calcext:value-type="float">
            <text:p>83.9</text:p>
          </table:table-cell>
          <table:table-cell office:value-type="float" office:value="0.0003091" calcext:value-type="float">
            <text:p>3.09E-04</text:p>
          </table:table-cell>
          <table:table-cell/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07.874" calcext:value-type="float">
            <text:p>307.874</text:p>
          </table:table-cell>
          <table:table-cell table:formula="of:=100*[.F53]" office:value-type="float" office:value="84.5" calcext:value-type="float">
            <text:p>84.5</text:p>
          </table:table-cell>
          <table:table-cell office:value-type="float" office:value="0.0003066" calcext:value-type="float">
            <text:p>3.07E-04</text:p>
          </table:table-cell>
          <table:table-cell/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08.413" calcext:value-type="float">
            <text:p>308.413</text:p>
          </table:table-cell>
          <table:table-cell table:formula="of:=100*[.F54]" office:value-type="float" office:value="85.2" calcext:value-type="float">
            <text:p>85.2</text:p>
          </table:table-cell>
          <table:table-cell office:value-type="float" office:value="0.000304" calcext:value-type="float">
            <text:p>3.04E-04</text:p>
          </table:table-cell>
          <table:table-cell/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08.974" calcext:value-type="float">
            <text:p>308.974</text:p>
          </table:table-cell>
          <table:table-cell table:formula="of:=100*[.F55]" office:value-type="float" office:value="85.9" calcext:value-type="float">
            <text:p>85.9</text:p>
          </table:table-cell>
          <table:table-cell office:value-type="float" office:value="0.0003013" calcext:value-type="float">
            <text:p>3.01E-04</text:p>
          </table:table-cell>
          <table:table-cell/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09.513" calcext:value-type="float">
            <text:p>309.513</text:p>
          </table:table-cell>
          <table:table-cell table:formula="of:=100*[.F56]" office:value-type="float" office:value="86.7" calcext:value-type="float">
            <text:p>86.7</text:p>
          </table:table-cell>
          <table:table-cell office:value-type="float" office:value="0.0002985" calcext:value-type="float">
            <text:p>2.99E-04</text:p>
          </table:table-cell>
          <table:table-cell/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10.052" calcext:value-type="float">
            <text:p>310.052</text:p>
          </table:table-cell>
          <table:table-cell table:formula="of:=100*[.F57]" office:value-type="float" office:value="87.3" calcext:value-type="float">
            <text:p>87.3</text:p>
          </table:table-cell>
          <table:table-cell office:value-type="float" office:value="0.0002954" calcext:value-type="float">
            <text:p>2.95E-04</text:p>
          </table:table-cell>
          <table:table-cell/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10.742" calcext:value-type="float">
            <text:p>310.742</text:p>
          </table:table-cell>
          <table:table-cell table:formula="of:=100*[.F58]" office:value-type="float" office:value="88.4" calcext:value-type="float">
            <text:p>88.4</text:p>
          </table:table-cell>
          <table:table-cell office:value-type="float" office:value="0.000292" calcext:value-type="float">
            <text:p>2.92E-04</text:p>
          </table:table-cell>
          <table:table-cell/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11.432" calcext:value-type="float">
            <text:p>311.432</text:p>
          </table:table-cell>
          <table:table-cell table:formula="of:=100*[.F59]" office:value-type="float" office:value="89.5" calcext:value-type="float">
            <text:p>89.5</text:p>
          </table:table-cell>
          <table:table-cell office:value-type="float" office:value="0.0002883" calcext:value-type="float">
            <text:p>2.88E-04</text:p>
          </table:table-cell>
          <table:table-cell/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12.186" calcext:value-type="float">
            <text:p>312.186</text:p>
          </table:table-cell>
          <table:table-cell table:formula="of:=100*[.F60]" office:value-type="float" office:value="90.4" calcext:value-type="float">
            <text:p>90.4</text:p>
          </table:table-cell>
          <table:table-cell office:value-type="float" office:value="0.000285" calcext:value-type="float">
            <text:p>2.85E-04</text:p>
          </table:table-cell>
          <table:table-cell/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12.984" calcext:value-type="float">
            <text:p>312.984</text:p>
          </table:table-cell>
          <table:table-cell table:formula="of:=100*[.F61]" office:value-type="float" office:value="91.5" calcext:value-type="float">
            <text:p>91.5</text:p>
          </table:table-cell>
          <table:table-cell office:value-type="float" office:value="0.0002813" calcext:value-type="float">
            <text:p>2.81E-04</text:p>
          </table:table-cell>
          <table:table-cell/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13.825" calcext:value-type="float">
            <text:p>313.825</text:p>
          </table:table-cell>
          <table:table-cell table:formula="of:=100*[.F62]" office:value-type="float" office:value="92.7" calcext:value-type="float">
            <text:p>92.7</text:p>
          </table:table-cell>
          <table:table-cell office:value-type="float" office:value="0.0002772" calcext:value-type="float">
            <text:p>2.77E-04</text:p>
          </table:table-cell>
          <table:table-cell/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14.687" calcext:value-type="float">
            <text:p>314.687</text:p>
          </table:table-cell>
          <table:table-cell table:formula="of:=100*[.F63]" office:value-type="float" office:value="93.9" calcext:value-type="float">
            <text:p>93.9</text:p>
          </table:table-cell>
          <table:table-cell office:value-type="float" office:value="0.0002736" calcext:value-type="float">
            <text:p>2.74E-04</text:p>
          </table:table-cell>
          <table:table-cell/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15.399" calcext:value-type="float">
            <text:p>315.399</text:p>
          </table:table-cell>
          <table:table-cell table:formula="of:=100*[.F64]" office:value-type="float" office:value="94.8" calcext:value-type="float">
            <text:p>94.8</text:p>
          </table:table-cell>
          <table:table-cell office:value-type="float" office:value="0.0002706" calcext:value-type="float">
            <text:p>2.71E-04</text:p>
          </table:table-cell>
          <table:table-cell/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16.089" calcext:value-type="float">
            <text:p>316.089</text:p>
          </table:table-cell>
          <table:table-cell table:formula="of:=100*[.F65]" office:value-type="float" office:value="95.5" calcext:value-type="float">
            <text:p>95.5</text:p>
          </table:table-cell>
          <table:table-cell office:value-type="float" office:value="0.0002682" calcext:value-type="float">
            <text:p>2.68E-04</text:p>
          </table:table-cell>
          <table:table-cell/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16.606" calcext:value-type="float">
            <text:p>316.606</text:p>
          </table:table-cell>
          <table:table-cell table:formula="of:=100*[.F66]" office:value-type="float" office:value="96.1" calcext:value-type="float">
            <text:p>96.1</text:p>
          </table:table-cell>
          <table:table-cell office:value-type="float" office:value="0.0002662" calcext:value-type="float">
            <text:p>2.66E-04</text:p>
          </table:table-cell>
          <table:table-cell/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16.995" calcext:value-type="float">
            <text:p>316.995</text:p>
          </table:table-cell>
          <table:table-cell table:formula="of:=100*[.F67]" office:value-type="float" office:value="96.6" calcext:value-type="float">
            <text:p>96.6</text:p>
          </table:table-cell>
          <table:table-cell office:value-type="float" office:value="0.0002645" calcext:value-type="float">
            <text:p>2.65E-04</text:p>
          </table:table-cell>
          <table:table-cell/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17.383" calcext:value-type="float">
            <text:p>317.383</text:p>
          </table:table-cell>
          <table:table-cell table:formula="of:=100*[.F68]" office:value-type="float" office:value="97" calcext:value-type="float">
            <text:p>97</text:p>
          </table:table-cell>
          <table:table-cell office:value-type="float" office:value="0.0002627" calcext:value-type="float">
            <text:p>2.63E-04</text:p>
          </table:table-cell>
          <table:table-cell/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17.663" calcext:value-type="float">
            <text:p>317.663</text:p>
          </table:table-cell>
          <table:table-cell table:formula="of:=100*[.F69]" office:value-type="float" office:value="97.7" calcext:value-type="float">
            <text:p>97.7</text:p>
          </table:table-cell>
          <table:table-cell office:value-type="float" office:value="0.0002608" calcext:value-type="float">
            <text:p>2.61E-04</text:p>
          </table:table-cell>
          <table:table-cell/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18.073" calcext:value-type="float">
            <text:p>318.073</text:p>
          </table:table-cell>
          <table:table-cell table:formula="of:=100*[.F70]" office:value-type="float" office:value="98.3" calcext:value-type="float">
            <text:p>98.3</text:p>
          </table:table-cell>
          <table:table-cell office:value-type="float" office:value="0.0002589" calcext:value-type="float">
            <text:p>2.59E-04</text:p>
          </table:table-cell>
          <table:table-cell/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18.482" calcext:value-type="float">
            <text:p>318.482</text:p>
          </table:table-cell>
          <table:table-cell table:formula="of:=100*[.F71]" office:value-type="float" office:value="98.9" calcext:value-type="float">
            <text:p>98.9</text:p>
          </table:table-cell>
          <table:table-cell office:value-type="float" office:value="0.0002567" calcext:value-type="float">
            <text:p>2.57E-04</text:p>
          </table:table-cell>
          <table:table-cell/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8.849" calcext:value-type="float">
            <text:p>318.849</text:p>
          </table:table-cell>
          <table:table-cell table:formula="of:=100*[.F72]" office:value-type="float" office:value="99.6" calcext:value-type="float">
            <text:p>99.6</text:p>
          </table:table-cell>
          <table:table-cell office:value-type="float" office:value="0.0002542" calcext:value-type="float">
            <text:p>2.54E-04</text:p>
          </table:table-cell>
          <table:table-cell/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19.366" calcext:value-type="float">
            <text:p>319.366</text:p>
          </table:table-cell>
          <table:table-cell table:formula="of:=100*[.F73]" office:value-type="float" office:value="100.5" calcext:value-type="float">
            <text:p>100.5</text:p>
          </table:table-cell>
          <table:table-cell office:value-type="float" office:value="0.0002516" calcext:value-type="float">
            <text:p>2.52E-04</text:p>
          </table:table-cell>
          <table:table-cell/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19.884" calcext:value-type="float">
            <text:p>319.884</text:p>
          </table:table-cell>
          <table:table-cell table:formula="of:=100*[.F74]" office:value-type="float" office:value="101.6" calcext:value-type="float">
            <text:p>101.6</text:p>
          </table:table-cell>
          <table:table-cell office:value-type="float" office:value="0.0002488" calcext:value-type="float">
            <text:p>2.49E-04</text:p>
          </table:table-cell>
          <table:table-cell/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20.552" calcext:value-type="float">
            <text:p>320.552</text:p>
          </table:table-cell>
          <table:table-cell table:formula="of:=100*[.F75]" office:value-type="float" office:value="102.5" calcext:value-type="float">
            <text:p>102.5</text:p>
          </table:table-cell>
          <table:table-cell office:value-type="float" office:value="0.0002458" calcext:value-type="float">
            <text:p>2.46E-04</text:p>
          </table:table-cell>
          <table:table-cell/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21.264" calcext:value-type="float">
            <text:p>321.264</text:p>
          </table:table-cell>
          <table:table-cell table:formula="of:=100*[.F76]" office:value-type="float" office:value="103.7" calcext:value-type="float">
            <text:p>103.7</text:p>
          </table:table-cell>
          <table:table-cell office:value-type="float" office:value="0.0002426" calcext:value-type="float">
            <text:p>2.43E-04</text:p>
          </table:table-cell>
          <table:table-cell/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21.954" calcext:value-type="float">
            <text:p>321.954</text:p>
          </table:table-cell>
          <table:table-cell table:formula="of:=100*[.F77]" office:value-type="float" office:value="104.9" calcext:value-type="float">
            <text:p>104.9</text:p>
          </table:table-cell>
          <table:table-cell office:value-type="float" office:value="0.0002394" calcext:value-type="float">
            <text:p>2.39E-04</text:p>
          </table:table-cell>
          <table:table-cell/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22.752" calcext:value-type="float">
            <text:p>322.752</text:p>
          </table:table-cell>
          <table:table-cell table:formula="of:=100*[.F78]" office:value-type="float" office:value="106" calcext:value-type="float">
            <text:p>106</text:p>
          </table:table-cell>
          <table:table-cell office:value-type="float" office:value="0.0002362" calcext:value-type="float">
            <text:p>2.36E-04</text:p>
          </table:table-cell>
          <table:table-cell/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23.441" calcext:value-type="float">
            <text:p>323.441</text:p>
          </table:table-cell>
          <table:table-cell table:formula="of:=100*[.F79]" office:value-type="float" office:value="107.1" calcext:value-type="float">
            <text:p>107.1</text:p>
          </table:table-cell>
          <table:table-cell office:value-type="float" office:value="0.0002333" calcext:value-type="float">
            <text:p>2.33E-04</text:p>
          </table:table-cell>
          <table:table-cell/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24.067" calcext:value-type="float">
            <text:p>324.067</text:p>
          </table:table-cell>
          <table:table-cell table:formula="of:=100*[.F80]" office:value-type="float" office:value="107.9" calcext:value-type="float">
            <text:p>107.9</text:p>
          </table:table-cell>
          <table:table-cell office:value-type="float" office:value="0.0002309" calcext:value-type="float">
            <text:p>2.31E-04</text:p>
          </table:table-cell>
          <table:table-cell/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24.627" calcext:value-type="float">
            <text:p>324.627</text:p>
          </table:table-cell>
          <table:table-cell table:formula="of:=100*[.F81]" office:value-type="float" office:value="108.7" calcext:value-type="float">
            <text:p>108.7</text:p>
          </table:table-cell>
          <table:table-cell office:value-type="float" office:value="0.0002289" calcext:value-type="float">
            <text:p>2.29E-04</text:p>
          </table:table-cell>
          <table:table-cell/>
          <table:table-cell office:value-type="float" office:value="1.087" calcext:value-type="float">
            <text:p>1.08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5.08" calcext:value-type="float">
            <text:p>325.08</text:p>
          </table:table-cell>
          <table:table-cell table:formula="of:=100*[.F82]" office:value-type="float" office:value="109.4" calcext:value-type="float">
            <text:p>109.4</text:p>
          </table:table-cell>
          <table:table-cell office:value-type="float" office:value="0.0002269" calcext:value-type="float">
            <text:p>2.27E-04</text:p>
          </table:table-cell>
          <table:table-cell/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25.511" calcext:value-type="float">
            <text:p>325.511</text:p>
          </table:table-cell>
          <table:table-cell table:formula="of:=100*[.F83]" office:value-type="float" office:value="110.1" calcext:value-type="float">
            <text:p>110.1</text:p>
          </table:table-cell>
          <table:table-cell office:value-type="float" office:value="0.0002249" calcext:value-type="float">
            <text:p>2.25E-04</text:p>
          </table:table-cell>
          <table:table-cell/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5.856" calcext:value-type="float">
            <text:p>325.856</text:p>
          </table:table-cell>
          <table:table-cell table:formula="of:=100*[.F84]" office:value-type="float" office:value="110.8" calcext:value-type="float">
            <text:p>110.8</text:p>
          </table:table-cell>
          <table:table-cell office:value-type="float" office:value="0.0002231" calcext:value-type="float">
            <text:p>2.23E-04</text:p>
          </table:table-cell>
          <table:table-cell/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26.18" calcext:value-type="float">
            <text:p>326.18</text:p>
          </table:table-cell>
          <table:table-cell table:formula="of:=100*[.F85]" office:value-type="float" office:value="111.4" calcext:value-type="float">
            <text:p>111.4</text:p>
          </table:table-cell>
          <table:table-cell office:value-type="float" office:value="0.0002213" calcext:value-type="float">
            <text:p>2.21E-04</text:p>
          </table:table-cell>
          <table:table-cell/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26.417" calcext:value-type="float">
            <text:p>326.417</text:p>
          </table:table-cell>
          <table:table-cell table:formula="of:=100*[.F86]" office:value-type="float" office:value="111.9" calcext:value-type="float">
            <text:p>111.9</text:p>
          </table:table-cell>
          <table:table-cell office:value-type="float" office:value="0.0002198" calcext:value-type="float">
            <text:p>2.20E-04</text:p>
          </table:table-cell>
          <table:table-cell/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26.59" calcext:value-type="float">
            <text:p>326.59</text:p>
          </table:table-cell>
          <table:table-cell table:formula="of:=100*[.F87]" office:value-type="float" office:value="112.5" calcext:value-type="float">
            <text:p>112.5</text:p>
          </table:table-cell>
          <table:table-cell office:value-type="float" office:value="0.0002183" calcext:value-type="float">
            <text:p>2.18E-04</text:p>
          </table:table-cell>
          <table:table-cell/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26.719" calcext:value-type="float">
            <text:p>326.719</text:p>
          </table:table-cell>
          <table:table-cell table:formula="of:=100*[.F88]" office:value-type="float" office:value="113.1" calcext:value-type="float">
            <text:p>113.1</text:p>
          </table:table-cell>
          <table:table-cell office:value-type="float" office:value="0.0002168" calcext:value-type="float">
            <text:p>2.17E-04</text:p>
          </table:table-cell>
          <table:table-cell/>
          <table:table-cell office:value-type="float" office:value="1.131" calcext:value-type="float">
            <text:p>1.13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26.784" calcext:value-type="float">
            <text:p>326.784</text:p>
          </table:table-cell>
          <table:table-cell table:formula="of:=100*[.F89]" office:value-type="float" office:value="113.5" calcext:value-type="float">
            <text:p>113.5</text:p>
          </table:table-cell>
          <table:table-cell office:value-type="float" office:value="0.0002153" calcext:value-type="float">
            <text:p>2.15E-04</text:p>
          </table:table-cell>
          <table:table-cell/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26.827" calcext:value-type="float">
            <text:p>326.827</text:p>
          </table:table-cell>
          <table:table-cell table:formula="of:=100*[.F90]" office:value-type="float" office:value="114.1" calcext:value-type="float">
            <text:p>114.1</text:p>
          </table:table-cell>
          <table:table-cell office:value-type="float" office:value="0.0002138" calcext:value-type="float">
            <text:p>2.14E-04</text:p>
          </table:table-cell>
          <table:table-cell/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326.848" calcext:value-type="float">
            <text:p>326.848</text:p>
          </table:table-cell>
          <table:table-cell table:formula="of:=100*[.F91]" office:value-type="float" office:value="114.6" calcext:value-type="float">
            <text:p>114.6</text:p>
          </table:table-cell>
          <table:table-cell office:value-type="float" office:value="0.0002122" calcext:value-type="float">
            <text:p>2.12E-04</text:p>
          </table:table-cell>
          <table:table-cell/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26.827" calcext:value-type="float">
            <text:p>326.827</text:p>
          </table:table-cell>
          <table:table-cell table:formula="of:=100*[.F92]" office:value-type="float" office:value="115.3" calcext:value-type="float">
            <text:p>115.3</text:p>
          </table:table-cell>
          <table:table-cell office:value-type="float" office:value="0.0002105" calcext:value-type="float">
            <text:p>2.11E-04</text:p>
          </table:table-cell>
          <table:table-cell/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26.784" calcext:value-type="float">
            <text:p>326.784</text:p>
          </table:table-cell>
          <table:table-cell table:formula="of:=100*[.F93]" office:value-type="float" office:value="115.9" calcext:value-type="float">
            <text:p>115.9</text:p>
          </table:table-cell>
          <table:table-cell office:value-type="float" office:value="0.0002089" calcext:value-type="float">
            <text:p>2.09E-04</text:p>
          </table:table-cell>
          <table:table-cell/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26.784" calcext:value-type="float">
            <text:p>326.784</text:p>
          </table:table-cell>
          <table:table-cell table:formula="of:=100*[.F94]" office:value-type="float" office:value="116.6" calcext:value-type="float">
            <text:p>116.6</text:p>
          </table:table-cell>
          <table:table-cell office:value-type="float" office:value="0.0002071" calcext:value-type="float">
            <text:p>2.07E-04</text:p>
          </table:table-cell>
          <table:table-cell/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26.719" calcext:value-type="float">
            <text:p>326.719</text:p>
          </table:table-cell>
          <table:table-cell table:formula="of:=100*[.F95]" office:value-type="float" office:value="117.4" calcext:value-type="float">
            <text:p>117.4</text:p>
          </table:table-cell>
          <table:table-cell office:value-type="float" office:value="0.0002051" calcext:value-type="float">
            <text:p>2.05E-04</text:p>
          </table:table-cell>
          <table:table-cell/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26.676" calcext:value-type="float">
            <text:p>326.676</text:p>
          </table:table-cell>
          <table:table-cell table:formula="of:=100*[.F96]" office:value-type="float" office:value="118.3" calcext:value-type="float">
            <text:p>118.3</text:p>
          </table:table-cell>
          <table:table-cell office:value-type="float" office:value="0.000203" calcext:value-type="float">
            <text:p>2.03E-04</text:p>
          </table:table-cell>
          <table:table-cell/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26.784" calcext:value-type="float">
            <text:p>326.784</text:p>
          </table:table-cell>
          <table:table-cell table:formula="of:=100*[.F97]" office:value-type="float" office:value="119.4" calcext:value-type="float">
            <text:p>119.4</text:p>
          </table:table-cell>
          <table:table-cell office:value-type="float" office:value="0.0002005" calcext:value-type="float">
            <text:p>2.01E-04</text:p>
          </table:table-cell>
          <table:table-cell/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26.87" calcext:value-type="float">
            <text:p>326.87</text:p>
          </table:table-cell>
          <table:table-cell table:formula="of:=100*[.F98]" office:value-type="float" office:value="120.5" calcext:value-type="float">
            <text:p>120.5</text:p>
          </table:table-cell>
          <table:table-cell office:value-type="float" office:value="0.000198" calcext:value-type="float">
            <text:p>1.98E-04</text:p>
          </table:table-cell>
          <table:table-cell/>
          <table:table-cell office:value-type="float" office:value="1.205" calcext:value-type="float">
            <text:p>1.20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27.042" calcext:value-type="float">
            <text:p>327.042</text:p>
          </table:table-cell>
          <table:table-cell table:formula="of:=100*[.F99]" office:value-type="float" office:value="121.8" calcext:value-type="float">
            <text:p>121.8</text:p>
          </table:table-cell>
          <table:table-cell office:value-type="float" office:value="0.0001953" calcext:value-type="float">
            <text:p>1.95E-04</text:p>
          </table:table-cell>
          <table:table-cell/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27.236" calcext:value-type="float">
            <text:p>327.236</text:p>
          </table:table-cell>
          <table:table-cell table:formula="of:=100*[.F100]" office:value-type="float" office:value="123.1" calcext:value-type="float">
            <text:p>123.1</text:p>
          </table:table-cell>
          <table:table-cell office:value-type="float" office:value="0.0001925" calcext:value-type="float">
            <text:p>1.93E-04</text:p>
          </table:table-cell>
          <table:table-cell/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27.452" calcext:value-type="float">
            <text:p>327.452</text:p>
          </table:table-cell>
          <table:table-cell table:formula="of:=100*[.F101]" office:value-type="float" office:value="124.3" calcext:value-type="float">
            <text:p>124.3</text:p>
          </table:table-cell>
          <table:table-cell office:value-type="float" office:value="0.0001899" calcext:value-type="float">
            <text:p>1.90E-04</text:p>
          </table:table-cell>
          <table:table-cell/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.581" calcext:value-type="float">
            <text:p>327.581</text:p>
          </table:table-cell>
          <table:table-cell table:formula="of:=100*[.F102]" office:value-type="float" office:value="125.4" calcext:value-type="float">
            <text:p>125.4</text:p>
          </table:table-cell>
          <table:table-cell office:value-type="float" office:value="0.0001875" calcext:value-type="float">
            <text:p>1.88E-04</text:p>
          </table:table-cell>
          <table:table-cell/>
          <table:table-cell office:value-type="float" office:value="1.254" calcext:value-type="float">
            <text:p>1.25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27.624" calcext:value-type="float">
            <text:p>327.624</text:p>
          </table:table-cell>
          <table:table-cell table:formula="of:=100*[.F103]" office:value-type="float" office:value="126.5" calcext:value-type="float">
            <text:p>126.5</text:p>
          </table:table-cell>
          <table:table-cell office:value-type="float" office:value="0.0001854" calcext:value-type="float">
            <text:p>1.85E-04</text:p>
          </table:table-cell>
          <table:table-cell/>
          <table:table-cell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27.581" calcext:value-type="float">
            <text:p>327.581</text:p>
          </table:table-cell>
          <table:table-cell table:formula="of:=100*[.F104]" office:value-type="float" office:value="127.4" calcext:value-type="float">
            <text:p>127.4</text:p>
          </table:table-cell>
          <table:table-cell office:value-type="float" office:value="0.0001834" calcext:value-type="float">
            <text:p>1.83E-04</text:p>
          </table:table-cell>
          <table:table-cell/>
          <table:table-cell office:value-type="float" office:value="1.274" calcext:value-type="float">
            <text:p>1.27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27.474" calcext:value-type="float">
            <text:p>327.474</text:p>
          </table:table-cell>
          <table:table-cell table:formula="of:=100*[.F105]" office:value-type="float" office:value="128.4" calcext:value-type="float">
            <text:p>128.4</text:p>
          </table:table-cell>
          <table:table-cell office:value-type="float" office:value="0.0001812" calcext:value-type="float">
            <text:p>1.81E-04</text:p>
          </table:table-cell>
          <table:table-cell/>
          <table:table-cell office:value-type="float" office:value="1.284" calcext:value-type="float">
            <text:p>1.28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27.474" calcext:value-type="float">
            <text:p>327.474</text:p>
          </table:table-cell>
          <table:table-cell table:formula="of:=100*[.F106]" office:value-type="float" office:value="129.5" calcext:value-type="float">
            <text:p>129.5</text:p>
          </table:table-cell>
          <table:table-cell office:value-type="float" office:value="0.000179" calcext:value-type="float">
            <text:p>1.79E-04</text:p>
          </table:table-cell>
          <table:table-cell/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7.43" calcext:value-type="float">
            <text:p>327.43</text:p>
          </table:table-cell>
          <table:table-cell table:formula="of:=100*[.F107]" office:value-type="float" office:value="130.6" calcext:value-type="float">
            <text:p>130.6</text:p>
          </table:table-cell>
          <table:table-cell office:value-type="float" office:value="0.0001766" calcext:value-type="float">
            <text:p>1.77E-04</text:p>
          </table:table-cell>
          <table:table-cell/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27.452" calcext:value-type="float">
            <text:p>327.452</text:p>
          </table:table-cell>
          <table:table-cell table:formula="of:=100*[.F108]" office:value-type="float" office:value="131.7" calcext:value-type="float">
            <text:p>131.7</text:p>
          </table:table-cell>
          <table:table-cell office:value-type="float" office:value="0.0001744" calcext:value-type="float">
            <text:p>1.74E-04</text:p>
          </table:table-cell>
          <table:table-cell/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27.474" calcext:value-type="float">
            <text:p>327.474</text:p>
          </table:table-cell>
          <table:table-cell table:formula="of:=100*[.F109]" office:value-type="float" office:value="133.1" calcext:value-type="float">
            <text:p>133.1</text:p>
          </table:table-cell>
          <table:table-cell office:value-type="float" office:value="0.000172" calcext:value-type="float">
            <text:p>1.72E-04</text:p>
          </table:table-cell>
          <table:table-cell/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27.517" calcext:value-type="float">
            <text:p>327.517</text:p>
          </table:table-cell>
          <table:table-cell table:formula="of:=100*[.F110]" office:value-type="float" office:value="134.3" calcext:value-type="float">
            <text:p>134.3</text:p>
          </table:table-cell>
          <table:table-cell office:value-type="float" office:value="0.0001695" calcext:value-type="float">
            <text:p>1.70E-04</text:p>
          </table:table-cell>
          <table:table-cell/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27.646" calcext:value-type="float">
            <text:p>327.646</text:p>
          </table:table-cell>
          <table:table-cell table:formula="of:=100*[.F111]" office:value-type="float" office:value="135.7" calcext:value-type="float">
            <text:p>135.7</text:p>
          </table:table-cell>
          <table:table-cell office:value-type="float" office:value="0.000167" calcext:value-type="float">
            <text:p>1.67E-04</text:p>
          </table:table-cell>
          <table:table-cell/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27.862" calcext:value-type="float">
            <text:p>327.862</text:p>
          </table:table-cell>
          <table:table-cell table:formula="of:=100*[.F112]" office:value-type="float" office:value="137.2" calcext:value-type="float">
            <text:p>137.2</text:p>
          </table:table-cell>
          <table:table-cell office:value-type="float" office:value="0.0001645" calcext:value-type="float">
            <text:p>1.65E-04</text:p>
          </table:table-cell>
          <table:table-cell/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28.077" calcext:value-type="float">
            <text:p>328.077</text:p>
          </table:table-cell>
          <table:table-cell table:formula="of:=100*[.F113]" office:value-type="float" office:value="138.6" calcext:value-type="float">
            <text:p>138.6</text:p>
          </table:table-cell>
          <table:table-cell office:value-type="float" office:value="0.000162" calcext:value-type="float">
            <text:p>1.62E-04</text:p>
          </table:table-cell>
          <table:table-cell/>
          <table:table-cell office:value-type="float" office:value="1.386" calcext:value-type="float">
            <text:p>1.38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28.271" calcext:value-type="float">
            <text:p>328.271</text:p>
          </table:table-cell>
          <table:table-cell table:formula="of:=100*[.F114]" office:value-type="float" office:value="139.8" calcext:value-type="float">
            <text:p>139.8</text:p>
          </table:table-cell>
          <table:table-cell office:value-type="float" office:value="0.0001597" calcext:value-type="float">
            <text:p>1.60E-04</text:p>
          </table:table-cell>
          <table:table-cell/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28.379" calcext:value-type="float">
            <text:p>328.379</text:p>
          </table:table-cell>
          <table:table-cell table:formula="of:=100*[.F115]" office:value-type="float" office:value="141.1" calcext:value-type="float">
            <text:p>141.1</text:p>
          </table:table-cell>
          <table:table-cell office:value-type="float" office:value="0.0001575" calcext:value-type="float">
            <text:p>1.58E-04</text:p>
          </table:table-cell>
          <table:table-cell/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28.487" calcext:value-type="float">
            <text:p>328.487</text:p>
          </table:table-cell>
          <table:table-cell table:formula="of:=100*[.F116]" office:value-type="float" office:value="142.3" calcext:value-type="float">
            <text:p>142.3</text:p>
          </table:table-cell>
          <table:table-cell office:value-type="float" office:value="0.0001555" calcext:value-type="float">
            <text:p>1.56E-04</text:p>
          </table:table-cell>
          <table:table-cell/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28.552" calcext:value-type="float">
            <text:p>328.552</text:p>
          </table:table-cell>
          <table:table-cell table:formula="of:=100*[.F117]" office:value-type="float" office:value="143.4" calcext:value-type="float">
            <text:p>143.4</text:p>
          </table:table-cell>
          <table:table-cell office:value-type="float" office:value="0.0001534" calcext:value-type="float">
            <text:p>1.53E-04</text:p>
          </table:table-cell>
          <table:table-cell/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28.767" calcext:value-type="float">
            <text:p>328.767</text:p>
          </table:table-cell>
          <table:table-cell table:formula="of:=100*[.F118]" office:value-type="float" office:value="145.1" calcext:value-type="float">
            <text:p>145.1</text:p>
          </table:table-cell>
          <table:table-cell office:value-type="float" office:value="0.0001507" calcext:value-type="float">
            <text:p>1.51E-04</text:p>
          </table:table-cell>
          <table:table-cell/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29.198" calcext:value-type="float">
            <text:p>329.198</text:p>
          </table:table-cell>
          <table:table-cell table:formula="of:=100*[.F119]" office:value-type="float" office:value="147.5" calcext:value-type="float">
            <text:p>147.5</text:p>
          </table:table-cell>
          <table:table-cell office:value-type="float" office:value="0.0001472" calcext:value-type="float">
            <text:p>1.47E-04</text:p>
          </table:table-cell>
          <table:table-cell/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30.061" calcext:value-type="float">
            <text:p>330.061</text:p>
          </table:table-cell>
          <table:table-cell table:formula="of:=100*[.F120]" office:value-type="float" office:value="150.4" calcext:value-type="float">
            <text:p>150.4</text:p>
          </table:table-cell>
          <table:table-cell office:value-type="float" office:value="0.0001431" calcext:value-type="float">
            <text:p>1.43E-04</text:p>
          </table:table-cell>
          <table:table-cell/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31.117" calcext:value-type="float">
            <text:p>331.117</text:p>
          </table:table-cell>
          <table:table-cell table:formula="of:=100*[.F121]" office:value-type="float" office:value="153.4" calcext:value-type="float">
            <text:p>153.4</text:p>
          </table:table-cell>
          <table:table-cell office:value-type="float" office:value="0.000139" calcext:value-type="float">
            <text:p>1.39E-04</text:p>
          </table:table-cell>
          <table:table-cell/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32.282" calcext:value-type="float">
            <text:p>332.282</text:p>
          </table:table-cell>
          <table:table-cell table:formula="of:=100*[.F122]" office:value-type="float" office:value="156.4" calcext:value-type="float">
            <text:p>156.4</text:p>
          </table:table-cell>
          <table:table-cell office:value-type="float" office:value="0.0001351" calcext:value-type="float">
            <text:p>1.35E-04</text:p>
          </table:table-cell>
          <table:table-cell/>
          <table:table-cell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33.317" calcext:value-type="float">
            <text:p>333.317</text:p>
          </table:table-cell>
          <table:table-cell table:formula="of:=100*[.F123]" office:value-type="float" office:value="158.8" calcext:value-type="float">
            <text:p>158.8</text:p>
          </table:table-cell>
          <table:table-cell office:value-type="float" office:value="0.0001317" calcext:value-type="float">
            <text:p>1.32E-04</text:p>
          </table:table-cell>
          <table:table-cell/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34.136" calcext:value-type="float">
            <text:p>334.136</text:p>
          </table:table-cell>
          <table:table-cell table:formula="of:=100*[.F124]" office:value-type="float" office:value="161" calcext:value-type="float">
            <text:p>161</text:p>
          </table:table-cell>
          <table:table-cell office:value-type="float" office:value="0.0001291" calcext:value-type="float">
            <text:p>1.29E-04</text:p>
          </table:table-cell>
          <table:table-cell/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34.632" calcext:value-type="float">
            <text:p>334.632</text:p>
          </table:table-cell>
          <table:table-cell table:formula="of:=100*[.F125]" office:value-type="float" office:value="162.4" calcext:value-type="float">
            <text:p>162.4</text:p>
          </table:table-cell>
          <table:table-cell office:value-type="float" office:value="0.0001271" calcext:value-type="float">
            <text:p>1.27E-04</text:p>
          </table:table-cell>
          <table:table-cell/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34.826" calcext:value-type="float">
            <text:p>334.826</text:p>
          </table:table-cell>
          <table:table-cell table:formula="of:=100*[.F126]" office:value-type="float" office:value="163.2" calcext:value-type="float">
            <text:p>163.2</text:p>
          </table:table-cell>
          <table:table-cell office:value-type="float" office:value="0.0001257" calcext:value-type="float">
            <text:p>1.26E-04</text:p>
          </table:table-cell>
          <table:table-cell/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34.718" calcext:value-type="float">
            <text:p>334.718</text:p>
          </table:table-cell>
          <table:table-cell table:formula="of:=100*[.F127]" office:value-type="float" office:value="163.6" calcext:value-type="float">
            <text:p>163.6</text:p>
          </table:table-cell>
          <table:table-cell office:value-type="float" office:value="0.0001247" calcext:value-type="float">
            <text:p>1.25E-04</text:p>
          </table:table-cell>
          <table:table-cell/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34.373" calcext:value-type="float">
            <text:p>334.373</text:p>
          </table:table-cell>
          <table:table-cell table:formula="of:=100*[.F128]" office:value-type="float" office:value="164" calcext:value-type="float">
            <text:p>164</text:p>
          </table:table-cell>
          <table:table-cell office:value-type="float" office:value="0.000124" calcext:value-type="float">
            <text:p>1.24E-04</text:p>
          </table:table-cell>
          <table:table-cell/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33.877" calcext:value-type="float">
            <text:p>333.877</text:p>
          </table:table-cell>
          <table:table-cell table:formula="of:=100*[.F129]" office:value-type="float" office:value="164.1" calcext:value-type="float">
            <text:p>164.1</text:p>
          </table:table-cell>
          <table:table-cell office:value-type="float" office:value="0.0001233" calcext:value-type="float">
            <text:p>1.23E-04</text:p>
          </table:table-cell>
          <table:table-cell/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33.338" calcext:value-type="float">
            <text:p>333.338</text:p>
          </table:table-cell>
          <table:table-cell table:formula="of:=100*[.F130]" office:value-type="float" office:value="164.4" calcext:value-type="float">
            <text:p>164.4</text:p>
          </table:table-cell>
          <table:table-cell office:value-type="float" office:value="0.0001226" calcext:value-type="float">
            <text:p>1.23E-04</text:p>
          </table:table-cell>
          <table:table-cell/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32.821" calcext:value-type="float">
            <text:p>332.821</text:p>
          </table:table-cell>
          <table:table-cell table:formula="of:=100*[.F131]" office:value-type="float" office:value="164.6" calcext:value-type="float">
            <text:p>164.6</text:p>
          </table:table-cell>
          <table:table-cell office:value-type="float" office:value="0.0001218" calcext:value-type="float">
            <text:p>1.22E-04</text:p>
          </table:table-cell>
          <table:table-cell/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32.325" calcext:value-type="float">
            <text:p>332.325</text:p>
          </table:table-cell>
          <table:table-cell table:formula="of:=100*[.F132]" office:value-type="float" office:value="164.9" calcext:value-type="float">
            <text:p>164.9</text:p>
          </table:table-cell>
          <table:table-cell office:value-type="float" office:value="0.0001211" calcext:value-type="float">
            <text:p>1.21E-04</text:p>
          </table:table-cell>
          <table:table-cell/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31.807" calcext:value-type="float">
            <text:p>331.807</text:p>
          </table:table-cell>
          <table:table-cell table:formula="of:=100*[.F133]" office:value-type="float" office:value="165.3" calcext:value-type="float">
            <text:p>165.3</text:p>
          </table:table-cell>
          <table:table-cell office:value-type="float" office:value="0.0001204" calcext:value-type="float">
            <text:p>1.20E-04</text:p>
          </table:table-cell>
          <table:table-cell/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31.398" calcext:value-type="float">
            <text:p>331.398</text:p>
          </table:table-cell>
          <table:table-cell table:formula="of:=100*[.F134]" office:value-type="float" office:value="165.8" calcext:value-type="float">
            <text:p>165.8</text:p>
          </table:table-cell>
          <table:table-cell office:value-type="float" office:value="0.0001194" calcext:value-type="float">
            <text:p>1.19E-04</text:p>
          </table:table-cell>
          <table:table-cell/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31.031" calcext:value-type="float">
            <text:p>331.031</text:p>
          </table:table-cell>
          <table:table-cell table:formula="of:=100*[.F135]" office:value-type="float" office:value="166.5" calcext:value-type="float">
            <text:p>166.5</text:p>
          </table:table-cell>
          <table:table-cell office:value-type="float" office:value="0.0001183" calcext:value-type="float">
            <text:p>1.18E-04</text:p>
          </table:table-cell>
          <table:table-cell/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30.794" calcext:value-type="float">
            <text:p>330.794</text:p>
          </table:table-cell>
          <table:table-cell table:formula="of:=100*[.F136]" office:value-type="float" office:value="167.5" calcext:value-type="float">
            <text:p>167.5</text:p>
          </table:table-cell>
          <table:table-cell office:value-type="float" office:value="0.0001169" calcext:value-type="float">
            <text:p>1.17E-04</text:p>
          </table:table-cell>
          <table:table-cell/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30.686" calcext:value-type="float">
            <text:p>330.686</text:p>
          </table:table-cell>
          <table:table-cell table:formula="of:=100*[.F137]" office:value-type="float" office:value="168.8" calcext:value-type="float">
            <text:p>168.8</text:p>
          </table:table-cell>
          <table:table-cell office:value-type="float" office:value="0.0001154" calcext:value-type="float">
            <text:p>1.15E-04</text:p>
          </table:table-cell>
          <table:table-cell/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30.622" calcext:value-type="float">
            <text:p>330.622</text:p>
          </table:table-cell>
          <table:table-cell table:formula="of:=100*[.F138]" office:value-type="float" office:value="169.9" calcext:value-type="float">
            <text:p>169.9</text:p>
          </table:table-cell>
          <table:table-cell office:value-type="float" office:value="0.0001137" calcext:value-type="float">
            <text:p>1.14E-04</text:p>
          </table:table-cell>
          <table:table-cell/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30.708" calcext:value-type="float">
            <text:p>330.708</text:p>
          </table:table-cell>
          <table:table-cell table:formula="of:=100*[.F139]" office:value-type="float" office:value="171.3" calcext:value-type="float">
            <text:p>171.3</text:p>
          </table:table-cell>
          <table:table-cell office:value-type="float" office:value="0.0001121" calcext:value-type="float">
            <text:p>1.12E-04</text:p>
          </table:table-cell>
          <table:table-cell/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30.837" calcext:value-type="float">
            <text:p>330.837</text:p>
          </table:table-cell>
          <table:table-cell table:formula="of:=100*[.F140]" office:value-type="float" office:value="172.7" calcext:value-type="float">
            <text:p>172.7</text:p>
          </table:table-cell>
          <table:table-cell office:value-type="float" office:value="0.0001103" calcext:value-type="float">
            <text:p>1.10E-04</text:p>
          </table:table-cell>
          <table:table-cell/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31.01" calcext:value-type="float">
            <text:p>331.01</text:p>
          </table:table-cell>
          <table:table-cell table:formula="of:=100*[.F141]" office:value-type="float" office:value="173.9" calcext:value-type="float">
            <text:p>173.9</text:p>
          </table:table-cell>
          <table:table-cell office:value-type="float" office:value="0.0001087" calcext:value-type="float">
            <text:p>1.09E-04</text:p>
          </table:table-cell>
          <table:table-cell/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31.268" calcext:value-type="float">
            <text:p>331.268</text:p>
          </table:table-cell>
          <table:table-cell table:formula="of:=100*[.F142]" office:value-type="float" office:value="175.4" calcext:value-type="float">
            <text:p>175.4</text:p>
          </table:table-cell>
          <table:table-cell office:value-type="float" office:value="0.000107" calcext:value-type="float">
            <text:p>1.07E-04</text:p>
          </table:table-cell>
          <table:table-cell/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31.613" calcext:value-type="float">
            <text:p>331.613</text:p>
          </table:table-cell>
          <table:table-cell table:formula="of:=100*[.F143]" office:value-type="float" office:value="176.8" calcext:value-type="float">
            <text:p>176.8</text:p>
          </table:table-cell>
          <table:table-cell office:value-type="float" office:value="0.0001053" calcext:value-type="float">
            <text:p>1.05E-04</text:p>
          </table:table-cell>
          <table:table-cell/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31.915" calcext:value-type="float">
            <text:p>331.915</text:p>
          </table:table-cell>
          <table:table-cell table:formula="of:=100*[.F144]" office:value-type="float" office:value="178" calcext:value-type="float">
            <text:p>178</text:p>
          </table:table-cell>
          <table:table-cell office:value-type="float" office:value="0.0001038" calcext:value-type="float">
            <text:p>1.04E-04</text:p>
          </table:table-cell>
          <table:table-cell/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32.303" calcext:value-type="float">
            <text:p>332.303</text:p>
          </table:table-cell>
          <table:table-cell table:formula="of:=100*[.F145]" office:value-type="float" office:value="179.4" calcext:value-type="float">
            <text:p>179.4</text:p>
          </table:table-cell>
          <table:table-cell office:value-type="float" office:value="0.0001023" calcext:value-type="float">
            <text:p>1.02E-04</text:p>
          </table:table-cell>
          <table:table-cell/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32.735" calcext:value-type="float">
            <text:p>332.735</text:p>
          </table:table-cell>
          <table:table-cell table:formula="of:=100*[.F146]" office:value-type="float" office:value="180.6" calcext:value-type="float">
            <text:p>180.6</text:p>
          </table:table-cell>
          <table:table-cell office:value-type="float" office:value="0.0001008" calcext:value-type="float">
            <text:p>1.01E-04</text:p>
          </table:table-cell>
          <table:table-cell/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33.166" calcext:value-type="float">
            <text:p>333.166</text:p>
          </table:table-cell>
          <table:table-cell table:formula="of:=100*[.F147]" office:value-type="float" office:value="181.8" calcext:value-type="float">
            <text:p>181.8</text:p>
          </table:table-cell>
          <table:table-cell office:value-type="float" office:value="0.0000994" calcext:value-type="float">
            <text:p>9.94E-05</text:p>
          </table:table-cell>
          <table:table-cell/>
          <table:table-cell office:value-type="float" office:value="1.818" calcext:value-type="float">
            <text:p>1.81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33.683" calcext:value-type="float">
            <text:p>333.683</text:p>
          </table:table-cell>
          <table:table-cell table:formula="of:=100*[.F148]" office:value-type="float" office:value="183.1" calcext:value-type="float">
            <text:p>183.1</text:p>
          </table:table-cell>
          <table:table-cell office:value-type="float" office:value="0.00009791" calcext:value-type="float">
            <text:p>9.79E-05</text:p>
          </table:table-cell>
          <table:table-cell/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34.222" calcext:value-type="float">
            <text:p>334.222</text:p>
          </table:table-cell>
          <table:table-cell table:formula="of:=100*[.F149]" office:value-type="float" office:value="184.6" calcext:value-type="float">
            <text:p>184.6</text:p>
          </table:table-cell>
          <table:table-cell office:value-type="float" office:value="0.00009633" calcext:value-type="float">
            <text:p>9.63E-05</text:p>
          </table:table-cell>
          <table:table-cell/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35.042" calcext:value-type="float">
            <text:p>335.042</text:p>
          </table:table-cell>
          <table:table-cell table:formula="of:=100*[.F150]" office:value-type="float" office:value="186.3" calcext:value-type="float">
            <text:p>186.3</text:p>
          </table:table-cell>
          <table:table-cell office:value-type="float" office:value="0.00009446" calcext:value-type="float">
            <text:p>9.45E-05</text:p>
          </table:table-cell>
          <table:table-cell/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36.055" calcext:value-type="float">
            <text:p>336.055</text:p>
          </table:table-cell>
          <table:table-cell table:formula="of:=100*[.F151]" office:value-type="float" office:value="188.8" calcext:value-type="float">
            <text:p>188.8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6.616" calcext:value-type="float">
            <text:p>336.616</text:p>
          </table:table-cell>
          <table:table-cell table:formula="of:=100*[.F152]" office:value-type="float" office:value="188.4" calcext:value-type="float">
            <text:p>188.4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84" calcext:value-type="float">
            <text:p>1.88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36.68" calcext:value-type="float">
            <text:p>336.68</text:p>
          </table:table-cell>
          <table:table-cell table:formula="of:=100*[.F153]" office:value-type="float" office:value="187.9" calcext:value-type="float">
            <text:p>187.9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36.616" calcext:value-type="float">
            <text:p>336.616</text:p>
          </table:table-cell>
          <table:table-cell table:formula="of:=100*[.F154]" office:value-type="float" office:value="187.4" calcext:value-type="float">
            <text:p>187.4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36.292" calcext:value-type="float">
            <text:p>336.292</text:p>
          </table:table-cell>
          <table:table-cell table:formula="of:=100*[.F155]" office:value-type="float" office:value="187" calcext:value-type="float">
            <text:p>187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35.926" calcext:value-type="float">
            <text:p>335.926</text:p>
          </table:table-cell>
          <table:table-cell table:formula="of:=100*[.F156]" office:value-type="float" office:value="186.5" calcext:value-type="float">
            <text:p>186.5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35.538" calcext:value-type="float">
            <text:p>335.538</text:p>
          </table:table-cell>
          <table:table-cell table:formula="of:=100*[.F157]" office:value-type="float" office:value="186.1" calcext:value-type="float">
            <text:p>186.1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35.063" calcext:value-type="float">
            <text:p>335.063</text:p>
          </table:table-cell>
          <table:table-cell table:formula="of:=100*[.F158]" office:value-type="float" office:value="185.7" calcext:value-type="float">
            <text:p>185.7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34.546" calcext:value-type="float">
            <text:p>334.546</text:p>
          </table:table-cell>
          <table:table-cell table:formula="of:=100*[.F159]" office:value-type="float" office:value="185.4" calcext:value-type="float">
            <text:p>185.4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54" calcext:value-type="float">
            <text:p>1.85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34.028" calcext:value-type="float">
            <text:p>334.028</text:p>
          </table:table-cell>
          <table:table-cell table:formula="of:=100*[.F160]" office:value-type="float" office:value="184.9" calcext:value-type="float">
            <text:p>184.9</text:p>
          </table:table-cell>
          <table:table-cell office:value-type="float" office:value="0.00009207" calcext:value-type="float">
            <text:p>9.21E-05</text:p>
          </table:table-cell>
          <table:table-cell/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33.489" calcext:value-type="float">
            <text:p>333.489</text:p>
          </table:table-cell>
          <table:table-cell table:formula="of:=100*[.F161]" office:value-type="float" office:value="184.6" calcext:value-type="float">
            <text:p>184.6</text:p>
          </table:table-cell>
          <table:table-cell office:value-type="float" office:value="0.00009207" calcext:value-type="float">
            <text:p>9.21E-05</text:p>
          </table:table-cell>
          <table:table-cell/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32.993" calcext:value-type="float">
            <text:p>332.993</text:p>
          </table:table-cell>
          <table:table-cell table:formula="of:=100*[.F162]" office:value-type="float" office:value="184.1" calcext:value-type="float">
            <text:p>184.1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32.454" calcext:value-type="float">
            <text:p>332.454</text:p>
          </table:table-cell>
          <table:table-cell table:formula="of:=100*[.F163]" office:value-type="float" office:value="183.9" calcext:value-type="float">
            <text:p>183.9</text:p>
          </table:table-cell>
          <table:table-cell office:value-type="float" office:value="0.00009207" calcext:value-type="float">
            <text:p>9.21E-05</text:p>
          </table:table-cell>
          <table:table-cell/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31.786" calcext:value-type="float">
            <text:p>331.786</text:p>
          </table:table-cell>
          <table:table-cell table:formula="of:=100*[.F164]" office:value-type="float" office:value="183.6" calcext:value-type="float">
            <text:p>183.6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31.29" calcext:value-type="float">
            <text:p>331.29</text:p>
          </table:table-cell>
          <table:table-cell table:formula="of:=100*[.F165]" office:value-type="float" office:value="183.1" calcext:value-type="float">
            <text:p>183.1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30.751" calcext:value-type="float">
            <text:p>330.751</text:p>
          </table:table-cell>
          <table:table-cell table:formula="of:=100*[.F166]" office:value-type="float" office:value="182.9" calcext:value-type="float">
            <text:p>182.9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30.233" calcext:value-type="float">
            <text:p>330.233</text:p>
          </table:table-cell>
          <table:table-cell table:formula="of:=100*[.F167]" office:value-type="float" office:value="182.6" calcext:value-type="float">
            <text:p>182.6</text:p>
          </table:table-cell>
          <table:table-cell office:value-type="float" office:value="0.00009207" calcext:value-type="float">
            <text:p>9.21E-05</text:p>
          </table:table-cell>
          <table:table-cell/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29.738" calcext:value-type="float">
            <text:p>329.738</text:p>
          </table:table-cell>
          <table:table-cell table:formula="of:=100*[.F168]" office:value-type="float" office:value="182.2" calcext:value-type="float">
            <text:p>182.2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29.198" calcext:value-type="float">
            <text:p>329.198</text:p>
          </table:table-cell>
          <table:table-cell table:formula="of:=100*[.F169]" office:value-type="float" office:value="182" calcext:value-type="float">
            <text:p>182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28.681" calcext:value-type="float">
            <text:p>328.681</text:p>
          </table:table-cell>
          <table:table-cell table:formula="of:=100*[.F170]" office:value-type="float" office:value="181.6" calcext:value-type="float">
            <text:p>181.6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28.164" calcext:value-type="float">
            <text:p>328.164</text:p>
          </table:table-cell>
          <table:table-cell table:formula="of:=100*[.F171]" office:value-type="float" office:value="181.3" calcext:value-type="float">
            <text:p>181.3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7.646" calcext:value-type="float">
            <text:p>327.646</text:p>
          </table:table-cell>
          <table:table-cell table:formula="of:=100*[.F172]" office:value-type="float" office:value="181.1" calcext:value-type="float">
            <text:p>181.1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811" calcext:value-type="float">
            <text:p>1.81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27.129" calcext:value-type="float">
            <text:p>327.129</text:p>
          </table:table-cell>
          <table:table-cell table:formula="of:=100*[.F173]" office:value-type="float" office:value="180.9" calcext:value-type="float">
            <text:p>180.9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26.525" calcext:value-type="float">
            <text:p>326.525</text:p>
          </table:table-cell>
          <table:table-cell table:formula="of:=100*[.F174]" office:value-type="float" office:value="180.5" calcext:value-type="float">
            <text:p>180.5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26.007" calcext:value-type="float">
            <text:p>326.007</text:p>
          </table:table-cell>
          <table:table-cell table:formula="of:=100*[.F175]" office:value-type="float" office:value="180.2" calcext:value-type="float">
            <text:p>180.2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25.468" calcext:value-type="float">
            <text:p>325.468</text:p>
          </table:table-cell>
          <table:table-cell table:formula="of:=100*[.F176]" office:value-type="float" office:value="180.1" calcext:value-type="float">
            <text:p>180.1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24.929" calcext:value-type="float">
            <text:p>324.929</text:p>
          </table:table-cell>
          <table:table-cell table:formula="of:=100*[.F177]" office:value-type="float" office:value="179.8" calcext:value-type="float">
            <text:p>179.8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24.39" calcext:value-type="float">
            <text:p>324.39</text:p>
          </table:table-cell>
          <table:table-cell table:formula="of:=100*[.F178]" office:value-type="float" office:value="179.6" calcext:value-type="float">
            <text:p>179.6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23.894" calcext:value-type="float">
            <text:p>323.894</text:p>
          </table:table-cell>
          <table:table-cell table:formula="of:=100*[.F179]" office:value-type="float" office:value="179.2" calcext:value-type="float">
            <text:p>179.2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23.398" calcext:value-type="float">
            <text:p>323.398</text:p>
          </table:table-cell>
          <table:table-cell table:formula="of:=100*[.F180]" office:value-type="float" office:value="179.1" calcext:value-type="float">
            <text:p>179.1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22.902" calcext:value-type="float">
            <text:p>322.902</text:p>
          </table:table-cell>
          <table:table-cell table:formula="of:=100*[.F181]" office:value-type="float" office:value="178.8" calcext:value-type="float">
            <text:p>178.8</text:p>
          </table:table-cell>
          <table:table-cell office:value-type="float" office:value="0.00009212" calcext:value-type="float">
            <text:p>9.21E-05</text:p>
          </table:table-cell>
          <table:table-cell/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22.407" calcext:value-type="float">
            <text:p>322.407</text:p>
          </table:table-cell>
          <table:table-cell table:formula="of:=100*[.F182]" office:value-type="float" office:value="178.7" calcext:value-type="float">
            <text:p>178.7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787" calcext:value-type="float">
            <text:p>1.787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21.954" calcext:value-type="float">
            <text:p>321.954</text:p>
          </table:table-cell>
          <table:table-cell table:formula="of:=100*[.F183]" office:value-type="float" office:value="178.4" calcext:value-type="float">
            <text:p>178.4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21.523" calcext:value-type="float">
            <text:p>321.523</text:p>
          </table:table-cell>
          <table:table-cell table:formula="of:=100*[.F184]" office:value-type="float" office:value="178.2" calcext:value-type="float">
            <text:p>178.2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21.005" calcext:value-type="float">
            <text:p>321.005</text:p>
          </table:table-cell>
          <table:table-cell table:formula="of:=100*[.F185]" office:value-type="float" office:value="178.1" calcext:value-type="float">
            <text:p>178.1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20.574" calcext:value-type="float">
            <text:p>320.574</text:p>
          </table:table-cell>
          <table:table-cell table:formula="of:=100*[.F186]" office:value-type="float" office:value="177.8" calcext:value-type="float">
            <text:p>177.8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20.186" calcext:value-type="float">
            <text:p>320.186</text:p>
          </table:table-cell>
          <table:table-cell table:formula="of:=100*[.F187]" office:value-type="float" office:value="177.7" calcext:value-type="float">
            <text:p>177.7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19.69" calcext:value-type="float">
            <text:p>319.69</text:p>
          </table:table-cell>
          <table:table-cell table:formula="of:=100*[.F188]" office:value-type="float" office:value="177.4" calcext:value-type="float">
            <text:p>177.4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19.323" calcext:value-type="float">
            <text:p>319.323</text:p>
          </table:table-cell>
          <table:table-cell table:formula="of:=100*[.F189]" office:value-type="float" office:value="177.3" calcext:value-type="float">
            <text:p>177.3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18.849" calcext:value-type="float">
            <text:p>318.849</text:p>
          </table:table-cell>
          <table:table-cell table:formula="of:=100*[.F190]" office:value-type="float" office:value="177.1" calcext:value-type="float">
            <text:p>177.1</text:p>
          </table:table-cell>
          <table:table-cell office:value-type="float" office:value="0.00009229" calcext:value-type="float">
            <text:p>9.23E-05</text:p>
          </table:table-cell>
          <table:table-cell/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18.504" calcext:value-type="float">
            <text:p>318.504</text:p>
          </table:table-cell>
          <table:table-cell table:formula="of:=100*[.F191]" office:value-type="float" office:value="176.9" calcext:value-type="float">
            <text:p>176.9</text:p>
          </table:table-cell>
          <table:table-cell office:value-type="float" office:value="0.00009229" calcext:value-type="float">
            <text:p>9.23E-05</text:p>
          </table:table-cell>
          <table:table-cell/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18.073" calcext:value-type="float">
            <text:p>318.073</text:p>
          </table:table-cell>
          <table:table-cell table:formula="of:=100*[.F192]" office:value-type="float" office:value="176.8" calcext:value-type="float">
            <text:p>176.8</text:p>
          </table:table-cell>
          <table:table-cell office:value-type="float" office:value="0.00009229" calcext:value-type="float">
            <text:p>9.23E-05</text:p>
          </table:table-cell>
          <table:table-cell/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17.685" calcext:value-type="float">
            <text:p>317.685</text:p>
          </table:table-cell>
          <table:table-cell table:formula="of:=100*[.F193]" office:value-type="float" office:value="176.6" calcext:value-type="float">
            <text:p>176.6</text:p>
          </table:table-cell>
          <table:table-cell office:value-type="float" office:value="0.0000922" calcext:value-type="float">
            <text:p>9.22E-05</text:p>
          </table:table-cell>
          <table:table-cell/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17.296" calcext:value-type="float">
            <text:p>317.296</text:p>
          </table:table-cell>
          <table:table-cell table:formula="of:=100*[.F194]" office:value-type="float" office:value="176.3" calcext:value-type="float">
            <text:p>176.3</text:p>
          </table:table-cell>
          <table:table-cell office:value-type="float" office:value="0.00009216" calcext:value-type="float">
            <text:p>9.22E-05</text:p>
          </table:table-cell>
          <table:table-cell/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16.865" calcext:value-type="float">
            <text:p>316.865</text:p>
          </table:table-cell>
          <table:table-cell table:formula="of:=100*[.F195]" office:value-type="float" office:value="176.2" calcext:value-type="float">
            <text:p>176.2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16.477" calcext:value-type="float">
            <text:p>316.477</text:p>
          </table:table-cell>
          <table:table-cell table:formula="of:=100*[.F196]" office:value-type="float" office:value="176.2" calcext:value-type="float">
            <text:p>176.2</text:p>
          </table:table-cell>
          <table:table-cell office:value-type="float" office:value="0.00009229" calcext:value-type="float">
            <text:p>9.23E-05</text:p>
          </table:table-cell>
          <table:table-cell/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16.089" calcext:value-type="float">
            <text:p>316.089</text:p>
          </table:table-cell>
          <table:table-cell table:formula="of:=100*[.F197]" office:value-type="float" office:value="175.9" calcext:value-type="float">
            <text:p>175.9</text:p>
          </table:table-cell>
          <table:table-cell office:value-type="float" office:value="0.00009233" calcext:value-type="float">
            <text:p>9.23E-05</text:p>
          </table:table-cell>
          <table:table-cell/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15.744" calcext:value-type="float">
            <text:p>315.744</text:p>
          </table:table-cell>
          <table:table-cell table:formula="of:=100*[.F198]" office:value-type="float" office:value="175.8" calcext:value-type="float">
            <text:p>175.8</text:p>
          </table:table-cell>
          <table:table-cell office:value-type="float" office:value="0.00009224" calcext:value-type="float">
            <text:p>9.22E-05</text:p>
          </table:table-cell>
          <table:table-cell/>
          <table:table-cell office:value-type="float" office:value="1.758" calcext:value-type="float">
            <text:p>1.758</text:p>
          </table:table-cell>
        </table:table-row>
      </table:table>
      <table:table table:name="Data 6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empo ( s )</text:p>
          </table:table-cell>
          <table:table-cell office:value-type="string" calcext:value-type="string">
            <text:p>T ( K )</text:p>
          </table:table-cell>
          <table:table-cell office:value-type="string" calcext:value-type="string">
            <text:p>P ( kPa )</text:p>
          </table:table-cell>
          <table:table-cell table:style-name="Default" office:value-type="string" calcext:value-type="string">
            <text:p>V ( m3 )</text:p>
          </table:table-cell>
          <table:table-cell/>
          <table:table-cell office:value-type="string" calcext:value-type="string">
            <text:p>Voltaje ( V 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.132" calcext:value-type="float">
            <text:p>287.132</text:p>
          </table:table-cell>
          <table:table-cell table:formula="of:=100*[.F2]" office:value-type="float" office:value="65.5" calcext:value-type="float">
            <text:p>65.5</text:p>
          </table:table-cell>
          <table:table-cell office:value-type="float" office:value="0.0003905" calcext:value-type="float">
            <text:p>3.91E-04</text:p>
          </table:table-cell>
          <table:table-cell/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87.326" calcext:value-type="float">
            <text:p>287.326</text:p>
          </table:table-cell>
          <table:table-cell table:formula="of:=100*[.F3]" office:value-type="float" office:value="65.7" calcext:value-type="float">
            <text:p>65.7</text:p>
          </table:table-cell>
          <table:table-cell office:value-type="float" office:value="0.0003897" calcext:value-type="float">
            <text:p>3.90E-04</text:p>
          </table:table-cell>
          <table:table-cell/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7.563" calcext:value-type="float">
            <text:p>287.563</text:p>
          </table:table-cell>
          <table:table-cell table:formula="of:=100*[.F4]" office:value-type="float" office:value="65.9" calcext:value-type="float">
            <text:p>65.9</text:p>
          </table:table-cell>
          <table:table-cell office:value-type="float" office:value="0.0003885" calcext:value-type="float">
            <text:p>3.89E-04</text:p>
          </table:table-cell>
          <table:table-cell/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7.8" calcext:value-type="float">
            <text:p>287.8</text:p>
          </table:table-cell>
          <table:table-cell table:formula="of:=100*[.F5]" office:value-type="float" office:value="66.4" calcext:value-type="float">
            <text:p>66.4</text:p>
          </table:table-cell>
          <table:table-cell office:value-type="float" office:value="0.0003868" calcext:value-type="float">
            <text:p>3.87E-04</text:p>
          </table:table-cell>
          <table:table-cell/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8.145" calcext:value-type="float">
            <text:p>288.145</text:p>
          </table:table-cell>
          <table:table-cell table:formula="of:=100*[.F6]" office:value-type="float" office:value="66.8" calcext:value-type="float">
            <text:p>66.8</text:p>
          </table:table-cell>
          <table:table-cell office:value-type="float" office:value="0.0003844" calcext:value-type="float">
            <text:p>3.84E-04</text:p>
          </table:table-cell>
          <table:table-cell/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8.576" calcext:value-type="float">
            <text:p>288.576</text:p>
          </table:table-cell>
          <table:table-cell table:formula="of:=100*[.F7]" office:value-type="float" office:value="67.4" calcext:value-type="float">
            <text:p>67.4</text:p>
          </table:table-cell>
          <table:table-cell office:value-type="float" office:value="0.0003814" calcext:value-type="float">
            <text:p>3.81E-04</text:p>
          </table:table-cell>
          <table:table-cell/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89.007" calcext:value-type="float">
            <text:p>289.007</text:p>
          </table:table-cell>
          <table:table-cell table:formula="of:=100*[.F8]" office:value-type="float" office:value="67.9" calcext:value-type="float">
            <text:p>67.9</text:p>
          </table:table-cell>
          <table:table-cell office:value-type="float" office:value="0.0003785" calcext:value-type="float">
            <text:p>3.79E-04</text:p>
          </table:table-cell>
          <table:table-cell/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9.503" calcext:value-type="float">
            <text:p>289.503</text:p>
          </table:table-cell>
          <table:table-cell table:formula="of:=100*[.F9]" office:value-type="float" office:value="68.4" calcext:value-type="float">
            <text:p>68.4</text:p>
          </table:table-cell>
          <table:table-cell office:value-type="float" office:value="0.0003763" calcext:value-type="float">
            <text:p>3.76E-04</text:p>
          </table:table-cell>
          <table:table-cell/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9.848" calcext:value-type="float">
            <text:p>289.848</text:p>
          </table:table-cell>
          <table:table-cell table:formula="of:=100*[.F10]" office:value-type="float" office:value="68.7" calcext:value-type="float">
            <text:p>68.7</text:p>
          </table:table-cell>
          <table:table-cell office:value-type="float" office:value="0.0003745" calcext:value-type="float">
            <text:p>3.75E-04</text:p>
          </table:table-cell>
          <table:table-cell/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90.107" calcext:value-type="float">
            <text:p>290.107</text:p>
          </table:table-cell>
          <table:table-cell table:formula="of:=100*[.F11]" office:value-type="float" office:value="69" calcext:value-type="float">
            <text:p>69</text:p>
          </table:table-cell>
          <table:table-cell office:value-type="float" office:value="0.0003729" calcext:value-type="float">
            <text:p>3.73E-04</text:p>
          </table:table-cell>
          <table:table-cell/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0.387" calcext:value-type="float">
            <text:p>290.387</text:p>
          </table:table-cell>
          <table:table-cell table:formula="of:=100*[.F12]" office:value-type="float" office:value="69.3" calcext:value-type="float">
            <text:p>69.3</text:p>
          </table:table-cell>
          <table:table-cell office:value-type="float" office:value="0.0003712" calcext:value-type="float">
            <text:p>3.71E-04</text:p>
          </table:table-cell>
          <table:table-cell/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90.711" calcext:value-type="float">
            <text:p>290.711</text:p>
          </table:table-cell>
          <table:table-cell table:formula="of:=100*[.F13]" office:value-type="float" office:value="69.7" calcext:value-type="float">
            <text:p>69.7</text:p>
          </table:table-cell>
          <table:table-cell office:value-type="float" office:value="0.0003693" calcext:value-type="float">
            <text:p>3.69E-04</text:p>
          </table:table-cell>
          <table:table-cell/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91.077" calcext:value-type="float">
            <text:p>291.077</text:p>
          </table:table-cell>
          <table:table-cell table:formula="of:=100*[.F14]" office:value-type="float" office:value="70.3" calcext:value-type="float">
            <text:p>70.3</text:p>
          </table:table-cell>
          <table:table-cell office:value-type="float" office:value="0.0003669" calcext:value-type="float">
            <text:p>3.67E-04</text:p>
          </table:table-cell>
          <table:table-cell/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91.466" calcext:value-type="float">
            <text:p>291.466</text:p>
          </table:table-cell>
          <table:table-cell table:formula="of:=100*[.F15]" office:value-type="float" office:value="70.9" calcext:value-type="float">
            <text:p>70.9</text:p>
          </table:table-cell>
          <table:table-cell office:value-type="float" office:value="0.0003638" calcext:value-type="float">
            <text:p>3.64E-04</text:p>
          </table:table-cell>
          <table:table-cell/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91.961" calcext:value-type="float">
            <text:p>291.961</text:p>
          </table:table-cell>
          <table:table-cell table:formula="of:=100*[.F16]" office:value-type="float" office:value="71.6" calcext:value-type="float">
            <text:p>71.6</text:p>
          </table:table-cell>
          <table:table-cell office:value-type="float" office:value="0.0003602" calcext:value-type="float">
            <text:p>3.60E-04</text:p>
          </table:table-cell>
          <table:table-cell/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2.63" calcext:value-type="float">
            <text:p>292.63</text:p>
          </table:table-cell>
          <table:table-cell table:formula="of:=100*[.F17]" office:value-type="float" office:value="72.5" calcext:value-type="float">
            <text:p>72.5</text:p>
          </table:table-cell>
          <table:table-cell office:value-type="float" office:value="0.0003562" calcext:value-type="float">
            <text:p>3.56E-04</text:p>
          </table:table-cell>
          <table:table-cell/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93.212" calcext:value-type="float">
            <text:p>293.212</text:p>
          </table:table-cell>
          <table:table-cell table:formula="of:=100*[.F18]" office:value-type="float" office:value="73.2" calcext:value-type="float">
            <text:p>73.2</text:p>
          </table:table-cell>
          <table:table-cell office:value-type="float" office:value="0.0003524" calcext:value-type="float">
            <text:p>3.52E-04</text:p>
          </table:table-cell>
          <table:table-cell/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93.816" calcext:value-type="float">
            <text:p>293.816</text:p>
          </table:table-cell>
          <table:table-cell table:formula="of:=100*[.F19]" office:value-type="float" office:value="74" calcext:value-type="float">
            <text:p>74</text:p>
          </table:table-cell>
          <table:table-cell office:value-type="float" office:value="0.0003494" calcext:value-type="float">
            <text:p>3.49E-04</text:p>
          </table:table-cell>
          <table:table-cell/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94.333" calcext:value-type="float">
            <text:p>294.333</text:p>
          </table:table-cell>
          <table:table-cell table:formula="of:=100*[.F20]" office:value-type="float" office:value="74.5" calcext:value-type="float">
            <text:p>74.5</text:p>
          </table:table-cell>
          <table:table-cell office:value-type="float" office:value="0.0003469" calcext:value-type="float">
            <text:p>3.47E-04</text:p>
          </table:table-cell>
          <table:table-cell/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94.7" calcext:value-type="float">
            <text:p>294.7</text:p>
          </table:table-cell>
          <table:table-cell table:formula="of:=100*[.F21]" office:value-type="float" office:value="75" calcext:value-type="float">
            <text:p>75</text:p>
          </table:table-cell>
          <table:table-cell office:value-type="float" office:value="0.0003448" calcext:value-type="float">
            <text:p>3.45E-04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5.109" calcext:value-type="float">
            <text:p>295.109</text:p>
          </table:table-cell>
          <table:table-cell table:formula="of:=100*[.F22]" office:value-type="float" office:value="75.3" calcext:value-type="float">
            <text:p>75.3</text:p>
          </table:table-cell>
          <table:table-cell office:value-type="float" office:value="0.0003428" calcext:value-type="float">
            <text:p>3.43E-04</text:p>
          </table:table-cell>
          <table:table-cell/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5.498" calcext:value-type="float">
            <text:p>295.498</text:p>
          </table:table-cell>
          <table:table-cell table:formula="of:=100*[.F23]" office:value-type="float" office:value="75.7" calcext:value-type="float">
            <text:p>75.7</text:p>
          </table:table-cell>
          <table:table-cell office:value-type="float" office:value="0.0003407" calcext:value-type="float">
            <text:p>3.41E-04</text:p>
          </table:table-cell>
          <table:table-cell/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95.929" calcext:value-type="float">
            <text:p>295.929</text:p>
          </table:table-cell>
          <table:table-cell table:formula="of:=100*[.F24]" office:value-type="float" office:value="76.3" calcext:value-type="float">
            <text:p>76.3</text:p>
          </table:table-cell>
          <table:table-cell office:value-type="float" office:value="0.0003383" calcext:value-type="float">
            <text:p>3.38E-04</text:p>
          </table:table-cell>
          <table:table-cell/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96.425" calcext:value-type="float">
            <text:p>296.425</text:p>
          </table:table-cell>
          <table:table-cell table:formula="of:=100*[.F25]" office:value-type="float" office:value="77" calcext:value-type="float">
            <text:p>77</text:p>
          </table:table-cell>
          <table:table-cell office:value-type="float" office:value="0.0003355" calcext:value-type="float">
            <text:p>3.36E-04</text:p>
          </table:table-cell>
          <table:table-cell/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96.964" calcext:value-type="float">
            <text:p>296.964</text:p>
          </table:table-cell>
          <table:table-cell table:formula="of:=100*[.F26]" office:value-type="float" office:value="77.6" calcext:value-type="float">
            <text:p>77.6</text:p>
          </table:table-cell>
          <table:table-cell office:value-type="float" office:value="0.0003325" calcext:value-type="float">
            <text:p>3.33E-04</text:p>
          </table:table-cell>
          <table:table-cell/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7.567" calcext:value-type="float">
            <text:p>297.567</text:p>
          </table:table-cell>
          <table:table-cell table:formula="of:=100*[.F27]" office:value-type="float" office:value="78.4" calcext:value-type="float">
            <text:p>78.4</text:p>
          </table:table-cell>
          <table:table-cell office:value-type="float" office:value="0.0003293" calcext:value-type="float">
            <text:p>3.29E-04</text:p>
          </table:table-cell>
          <table:table-cell/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98.193" calcext:value-type="float">
            <text:p>298.193</text:p>
          </table:table-cell>
          <table:table-cell table:formula="of:=100*[.F28]" office:value-type="float" office:value="79" calcext:value-type="float">
            <text:p>79</text:p>
          </table:table-cell>
          <table:table-cell office:value-type="float" office:value="0.0003264" calcext:value-type="float">
            <text:p>3.26E-04</text:p>
          </table:table-cell>
          <table:table-cell/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8.84" calcext:value-type="float">
            <text:p>298.84</text:p>
          </table:table-cell>
          <table:table-cell table:formula="of:=100*[.F29]" office:value-type="float" office:value="79.7" calcext:value-type="float">
            <text:p>79.7</text:p>
          </table:table-cell>
          <table:table-cell office:value-type="float" office:value="0.0003235" calcext:value-type="float">
            <text:p>3.24E-04</text:p>
          </table:table-cell>
          <table:table-cell/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99.53" calcext:value-type="float">
            <text:p>299.53</text:p>
          </table:table-cell>
          <table:table-cell table:formula="of:=100*[.F30]" office:value-type="float" office:value="80.4" calcext:value-type="float">
            <text:p>80.4</text:p>
          </table:table-cell>
          <table:table-cell office:value-type="float" office:value="0.0003206" calcext:value-type="float">
            <text:p>3.21E-04</text:p>
          </table:table-cell>
          <table:table-cell/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00.176" calcext:value-type="float">
            <text:p>300.176</text:p>
          </table:table-cell>
          <table:table-cell table:formula="of:=100*[.F31]" office:value-type="float" office:value="81.1" calcext:value-type="float">
            <text:p>81.1</text:p>
          </table:table-cell>
          <table:table-cell office:value-type="float" office:value="0.0003177" calcext:value-type="float">
            <text:p>3.18E-04</text:p>
          </table:table-cell>
          <table:table-cell/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0.91" calcext:value-type="float">
            <text:p>300.91</text:p>
          </table:table-cell>
          <table:table-cell table:formula="of:=100*[.F32]" office:value-type="float" office:value="82" calcext:value-type="float">
            <text:p>82</text:p>
          </table:table-cell>
          <table:table-cell office:value-type="float" office:value="0.0003146" calcext:value-type="float">
            <text:p>3.15E-04</text:p>
          </table:table-cell>
          <table:table-cell/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01.6" calcext:value-type="float">
            <text:p>301.6</text:p>
          </table:table-cell>
          <table:table-cell table:formula="of:=100*[.F33]" office:value-type="float" office:value="82.8" calcext:value-type="float">
            <text:p>82.8</text:p>
          </table:table-cell>
          <table:table-cell office:value-type="float" office:value="0.0003114" calcext:value-type="float">
            <text:p>3.11E-04</text:p>
          </table:table-cell>
          <table:table-cell/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02.397" calcext:value-type="float">
            <text:p>302.397</text:p>
          </table:table-cell>
          <table:table-cell table:formula="of:=100*[.F34]" office:value-type="float" office:value="83.4" calcext:value-type="float">
            <text:p>83.4</text:p>
          </table:table-cell>
          <table:table-cell office:value-type="float" office:value="0.000308" calcext:value-type="float">
            <text:p>3.08E-04</text:p>
          </table:table-cell>
          <table:table-cell/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03.195" calcext:value-type="float">
            <text:p>303.195</text:p>
          </table:table-cell>
          <table:table-cell table:formula="of:=100*[.F35]" office:value-type="float" office:value="84.4" calcext:value-type="float">
            <text:p>84.4</text:p>
          </table:table-cell>
          <table:table-cell office:value-type="float" office:value="0.0003046" calcext:value-type="float">
            <text:p>3.05E-04</text:p>
          </table:table-cell>
          <table:table-cell/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04.058" calcext:value-type="float">
            <text:p>304.058</text:p>
          </table:table-cell>
          <table:table-cell table:formula="of:=100*[.F36]" office:value-type="float" office:value="85.3" calcext:value-type="float">
            <text:p>85.3</text:p>
          </table:table-cell>
          <table:table-cell office:value-type="float" office:value="0.0003011" calcext:value-type="float">
            <text:p>3.01E-04</text:p>
          </table:table-cell>
          <table:table-cell/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4.985" calcext:value-type="float">
            <text:p>304.985</text:p>
          </table:table-cell>
          <table:table-cell table:formula="of:=100*[.F37]" office:value-type="float" office:value="86.2" calcext:value-type="float">
            <text:p>86.2</text:p>
          </table:table-cell>
          <table:table-cell office:value-type="float" office:value="0.0002975" calcext:value-type="float">
            <text:p>2.98E-04</text:p>
          </table:table-cell>
          <table:table-cell/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05.912" calcext:value-type="float">
            <text:p>305.912</text:p>
          </table:table-cell>
          <table:table-cell table:formula="of:=100*[.F38]" office:value-type="float" office:value="87.4" calcext:value-type="float">
            <text:p>87.4</text:p>
          </table:table-cell>
          <table:table-cell office:value-type="float" office:value="0.0002937" calcext:value-type="float">
            <text:p>2.94E-04</text:p>
          </table:table-cell>
          <table:table-cell/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06.839" calcext:value-type="float">
            <text:p>306.839</text:p>
          </table:table-cell>
          <table:table-cell table:formula="of:=100*[.F39]" office:value-type="float" office:value="88.3" calcext:value-type="float">
            <text:p>88.3</text:p>
          </table:table-cell>
          <table:table-cell office:value-type="float" office:value="0.0002901" calcext:value-type="float">
            <text:p>2.90E-04</text:p>
          </table:table-cell>
          <table:table-cell/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07.809" calcext:value-type="float">
            <text:p>307.809</text:p>
          </table:table-cell>
          <table:table-cell table:formula="of:=100*[.F40]" office:value-type="float" office:value="89.4" calcext:value-type="float">
            <text:p>89.4</text:p>
          </table:table-cell>
          <table:table-cell office:value-type="float" office:value="0.0002865" calcext:value-type="float">
            <text:p>2.87E-04</text:p>
          </table:table-cell>
          <table:table-cell/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08.672" calcext:value-type="float">
            <text:p>308.672</text:p>
          </table:table-cell>
          <table:table-cell table:formula="of:=100*[.F41]" office:value-type="float" office:value="90.2" calcext:value-type="float">
            <text:p>90.2</text:p>
          </table:table-cell>
          <table:table-cell office:value-type="float" office:value="0.0002835" calcext:value-type="float">
            <text:p>2.84E-04</text:p>
          </table:table-cell>
          <table:table-cell/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9.534" calcext:value-type="float">
            <text:p>309.534</text:p>
          </table:table-cell>
          <table:table-cell table:formula="of:=100*[.F42]" office:value-type="float" office:value="91.1" calcext:value-type="float">
            <text:p>91.1</text:p>
          </table:table-cell>
          <table:table-cell office:value-type="float" office:value="0.0002807" calcext:value-type="float">
            <text:p>2.81E-04</text:p>
          </table:table-cell>
          <table:table-cell/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418" calcext:value-type="float">
            <text:p>310.418</text:p>
          </table:table-cell>
          <table:table-cell table:formula="of:=100*[.F43]" office:value-type="float" office:value="92" calcext:value-type="float">
            <text:p>92</text:p>
          </table:table-cell>
          <table:table-cell office:value-type="float" office:value="0.0002771" calcext:value-type="float">
            <text:p>2.77E-04</text:p>
          </table:table-cell>
          <table:table-cell/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259" calcext:value-type="float">
            <text:p>311.259</text:p>
          </table:table-cell>
          <table:table-cell table:formula="of:=100*[.F44]" office:value-type="float" office:value="93.1" calcext:value-type="float">
            <text:p>93.1</text:p>
          </table:table-cell>
          <table:table-cell office:value-type="float" office:value="0.0002739" calcext:value-type="float">
            <text:p>2.74E-04</text:p>
          </table:table-cell>
          <table:table-cell/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2.143" calcext:value-type="float">
            <text:p>312.143</text:p>
          </table:table-cell>
          <table:table-cell table:formula="of:=100*[.F45]" office:value-type="float" office:value="94" calcext:value-type="float">
            <text:p>94</text:p>
          </table:table-cell>
          <table:table-cell office:value-type="float" office:value="0.000271" calcext:value-type="float">
            <text:p>2.71E-04</text:p>
          </table:table-cell>
          <table:table-cell/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2.984" calcext:value-type="float">
            <text:p>312.984</text:p>
          </table:table-cell>
          <table:table-cell table:formula="of:=100*[.F46]" office:value-type="float" office:value="94.7" calcext:value-type="float">
            <text:p>94.7</text:p>
          </table:table-cell>
          <table:table-cell office:value-type="float" office:value="0.0002683" calcext:value-type="float">
            <text:p>2.68E-04</text:p>
          </table:table-cell>
          <table:table-cell/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3.652" calcext:value-type="float">
            <text:p>313.652</text:p>
          </table:table-cell>
          <table:table-cell table:formula="of:=100*[.F47]" office:value-type="float" office:value="95.5" calcext:value-type="float">
            <text:p>95.5</text:p>
          </table:table-cell>
          <table:table-cell office:value-type="float" office:value="0.0002659" calcext:value-type="float">
            <text:p>2.66E-04</text:p>
          </table:table-cell>
          <table:table-cell/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14.278" calcext:value-type="float">
            <text:p>314.278</text:p>
          </table:table-cell>
          <table:table-cell table:formula="of:=100*[.F48]" office:value-type="float" office:value="96.1" calcext:value-type="float">
            <text:p>96.1</text:p>
          </table:table-cell>
          <table:table-cell office:value-type="float" office:value="0.0002638" calcext:value-type="float">
            <text:p>2.64E-04</text:p>
          </table:table-cell>
          <table:table-cell/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14.795" calcext:value-type="float">
            <text:p>314.795</text:p>
          </table:table-cell>
          <table:table-cell table:formula="of:=100*[.F49]" office:value-type="float" office:value="96.7" calcext:value-type="float">
            <text:p>96.7</text:p>
          </table:table-cell>
          <table:table-cell office:value-type="float" office:value="0.0002618" calcext:value-type="float">
            <text:p>2.62E-04</text:p>
          </table:table-cell>
          <table:table-cell/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15.291" calcext:value-type="float">
            <text:p>315.291</text:p>
          </table:table-cell>
          <table:table-cell table:formula="of:=100*[.F50]" office:value-type="float" office:value="97.4" calcext:value-type="float">
            <text:p>97.4</text:p>
          </table:table-cell>
          <table:table-cell office:value-type="float" office:value="0.0002598" calcext:value-type="float">
            <text:p>2.60E-04</text:p>
          </table:table-cell>
          <table:table-cell/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15.766" calcext:value-type="float">
            <text:p>315.766</text:p>
          </table:table-cell>
          <table:table-cell table:formula="of:=100*[.F51]" office:value-type="float" office:value="98" calcext:value-type="float">
            <text:p>98</text:p>
          </table:table-cell>
          <table:table-cell office:value-type="float" office:value="0.0002578" calcext:value-type="float">
            <text:p>2.58E-04</text:p>
          </table:table-cell>
          <table:table-cell/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.326" calcext:value-type="float">
            <text:p>316.326</text:p>
          </table:table-cell>
          <table:table-cell table:formula="of:=100*[.F52]" office:value-type="float" office:value="98.6" calcext:value-type="float">
            <text:p>98.6</text:p>
          </table:table-cell>
          <table:table-cell office:value-type="float" office:value="0.0002553" calcext:value-type="float">
            <text:p>2.55E-04</text:p>
          </table:table-cell>
          <table:table-cell/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16.951" calcext:value-type="float">
            <text:p>316.951</text:p>
          </table:table-cell>
          <table:table-cell table:formula="of:=100*[.F53]" office:value-type="float" office:value="99.7" calcext:value-type="float">
            <text:p>99.7</text:p>
          </table:table-cell>
          <table:table-cell office:value-type="float" office:value="0.0002526" calcext:value-type="float">
            <text:p>2.53E-04</text:p>
          </table:table-cell>
          <table:table-cell/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17.663" calcext:value-type="float">
            <text:p>317.663</text:p>
          </table:table-cell>
          <table:table-cell table:formula="of:=100*[.F54]" office:value-type="float" office:value="100.8" calcext:value-type="float">
            <text:p>100.8</text:p>
          </table:table-cell>
          <table:table-cell office:value-type="float" office:value="0.0002492" calcext:value-type="float">
            <text:p>2.49E-04</text:p>
          </table:table-cell>
          <table:table-cell/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18.525" calcext:value-type="float">
            <text:p>318.525</text:p>
          </table:table-cell>
          <table:table-cell table:formula="of:=100*[.F55]" office:value-type="float" office:value="102.1" calcext:value-type="float">
            <text:p>102.1</text:p>
          </table:table-cell>
          <table:table-cell office:value-type="float" office:value="0.0002457" calcext:value-type="float">
            <text:p>2.46E-04</text:p>
          </table:table-cell>
          <table:table-cell/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19.453" calcext:value-type="float">
            <text:p>319.453</text:p>
          </table:table-cell>
          <table:table-cell table:formula="of:=100*[.F56]" office:value-type="float" office:value="103.4" calcext:value-type="float">
            <text:p>103.4</text:p>
          </table:table-cell>
          <table:table-cell office:value-type="float" office:value="0.0002421" calcext:value-type="float">
            <text:p>2.42E-04</text:p>
          </table:table-cell>
          <table:table-cell/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20.401" calcext:value-type="float">
            <text:p>320.401</text:p>
          </table:table-cell>
          <table:table-cell table:formula="of:=100*[.F57]" office:value-type="float" office:value="104.5" calcext:value-type="float">
            <text:p>104.5</text:p>
          </table:table-cell>
          <table:table-cell office:value-type="float" office:value="0.0002387" calcext:value-type="float">
            <text:p>2.39E-04</text:p>
          </table:table-cell>
          <table:table-cell/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21.264" calcext:value-type="float">
            <text:p>321.264</text:p>
          </table:table-cell>
          <table:table-cell table:formula="of:=100*[.F58]" office:value-type="float" office:value="105.5" calcext:value-type="float">
            <text:p>105.5</text:p>
          </table:table-cell>
          <table:table-cell office:value-type="float" office:value="0.0002359" calcext:value-type="float">
            <text:p>2.36E-04</text:p>
          </table:table-cell>
          <table:table-cell/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21.954" calcext:value-type="float">
            <text:p>321.954</text:p>
          </table:table-cell>
          <table:table-cell table:formula="of:=100*[.F59]" office:value-type="float" office:value="106.4" calcext:value-type="float">
            <text:p>106.4</text:p>
          </table:table-cell>
          <table:table-cell office:value-type="float" office:value="0.0002333" calcext:value-type="float">
            <text:p>2.33E-04</text:p>
          </table:table-cell>
          <table:table-cell/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22.557" calcext:value-type="float">
            <text:p>322.557</text:p>
          </table:table-cell>
          <table:table-cell table:formula="of:=100*[.F60]" office:value-type="float" office:value="107.3" calcext:value-type="float">
            <text:p>107.3</text:p>
          </table:table-cell>
          <table:table-cell office:value-type="float" office:value="0.0002313" calcext:value-type="float">
            <text:p>2.31E-04</text:p>
          </table:table-cell>
          <table:table-cell/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23.01" calcext:value-type="float">
            <text:p>323.01</text:p>
          </table:table-cell>
          <table:table-cell table:formula="of:=100*[.F61]" office:value-type="float" office:value="107.9" calcext:value-type="float">
            <text:p>107.9</text:p>
          </table:table-cell>
          <table:table-cell office:value-type="float" office:value="0.0002294" calcext:value-type="float">
            <text:p>2.29E-04</text:p>
          </table:table-cell>
          <table:table-cell/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3.506" calcext:value-type="float">
            <text:p>323.506</text:p>
          </table:table-cell>
          <table:table-cell table:formula="of:=100*[.F62]" office:value-type="float" office:value="108.4" calcext:value-type="float">
            <text:p>108.4</text:p>
          </table:table-cell>
          <table:table-cell office:value-type="float" office:value="0.0002276" calcext:value-type="float">
            <text:p>2.28E-04</text:p>
          </table:table-cell>
          <table:table-cell/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23.851" calcext:value-type="float">
            <text:p>323.851</text:p>
          </table:table-cell>
          <table:table-cell table:formula="of:=100*[.F63]" office:value-type="float" office:value="109" calcext:value-type="float">
            <text:p>109</text:p>
          </table:table-cell>
          <table:table-cell office:value-type="float" office:value="0.000226" calcext:value-type="float">
            <text:p>2.26E-04</text:p>
          </table:table-cell>
          <table:table-cell/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24.196" calcext:value-type="float">
            <text:p>324.196</text:p>
          </table:table-cell>
          <table:table-cell table:formula="of:=100*[.F64]" office:value-type="float" office:value="109.7" calcext:value-type="float">
            <text:p>109.7</text:p>
          </table:table-cell>
          <table:table-cell office:value-type="float" office:value="0.0002241" calcext:value-type="float">
            <text:p>2.24E-04</text:p>
          </table:table-cell>
          <table:table-cell/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24.627" calcext:value-type="float">
            <text:p>324.627</text:p>
          </table:table-cell>
          <table:table-cell table:formula="of:=100*[.F65]" office:value-type="float" office:value="110.4" calcext:value-type="float">
            <text:p>110.4</text:p>
          </table:table-cell>
          <table:table-cell office:value-type="float" office:value="0.0002222" calcext:value-type="float">
            <text:p>2.22E-04</text:p>
          </table:table-cell>
          <table:table-cell/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25.059" calcext:value-type="float">
            <text:p>325.059</text:p>
          </table:table-cell>
          <table:table-cell table:formula="of:=100*[.F66]" office:value-type="float" office:value="111.2" calcext:value-type="float">
            <text:p>111.2</text:p>
          </table:table-cell>
          <table:table-cell office:value-type="float" office:value="0.0002202" calcext:value-type="float">
            <text:p>2.20E-04</text:p>
          </table:table-cell>
          <table:table-cell/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25.404" calcext:value-type="float">
            <text:p>325.404</text:p>
          </table:table-cell>
          <table:table-cell table:formula="of:=100*[.F67]" office:value-type="float" office:value="111.8" calcext:value-type="float">
            <text:p>111.8</text:p>
          </table:table-cell>
          <table:table-cell office:value-type="float" office:value="0.0002182" calcext:value-type="float">
            <text:p>2.18E-04</text:p>
          </table:table-cell>
          <table:table-cell/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25.9" calcext:value-type="float">
            <text:p>325.9</text:p>
          </table:table-cell>
          <table:table-cell table:formula="of:=100*[.F68]" office:value-type="float" office:value="112.7" calcext:value-type="float">
            <text:p>112.7</text:p>
          </table:table-cell>
          <table:table-cell office:value-type="float" office:value="0.0002161" calcext:value-type="float">
            <text:p>2.16E-04</text:p>
          </table:table-cell>
          <table:table-cell/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26.374" calcext:value-type="float">
            <text:p>326.374</text:p>
          </table:table-cell>
          <table:table-cell table:formula="of:=100*[.F69]" office:value-type="float" office:value="113.6" calcext:value-type="float">
            <text:p>113.6</text:p>
          </table:table-cell>
          <table:table-cell office:value-type="float" office:value="0.0002141" calcext:value-type="float">
            <text:p>2.14E-04</text:p>
          </table:table-cell>
          <table:table-cell/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26.784" calcext:value-type="float">
            <text:p>326.784</text:p>
          </table:table-cell>
          <table:table-cell table:formula="of:=100*[.F70]" office:value-type="float" office:value="114.3" calcext:value-type="float">
            <text:p>114.3</text:p>
          </table:table-cell>
          <table:table-cell office:value-type="float" office:value="0.000212" calcext:value-type="float">
            <text:p>2.12E-04</text:p>
          </table:table-cell>
          <table:table-cell/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27.129" calcext:value-type="float">
            <text:p>327.129</text:p>
          </table:table-cell>
          <table:table-cell table:formula="of:=100*[.F71]" office:value-type="float" office:value="115.2" calcext:value-type="float">
            <text:p>115.2</text:p>
          </table:table-cell>
          <table:table-cell office:value-type="float" office:value="0.00021" calcext:value-type="float">
            <text:p>2.10E-04</text:p>
          </table:table-cell>
          <table:table-cell/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27.474" calcext:value-type="float">
            <text:p>327.474</text:p>
          </table:table-cell>
          <table:table-cell table:formula="of:=100*[.F72]" office:value-type="float" office:value="115.9" calcext:value-type="float">
            <text:p>115.9</text:p>
          </table:table-cell>
          <table:table-cell office:value-type="float" office:value="0.000208" calcext:value-type="float">
            <text:p>2.08E-04</text:p>
          </table:table-cell>
          <table:table-cell/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27.819" calcext:value-type="float">
            <text:p>327.819</text:p>
          </table:table-cell>
          <table:table-cell table:formula="of:=100*[.F73]" office:value-type="float" office:value="116.6" calcext:value-type="float">
            <text:p>116.6</text:p>
          </table:table-cell>
          <table:table-cell office:value-type="float" office:value="0.0002059" calcext:value-type="float">
            <text:p>2.06E-04</text:p>
          </table:table-cell>
          <table:table-cell/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28.185" calcext:value-type="float">
            <text:p>328.185</text:p>
          </table:table-cell>
          <table:table-cell table:formula="of:=100*[.F74]" office:value-type="float" office:value="117.6" calcext:value-type="float">
            <text:p>117.6</text:p>
          </table:table-cell>
          <table:table-cell office:value-type="float" office:value="0.0002039" calcext:value-type="float">
            <text:p>2.04E-04</text:p>
          </table:table-cell>
          <table:table-cell/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28.508" calcext:value-type="float">
            <text:p>328.508</text:p>
          </table:table-cell>
          <table:table-cell table:formula="of:=100*[.F75]" office:value-type="float" office:value="118.5" calcext:value-type="float">
            <text:p>118.5</text:p>
          </table:table-cell>
          <table:table-cell office:value-type="float" office:value="0.0002017" calcext:value-type="float">
            <text:p>2.02E-04</text:p>
          </table:table-cell>
          <table:table-cell/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28.853" calcext:value-type="float">
            <text:p>328.853</text:p>
          </table:table-cell>
          <table:table-cell table:formula="of:=100*[.F76]" office:value-type="float" office:value="119.6" calcext:value-type="float">
            <text:p>119.6</text:p>
          </table:table-cell>
          <table:table-cell office:value-type="float" office:value="0.0001992" calcext:value-type="float">
            <text:p>1.99E-04</text:p>
          </table:table-cell>
          <table:table-cell/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29.198" calcext:value-type="float">
            <text:p>329.198</text:p>
          </table:table-cell>
          <table:table-cell table:formula="of:=100*[.F77]" office:value-type="float" office:value="120.6" calcext:value-type="float">
            <text:p>120.6</text:p>
          </table:table-cell>
          <table:table-cell office:value-type="float" office:value="0.0001969" calcext:value-type="float">
            <text:p>1.97E-04</text:p>
          </table:table-cell>
          <table:table-cell/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29.543" calcext:value-type="float">
            <text:p>329.543</text:p>
          </table:table-cell>
          <table:table-cell table:formula="of:=100*[.F78]" office:value-type="float" office:value="121.6" calcext:value-type="float">
            <text:p>121.6</text:p>
          </table:table-cell>
          <table:table-cell office:value-type="float" office:value="0.0001945" calcext:value-type="float">
            <text:p>1.95E-04</text:p>
          </table:table-cell>
          <table:table-cell/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29.738" calcext:value-type="float">
            <text:p>329.738</text:p>
          </table:table-cell>
          <table:table-cell table:formula="of:=100*[.F79]" office:value-type="float" office:value="122.6" calcext:value-type="float">
            <text:p>122.6</text:p>
          </table:table-cell>
          <table:table-cell office:value-type="float" office:value="0.0001922" calcext:value-type="float">
            <text:p>1.92E-04</text:p>
          </table:table-cell>
          <table:table-cell/>
          <table:table-cell office:value-type="float" office:value="1.226" calcext:value-type="float">
            <text:p>1.226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29.91" calcext:value-type="float">
            <text:p>329.91</text:p>
          </table:table-cell>
          <table:table-cell table:formula="of:=100*[.F80]" office:value-type="float" office:value="123.5" calcext:value-type="float">
            <text:p>123.5</text:p>
          </table:table-cell>
          <table:table-cell office:value-type="float" office:value="0.0001903" calcext:value-type="float">
            <text:p>1.90E-04</text:p>
          </table:table-cell>
          <table:table-cell/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30.039" calcext:value-type="float">
            <text:p>330.039</text:p>
          </table:table-cell>
          <table:table-cell table:formula="of:=100*[.F81]" office:value-type="float" office:value="124.4" calcext:value-type="float">
            <text:p>124.4</text:p>
          </table:table-cell>
          <table:table-cell office:value-type="float" office:value="0.0001885" calcext:value-type="float">
            <text:p>1.89E-04</text:p>
          </table:table-cell>
          <table:table-cell/>
          <table:table-cell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9.91" calcext:value-type="float">
            <text:p>329.91</text:p>
          </table:table-cell>
          <table:table-cell table:formula="of:=100*[.F82]" office:value-type="float" office:value="125.1" calcext:value-type="float">
            <text:p>125.1</text:p>
          </table:table-cell>
          <table:table-cell office:value-type="float" office:value="0.0001868" calcext:value-type="float">
            <text:p>1.87E-04</text:p>
          </table:table-cell>
          <table:table-cell/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29.824" calcext:value-type="float">
            <text:p>329.824</text:p>
          </table:table-cell>
          <table:table-cell table:formula="of:=100*[.F83]" office:value-type="float" office:value="125.8" calcext:value-type="float">
            <text:p>125.8</text:p>
          </table:table-cell>
          <table:table-cell office:value-type="float" office:value="0.0001852" calcext:value-type="float">
            <text:p>1.85E-04</text:p>
          </table:table-cell>
          <table:table-cell/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9.565" calcext:value-type="float">
            <text:p>329.565</text:p>
          </table:table-cell>
          <table:table-cell table:formula="of:=100*[.F84]" office:value-type="float" office:value="126.5" calcext:value-type="float">
            <text:p>126.5</text:p>
          </table:table-cell>
          <table:table-cell office:value-type="float" office:value="0.0001835" calcext:value-type="float">
            <text:p>1.84E-04</text:p>
          </table:table-cell>
          <table:table-cell/>
          <table:table-cell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29.306" calcext:value-type="float">
            <text:p>329.306</text:p>
          </table:table-cell>
          <table:table-cell table:formula="of:=100*[.F85]" office:value-type="float" office:value="127.3" calcext:value-type="float">
            <text:p>127.3</text:p>
          </table:table-cell>
          <table:table-cell office:value-type="float" office:value="0.0001819" calcext:value-type="float">
            <text:p>1.82E-04</text:p>
          </table:table-cell>
          <table:table-cell/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29.091" calcext:value-type="float">
            <text:p>329.091</text:p>
          </table:table-cell>
          <table:table-cell table:formula="of:=100*[.F86]" office:value-type="float" office:value="128.1" calcext:value-type="float">
            <text:p>128.1</text:p>
          </table:table-cell>
          <table:table-cell office:value-type="float" office:value="0.0001801" calcext:value-type="float">
            <text:p>1.80E-04</text:p>
          </table:table-cell>
          <table:table-cell/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28.853" calcext:value-type="float">
            <text:p>328.853</text:p>
          </table:table-cell>
          <table:table-cell table:formula="of:=100*[.F87]" office:value-type="float" office:value="129" calcext:value-type="float">
            <text:p>129</text:p>
          </table:table-cell>
          <table:table-cell office:value-type="float" office:value="0.0001781" calcext:value-type="float">
            <text:p>1.78E-04</text:p>
          </table:table-cell>
          <table:table-cell/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28.703" calcext:value-type="float">
            <text:p>328.703</text:p>
          </table:table-cell>
          <table:table-cell table:formula="of:=100*[.F88]" office:value-type="float" office:value="130.1" calcext:value-type="float">
            <text:p>130.1</text:p>
          </table:table-cell>
          <table:table-cell office:value-type="float" office:value="0.000176" calcext:value-type="float">
            <text:p>1.76E-04</text:p>
          </table:table-cell>
          <table:table-cell/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28.552" calcext:value-type="float">
            <text:p>328.552</text:p>
          </table:table-cell>
          <table:table-cell table:formula="of:=100*[.F89]" office:value-type="float" office:value="131.1" calcext:value-type="float">
            <text:p>131.1</text:p>
          </table:table-cell>
          <table:table-cell office:value-type="float" office:value="0.0001739" calcext:value-type="float">
            <text:p>1.74E-04</text:p>
          </table:table-cell>
          <table:table-cell/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28.444" calcext:value-type="float">
            <text:p>328.444</text:p>
          </table:table-cell>
          <table:table-cell table:formula="of:=100*[.F90]" office:value-type="float" office:value="132.1" calcext:value-type="float">
            <text:p>132.1</text:p>
          </table:table-cell>
          <table:table-cell office:value-type="float" office:value="0.0001719" calcext:value-type="float">
            <text:p>1.72E-04</text:p>
          </table:table-cell>
          <table:table-cell/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328.336" calcext:value-type="float">
            <text:p>328.336</text:p>
          </table:table-cell>
          <table:table-cell table:formula="of:=100*[.F91]" office:value-type="float" office:value="133.1" calcext:value-type="float">
            <text:p>133.1</text:p>
          </table:table-cell>
          <table:table-cell office:value-type="float" office:value="0.00017" calcext:value-type="float">
            <text:p>1.70E-04</text:p>
          </table:table-cell>
          <table:table-cell/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28.164" calcext:value-type="float">
            <text:p>328.164</text:p>
          </table:table-cell>
          <table:table-cell table:formula="of:=100*[.F92]" office:value-type="float" office:value="134" calcext:value-type="float">
            <text:p>134</text:p>
          </table:table-cell>
          <table:table-cell office:value-type="float" office:value="0.0001681" calcext:value-type="float">
            <text:p>1.68E-04</text:p>
          </table:table-cell>
          <table:table-cell/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27.969" calcext:value-type="float">
            <text:p>327.969</text:p>
          </table:table-cell>
          <table:table-cell table:formula="of:=100*[.F93]" office:value-type="float" office:value="134.9" calcext:value-type="float">
            <text:p>134.9</text:p>
          </table:table-cell>
          <table:table-cell office:value-type="float" office:value="0.0001664" calcext:value-type="float">
            <text:p>1.66E-04</text:p>
          </table:table-cell>
          <table:table-cell/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27.775" calcext:value-type="float">
            <text:p>327.775</text:p>
          </table:table-cell>
          <table:table-cell table:formula="of:=100*[.F94]" office:value-type="float" office:value="135.7" calcext:value-type="float">
            <text:p>135.7</text:p>
          </table:table-cell>
          <table:table-cell office:value-type="float" office:value="0.0001646" calcext:value-type="float">
            <text:p>1.65E-04</text:p>
          </table:table-cell>
          <table:table-cell/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27.56" calcext:value-type="float">
            <text:p>327.56</text:p>
          </table:table-cell>
          <table:table-cell table:formula="of:=100*[.F95]" office:value-type="float" office:value="136.7" calcext:value-type="float">
            <text:p>136.7</text:p>
          </table:table-cell>
          <table:table-cell office:value-type="float" office:value="0.000163" calcext:value-type="float">
            <text:p>1.63E-04</text:p>
          </table:table-cell>
          <table:table-cell/>
          <table:table-cell office:value-type="float" office:value="1.367" calcext:value-type="float">
            <text:p>1.36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27.301" calcext:value-type="float">
            <text:p>327.301</text:p>
          </table:table-cell>
          <table:table-cell table:formula="of:=100*[.F96]" office:value-type="float" office:value="137.4" calcext:value-type="float">
            <text:p>137.4</text:p>
          </table:table-cell>
          <table:table-cell office:value-type="float" office:value="0.0001614" calcext:value-type="float">
            <text:p>1.61E-04</text:p>
          </table:table-cell>
          <table:table-cell/>
          <table:table-cell office:value-type="float" office:value="1.374" calcext:value-type="float">
            <text:p>1.37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26.999" calcext:value-type="float">
            <text:p>326.999</text:p>
          </table:table-cell>
          <table:table-cell table:formula="of:=100*[.F97]" office:value-type="float" office:value="138" calcext:value-type="float">
            <text:p>138</text:p>
          </table:table-cell>
          <table:table-cell office:value-type="float" office:value="0.00016" calcext:value-type="float">
            <text:p>1.60E-04</text:p>
          </table:table-cell>
          <table:table-cell/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26.74" calcext:value-type="float">
            <text:p>326.74</text:p>
          </table:table-cell>
          <table:table-cell table:formula="of:=100*[.F98]" office:value-type="float" office:value="138.7" calcext:value-type="float">
            <text:p>138.7</text:p>
          </table:table-cell>
          <table:table-cell office:value-type="float" office:value="0.0001587" calcext:value-type="float">
            <text:p>1.59E-04</text:p>
          </table:table-cell>
          <table:table-cell/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26.417" calcext:value-type="float">
            <text:p>326.417</text:p>
          </table:table-cell>
          <table:table-cell table:formula="of:=100*[.F99]" office:value-type="float" office:value="139.3" calcext:value-type="float">
            <text:p>139.3</text:p>
          </table:table-cell>
          <table:table-cell office:value-type="float" office:value="0.0001573" calcext:value-type="float">
            <text:p>1.57E-04</text:p>
          </table:table-cell>
          <table:table-cell/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26.094" calcext:value-type="float">
            <text:p>326.094</text:p>
          </table:table-cell>
          <table:table-cell table:formula="of:=100*[.F100]" office:value-type="float" office:value="140.1" calcext:value-type="float">
            <text:p>140.1</text:p>
          </table:table-cell>
          <table:table-cell office:value-type="float" office:value="0.000156" calcext:value-type="float">
            <text:p>1.56E-04</text:p>
          </table:table-cell>
          <table:table-cell/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25.9" calcext:value-type="float">
            <text:p>325.9</text:p>
          </table:table-cell>
          <table:table-cell table:formula="of:=100*[.F101]" office:value-type="float" office:value="140.8" calcext:value-type="float">
            <text:p>140.8</text:p>
          </table:table-cell>
          <table:table-cell office:value-type="float" office:value="0.0001545" calcext:value-type="float">
            <text:p>1.55E-04</text:p>
          </table:table-cell>
          <table:table-cell/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.727" calcext:value-type="float">
            <text:p>325.727</text:p>
          </table:table-cell>
          <table:table-cell table:formula="of:=100*[.F102]" office:value-type="float" office:value="141.6" calcext:value-type="float">
            <text:p>141.6</text:p>
          </table:table-cell>
          <table:table-cell office:value-type="float" office:value="0.000153" calcext:value-type="float">
            <text:p>1.53E-04</text:p>
          </table:table-cell>
          <table:table-cell/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25.576" calcext:value-type="float">
            <text:p>325.576</text:p>
          </table:table-cell>
          <table:table-cell table:formula="of:=100*[.F103]" office:value-type="float" office:value="142.5" calcext:value-type="float">
            <text:p>142.5</text:p>
          </table:table-cell>
          <table:table-cell office:value-type="float" office:value="0.0001513" calcext:value-type="float">
            <text:p>1.51E-04</text:p>
          </table:table-cell>
          <table:table-cell/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25.533" calcext:value-type="float">
            <text:p>325.533</text:p>
          </table:table-cell>
          <table:table-cell table:formula="of:=100*[.F104]" office:value-type="float" office:value="143.5" calcext:value-type="float">
            <text:p>143.5</text:p>
          </table:table-cell>
          <table:table-cell office:value-type="float" office:value="0.0001497" calcext:value-type="float">
            <text:p>1.50E-04</text:p>
          </table:table-cell>
          <table:table-cell/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25.511" calcext:value-type="float">
            <text:p>325.511</text:p>
          </table:table-cell>
          <table:table-cell table:formula="of:=100*[.F105]" office:value-type="float" office:value="144.5" calcext:value-type="float">
            <text:p>144.5</text:p>
          </table:table-cell>
          <table:table-cell office:value-type="float" office:value="0.000148" calcext:value-type="float">
            <text:p>1.48E-04</text:p>
          </table:table-cell>
          <table:table-cell/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25.511" calcext:value-type="float">
            <text:p>325.511</text:p>
          </table:table-cell>
          <table:table-cell table:formula="of:=100*[.F106]" office:value-type="float" office:value="145.5" calcext:value-type="float">
            <text:p>145.5</text:p>
          </table:table-cell>
          <table:table-cell office:value-type="float" office:value="0.0001462" calcext:value-type="float">
            <text:p>1.46E-04</text:p>
          </table:table-cell>
          <table:table-cell/>
          <table:table-cell office:value-type="float" office:value="1.455" calcext:value-type="float">
            <text:p>1.4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5.468" calcext:value-type="float">
            <text:p>325.468</text:p>
          </table:table-cell>
          <table:table-cell table:formula="of:=100*[.F107]" office:value-type="float" office:value="146.4" calcext:value-type="float">
            <text:p>146.4</text:p>
          </table:table-cell>
          <table:table-cell office:value-type="float" office:value="0.0001448" calcext:value-type="float">
            <text:p>1.45E-04</text:p>
          </table:table-cell>
          <table:table-cell/>
          <table:table-cell office:value-type="float" office:value="1.464" calcext:value-type="float">
            <text:p>1.46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25.447" calcext:value-type="float">
            <text:p>325.447</text:p>
          </table:table-cell>
          <table:table-cell table:formula="of:=100*[.F108]" office:value-type="float" office:value="147.2" calcext:value-type="float">
            <text:p>147.2</text:p>
          </table:table-cell>
          <table:table-cell office:value-type="float" office:value="0.0001434" calcext:value-type="float">
            <text:p>1.43E-04</text:p>
          </table:table-cell>
          <table:table-cell/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25.404" calcext:value-type="float">
            <text:p>325.404</text:p>
          </table:table-cell>
          <table:table-cell table:formula="of:=100*[.F109]" office:value-type="float" office:value="147.9" calcext:value-type="float">
            <text:p>147.9</text:p>
          </table:table-cell>
          <table:table-cell office:value-type="float" office:value="0.000142" calcext:value-type="float">
            <text:p>1.42E-04</text:p>
          </table:table-cell>
          <table:table-cell/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25.404" calcext:value-type="float">
            <text:p>325.404</text:p>
          </table:table-cell>
          <table:table-cell table:formula="of:=100*[.F110]" office:value-type="float" office:value="148.8" calcext:value-type="float">
            <text:p>148.8</text:p>
          </table:table-cell>
          <table:table-cell office:value-type="float" office:value="0.0001405" calcext:value-type="float">
            <text:p>1.41E-04</text:p>
          </table:table-cell>
          <table:table-cell/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25.404" calcext:value-type="float">
            <text:p>325.404</text:p>
          </table:table-cell>
          <table:table-cell table:formula="of:=100*[.F111]" office:value-type="float" office:value="149.7" calcext:value-type="float">
            <text:p>149.7</text:p>
          </table:table-cell>
          <table:table-cell office:value-type="float" office:value="0.000139" calcext:value-type="float">
            <text:p>1.39E-04</text:p>
          </table:table-cell>
          <table:table-cell/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25.382" calcext:value-type="float">
            <text:p>325.382</text:p>
          </table:table-cell>
          <table:table-cell table:formula="of:=100*[.F112]" office:value-type="float" office:value="150.5" calcext:value-type="float">
            <text:p>150.5</text:p>
          </table:table-cell>
          <table:table-cell office:value-type="float" office:value="0.0001376" calcext:value-type="float">
            <text:p>1.38E-04</text:p>
          </table:table-cell>
          <table:table-cell/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25.404" calcext:value-type="float">
            <text:p>325.404</text:p>
          </table:table-cell>
          <table:table-cell table:formula="of:=100*[.F113]" office:value-type="float" office:value="151.4" calcext:value-type="float">
            <text:p>151.4</text:p>
          </table:table-cell>
          <table:table-cell office:value-type="float" office:value="0.0001362" calcext:value-type="float">
            <text:p>1.36E-04</text:p>
          </table:table-cell>
          <table:table-cell/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25.404" calcext:value-type="float">
            <text:p>325.404</text:p>
          </table:table-cell>
          <table:table-cell table:formula="of:=100*[.F114]" office:value-type="float" office:value="152.5" calcext:value-type="float">
            <text:p>152.5</text:p>
          </table:table-cell>
          <table:table-cell office:value-type="float" office:value="0.0001346" calcext:value-type="float">
            <text:p>1.35E-04</text:p>
          </table:table-cell>
          <table:table-cell/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25.468" calcext:value-type="float">
            <text:p>325.468</text:p>
          </table:table-cell>
          <table:table-cell table:formula="of:=100*[.F115]" office:value-type="float" office:value="153.4" calcext:value-type="float">
            <text:p>153.4</text:p>
          </table:table-cell>
          <table:table-cell office:value-type="float" office:value="0.000133" calcext:value-type="float">
            <text:p>1.33E-04</text:p>
          </table:table-cell>
          <table:table-cell/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25.555" calcext:value-type="float">
            <text:p>325.555</text:p>
          </table:table-cell>
          <table:table-cell table:formula="of:=100*[.F116]" office:value-type="float" office:value="154.4" calcext:value-type="float">
            <text:p>154.4</text:p>
          </table:table-cell>
          <table:table-cell office:value-type="float" office:value="0.0001314" calcext:value-type="float">
            <text:p>1.31E-04</text:p>
          </table:table-cell>
          <table:table-cell/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25.598" calcext:value-type="float">
            <text:p>325.598</text:p>
          </table:table-cell>
          <table:table-cell table:formula="of:=100*[.F117]" office:value-type="float" office:value="155.3" calcext:value-type="float">
            <text:p>155.3</text:p>
          </table:table-cell>
          <table:table-cell office:value-type="float" office:value="0.0001299" calcext:value-type="float">
            <text:p>1.30E-04</text:p>
          </table:table-cell>
          <table:table-cell/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25.684" calcext:value-type="float">
            <text:p>325.684</text:p>
          </table:table-cell>
          <table:table-cell table:formula="of:=100*[.F118]" office:value-type="float" office:value="156.6" calcext:value-type="float">
            <text:p>156.6</text:p>
          </table:table-cell>
          <table:table-cell office:value-type="float" office:value="0.0001285" calcext:value-type="float">
            <text:p>1.29E-04</text:p>
          </table:table-cell>
          <table:table-cell/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25.749" calcext:value-type="float">
            <text:p>325.749</text:p>
          </table:table-cell>
          <table:table-cell table:formula="of:=100*[.F119]" office:value-type="float" office:value="157.5" calcext:value-type="float">
            <text:p>157.5</text:p>
          </table:table-cell>
          <table:table-cell office:value-type="float" office:value="0.000127" calcext:value-type="float">
            <text:p>1.27E-04</text:p>
          </table:table-cell>
          <table:table-cell/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25.792" calcext:value-type="float">
            <text:p>325.792</text:p>
          </table:table-cell>
          <table:table-cell table:formula="of:=100*[.F120]" office:value-type="float" office:value="158.5" calcext:value-type="float">
            <text:p>158.5</text:p>
          </table:table-cell>
          <table:table-cell office:value-type="float" office:value="0.0001256" calcext:value-type="float">
            <text:p>1.26E-04</text:p>
          </table:table-cell>
          <table:table-cell/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25.878" calcext:value-type="float">
            <text:p>325.878</text:p>
          </table:table-cell>
          <table:table-cell table:formula="of:=100*[.F121]" office:value-type="float" office:value="159.4" calcext:value-type="float">
            <text:p>159.4</text:p>
          </table:table-cell>
          <table:table-cell office:value-type="float" office:value="0.0001241" calcext:value-type="float">
            <text:p>1.24E-04</text:p>
          </table:table-cell>
          <table:table-cell/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26.007" calcext:value-type="float">
            <text:p>326.007</text:p>
          </table:table-cell>
          <table:table-cell table:formula="of:=100*[.F122]" office:value-type="float" office:value="160.6" calcext:value-type="float">
            <text:p>160.6</text:p>
          </table:table-cell>
          <table:table-cell office:value-type="float" office:value="0.0001225" calcext:value-type="float">
            <text:p>1.23E-04</text:p>
          </table:table-cell>
          <table:table-cell/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26.115" calcext:value-type="float">
            <text:p>326.115</text:p>
          </table:table-cell>
          <table:table-cell table:formula="of:=100*[.F123]" office:value-type="float" office:value="161.7" calcext:value-type="float">
            <text:p>161.7</text:p>
          </table:table-cell>
          <table:table-cell office:value-type="float" office:value="0.000121" calcext:value-type="float">
            <text:p>1.21E-04</text:p>
          </table:table-cell>
          <table:table-cell/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26.309" calcext:value-type="float">
            <text:p>326.309</text:p>
          </table:table-cell>
          <table:table-cell table:formula="of:=100*[.F124]" office:value-type="float" office:value="162.9" calcext:value-type="float">
            <text:p>162.9</text:p>
          </table:table-cell>
          <table:table-cell office:value-type="float" office:value="0.0001194" calcext:value-type="float">
            <text:p>1.19E-04</text:p>
          </table:table-cell>
          <table:table-cell/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26.546" calcext:value-type="float">
            <text:p>326.546</text:p>
          </table:table-cell>
          <table:table-cell table:formula="of:=100*[.F125]" office:value-type="float" office:value="164.1" calcext:value-type="float">
            <text:p>164.1</text:p>
          </table:table-cell>
          <table:table-cell office:value-type="float" office:value="0.0001178" calcext:value-type="float">
            <text:p>1.18E-04</text:p>
          </table:table-cell>
          <table:table-cell/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26.784" calcext:value-type="float">
            <text:p>326.784</text:p>
          </table:table-cell>
          <table:table-cell table:formula="of:=100*[.F126]" office:value-type="float" office:value="165.2" calcext:value-type="float">
            <text:p>165.2</text:p>
          </table:table-cell>
          <table:table-cell office:value-type="float" office:value="0.0001162" calcext:value-type="float">
            <text:p>1.16E-04</text:p>
          </table:table-cell>
          <table:table-cell/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27.085" calcext:value-type="float">
            <text:p>327.085</text:p>
          </table:table-cell>
          <table:table-cell table:formula="of:=100*[.F127]" office:value-type="float" office:value="166.4" calcext:value-type="float">
            <text:p>166.4</text:p>
          </table:table-cell>
          <table:table-cell office:value-type="float" office:value="0.0001146" calcext:value-type="float">
            <text:p>1.15E-04</text:p>
          </table:table-cell>
          <table:table-cell/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27.387" calcext:value-type="float">
            <text:p>327.387</text:p>
          </table:table-cell>
          <table:table-cell table:formula="of:=100*[.F128]" office:value-type="float" office:value="168" calcext:value-type="float">
            <text:p>168</text:p>
          </table:table-cell>
          <table:table-cell office:value-type="float" office:value="0.0001129" calcext:value-type="float">
            <text:p>1.13E-04</text:p>
          </table:table-cell>
          <table:table-cell/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27.819" calcext:value-type="float">
            <text:p>327.819</text:p>
          </table:table-cell>
          <table:table-cell table:formula="of:=100*[.F129]" office:value-type="float" office:value="169.3" calcext:value-type="float">
            <text:p>169.3</text:p>
          </table:table-cell>
          <table:table-cell office:value-type="float" office:value="0.0001112" calcext:value-type="float">
            <text:p>1.11E-04</text:p>
          </table:table-cell>
          <table:table-cell/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28.228" calcext:value-type="float">
            <text:p>328.228</text:p>
          </table:table-cell>
          <table:table-cell table:formula="of:=100*[.F130]" office:value-type="float" office:value="170.7" calcext:value-type="float">
            <text:p>170.7</text:p>
          </table:table-cell>
          <table:table-cell office:value-type="float" office:value="0.0001095" calcext:value-type="float">
            <text:p>1.10E-04</text:p>
          </table:table-cell>
          <table:table-cell/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28.724" calcext:value-type="float">
            <text:p>328.724</text:p>
          </table:table-cell>
          <table:table-cell table:formula="of:=100*[.F131]" office:value-type="float" office:value="172.4" calcext:value-type="float">
            <text:p>172.4</text:p>
          </table:table-cell>
          <table:table-cell office:value-type="float" office:value="0.0001075" calcext:value-type="float">
            <text:p>1.08E-04</text:p>
          </table:table-cell>
          <table:table-cell/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9.522" calcext:value-type="float">
            <text:p>329.522</text:p>
          </table:table-cell>
          <table:table-cell table:formula="of:=100*[.F132]" office:value-type="float" office:value="174.6" calcext:value-type="float">
            <text:p>174.6</text:p>
          </table:table-cell>
          <table:table-cell office:value-type="float" office:value="0.000105" calcext:value-type="float">
            <text:p>1.05E-04</text:p>
          </table:table-cell>
          <table:table-cell/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30.449" calcext:value-type="float">
            <text:p>330.449</text:p>
          </table:table-cell>
          <table:table-cell table:formula="of:=100*[.F133]" office:value-type="float" office:value="177.2" calcext:value-type="float">
            <text:p>177.2</text:p>
          </table:table-cell>
          <table:table-cell office:value-type="float" office:value="0.0001024" calcext:value-type="float">
            <text:p>1.02E-04</text:p>
          </table:table-cell>
          <table:table-cell/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31.613" calcext:value-type="float">
            <text:p>331.613</text:p>
          </table:table-cell>
          <table:table-cell table:formula="of:=100*[.F134]" office:value-type="float" office:value="179.8" calcext:value-type="float">
            <text:p>179.8</text:p>
          </table:table-cell>
          <table:table-cell office:value-type="float" office:value="0.00009987" calcext:value-type="float">
            <text:p>9.99E-05</text:p>
          </table:table-cell>
          <table:table-cell/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32.799" calcext:value-type="float">
            <text:p>332.799</text:p>
          </table:table-cell>
          <table:table-cell table:formula="of:=100*[.F135]" office:value-type="float" office:value="182.1" calcext:value-type="float">
            <text:p>182.1</text:p>
          </table:table-cell>
          <table:table-cell office:value-type="float" office:value="0.00009748" calcext:value-type="float">
            <text:p>9.75E-05</text:p>
          </table:table-cell>
          <table:table-cell/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34.007" calcext:value-type="float">
            <text:p>334.007</text:p>
          </table:table-cell>
          <table:table-cell table:formula="of:=100*[.F136]" office:value-type="float" office:value="184.6" calcext:value-type="float">
            <text:p>184.6</text:p>
          </table:table-cell>
          <table:table-cell office:value-type="float" office:value="0.00009505" calcext:value-type="float">
            <text:p>9.51E-05</text:p>
          </table:table-cell>
          <table:table-cell/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35.581" calcext:value-type="float">
            <text:p>335.581</text:p>
          </table:table-cell>
          <table:table-cell table:formula="of:=100*[.F137]" office:value-type="float" office:value="187.9" calcext:value-type="float">
            <text:p>187.9</text:p>
          </table:table-cell>
          <table:table-cell office:value-type="float" office:value="0.00009199" calcext:value-type="float">
            <text:p>9.20E-05</text:p>
          </table:table-cell>
          <table:table-cell/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36.443" calcext:value-type="float">
            <text:p>336.443</text:p>
          </table:table-cell>
          <table:table-cell table:formula="of:=100*[.F138]" office:value-type="float" office:value="187.6" calcext:value-type="float">
            <text:p>187.6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36.745" calcext:value-type="float">
            <text:p>336.745</text:p>
          </table:table-cell>
          <table:table-cell table:formula="of:=100*[.F139]" office:value-type="float" office:value="187.1" calcext:value-type="float">
            <text:p>187.1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36.702" calcext:value-type="float">
            <text:p>336.702</text:p>
          </table:table-cell>
          <table:table-cell table:formula="of:=100*[.F140]" office:value-type="float" office:value="186.7" calcext:value-type="float">
            <text:p>186.7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36.443" calcext:value-type="float">
            <text:p>336.443</text:p>
          </table:table-cell>
          <table:table-cell table:formula="of:=100*[.F141]" office:value-type="float" office:value="186.3" calcext:value-type="float">
            <text:p>186.3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36.206" calcext:value-type="float">
            <text:p>336.206</text:p>
          </table:table-cell>
          <table:table-cell table:formula="of:=100*[.F142]" office:value-type="float" office:value="185.9" calcext:value-type="float">
            <text:p>185.9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35.861" calcext:value-type="float">
            <text:p>335.861</text:p>
          </table:table-cell>
          <table:table-cell table:formula="of:=100*[.F143]" office:value-type="float" office:value="185.5" calcext:value-type="float">
            <text:p>185.5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35.451" calcext:value-type="float">
            <text:p>335.451</text:p>
          </table:table-cell>
          <table:table-cell table:formula="of:=100*[.F144]" office:value-type="float" office:value="185.1" calcext:value-type="float">
            <text:p>185.1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35.063" calcext:value-type="float">
            <text:p>335.063</text:p>
          </table:table-cell>
          <table:table-cell table:formula="of:=100*[.F145]" office:value-type="float" office:value="184.7" calcext:value-type="float">
            <text:p>184.7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34.546" calcext:value-type="float">
            <text:p>334.546</text:p>
          </table:table-cell>
          <table:table-cell table:formula="of:=100*[.F146]" office:value-type="float" office:value="184.4" calcext:value-type="float">
            <text:p>184.4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34.028" calcext:value-type="float">
            <text:p>334.028</text:p>
          </table:table-cell>
          <table:table-cell table:formula="of:=100*[.F147]" office:value-type="float" office:value="184" calcext:value-type="float">
            <text:p>184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33.575" calcext:value-type="float">
            <text:p>333.575</text:p>
          </table:table-cell>
          <table:table-cell table:formula="of:=100*[.F148]" office:value-type="float" office:value="183.7" calcext:value-type="float">
            <text:p>183.7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32.993" calcext:value-type="float">
            <text:p>332.993</text:p>
          </table:table-cell>
          <table:table-cell table:formula="of:=100*[.F149]" office:value-type="float" office:value="183.3" calcext:value-type="float">
            <text:p>183.3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32.476" calcext:value-type="float">
            <text:p>332.476</text:p>
          </table:table-cell>
          <table:table-cell table:formula="of:=100*[.F150]" office:value-type="float" office:value="182.9" calcext:value-type="float">
            <text:p>182.9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31.894" calcext:value-type="float">
            <text:p>331.894</text:p>
          </table:table-cell>
          <table:table-cell table:formula="of:=100*[.F151]" office:value-type="float" office:value="182.6" calcext:value-type="float">
            <text:p>182.6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1.333" calcext:value-type="float">
            <text:p>331.333</text:p>
          </table:table-cell>
          <table:table-cell table:formula="of:=100*[.F152]" office:value-type="float" office:value="182.3" calcext:value-type="float">
            <text:p>182.3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30.751" calcext:value-type="float">
            <text:p>330.751</text:p>
          </table:table-cell>
          <table:table-cell table:formula="of:=100*[.F153]" office:value-type="float" office:value="182" calcext:value-type="float">
            <text:p>182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30.233" calcext:value-type="float">
            <text:p>330.233</text:p>
          </table:table-cell>
          <table:table-cell table:formula="of:=100*[.F154]" office:value-type="float" office:value="181.6" calcext:value-type="float">
            <text:p>181.6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29.673" calcext:value-type="float">
            <text:p>329.673</text:p>
          </table:table-cell>
          <table:table-cell table:formula="of:=100*[.F155]" office:value-type="float" office:value="181.5" calcext:value-type="float">
            <text:p>181.5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29.048" calcext:value-type="float">
            <text:p>329.048</text:p>
          </table:table-cell>
          <table:table-cell table:formula="of:=100*[.F156]" office:value-type="float" office:value="181.1" calcext:value-type="float">
            <text:p>181.1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11" calcext:value-type="float">
            <text:p>1.81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28.508" calcext:value-type="float">
            <text:p>328.508</text:p>
          </table:table-cell>
          <table:table-cell table:formula="of:=100*[.F157]" office:value-type="float" office:value="180.9" calcext:value-type="float">
            <text:p>180.9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27.926" calcext:value-type="float">
            <text:p>327.926</text:p>
          </table:table-cell>
          <table:table-cell table:formula="of:=100*[.F158]" office:value-type="float" office:value="180.6" calcext:value-type="float">
            <text:p>180.6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27.344" calcext:value-type="float">
            <text:p>327.344</text:p>
          </table:table-cell>
          <table:table-cell table:formula="of:=100*[.F159]" office:value-type="float" office:value="180.2" calcext:value-type="float">
            <text:p>180.2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26.784" calcext:value-type="float">
            <text:p>326.784</text:p>
          </table:table-cell>
          <table:table-cell table:formula="of:=100*[.F160]" office:value-type="float" office:value="180" calcext:value-type="float">
            <text:p>180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26.223" calcext:value-type="float">
            <text:p>326.223</text:p>
          </table:table-cell>
          <table:table-cell table:formula="of:=100*[.F161]" office:value-type="float" office:value="179.7" calcext:value-type="float">
            <text:p>179.7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25.662" calcext:value-type="float">
            <text:p>325.662</text:p>
          </table:table-cell>
          <table:table-cell table:formula="of:=100*[.F162]" office:value-type="float" office:value="179.6" calcext:value-type="float">
            <text:p>179.6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25.059" calcext:value-type="float">
            <text:p>325.059</text:p>
          </table:table-cell>
          <table:table-cell table:formula="of:=100*[.F163]" office:value-type="float" office:value="179.3" calcext:value-type="float">
            <text:p>179.3</text:p>
          </table:table-cell>
          <table:table-cell office:value-type="float" office:value="0.00009177" calcext:value-type="float">
            <text:p>9.18E-05</text:p>
          </table:table-cell>
          <table:table-cell/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24.541" calcext:value-type="float">
            <text:p>324.541</text:p>
          </table:table-cell>
          <table:table-cell table:formula="of:=100*[.F164]" office:value-type="float" office:value="179" calcext:value-type="float">
            <text:p>179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24.024" calcext:value-type="float">
            <text:p>324.024</text:p>
          </table:table-cell>
          <table:table-cell table:formula="of:=100*[.F165]" office:value-type="float" office:value="178.7" calcext:value-type="float">
            <text:p>178.7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87" calcext:value-type="float">
            <text:p>1.78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23.398" calcext:value-type="float">
            <text:p>323.398</text:p>
          </table:table-cell>
          <table:table-cell table:formula="of:=100*[.F166]" office:value-type="float" office:value="178.5" calcext:value-type="float">
            <text:p>178.5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85" calcext:value-type="float">
            <text:p>1.78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22.859" calcext:value-type="float">
            <text:p>322.859</text:p>
          </table:table-cell>
          <table:table-cell table:formula="of:=100*[.F167]" office:value-type="float" office:value="178.2" calcext:value-type="float">
            <text:p>178.2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22.32" calcext:value-type="float">
            <text:p>322.32</text:p>
          </table:table-cell>
          <table:table-cell table:formula="of:=100*[.F168]" office:value-type="float" office:value="178" calcext:value-type="float">
            <text:p>178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21.824" calcext:value-type="float">
            <text:p>321.824</text:p>
          </table:table-cell>
          <table:table-cell table:formula="of:=100*[.F169]" office:value-type="float" office:value="177.9" calcext:value-type="float">
            <text:p>177.9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21.328" calcext:value-type="float">
            <text:p>321.328</text:p>
          </table:table-cell>
          <table:table-cell table:formula="of:=100*[.F170]" office:value-type="float" office:value="177.6" calcext:value-type="float">
            <text:p>177.6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20.768" calcext:value-type="float">
            <text:p>320.768</text:p>
          </table:table-cell>
          <table:table-cell table:formula="of:=100*[.F171]" office:value-type="float" office:value="177.4" calcext:value-type="float">
            <text:p>177.4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0.337" calcext:value-type="float">
            <text:p>320.337</text:p>
          </table:table-cell>
          <table:table-cell table:formula="of:=100*[.F172]" office:value-type="float" office:value="177.2" calcext:value-type="float">
            <text:p>177.2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19.884" calcext:value-type="float">
            <text:p>319.884</text:p>
          </table:table-cell>
          <table:table-cell table:formula="of:=100*[.F173]" office:value-type="float" office:value="176.9" calcext:value-type="float">
            <text:p>176.9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19.388" calcext:value-type="float">
            <text:p>319.388</text:p>
          </table:table-cell>
          <table:table-cell table:formula="of:=100*[.F174]" office:value-type="float" office:value="176.8" calcext:value-type="float">
            <text:p>176.8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18.978" calcext:value-type="float">
            <text:p>318.978</text:p>
          </table:table-cell>
          <table:table-cell table:formula="of:=100*[.F175]" office:value-type="float" office:value="176.7" calcext:value-type="float">
            <text:p>176.7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18.504" calcext:value-type="float">
            <text:p>318.504</text:p>
          </table:table-cell>
          <table:table-cell table:formula="of:=100*[.F176]" office:value-type="float" office:value="176.5" calcext:value-type="float">
            <text:p>176.5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8.137" calcext:value-type="float">
            <text:p>318.137</text:p>
          </table:table-cell>
          <table:table-cell table:formula="of:=100*[.F177]" office:value-type="float" office:value="176.2" calcext:value-type="float">
            <text:p>176.2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17.728" calcext:value-type="float">
            <text:p>317.728</text:p>
          </table:table-cell>
          <table:table-cell table:formula="of:=100*[.F178]" office:value-type="float" office:value="176.2" calcext:value-type="float">
            <text:p>176.2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17.296" calcext:value-type="float">
            <text:p>317.296</text:p>
          </table:table-cell>
          <table:table-cell table:formula="of:=100*[.F179]" office:value-type="float" office:value="175.9" calcext:value-type="float">
            <text:p>175.9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16.951" calcext:value-type="float">
            <text:p>316.951</text:p>
          </table:table-cell>
          <table:table-cell table:formula="of:=100*[.F180]" office:value-type="float" office:value="175.8" calcext:value-type="float">
            <text:p>175.8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58" calcext:value-type="float">
            <text:p>1.75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16.606" calcext:value-type="float">
            <text:p>316.606</text:p>
          </table:table-cell>
          <table:table-cell table:formula="of:=100*[.F181]" office:value-type="float" office:value="175.7" calcext:value-type="float">
            <text:p>175.7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16.24" calcext:value-type="float">
            <text:p>316.24</text:p>
          </table:table-cell>
          <table:table-cell table:formula="of:=100*[.F182]" office:value-type="float" office:value="175.5" calcext:value-type="float">
            <text:p>175.5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15.895" calcext:value-type="float">
            <text:p>315.895</text:p>
          </table:table-cell>
          <table:table-cell table:formula="of:=100*[.F183]" office:value-type="float" office:value="175.4" calcext:value-type="float">
            <text:p>175.4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15.571" calcext:value-type="float">
            <text:p>315.571</text:p>
          </table:table-cell>
          <table:table-cell table:formula="of:=100*[.F184]" office:value-type="float" office:value="175.2" calcext:value-type="float">
            <text:p>175.2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15.226" calcext:value-type="float">
            <text:p>315.226</text:p>
          </table:table-cell>
          <table:table-cell table:formula="of:=100*[.F185]" office:value-type="float" office:value="175.1" calcext:value-type="float">
            <text:p>175.1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14.882" calcext:value-type="float">
            <text:p>314.882</text:p>
          </table:table-cell>
          <table:table-cell table:formula="of:=100*[.F186]" office:value-type="float" office:value="174.9" calcext:value-type="float">
            <text:p>174.9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49" calcext:value-type="float">
            <text:p>1.74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14.58" calcext:value-type="float">
            <text:p>314.58</text:p>
          </table:table-cell>
          <table:table-cell table:formula="of:=100*[.F187]" office:value-type="float" office:value="174.8" calcext:value-type="float">
            <text:p>174.8</text:p>
          </table:table-cell>
          <table:table-cell office:value-type="float" office:value="0.00009182" calcext:value-type="float">
            <text:p>9.18E-05</text:p>
          </table:table-cell>
          <table:table-cell/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14.321" calcext:value-type="float">
            <text:p>314.321</text:p>
          </table:table-cell>
          <table:table-cell table:formula="of:=100*[.F188]" office:value-type="float" office:value="174.7" calcext:value-type="float">
            <text:p>174.7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13.976" calcext:value-type="float">
            <text:p>313.976</text:p>
          </table:table-cell>
          <table:table-cell table:formula="of:=100*[.F189]" office:value-type="float" office:value="174.5" calcext:value-type="float">
            <text:p>174.5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13.674" calcext:value-type="float">
            <text:p>313.674</text:p>
          </table:table-cell>
          <table:table-cell table:formula="of:=100*[.F190]" office:value-type="float" office:value="174.3" calcext:value-type="float">
            <text:p>174.3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13.415" calcext:value-type="float">
            <text:p>313.415</text:p>
          </table:table-cell>
          <table:table-cell table:formula="of:=100*[.F191]" office:value-type="float" office:value="174.2" calcext:value-type="float">
            <text:p>174.2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13.157" calcext:value-type="float">
            <text:p>313.157</text:p>
          </table:table-cell>
          <table:table-cell table:formula="of:=100*[.F192]" office:value-type="float" office:value="174.1" calcext:value-type="float">
            <text:p>174.1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12.855" calcext:value-type="float">
            <text:p>312.855</text:p>
          </table:table-cell>
          <table:table-cell table:formula="of:=100*[.F193]" office:value-type="float" office:value="174" calcext:value-type="float">
            <text:p>174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12.574" calcext:value-type="float">
            <text:p>312.574</text:p>
          </table:table-cell>
          <table:table-cell table:formula="of:=100*[.F194]" office:value-type="float" office:value="173.8" calcext:value-type="float">
            <text:p>173.8</text:p>
          </table:table-cell>
          <table:table-cell office:value-type="float" office:value="0.00009186" calcext:value-type="float">
            <text:p>9.19E-05</text:p>
          </table:table-cell>
          <table:table-cell/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12.273" calcext:value-type="float">
            <text:p>312.273</text:p>
          </table:table-cell>
          <table:table-cell table:formula="of:=100*[.F195]" office:value-type="float" office:value="173.8" calcext:value-type="float">
            <text:p>173.8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12.057" calcext:value-type="float">
            <text:p>312.057</text:p>
          </table:table-cell>
          <table:table-cell table:formula="of:=100*[.F196]" office:value-type="float" office:value="173.7" calcext:value-type="float">
            <text:p>173.7</text:p>
          </table:table-cell>
          <table:table-cell office:value-type="float" office:value="0.0000919" calcext:value-type="float">
            <text:p>9.19E-05</text:p>
          </table:table-cell>
          <table:table-cell/>
          <table:table-cell office:value-type="float" office:value="1.737" calcext:value-type="float">
            <text:p>1.73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11.777" calcext:value-type="float">
            <text:p>311.777</text:p>
          </table:table-cell>
          <table:table-cell table:formula="of:=100*[.F197]" office:value-type="float" office:value="173.5" calcext:value-type="float">
            <text:p>173.5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11.518" calcext:value-type="float">
            <text:p>311.518</text:p>
          </table:table-cell>
          <table:table-cell table:formula="of:=100*[.F198]" office:value-type="float" office:value="173.3" calcext:value-type="float">
            <text:p>173.3</text:p>
          </table:table-cell>
          <table:table-cell office:value-type="float" office:value="0.00009195" calcext:value-type="float">
            <text:p>9.20E-05</text:p>
          </table:table-cell>
          <table:table-cell/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11.259" calcext:value-type="float">
            <text:p>311.259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11.022" calcext:value-type="float">
            <text:p>311.022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10.742" calcext:value-type="float">
            <text:p>310.742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0.526" calcext:value-type="float">
            <text:p>310.526</text:p>
          </table:table-cell>
          <table:table-cell/>
          <table:table-cell office:value-type="float" office:value="0.0000919" calcext:value-type="float">
            <text:p>9.19E-05</text:p>
          </table:table-cell>
          <table:table-cell/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10.289" calcext:value-type="float">
            <text:p>310.289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10.03" calcext:value-type="float">
            <text:p>310.03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09.793" calcext:value-type="float">
            <text:p>309.793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09.534" calcext:value-type="float">
            <text:p>309.534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09.297" calcext:value-type="float">
            <text:p>309.297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09.06" calcext:value-type="float">
            <text:p>309.06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08.844" calcext:value-type="float">
            <text:p>308.844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3" calcext:value-type="float">
            <text:p>1.723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08.629" calcext:value-type="float">
            <text:p>308.629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08.435" calcext:value-type="float">
            <text:p>308.435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08.262" calcext:value-type="float">
            <text:p>308.262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08.003" calcext:value-type="float">
            <text:p>308.003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07.809" calcext:value-type="float">
            <text:p>307.809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07.637" calcext:value-type="float">
            <text:p>307.637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07.464" calcext:value-type="float">
            <text:p>307.464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07.292" calcext:value-type="float">
            <text:p>307.292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07.098" calcext:value-type="float">
            <text:p>307.098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06.947" calcext:value-type="float">
            <text:p>306.947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06.753" calcext:value-type="float">
            <text:p>306.753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06.602" calcext:value-type="float">
            <text:p>306.602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06.429" calcext:value-type="float">
            <text:p>306.429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06.257" calcext:value-type="float">
            <text:p>306.257</text:p>
          </table:table-cell>
          <table:table-cell/>
          <table:table-cell office:value-type="float" office:value="0.00009195" calcext:value-type="float">
            <text:p>9.20E-05</text:p>
          </table:table-cell>
          <table:table-cell/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06.084" calcext:value-type="float">
            <text:p>306.084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05.933" calcext:value-type="float">
            <text:p>305.933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05.782" calcext:value-type="float">
            <text:p>305.782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5.675" calcext:value-type="float">
            <text:p>305.675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05.524" calcext:value-type="float">
            <text:p>305.524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05.394" calcext:value-type="float">
            <text:p>305.394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05.222" calcext:value-type="float">
            <text:p>305.222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305.136" calcext:value-type="float">
            <text:p>305.136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05.049" calcext:value-type="float">
            <text:p>305.049</text:p>
          </table:table-cell>
          <table:table-cell/>
          <table:table-cell office:value-type="float" office:value="0.00009207" calcext:value-type="float">
            <text:p>9.21E-05</text:p>
          </table:table-cell>
          <table:table-cell/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04.877" calcext:value-type="float">
            <text:p>304.877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04.791" calcext:value-type="float">
            <text:p>304.791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304.704" calcext:value-type="float">
            <text:p>304.704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04.532" calcext:value-type="float">
            <text:p>304.532</text:p>
          </table:table-cell>
          <table:table-cell/>
          <table:table-cell office:value-type="float" office:value="0.00009207" calcext:value-type="float">
            <text:p>9.21E-05</text:p>
          </table:table-cell>
          <table:table-cell/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04.446" calcext:value-type="float">
            <text:p>304.446</text:p>
          </table:table-cell>
          <table:table-cell/>
          <table:table-cell office:value-type="float" office:value="0.00009207" calcext:value-type="float">
            <text:p>9.21E-05</text:p>
          </table:table-cell>
          <table:table-cell/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04.359" calcext:value-type="float">
            <text:p>304.359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304.273" calcext:value-type="float">
            <text:p>304.273</text:p>
          </table:table-cell>
          <table:table-cell/>
          <table:table-cell office:value-type="float" office:value="0.00009203" calcext:value-type="float">
            <text:p>9.20E-05</text:p>
          </table:table-cell>
          <table:table-cell/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04.187" calcext:value-type="float">
            <text:p>304.187</text:p>
          </table:table-cell>
          <table:table-cell/>
          <table:table-cell office:value-type="float" office:value="0.00009199" calcext:value-type="float">
            <text:p>9.20E-05</text:p>
          </table:table-cell>
          <table:table-cell/>
          <table:table-cell office:value-type="float" office:value="1.702" calcext:value-type="float">
            <text:p>1.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0:08:08.391000000</meta:creation-date>
    <dc:date>2017-03-07T10:28:41.731000000</dc:date>
    <meta:editing-duration>PT11S</meta:editing-duration>
    <meta:editing-cycles>1</meta:editing-cycles>
    <meta:document-statistic meta:table-count="6" meta:cell-count="17596" meta:object-count="0"/>
    <meta:generator>LibreOffice/5.2.5.1$Windows_x86 LibreOffice_project/0312e1a284a7d50ca85a365c316c7abbf20a4d22</meta:generator>
  </office:meta>
</office:document-meta>
</file>